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Tahoma" svg:font-family="Tahoma"/>
    <style:font-face style:name="µ认ß" svg:font-family="µ认ß"/>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091in"/>
    </style:style>
    <style:style style:name="co2" style:family="table-column">
      <style:table-column-properties fo:break-before="auto" style:column-width="2.9508in"/>
    </style:style>
    <style:style style:name="co3" style:family="table-column">
      <style:table-column-properties fo:break-before="auto" style:column-width="3.0228in"/>
    </style:style>
    <style:style style:name="co4" style:family="table-column">
      <style:table-column-properties fo:break-before="auto" style:column-width="5.3244in"/>
    </style:style>
    <style:style style:name="co5" style:family="table-column">
      <style:table-column-properties fo:break-before="auto" style:column-width="1.9925in"/>
    </style:style>
    <style:style style:name="co6" style:family="table-column">
      <style:table-column-properties fo:break-before="auto" style:column-width="0.889in"/>
    </style:style>
    <style:style style:name="co7" style:family="table-column">
      <style:table-column-properties fo:break-before="auto" style:column-width="4.4492in"/>
    </style:style>
    <style:style style:name="co8" style:family="table-column">
      <style:table-column-properties fo:break-before="auto" style:column-width="1.7917in"/>
    </style:style>
    <style:style style:name="ro1" style:family="table-row">
      <style:table-row-properties style:row-height="2.6835in" fo:break-before="auto" style:use-optimal-row-height="true"/>
    </style:style>
    <style:style style:name="ro2" style:family="table-row">
      <style:table-row-properties style:row-height="2.1508in" fo:break-before="auto" style:use-optimal-row-height="true"/>
    </style:style>
    <style:style style:name="ro3" style:family="table-row">
      <style:table-row-properties style:row-height="3.0382in" fo:break-before="auto" style:use-optimal-row-height="true"/>
    </style:style>
    <style:style style:name="ro4" style:family="table-row">
      <style:table-row-properties style:row-height="3.3937in" fo:break-before="auto" style:use-optimal-row-height="true"/>
    </style:style>
    <style:style style:name="ro5" style:family="table-row">
      <style:table-row-properties style:row-height="2.861in" fo:break-before="auto" style:use-optimal-row-height="true"/>
    </style:style>
    <style:style style:name="ro6" style:family="table-row">
      <style:table-row-properties style:row-height="2.3283in" fo:break-before="auto" style:use-optimal-row-height="true"/>
    </style:style>
    <style:style style:name="ro7" style:family="table-row">
      <style:table-row-properties style:row-height="3.2161in" fo:break-before="auto" style:use-optimal-row-height="true"/>
    </style:style>
    <style:style style:name="ro8" style:family="table-row">
      <style:table-row-properties style:row-height="2.5063in" fo:break-before="auto" style:use-optimal-row-height="true"/>
    </style:style>
    <style:style style:name="ro9" style:family="table-row">
      <style:table-row-properties style:row-height="1.2634in" fo:break-before="auto" style:use-optimal-row-height="true"/>
    </style:style>
    <style:style style:name="ro10" style:family="table-row">
      <style:table-row-properties style:row-height="1.6181in" fo:break-before="auto" style:use-optimal-row-height="true"/>
    </style:style>
    <style:style style:name="ro11" style:family="table-row">
      <style:table-row-properties style:row-height="1.4409in" fo:break-before="auto" style:use-optimal-row-height="true"/>
    </style:style>
    <style:style style:name="ro12" style:family="table-row">
      <style:table-row-properties style:row-height="3.5709in" fo:break-before="auto" style:use-optimal-row-height="true"/>
    </style:style>
    <style:style style:name="ro13" style:family="table-row">
      <style:table-row-properties style:row-height="1.9736in" fo:break-before="auto" style:use-optimal-row-height="true"/>
    </style:style>
    <style:style style:name="ro14" style:family="table-row">
      <style:table-row-properties style:row-height="5.1689in" fo:break-before="auto" style:use-optimal-row-height="true"/>
    </style:style>
    <style:style style:name="ro15" style:family="table-row">
      <style:table-row-properties style:row-height="4.1035in" fo:break-before="auto" style:use-optimal-row-height="true"/>
    </style:style>
    <style:style style:name="ro16" style:family="table-row">
      <style:table-row-properties style:row-height="1.7957in" fo:break-before="auto" style:use-optimal-row-height="true"/>
    </style:style>
    <style:style style:name="ro17" style:family="table-row">
      <style:table-row-properties style:row-height="3.7484in" fo:break-before="auto" style:use-optimal-row-height="true"/>
    </style:style>
    <style:style style:name="ro18" style:family="table-row">
      <style:table-row-properties style:row-height="4.8138in" fo:break-before="auto" style:use-optimal-row-height="true"/>
    </style:style>
    <style:style style:name="ro19" style:family="table-row">
      <style:table-row-properties style:row-height="3.9264in" fo:break-before="auto" style:use-optimal-row-height="true"/>
    </style:style>
    <style:style style:name="ro20" style:family="table-row">
      <style:table-row-properties style:row-height="4.2811in" fo:break-before="auto" style:use-optimal-row-height="true"/>
    </style:style>
    <style:style style:name="ro21" style:family="table-row">
      <style:table-row-properties style:row-height="5.5236in" fo:break-before="auto" style:use-optimal-row-height="true"/>
    </style:style>
    <style:style style:name="ro22" style:family="table-row">
      <style:table-row-properties style:row-height="4.6362in" fo:break-before="auto" style:use-optimal-row-height="true"/>
    </style:style>
    <style:style style:name="ro23" style:family="table-row">
      <style:table-row-properties style:row-height="1.0854in" fo:break-before="auto" style:use-optimal-row-height="true"/>
    </style:style>
    <style:style style:name="ro24" style:family="table-row">
      <style:table-row-properties style:row-height="0.8138in" fo:break-before="auto" style:use-optimal-row-height="true"/>
    </style:style>
    <style:style style:name="ro25" style:family="table-row">
      <style:table-row-properties style:row-height="5.8839in" fo:break-before="auto" style:use-optimal-row-height="true"/>
    </style:style>
    <style:style style:name="ro26" style:family="table-row">
      <style:table-row-properties style:row-height="4.4591in" fo:break-before="auto" style:use-optimal-row-height="true"/>
    </style:style>
    <style:style style:name="ro27" style:family="table-row">
      <style:table-row-properties style:row-height="0.9083in" fo:break-before="auto" style:use-optimal-row-height="true"/>
    </style:style>
    <style:style style:name="ro28" style:family="table-row">
      <style:table-row-properties style:row-height="4.9909in" fo:break-before="auto" style:use-optimal-row-height="true"/>
    </style:style>
    <style:style style:name="ro29" style:family="table-row">
      <style:table-row-properties style:row-height="7.6598in" fo:break-before="auto" style:use-optimal-row-height="true"/>
    </style:style>
    <style:style style:name="ro30" style:family="table-row">
      <style:table-row-properties style:row-height="5.7071in" fo:break-before="auto" style:use-optimal-row-height="true"/>
    </style:style>
    <style:style style:name="ro31" style:family="table-row">
      <style:table-row-properties style:row-height="6.5945in" fo:break-before="auto" style:use-optimal-row-height="true"/>
    </style:style>
    <style:style style:name="ro32" style:family="table-row">
      <style:table-row-properties style:row-height="0.6161in" fo:break-before="auto" style:use-optimal-row-height="true"/>
    </style:style>
    <style:style style:name="ro33" style:family="table-row">
      <style:table-row-properties style:row-height="0.2083in" fo:break-before="auto" style:use-optimal-row-height="true"/>
    </style:style>
    <style:style style:name="ro34" style:family="table-row">
      <style:table-row-properties style:row-height="0.2409in" fo:break-before="auto" style:use-optimal-row-height="true"/>
    </style:style>
    <style:style style:name="ro3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fo:font-size="12pt" fo:language="none" fo:country="none" fo:font-style="normal" fo:text-shadow="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DejaVu Sans" style:font-size-asian="12pt" style:language-asian="none" style:country-asian="none"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in"/>
      <style:text-properties fo:color="#000000" style:text-outline="false" style:text-line-through-style="none" style:text-line-through-type="none" style:font-name="µ认ß" fo:font-size="12pt" fo:language="none" fo:country="none" fo:font-style="normal" fo:text-shadow="none" style:text-underline-style="none" fo:font-weight="normal" style:text-underline-mode="continuous" style:text-overline-mode="continuous" style:text-line-through-mode="continuous" style:font-name-asian="µ认ß" style:font-size-asian="12pt" style:language-asian="none" style:country-asian="none" style:font-style-asian="normal" style:font-weight-asian="normal" style:font-name-complex="µ认ß" style:font-size-complex="12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in"/>
      <style:text-propertie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fo:margin-left="0in"/>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6"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µ认ß" fo:font-size="14pt" fo:language="none" fo:country="none" fo:font-style="normal" fo:text-shadow="none" style:text-underline-style="none" fo:font-weight="normal" style:text-underline-mode="continuous" style:text-overline-mode="continuous" style:text-line-through-mode="continuous" style:font-name-asian="µ认ß" style:font-size-asian="14pt" style:language-asian="none" style:country-asian="none" style:font-style-asian="normal" style:font-weight-asian="normal" style:font-name-complex="µ认ß" style:font-size-complex="14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etail" table:style-name="ta1">
        <table:table-column table:style-name="co1" table:default-cell-style-name="ce2"/>
        <table:table-column table:style-name="co2" table:default-cell-style-name="ce10"/>
        <table:table-column table:style-name="co3" table:default-cell-style-name="ce12"/>
        <table:table-column table:style-name="co4" table:default-cell-style-name="ce12"/>
        <table:table-column table:style-name="co5" table:default-cell-style-name="ce2"/>
        <table:table-column table:style-name="co6" table:number-columns-repeated="1019" table:default-cell-style-name="ce2"/>
        <table:table-row table:style-name="ro1">
          <table:table-cell table:style-name="ce1" office:value-type="string" calcext:value-type="string" table:number-columns-spanned="1" table:number-rows-spanned="56">
            <text:p>rust-lang/rust: 178 results</text:p>
          </table:table-cell>
          <table:table-cell table:style-name="ce7" office:value-type="string" calcext:value-type="string">
            <text:p><text:s text:c="2"/>https://github.com/rust-lang/rust/commit/97a6fc65f17febf77b88f08a19b9b461fb7126bc</text:p>
          </table:table-cell>
          <table:table-cell table:style-name="ce11" office:value-type="string" calcext:value-type="string">
            <text:p>Fix deadlock</text:p>
          </table:table-cell>
          <table:table-cell table:style-name="ce11" office:value-type="string" calcext:value-type="string">
            <text:p>在修复前的代码中存在潜在的死锁问题是因为run函数中的部分代码块存在以下可能导致死锁的情况：在Message::Config(config)分支中，使用了多个unbounded()方法创建了多个通道（channel），并使用了并行迭代into_par_iter()对数据进行处理。在处理数据的过程中，可能存在对通道的并发写操作，而这些写操作可能会相互阻塞，导致死锁。</text:p>
            <text:p>    在Message::Invalidate(path)分支中，对文件内容进行读取和发送消息的操作也可能存在并发写操作，可能导致死锁问题。</text:p>
            <text:p>修复后的代码通过以下方式解决了潜在的死锁问题：</text:p>
            <text:p>    将watch_tx和entry_tx在需要结束时进行了释放（drop），确保在处理完数据后及时释放通道资源，避免了潜在的并发写冲突。</text:p>
            <text:p>    对watch_tx和entry_tx在不再需要时进行释放，避免了可能的资源泄漏和并发写导致的死锁问题。</text:p>
            <text:p>通过在适当的时机释放通道资源，避免了可能的并发写冲突和资源竞争，从而有效地解决了修复前代码中可能存在的死锁问题。修复后的代码更加安全和可靠，确保了程序在处理消息和事件时不会因为并发写操作而发生死锁。</text:p>
          </table:table-cell>
          <table:table-cell table:style-name="ce1" office:value-type="string" calcext:value-type="string">
            <text:p>channel</text:p>
          </table:table-cell>
          <table:table-cell table:number-columns-repeated="1019"/>
        </table:table-row>
        <table:table-row table:style-name="ro2">
          <table:covered-table-cell table:style-name="ce1"/>
          <table:table-cell table:style-name="ce8" office:value-type="string" calcext:value-type="string">
            <text:p><text:s text:c="2"/>https://github.com/rust-lang/rust/commit/6648f19c56ae3a5e20459d96639d7f861b81c85f</text:p>
          </table:table-cell>
          <table:table-cell table:style-name="ce11" office:value-type="string" calcext:value-type="string">
            <text:p><text:s/>Fix deadlock in `recreate_crate_graph` &lt;-&gt; `file_line_index`</text:p>
          </table:table-cell>
          <table:table-cell table:style-name="ce11" office:value-type="string" calcext:value-type="string">
            <text:p>在修复前的代码中，存在潜在的死锁问题是因为在recreate_crate_graph函数中包含了一个代码块，而在该代码块内部对vfs.write().0进行了写操作，同时又在函数末尾调用了self.process_changes()和self.reload_flycheck()，这两个方法可能会继续对vfs.write().0进行写操作，导致多个线程之间对共享资源进行并发写操作，从而可能引发死锁问题。</text:p>
            <text:p>修复后的代码将原本的代码块移出了函数，并在新的代码中将关键逻辑放在了单独的代码块中，避免了多个写操作在同一函数中串行执行，从而避免了潜在的死锁问题。通过将关键逻辑操作进行了隔离，确保在进行重要操作时不会受到其他操作的干扰。</text:p>
            <text:p>修复后的代码通过重新组织结构，将关键操作提取到代码块之外，确保了写操作的顺序和不会导致冲突，这种调整有效地解决了可能存在的死锁问题，提高了代码的并发处理能力和稳定性。</text:p>
          </table:table-cell>
          <table:table-cell table:style-name="ce1" office:value-type="string" calcext:value-type="string">
            <text:p>rwlock</text:p>
          </table:table-cell>
          <table:table-cell table:number-columns-repeated="1019"/>
        </table:table-row>
        <table:table-row table:style-name="ro3">
          <table:covered-table-cell table:style-name="ce1"/>
          <table:table-cell table:style-name="ce8" office:value-type="string" calcext:value-type="string">
            <text:p><text:s text:c="2"/>https://github.com/rust-lang/rust/commit/64779737db21f9e506f4562d9923e7037e15ecfb</text:p>
          </table:table-cell>
          <table:table-cell table:style-name="ce11" office:value-type="string" calcext:value-type="string">
            <text:p>internal: fix deadlock introduced by #16643</text:p>
          </table:table-cell>
          <table:table-cell table:style-name="ce11" office:value-type="string" calcext:value-type="string">
            <text:p>在修复前的代码中，存在可能导致死锁问题的潜在情况：在函数maybe_changed_after中，首先通过读取self.slot_map的读取锁进行操作，然后尝试从slot_map中获取对应索引的值。在获取值后，直接调用slot.maybe_changed_after方法，而后续可能的操作并不清晰。在修复前的代码中，缺少了对read.get_index(index as usize)的返回值进行匹配的方式，代码中使用的类似let Some((key, slot)) = read.get_index(index as usize) else {这样的语法是不正确的，应该使用if let Some((key, slot)) = read.get_index(index as usize) {来判断是否成功获取到值。</text:p>
            <text:p>修复后的代码通过以下方式解决了潜在的死锁问题：修复后的代码中，在成功获取到(key, slot)值后，首先将其分别克隆（clone）并保存，然后通过drop(read)释放读取锁的所有权，确保在接下来的操作中不会出现读取锁的占用，避免了潜在的死锁情况。修复后的代码中添加了显式的drop(read)语句，这一步是关键的，通过手动释放读取锁的所有权，确保在调用slot.maybe_changed_after方法之前释放了读取锁，避免了可能的锁冲突和死锁问题。通过显式地释放读取锁的所有权，避免了在函数执行过程中发生锁定的冲突，从而有效地解决了修复前代码中可能导致死锁问题的潜在情况。修复后的代码更加安全和可靠，确保了在操作slot_map时不会出现潜在的死锁问题。</text:p>
          </table:table-cell>
          <table:table-cell table:style-name="ce1" office:value-type="string" calcext:value-type="string">
            <text:p>rwlock</text:p>
          </table:table-cell>
          <table:table-cell table:number-columns-repeated="1019"/>
        </table:table-row>
        <table:table-row table:style-name="ro4">
          <table:covered-table-cell table:style-name="ce1"/>
          <table:table-cell table:style-name="ce8" office:value-type="string" calcext:value-type="string">
            <text:p><text:s text:c="2"/>https://github.com/rust-lang/rust/commit/118e8f78402a584becebf0c96082537fbaa8b9e6</text:p>
          </table:table-cell>
          <table:table-cell table:style-name="ce11" office:value-type="string" calcext:value-type="string">
            <text:p>xous: std: thread_parking: fix deadlocks</text:p>
            <text:p>Fix a deadlock condition that can occur when a thread is awoken in</text:p>
            <text:p>between the point at which it checks its wake state and the point where</text:p>
            <text:p>it actually waits.</text:p>
            <text:p/>
            <text:p>This change will cause the waker to continuously send Notify messages</text:p>
            <text:p>until it actually wakes up the target thread.</text:p>
            <text:p/>
          </table:table-cell>
          <table:table-cell table:style-name="ce11" office:value-type="string" calcext:value-type="string">
            <text:p>在修复前的代码中，并没有明显的死锁问题。但是在多线程并发操作的情况下，存在潜在的竞态条件（race condition）问题，可能导致状态不一致或意外行为，而不是直接导致死锁。</text:p>
            <text:p>修复后的代码主要进行了逻辑上更加严谨的改进，特别是在Parker::unpark方法中的改动。在修复前的代码中，存在以下潜在问题：</text:p>
            <text:p>    在Parker::unpark方法中，当状态为NOTIFIED时，直接将状态设置为NOTIFIED，可能会导致多个线程同时调用unpark方法，使得一个线程唤醒了一个并非处于PARKED状态的线程，从而导致状态不一致问题。</text:p>
            <text:p>    在Parker::unpark方法中，在使用self.state.swap(NOTIFIED, Release)后，未对返回值进行检查，可能会出现状态不一致的情况。</text:p>
            <text:p>修复后的代码中，对上述问题进行了改进：</text:p>
            <text:p>    在Parker::unpark方法中，添加了对状态是否为PARKED的判断，只有当状态为PARKED时才执行唤醒操作，避免了多个线程同时调用unpark方法导致的状态不一致问题。</text:p>
            <text:p>    在Parker::unpark方法中，添加了对swap方法返回值的检查，确保只有当状态为PARKED时才继续执行唤醒操作，避免了状态不一致问题。</text:p>
            <text:p>通过以上改进，修复后的代码更加健壮和可靠，在处理多线程并发操作时，能够更好地保持状态的一致性，避免了潜在的竞态条件问题，确保了程序的正确性和可靠性。</text:p>
          </table:table-cell>
          <table:table-cell table:style-name="ce1" office:value-type="string" calcext:value-type="string">
            <text:p>notified atomic？</text:p>
          </table:table-cell>
          <table:table-cell table:number-columns-repeated="1019"/>
        </table:table-row>
        <table:table-row table:style-name="ro4">
          <table:covered-table-cell table:style-name="ce1"/>
          <table:table-cell table:style-name="ce8" office:value-type="string" calcext:value-type="string">
            <text:p><text:s text:c="2"/>https://github.com/rust-lang/rust/commit/9970b04646b4ea20934c6382313022728b2a0d37</text:p>
          </table:table-cell>
          <table:table-cell table:style-name="ce11" office:value-type="string" calcext:value-type="string">
            <text:p>Don't deadlock when failing to acquire a jobserver token</text:p>
          </table:table-cell>
          <table:table-cell table:style-name="ce11" office:value-type="string" calcext:value-type="string">
            <text:p>在修复前的代码中，并没有明显的死锁问题。但是在多线程并发操作的情况下，存在一些潜在的问题，可能导致状态不一致或意外行为。</text:p>
            <text:p>修复后的代码主要进行了逻辑上更加严谨的改进，特别是在ConcurrencyLimiter和ConcurrencyLimiterToken的实现中进行了改进。在修复前的代码中，存在一些潜在问题：</text:p>
            <text:p>    在ConcurrencyLimiter和ConcurrencyLimiterToken的实现中，对线程同步和状态更新的处理可能存在竞态条件，导致状态不一致或意外行为。</text:p>
            <text:p>    在ConcurrencyLimiter的Drop实现中，存在未处理的情况，如果在析构时未调用finished()方法，并且当前线程未处于 panic 状态，会直接触发 panic，可能影响程序的稳定性。</text:p>
            <text:p>修复后的代码中，对上述问题进行了改进：</text:p>
            <text:p>    在ConcurrencyLimiter和ConcurrencyLimiterToken的实现中，添加了更加严格的状态检查和错误处理机制，确保在多线程并发场景下状态更新和同步操作的正确性。</text:p>
            <text:p>    在ConcurrencyLimiter的Drop实现中，添加了对finished()方法是否调用的检查，避免了未调用finished()方法时直接触发 panic 的问题，确保程序正常结束。</text:p>
            <text:p>通过以上改进，修复后的代码更加健壮和可靠，确保了在多线程并发操作中状态的一致性，避免了潜在的竞态条件问题，提高了程序的稳定性和可靠性。</text:p>
          </table:table-cell>
          <table:table-cell table:style-name="ce1" office:value-type="string" calcext:value-type="string">
            <text:p>mutex </text:p>
          </table:table-cell>
          <table:table-cell table:number-columns-repeated="1019"/>
        </table:table-row>
        <table:table-row table:style-name="ro5">
          <table:covered-table-cell table:style-name="ce1"/>
          <table:table-cell table:style-name="ce8" office:value-type="string" calcext:value-type="string">
            <text:p><text:s text:c="2"/>https://github.com/rust-lang/rust/commit/3b6ae15058dbb68710f92697265580c7e957629f</text:p>
          </table:table-cell>
          <table:table-cell table:style-name="ce11" office:value-type="string" calcext:value-type="string">
            <text:p>std: fix deadlock in Parker</text:p>
          </table:table-cell>
          <table:table-cell table:style-name="ce11" office:value-type="string" calcext:value-type="string">
            <text:p>在修复前的代码中，并没有明显的死锁问题。但是在多线程并发操作的情况下，存在潜在的竞态条件（race condition）问题，可能导致状态不一致或意外行为，而不是直接导致死锁。</text:p>
            <text:p>修复后的代码主要进行了逻辑上更加严谨的改进，特别是在Parker结构体的park_timeout方法中的改动。在修复前的代码中，存在以下潜在问题：</text:p>
            <text:p>    在Parker结构体的park_timeout方法中，存在一个潜在的死锁问题。当等待超时时，如果在设置状态为EMPTY之前，另一个线程进行了解锁操作（将状态设置为NOTIFIED），那么当前线程可能永远阻塞在等待超时的地方，无法继续执行。</text:p>
            <text:p>修复后的代码中，对上述问题进行了改进：</text:p>
            <text:p>    在Parker结构体的park_timeout方法中，添加了一个布尔值wakeup来表示等待是否超时。在设置状态为EMPTY后，通过判断wakeup和状态是否为NOTIFIED来决定是否需要继续等待。如果等待超时且状态被修改为NOTIFIED，则重新等待，避免了潜在的死锁问题。</text:p>
            <text:p>通过以上改进，修复后的代码更加健壮和可靠，在处理等待超时的情况下能够正确处理状态的转换，避免了潜在的死锁问题，确保了程序的正确性和稳定性。</text:p>
          </table:table-cell>
          <table:table-cell table:style-name="ce1" office:value-type="string" calcext:value-type="string">
            <text:p>notified atomic？</text:p>
          </table:table-cell>
          <table:table-cell table:number-columns-repeated="1019"/>
        </table:table-row>
        <table:table-row table:style-name="ro1">
          <table:covered-table-cell table:style-name="ce1"/>
          <table:table-cell table:style-name="ce8" office:value-type="string" calcext:value-type="string">
            <text:p><text:s text:c="2"/>https://github.com/rust-lang/rust/commit/f3579268372723bc4ff7b76090c090aa7b9e6a3a</text:p>
          </table:table-cell>
          <table:table-cell table:style-name="ce11" office:value-type="string" calcext:value-type="string">
            <text:p>std: panic instead of deadlocking in mutex implementation on Fuchsia</text:p>
          </table:table-cell>
          <table:table-cell table:style-name="ce11" office:value-type="string" calcext:value-type="string">
            <text:p>在修复前的代码中，存在潜在的死锁问题，主要集中在Mutex::lock_contested方法中的等待和唤醒部分。具体问题及修复如下：</text:p>
            <text:p>问题：</text:p>
            <text:p>    在Mutex::lock_contested方法中，当使用zx_futex_wait进行等待时，存在以下潜在死锁情况：</text:p>
            <text:p>        如果当前线程尝试获得锁，但由于锁已被其他线程持有而处于争用状态（contested），当前线程需要等待，等待过程中如果发生了某些异常情况（比如当前线程尝试再次获得锁、前一个持有锁的线程未正确释放锁等），可能会导致当前线程永久阻塞，无法获取锁，从而产生死锁。</text:p>
            <text:p>修复：</text:p>
            <text:p>    在修复后的代码中，在Mutex::lock_contested方法中，对等待过程进行了改进，添加了对异常情况的处理，确保即使在异常情况下也能够恢复正常状态，避免了潜在的死锁问题。</text:p>
            <text:p>    在修复后的代码中，在异常情况下，使用panic!函数来中止程序执行，以便及时发现错误并对其进行处理，避免了潜在的死锁问题。</text:p>
          </table:table-cell>
          <table:table-cell table:style-name="ce1" office:value-type="string" calcext:value-type="string">
            <text:p>mutex </text:p>
          </table:table-cell>
          <table:table-cell table:number-columns-repeated="1019"/>
        </table:table-row>
        <table:table-row table:style-name="ro3">
          <table:covered-table-cell table:style-name="ce1"/>
          <table:table-cell table:style-name="ce8" office:value-type="string" calcext:value-type="string">
            <text:p><text:s text:c="2"/>https://github.com/rust-lang/rust/commit/8a7b2035f816f6d27003a9326d6bd3a3d739fcc3</text:p>
          </table:table-cell>
          <table:table-cell table:style-name="ce11" office:value-type="string" calcext:value-type="string">
            <text:p>Change prefetch to avoid deadlock</text:p>
          </table:table-cell>
          <table:table-cell table:style-name="ce11" office:value-type="string" calcext:value-type="string">
            <text:p>在修复前的代码中，并没有明显的死锁问题。但是在多线程并发操作的情况下，存在性能问题和一些潜在的竞态条件（race condition）问题，而不是直接导致死锁。</text:p>
            <text:p>修复后的代码主要优化了性能和潜在的竞态条件问题，特别是在encode_metadata函数中的改进。在修复前的代码中，存在以下潜在问题：</text:p>
            <text:p>    在调用join并发执行任务时，对于单线程情况下的特殊处理，会造成不必要的线程创建和资源浪费，可能影响性能。</text:p>
            <text:p>    在encode_metadata_impl函数中，对于多线程情况下的任务调度并发执行，存在一些潜在的竞态条件问题，可能导致不确定的行为或性能问题。</text:p>
            <text:p>修复后的代码中，对上述问题进行了改进：</text:p>
            <text:p>    在encode_metadata函数中，根据线程数判断是否进行并发任务调度的优化处理，避免了单线程情况下不必要的并发任务调度，提高了性能。</text:p>
            <text:p>    在修复后的代码中，对于多线程情况下的并发任务调度，使用条件判断来确保针对性能优化的任务只在多线程情况下执行，避免了潜在的竞态条件问题，并提高了性能。</text:p>
            <text:p>通过以上改进，修复后的代码在性能和并发安全性方面得到了优化和改进，确保了程序在多线程并发执行时的稳定性和正确性。</text:p>
          </table:table-cell>
          <table:table-cell table:style-name="ce1" office:value-type="string" calcext:value-type="string">
            <text:p>thread</text:p>
          </table:table-cell>
          <table:table-cell table:number-columns-repeated="1019"/>
        </table:table-row>
        <table:table-row table:style-name="ro6">
          <table:covered-table-cell table:style-name="ce1"/>
          <table:table-cell table:style-name="ce8" office:value-type="string" calcext:value-type="string">
            <text:p><text:s text:c="2"/>https://github.com/rust-lang/rust/commit/f1c8accf90d797ef32a56ee08ed7705a4b500c17</text:p>
          </table:table-cell>
          <table:table-cell table:style-name="ce11" office:value-type="string" calcext:value-type="string">
            <text:p>Use libc::sigaction() instead of sys::signal() to prevent a deadlock</text:p>
          </table:table-cell>
          <table:table-cell table:style-name="ce11" office:value-type="string" calcext:value-type="string">
            <text:p>在修复前的代码中，并没有明显的死锁问题。但是存在一些潜在的并发问题和性能优化方面的改进。</text:p>
            <text:p>修复后的代码主要针对性能和可靠性进行了一些改进，特别是在do_exec方法中的信号处理部分。在修复前的代码中，存在以下潜在问题：</text:p>
            <text:p>    在信号处理部分，存在一些潜在的竞态条件问题。由于信号处理是全局性的操作，如果多个线程同时操作信号处理函数，可能导致不确定的行为或信号处理的混乱，虽然不是直接导致死锁，但会影响程序的稳定性和可靠性。</text:p>
            <text:p>修复后的代码中，对上述问题进行了改进：</text:p>
            <text:p>    在信号处理部分，使用pthread_sigmask函数重置信号掩码，保证子进程的信号处理状态是标准化的。并且对SIGPIPE信号设置默认处理方式，避免了潜在的竞态条件问题，确保了子进程的信号处理环境的稳定性和一致性。</text:p>
            <text:p>通过以上改进，修复后的代码在信号处理和并发执行方面得到了优化和改进，确保了程序在执行过程中信号处理的准确性和稳定性。</text:p>
          </table:table-cell>
          <table:table-cell table:style-name="ce1" office:value-type="string" calcext:value-type="string">
            <text:p>信号处理</text:p>
          </table:table-cell>
          <table:table-cell table:number-columns-repeated="1019"/>
        </table:table-row>
        <table:table-row table:style-name="ro6">
          <table:covered-table-cell table:style-name="ce1"/>
          <table:table-cell table:style-name="ce8" office:value-type="string" calcext:value-type="string">
            <text:p><text:s text:c="2"/>https://github.com/rust-lang/rust/commit/d368b663bdb8a6239d4a487112d4246e76d2c542</text:p>
          </table:table-cell>
          <table:table-cell table:style-name="ce11" office:value-type="string" calcext:value-type="string">
            <text:p>Set explicit target directory to avoid cargo deadlock</text:p>
          </table:table-cell>
          <table:table-cell table:style-name="ce11" office:value-type="string" calcext:value-type="string">
            <text:p>在修复前的代码中，并没有明显的死锁问题。但是在多线程并发操作的情况下，存在潜在的竞态条件（race condition）问题，而不是直接导致死锁。</text:p>
            <text:p>修复后的代码主要优化了并发安全性方面的问题。在修复前的代码中，存在以下潜在问题：</text:p>
            <text:p>    在多个线程同时执行 Cargo 构建命令时，如果它们使用相同的目标目录（target directory），可能会导致在文件系统层面上的竞态条件问题，可能出现文件访问冲突或死锁的情况。</text:p>
            <text:p>修复后的代码中，对上述问题进行了改进：</text:p>
            <text:p>    在构建 Cargo 命令时，显式指定了--target-dir参数，将目标目录设置为独立的目录，避免了多个线程使用相同目标目录可能导致的竞态条件问题，确保了并发执行时文件系统操作的安全性和可靠性。</text:p>
            <text:p>通过对目标目录的明确设置，修复后的代码避免了潜在的竞态条件问题，提高了程序在并发执行时的稳定性和安全性，确保了文件系统操作的正确性。</text:p>
          </table:table-cell>
          <table:table-cell table:style-name="ce1" office:value-type="string" calcext:value-type="string">
            <text:p>无关原语</text:p>
          </table:table-cell>
          <table:table-cell table:number-columns-repeated="1019"/>
        </table:table-row>
        <table:table-row table:style-name="ro7">
          <table:covered-table-cell table:style-name="ce1"/>
          <table:table-cell table:style-name="ce8" office:value-type="string" calcext:value-type="string">
            <text:p><text:s text:c="2"/>https://github.com/rust-lang/rust/commit/4beeadda3c137c8c8d66ba6b1bb3fb0be9b37b86</text:p>
          </table:table-cell>
          <table:table-cell table:style-name="ce11" office:value-type="string" calcext:value-type="string">
            <text:p>Fix a deadlock</text:p>
          </table:table-cell>
          <table:table-cell table:style-name="ce11" office:value-type="string" calcext:value-type="string">
            <text:p>在修复前的代码中，并没有明显的死锁问题。但是在涉及多线程并发操作的情况下，存在潜在的竞态条件问题，可能导致死锁的发生。</text:p>
            <text:p>修复后的代码主要针对并发安全性进行了改进。在修复前的代码中，存在以下潜在问题：</text:p>
            <text:p>    在record_accesses方法中，对self.targets和self.inlines进行操作时没有采取并发安全的措施，在多线程并发执行时可能引发数据竞争问题，可能导致死锁或其他并发问题。</text:p>
            <text:p>修复后的代码中，对上述问题进行了改进：</text:p>
            <text:p>    在record_accesses方法中，修改了参数new_targets的类型为&amp;[(MonoItem&lt;'tcx&gt;, bool)]，避免了直接使用迭代器进行操作，改为直接传入切片来避免并发操作中可能引发的问题。</text:p>
            <text:p>    在record_accesses方法中，对accesses使用了SmallVec来存储数据，确保了足够的容量和避免了潜在的内存分配问题。</text:p>
            <text:p>    通过对record_accesses方法的修改，确保了对self.targets和self.inlines的操作是线程安全的，避免了潜在的数据竞争问题，提高了并发执行时的稳定性和安全性。</text:p>
            <text:p>通过以上改进，修复后的代码在并发安全性方面得到了提升，避免了潜在的竞态条件问题，确保了程序在多线程并发执行时的稳定性和可靠性。</text:p>
          </table:table-cell>
          <table:table-cell table:style-name="ce1" office:value-type="string" calcext:value-type="string">
            <text:p>无关原语</text:p>
          </table:table-cell>
          <table:table-cell table:number-columns-repeated="1019"/>
        </table:table-row>
        <table:table-row table:style-name="ro7">
          <table:covered-table-cell table:style-name="ce1"/>
          <table:table-cell table:style-name="ce8" office:value-type="string" calcext:value-type="string">
            <text:p><text:s text:c="2"/>https://github.com/rust-lang/rust/commit/2fc85718615a4261eba5ef0e696e1d995cdfd375</text:p>
          </table:table-cell>
          <table:table-cell table:style-name="ce11" office:value-type="string" calcext:value-type="string">
            <text:p>Fix deadlocks with RUST_LOG=rustc::middle::ty</text:p>
            <text:p>These are RefCell deadlocks that cause the rustc task to die with the stderr lock held, causing a real deadlock.</text:p>
          </table:table-cell>
          <table:table-cell table:style-name="ce11" office:value-type="string" calcext:value-type="string">
            <text:p>在修复前的代码中，并没有明显的死锁问题。但是在涉及到共享数据修改时，使用了不安全的RefCell来进行数据修改，可能导致并发访问和修改共享数据时的线程不安全问题。</text:p>
            <text:p>修复后的代码主要针对并发安全性进行了改进。在修复前的代码中，存在以下潜在问题：</text:p>
            <text:p>    在CommonTypes结构体的new方法中，参数interner类型为&amp;mut FnvHashMap，但是在实际使用中并未进行线程安全处理，可能导致在多线程并发调用时出现数据竞争问题，进而可能引发死锁或其他并发问题。</text:p>
            <text:p>修复后的代码中，对上述问题进行了改进：</text:p>
            <text:p>    在CommonTypes结构体的new方法中，修改了参数interner的类型为&amp;RefCell&lt;FnvHashMap&gt;，使用RefCell来包装FnvHashMap，保证了并发访问和修改时数据的线程安全性。</text:p>
            <text:p>    在使用interner进行数据访问和修改时，通过RefCell的borrow_mut方法获取可变引用，确保了在同一时间内只有一个线程可以修改数据，避免了并发访问可能引发的数据竞争问题。</text:p>
            <text:p>通过以上改进，修复后的代码保证了共享数据的并发访问和修改的线程安全性，避免了潜在的数据竞争问题，提高了程序在多线程并发执行时的稳定性和安全性。这样修复了可能导致死锁问题的潜在风险。</text:p>
          </table:table-cell>
          <table:table-cell table:style-name="ce1" office:value-type="string" calcext:value-type="string">
            <text:p>无关原语</text:p>
          </table:table-cell>
          <table:table-cell table:number-columns-repeated="1019"/>
        </table:table-row>
        <table:table-row table:style-name="ro3">
          <table:covered-table-cell table:style-name="ce1"/>
          <table:table-cell table:style-name="ce8" office:value-type="string" calcext:value-type="string">
            <text:p><text:s text:c="2"/>https://github.com/rust-lang/rust/commit/d9ccebd913c767779e47f0c752e9f2f3dc35c080</text:p>
          </table:table-cell>
          <table:table-cell table:style-name="ce11" office:value-type="string" calcext:value-type="string">
            <text:p>fix deadlock</text:p>
          </table:table-cell>
          <table:table-cell table:style-name="ce11" office:value-type="string" calcext:value-type="string">
            <text:p>在修复前的代码中，存在潜在的死锁问题，主要是由于通道 (channel) 的使用可能导致线程间的阻塞，从而引发死锁情况。具体存在的问题包括：</text:p>
            <text:p>    在Server结构体的recv方法中，对接收消息的通道进行了阻塞式的接收操作，如果没有及时接收到消息会一直等待，可能导致线程阻塞，进而引发死锁。</text:p>
            <text:p>    在Server结构体的send_request_方法中，同样存在阻塞式的接收操作，如果在发送请求之后没有及时接收到响应，会一直等待导致线程阻塞。</text:p>
            <text:p>修复后的代码主要针对以上问题进行了改进：</text:p>
            <text:p>    使用crossbeam_channel中的unbounded方法创建通道，避免了容量限制，减少了可能导致阻塞的情况。</text:p>
            <text:p>    在recv方法中使用了select!宏来设置接收超时，避免了阻塞式的接收操作，如果超时没有接收到消息，则会抛出错误而不是一直等待，从而避免了可能引发死锁的情况。</text:p>
            <text:p>    在send_request_方法中，采用了类似的超时接收机制，避免了发送请求后一直等待响应的情况。</text:p>
            <text:p>通过以上改进，修复后的代码确保了在消息通信过程中避免了可能导致线程阻塞和死锁的情况，提高了程序的稳定性和可靠性。修复了之前存在的潜在死锁问题。</text:p>
          </table:table-cell>
          <table:table-cell table:style-name="ce1" office:value-type="string" calcext:value-type="string">
            <text:p>channel</text:p>
          </table:table-cell>
          <table:table-cell table:number-columns-repeated="1019"/>
        </table:table-row>
        <table:table-row table:style-name="ro7">
          <table:covered-table-cell table:style-name="ce1"/>
          <table:table-cell table:style-name="ce8" office:value-type="string" calcext:value-type="string">
            <text:p><text:s text:c="2"/>https://github.com/rust-lang/rust/commit/326ffcefe09906560a03d3184a2ce76841448702</text:p>
          </table:table-cell>
          <table:table-cell table:style-name="ce11" office:value-type="string" calcext:value-type="string">
            <text:p>Deal with deadlocks in a more principaled way</text:p>
          </table:table-cell>
          <table:table-cell table:style-name="ce11" office:value-type="string" calcext:value-type="string">
            <text:p>在修复前的代码中，存在潜在的死锁问题主要集中在workspace_loader函数中，具体问题包括：</text:p>
            <text:p>    在workspace_loader函数中，使用了crossbeam_channel的bounded方法创建了有限容量的通道，这可能导致发送者和接收者在通道已满时阻塞，从而引发死锁。</text:p>
            <text:p>    在workspace_loader函数中，使用了简单的for_each方法处理接收到的消息，如果处理消息的过程出现阻塞，可能导致后续消息无法处理，从而引发死锁情况。</text:p>
            <text:p>修复后的代码主要针对以上问题进行了改进：</text:p>
            <text:p>    在workspace_loader函数中，通过引入了worker_chan函数，创建了无限容量的通道，避免了发送者和接收者在通道满时的阻塞情况，从而避免了死锁问题。</text:p>
            <text:p>    在workspace_loader函数中，使用了into_iter方法和map来处理接收到的消息，并通过for_each方法处理结果，这种方式可以更灵活地处理消息而不会因为阻塞而导致死锁。</text:p>
            <text:p>通过以上改进，修复后的代码保证了在消息通信过程中避免了可能导致线程阻塞和死锁的情况，提高了程序的稳定性和可靠性。修复了之前存在的潜在死锁问题。</text:p>
          </table:table-cell>
          <table:table-cell table:style-name="ce1" office:value-type="string" calcext:value-type="string">
            <text:p>channel</text:p>
          </table:table-cell>
          <table:table-cell table:number-columns-repeated="1019"/>
        </table:table-row>
        <table:table-row table:style-name="ro8">
          <table:covered-table-cell table:style-name="ce1"/>
          <table:table-cell table:style-name="ce8" office:value-type="string" calcext:value-type="string">
            <text:p><text:s text:c="2"/>https://github.com/rust-lang/rust/commit/326ffcefe09906560a03d3184a2ce76841448702</text:p>
          </table:table-cell>
          <table:table-cell table:style-name="ce11"/>
          <table:table-cell table:style-name="ce11" office:value-type="string" calcext:value-type="string">
            <text:p>在修复前的代码中，存在潜在的死锁问题主要集中在roots_loader函数中，具体问题包括：</text:p>
            <text:p>    在roots_loader函数中，使用了crossbeam_channel的unbounded方法创建了无限容量的通道，但在处理消息时使用了简单的for_each方法，如果处理消息的过程出现阻塞，可能导致后续消息无法处理，从而引发死锁情况。</text:p>
            <text:p>修复后的代码主要针对以上问题进行了改进：</text:p>
            <text:p>    在roots_loader函数中，通过引入了worker_chan函数，创建了有限容量的通道，避免了发送者和接收者在通道满时的阻塞情况，从而避免了死锁问题。</text:p>
            <text:p>    在roots_loader函数中，使用了into_iter方法和map来处理接收到的消息，并通过for_each方法处理结果，这种方式可以更灵活地处理消息而不会因为阻塞而导致死锁。</text:p>
            <text:p>通过以上改进，修复后的代码保证了在消息通信过程中避免了可能导致线程阻塞和死锁的情况，提高了程序的稳定性和可靠性。修复了之前存在的潜在死锁问题。</text:p>
          </table:table-cell>
          <table:table-cell table:style-name="ce1" office:value-type="string" calcext:value-type="string">
            <text:p>channel</text:p>
          </table:table-cell>
          <table:table-cell table:number-columns-repeated="1019"/>
        </table:table-row>
        <table:table-row table:style-name="ro4">
          <table:covered-table-cell table:style-name="ce1"/>
          <table:table-cell table:style-name="ce8" office:value-type="string" calcext:value-type="string">
            <text:p><text:s text:c="2"/>https://github.com/rust-lang/rust/commit/326ffcefe09906560a03d3184a2ce76841448702</text:p>
          </table:table-cell>
          <table:table-cell table:style-name="ce11"/>
          <table:table-cell table:style-name="ce11" office:value-type="string" calcext:value-type="string">
            <text:p>在修复前的代码中，存在潜在的死锁问题主要集中在Server结构体的Drop trait 实现和recv_timeout函数中，具体问题包括：</text:p>
            <text:p>    在Drop trait 实现中，存在一个while循环，其中通过recv_timeout函数从通道中接收消息，如果接收消息过程阻塞，可能导致无法在合理的时间内完成清理操作，进而引发死锁情况。</text:p>
            <text:p>    在recv_timeout函数中，通过select!宏实现了从通道中接收消息的超时机制，但在超时后并没有处理超时逻辑，而是直接抛出了错误信息，导致可能存在阻塞无法及时处理的情况，进而引发死锁问题。</text:p>
            <text:p>修复后的代码主要针对以上问题进行了改进：</text:p>
            <text:p>    在Server结构体中，通过引入了worker_chan函数，创建了有限容量的通道，避免了发送者和接收者在通道满时的阻塞情况，从而避免了死锁问题。</text:p>
            <text:p>    在Drop trait 实现中，修改了循环结构，不再直接使用recv_timeout函数接收消息，而是通过新的通道机制来处理消息的清理操作，避免了可能导致死锁的情况。</text:p>
            <text:p>    在recv_timeout函数中，对超时后的情况进行了处理，改为抛出超时错误信息，而不是一直等待，从而避免了可能导致死锁的情况。</text:p>
            <text:p>通过以上改进，修复后的代码保证了在消息通信和清理操作中避免了可能导致线程阻塞和死锁的情况，提高了程序的稳定性和可靠性。修复了之前存在的潜在死锁问题。</text:p>
          </table:table-cell>
          <table:table-cell table:style-name="ce1" office:value-type="string" calcext:value-type="string">
            <text:p>channel</text:p>
          </table:table-cell>
          <table:table-cell table:number-columns-repeated="1019"/>
        </table:table-row>
        <table:table-row table:style-name="ro5">
          <table:covered-table-cell table:style-name="ce1"/>
          <table:table-cell table:style-name="ce7" office:value-type="string" calcext:value-type="string">
            <text:p><text:s text:c="2"/>https://github.com/rust-lang/rust/commit/b240524e5af72ba7f1b20d6e8640250c7c070a07</text:p>
          </table:table-cell>
          <table:table-cell table:style-name="ce11" office:value-type="string" calcext:value-type="string">
            <text:p>test: Fix deadlock in task-perf-linked-failure</text:p>
          </table:table-cell>
          <table:table-cell table:style-name="ce11" office:value-type="string" calcext:value-type="string">
            <text:p>在修复前的代码中，存在潜在的死锁问题主要集中在grandchild_group函数中，具体问题包括：</text:p>
            <text:p>    在循环中的每个子任务中，使用了p.recv()来接收消息，这会导致子任务在接收消息时阻塞，如果消息未能及时发送，可能导致子任务永久阻塞，进而引发死锁情况。</text:p>
            <text:p>    子任务在接收消息后没有进行任何超时处理或其他控制，一直处于阻塞状态，这可能导致无法及时完成任务，从而影响整体程序的执行。</text:p>
            <text:p>修复后的代码主要针对以上问题进行了改进：</text:p>
            <text:p>    在修复后的代码中，引入了task::task()和相应的方法调用，如t.linked()和t.unwatched()，这些方法可以确保子任务的正确运行，并避免了因为阻塞操作导致的死锁问题。</text:p>
            <text:p>    通过在子任务中使用do t.spawn来执行任务，结合传入的参数和方法，可以更好地控制子任务的执行流程，避免了可能导致死锁的阻塞操作。</text:p>
            <text:p>通过以上改进，修复后的代码保证了在子任务执行过程中避免了可能导致线程阻塞和死锁的情况，提高了程序的稳定性和可靠性。修复了之前存在的潜在死锁问题。</text:p>
          </table:table-cell>
          <table:table-cell table:style-name="ce1" office:value-type="string" calcext:value-type="string">
            <text:p>rwlock</text:p>
          </table:table-cell>
          <table:table-cell table:number-columns-repeated="1019"/>
        </table:table-row>
        <table:table-row table:style-name="ro9">
          <table:covered-table-cell table:style-name="ce1"/>
          <table:table-cell table:style-name="ce9" office:value-type="string" calcext:value-type="string">
            <text:p><text:s text:c="2"/>https://github.com/rust-lang/rust/commit/ccee8cb4f9a3efd9aaf30e8bf7151676dfd60d34</text:p>
          </table:table-cell>
          <table:table-cell table:style-name="ce11" office:value-type="string" calcext:value-type="string">
            <text:p>std: Fix deadlock by unsupervising the global I/O task</text:p>
          </table:table-cell>
          <table:table-cell table:style-name="ce11" office:value-type="string" calcext:value-type="string">
            <text:p>修复后的代码通过调用task::unsupervise(builder)来标记任务为不受监督，这样任务在执行过程中即使出现异常也不会导致整个程序中断，避免了潜在的死锁问题。</text:p>
            <text:p>修复后的代码保持了与修复前代码的逻辑一致，主要是优化了任务调度和异常处理的方式，提高了代码的稳定性和可靠性，确保在任务执行过程中不会因为异常情况导致死锁问题的发生。修复主要是通过标记任务为不受监督来避免可能的死锁问题。</text:p>
          </table:table-cell>
          <table:table-cell table:style-name="ce1" office:value-type="string" calcext:value-type="string">
            <text:p>无关原语</text:p>
          </table:table-cell>
          <table:table-cell table:number-columns-repeated="1019"/>
        </table:table-row>
        <table:table-row table:style-name="ro9">
          <table:covered-table-cell table:style-name="ce1"/>
          <table:table-cell table:style-name="ce9" office:value-type="string" calcext:value-type="string">
            <text:p><text:s text:c="2"/>https://github.com/rust-lang/rust/commit/513d956dce5be849b69d1b3b4b7aa5c0252fcc1f</text:p>
          </table:table-cell>
          <table:table-cell table:style-name="ce11" office:value-type="string" calcext:value-type="string">
            <text:p>rustdoc: Run pandoc in a way that won't deadlock waiting for IO</text:p>
          </table:table-cell>
          <table:table-cell table:style-name="ce11" office:value-type="string" calcext:value-type="string">
            <text:p>对任务创建和调度的方式进行了调整，使用了 task::single_threaded 来启动任务并确保在单个线程中执行，这有助于避免多线程情况下可能出现的竞争和死锁问题。</text:p>
            <text:p>通过使用 task::spawn_sched(task::single_threaded) 来保证在单线程中进行任务的执行，避免了可能出现的并发问题。</text:p>
            <text:p>优化了任务的调度和数据传输方式，使用了任务间的消息传递机制，确保数据的安全性和可靠性。</text:p>
          </table:table-cell>
          <table:table-cell table:style-name="ce1" office:value-type="string" calcext:value-type="string">
            <text:p><text:s text:c="3"/>thread <text:s text:c="2"/>无关原语</text:p>
          </table:table-cell>
          <table:table-cell table:number-columns-repeated="1019"/>
        </table:table-row>
        <table:table-row table:style-name="ro10">
          <table:covered-table-cell table:style-name="ce1"/>
          <table:table-cell table:style-name="ce9" office:value-type="string" calcext:value-type="string">
            <text:p><text:s text:c="2"/>https://github.com/rust-lang/rust/commit/141adeb4933bf3ffe1d4a69f51f6055765fdae86</text:p>
          </table:table-cell>
          <table:table-cell table:style-name="ce11" office:value-type="string" calcext:value-type="string">
            <text:p>Fix sync_once_cell_does_not_leak_partially_constructed_boxes</text:p>
            <text:p>Spinning multiple threads in this test causes a deadlock in SGX where thread scheduling is not preemptive.</text:p>
          </table:table-cell>
          <table:table-cell table:style-name="ce11" office:value-type="string" calcext:value-type="string">
            <text:p>根据提供的内容，在修复前的代码中存在潜在的死锁问题。具体来说，修复前的代码在循环中使用了loop来等待SyncOnceCell中的值，当SyncOnceCell中的值未被设置时，会导致循环陷入死锁状态，因为线程会永远等待值的设置而无法继续执行。</text:p>
            <text:p>为了解决这个死锁问题，修复后的代码在等待SyncOnceCell值的过程中增加了条件判断，如果SyncOnceCell的值未被设置，会在特定环境下进行线程让步操作，即调用crate::thread::yield_now();来主动让出线程执行权，避免线程陷入死锁状态。这样可以确保线程在等待SyncOnceCell值的过程中不会阻塞，避免了潜在的死锁问题。</text:p>
          </table:table-cell>
          <table:table-cell table:style-name="ce1" office:value-type="string" calcext:value-type="string">
            <text:p>SyncOnceCell</text:p>
          </table:table-cell>
          <table:table-cell table:number-columns-repeated="1019"/>
        </table:table-row>
        <table:table-row table:style-name="ro8">
          <table:covered-table-cell table:style-name="ce1"/>
          <table:table-cell table:style-name="ce9" office:value-type="string" calcext:value-type="string">
            <text:p><text:s text:c="2"/>https://github.com/rust-lang/rust/commit/2a375827ab56900bf550161ee08ada664e68b267</text:p>
          </table:table-cell>
          <table:table-cell table:style-name="ce11" office:value-type="string" calcext:value-type="string">
            <text:p>std: Move a process test out of libstd</text:p>
            <text:p>This commit moves a test out of libstd which is causing deadlocks on</text:p>
            <text:p>musl on CI. Looks like the recent update in musl versions brings in some internal updates to musl which makes `setgid` and `setuid` invalid to</text:p>
            <text:p>call after a `fork` in a multithreaded program. The issue seen here is</text:p>
            <text:p>that the child thread was attempting to grab a lock held by a</text:p>
            <text:p>nonexistent thread, meaning that the child process simply deadlocked</text:p>
            <text:p>causing the whole test to deadlock.</text:p>
          </table:table-cell>
          <table:table-cell table:style-name="ce11" office:value-type="string" calcext:value-type="string">
            <text:p>这个死锁问题是由于 musl 在 CI 上引起的。最近 musl 版本的更新引入了一些对 musl 的内部更新，使得在多线程程序中在fork之后调用setgid和setuid无效。问题在于子线程试图获取由不存在的线程持有的锁，导致子进程简单地死锁，从而导致整个测试死锁。为解决这个问题，此提交将测试移动到自己的文件中，没有线程，应该可以解决这个死锁问题。</text:p>
          </table:table-cell>
          <table:table-cell table:style-name="ce1" office:value-type="string" calcext:value-type="string">
            <text:p><text:s text:c="3"/>thread <text:s text:c="2"/>无关原语</text:p>
          </table:table-cell>
          <table:table-cell table:number-columns-repeated="1019"/>
        </table:table-row>
        <table:table-row table:style-name="ro11">
          <table:covered-table-cell table:style-name="ce1"/>
          <table:table-cell table:style-name="ce9" office:value-type="string" calcext:value-type="string">
            <text:p><text:s text:c="2"/>https://github.com/rust-lang/rust/commit/1a3cffbddfa21aac6fabd2f07f86703fbf1f26a5</text:p>
          </table:table-cell>
          <table:table-cell table:style-name="ce11" office:value-type="string" calcext:value-type="string">
            <text:p>Windows tests can often deadlock if a child thread continues after the main</text:p>
            <text:p>thread and then panics, and a `println!` executed in a child thread after the main thread has exited is at risk of panicking.</text:p>
          </table:table-cell>
          <table:table-cell table:style-name="ce11" office:value-type="string" calcext:value-type="string">
            <text:p>根据提供的修复前和修复后的代码，之前存在的死锁问题可能是由于在代码中使用了thread::spawn来创建新线程，但没有在主线程中对新线程使用join来等待新线程执行完毕，导致主线程和新线程之间的竞争和不同步，可能导致主线程未等待新线程执行完成就结束，从而引发死锁问题。</text:p>
            <text:p>为了解决这个死锁问题，修复后的代码在spawn宏中增加了.join()方法，用于等待新线程执行完成。这样主线程会等待新线程执行完毕后再继续执行，避免了主线程和新线程之间的竞争和不同步，从而解决了潜在的死锁问题。修复后的代码确保主线程会等待新线程执行完成，保证了线程之间的正确同步。</text:p>
          </table:table-cell>
          <table:table-cell table:style-name="ce1" office:value-type="string" calcext:value-type="string">
            <text:p><text:s text:c="3"/>thread <text:s text:c="2"/>无关原语</text:p>
          </table:table-cell>
          <table:table-cell table:number-columns-repeated="1019"/>
        </table:table-row>
        <table:table-row table:style-name="ro12">
          <table:covered-table-cell table:style-name="ce1"/>
          <table:table-cell table:style-name="ce9" office:value-type="string" calcext:value-type="string">
            <text:p><text:s text:c="2"/>https://github.com/rust-lang/rust/commit/4fdff3e44e4739b0f252c68fc3770bd71076fb33</text:p>
          </table:table-cell>
          <table:table-cell table:style-name="ce11" office:value-type="string" calcext:value-type="string">
            <text:p>Fix a possible deadlock in spawn</text:p>
          </table:table-cell>
          <table:table-cell table:style-name="ce11" office:value-type="string" calcext:value-type="string">
            <text:p>之前存在的死锁问题可能是由于在spawn_process_os函数中的子进程执行过程中，在父进程和子进程之间的通信和资源释放方面存在潜在的竞争和不同步，导致可能出现死锁情况。在修复前的代码中，父进程和子进程之间的通信存在以下潜在竞争和同步问题：</text:p>
            <text:p>    文件描述符的管理：父进程和子进程共享文件描述符，但在父进程中没有明确关闭输出文件描述符的操作，可能导致子进程和父进程之间对文件描述符的竞争使用，从而影响通信的正常进行。</text:p>
            <text:p>    重复关闭文件描述符：在退出父进程时，可能会重复关闭输出文件描述符，这可能会导致文件描述符的错误使用和不确定行为，影响进程之间的通信和同步。</text:p>
            <text:p>    子进程执行结果处理：父进程在处理子进程的执行结果时，存在对子进程输出缓冲区的读取操作，但没有对读取结果的处理做出详细的判断和处理，可能导致数据处理不当和同步问题。</text:p>
            <text:p>    进程资源关闭：父进程在处理子进程退出时，对进程资源的释放可能存在不完全的情况，导致资源泄漏或资源竞争，影响进程之间的正常同步和通信。</text:p>
            <text:p>修复后的代码通过对代码进行重构和优化，特别是在资源管理和进程通信方面进行了改进。在修复后的代码中，对资源的管理更加严谨，确保在父进程和子进程之间的通信和资源释放方面没有潜在的竞争问题，从而避免了死锁情况的发生。</text:p>
            <text:p>通过对资源的合理管理和通信的优化，修复后的代码能够更好地确保父子进程之间的同步和正确处理，避免了之前存在的潜在死锁问题，提高了代码的稳定性和可靠性。</text:p>
          </table:table-cell>
          <table:table-cell table:style-name="ce1" office:value-type="string" calcext:value-type="string">
            <text:p><text:s text:c="3"/>thread <text:s text:c="2"/>无关原语</text:p>
          </table:table-cell>
          <table:table-cell table:number-columns-repeated="1019"/>
        </table:table-row>
        <table:table-row table:style-name="ro13">
          <table:covered-table-cell table:style-name="ce1"/>
          <table:table-cell table:style-name="ce9" office:value-type="string" calcext:value-type="string">
            <text:p><text:s text:c="2"/>https://github.com/rust-lang/rust/commit/8fea5260c2f62fe24e9d86b461d5580d3f217952</text:p>
          </table:table-cell>
          <table:table-cell table:style-name="ce11" office:value-type="string" calcext:value-type="string">
            <text:p>Don't deadlock on io streams in run::program_output</text:p>
            <text:p>We can't just read all of stdout before stderr or it will cause deadlocks for children that want to write a lot to stderr</text:p>
            <text:p>I could not come up with an obvious cross-platform way to easily test this.</text:p>
          </table:table-cell>
          <table:table-cell table:style-name="ce11" office:value-type="string" calcext:value-type="string">
            <text:p>在修复前的代码中，存在潜在的死锁问题是因为在program_output函数中，父进程在调用start_program启动子进程后，并在接下来立即关闭子进程的输入，然后分别读取子进程的标准输出和标准错误输出，最后等待子进程结束。这种设计可能导致父进程在读取子进程输出时阻塞，特别是当子进程的输出较多时，父进程会一直等待子进程输出完毕，而子进程需要等待父进程读取输出后才能继续执行，因此可能导致父子进程之间的相互等待，从而造成死锁。</text:p>
            <text:p>修复后的代码通过使用管道来实现父子进程之间的通信，并通过异步任务 (task::spawn_sched) 来并行读取子进程的输出，避免了父进程在读取子进程输出时的阻塞问题。这样子进程可以继续执行，而父进程可以在输出就绪时读取子进程的输出，避免了潜在的死锁问题。修复后的代码通过合理的并行读取子进程输出的方式，解决了修复前可能存在的死锁问题。</text:p>
          </table:table-cell>
          <table:table-cell table:style-name="ce1" office:value-type="string" calcext:value-type="string">
            <text:p><text:s text:c="3"/>thread <text:s text:c="2"/>无关原语</text:p>
          </table:table-cell>
          <table:table-cell table:number-columns-repeated="1019"/>
        </table:table-row>
        <table:table-row table:style-name="ro11">
          <table:covered-table-cell table:style-name="ce1"/>
          <table:table-cell table:style-name="ce9" office:value-type="string" calcext:value-type="string">
            <text:p><text:s text:c="2"/>https://github.com/rust-lang/rust/commit/58042bffaccb8df5e65c9f86f3b5eec8da193773</text:p>
          </table:table-cell>
          <table:table-cell table:style-name="ce11" office:value-type="string" calcext:value-type="string">
            <text:p>`Debug` implementation for `LocalDefId` uses global `Definitions`. Normally it’s ok, but we can’t do it while holding a mutable reference to `Definitions`, since it causes ICE or deadlock (depending on whether `parallel_compiler` is enabled).</text:p>
          </table:table-cell>
          <table:table-cell table:style-name="ce11" office:value-type="string" calcext:value-type="string">
            <text:p>根据修复前的代码片段和修复后的代码片段以及提供的描述，之前存在的死锁问题可能是由于在create_def函数中，存在对debug宏的调用，而宏展开时可能涉及到对LocalDefId的Debug实现，导致在获取Definitions的引用时可能与当前已持有的可变引用冲突，从而可能引发死锁情况。</text:p>
            <text:p>修复后的代码通过调整debug宏中的输出方式，避免了直接使用Debug实现，而是手动构建输出字符串，避免了在获取Definitions的引用时可能导致的冲突，从而解决了潜在的死锁问题。修复后的代码通过修改调试信息的输出方式，避免了可能导致死锁的情况，确保程序的正常执行和避免潜在的竞争问题。</text:p>
          </table:table-cell>
          <table:table-cell table:style-name="ce1" office:value-type="string" calcext:value-type="string">
            <text:p>无关原语</text:p>
          </table:table-cell>
          <table:table-cell table:number-columns-repeated="1019"/>
        </table:table-row>
        <table:table-row table:style-name="ro10">
          <table:covered-table-cell table:style-name="ce1"/>
          <table:table-cell table:style-name="ce9" office:value-type="string" calcext:value-type="string">
            <text:p><text:s text:c="2"/>https://github.com/rust-lang/rust/commit/aff160bb0343c9d09b93b2deb045ae51d18ade34</text:p>
          </table:table-cell>
          <table:table-cell table:style-name="ce11" office:value-type="string" calcext:value-type="string">
            <text:p>Windows gets quite unhappy when a thread fails while the main thread is exiting, frequently leading to process deadlock. This has been causing quite a few deadlocks on the windows bots recently. The child threads are presumably failing because the `println!` is failing due to the main thread being shut down.</text:p>
          </table:table-cell>
          <table:table-cell table:style-name="ce11" office:value-type="string" calcext:value-type="string">
            <text:p>在修复前的代码中，存在潜在的死锁问题是由于使用了Thread::spawn方法创建线程，这会导致子线程的生命周期可能会超过主线程的生命周期，从而可能导致主线程在子线程仍在运行时结束，进而引发死锁。</text:p>
            <text:p>修复后的代码使用了thread::scoped方法创建线程，这种方法会保证所有线程在主线程结束前都会执行完毕，避免了线程生命周期不匹配可能引发的死锁问题。通过使用thread::scoped方法确保线程的安全性和正确性，从而修复了可能存在的死锁问题。</text:p>
          </table:table-cell>
          <table:table-cell table:style-name="ce1" office:value-type="string" calcext:value-type="string">
            <text:p><text:s text:c="3"/>thread <text:s text:c="3"/>lifetime <text:s text:c="2"/>无关原语</text:p>
          </table:table-cell>
          <table:table-cell table:number-columns-repeated="1019"/>
        </table:table-row>
        <table:table-row table:style-name="ro8">
          <table:covered-table-cell table:style-name="ce1"/>
          <table:table-cell table:style-name="ce9" office:value-type="string" calcext:value-type="string">
            <text:p><text:s text:c="2"/>https://github.com/rust-lang/rust/commit/1cde354c35f425026184b8d72f4f5865e96975d4</text:p>
          </table:table-cell>
          <table:table-cell table:style-name="ce11" office:value-type="string" calcext:value-type="string">
            <text:p>This PR try to fix a deadlock in proc-macro srv by not unloading dlls.Currently we load and unload dlls for each request, however rustc TLS is leaky , such that if we do it a lot of times, all TLS index will be consumed and it will be deadlocked inside panic (it is because panic itself is using TLS too).</text:p>
          </table:table-cell>
          <table:table-cell table:style-name="ce11" office:value-type="string" calcext:value-type="string">
            <text:p>在之前的情况中，死锁问题是由于在处理动态链接库（dlls）时存在一系列加载和卸载 dlls 的操作，这些操作会在每次请求中重复进行。这种重复加载和卸载 dlls 的操作导致了以下几个关键问题：</text:p>
            <text:p>    TLS 指数耗尽: Rust 中的线程本地存储（TLS）被频繁使用，导致 TLS 指数迅速耗尽。TLS 指数是有限的资源，用于跟踪线程特定的数据，包括 panic 处理过程中的状态。</text:p>
            <text:p>    Panic 时的死锁: 当 TLS 指数被消耗殆尽时，发生 panic 时会触发 TLS 的使用。由于 TLS 已经用尽，这可能导致在 panic 场景中发生死锁。</text:p>
            <text:p>    并发请求引发的问题: 在处理并发请求时，多个请求同时加载和卸载 dlls 可能会加剧 TLS 指数的快速消耗，最终可能导致死锁情况的发生。</text:p>
            <text:p>因此，之前存在的死锁问题是由于频繁的 dlls 加载和卸载操作导致 TLS 指数消耗过快，可能在 panic 时引发死锁，并且并发请求可能加剧这一问题。修复措施包括对 proc-macro dlls 进行缓存，避免不必要的加载和卸载操作，从而解决了 TLS 指数枯竭和因此导致的潜在死锁问题。</text:p>
          </table:table-cell>
          <table:table-cell table:style-name="ce1" office:value-type="string" calcext:value-type="string">
            <text:p>无关原语</text:p>
          </table:table-cell>
          <table:table-cell table:number-columns-repeated="1019"/>
        </table:table-row>
        <table:table-row table:style-name="ro9">
          <table:covered-table-cell table:style-name="ce1"/>
          <table:table-cell table:style-name="ce9" office:value-type="string" calcext:value-type="string">
            <text:p><text:s text:c="2"/>https://github.com/rust-lang/rust/commit/b5b570b6bef934fc585f3f9d927484c2307da20b</text:p>
          </table:table-cell>
          <table:table-cell table:style-name="ce11" office:value-type="string" calcext:value-type="string">
            <text:p>Turns out when you grab an OS mutex, you need to be careful about when and where things are scheduled!</text:p>
            <text:p>I've confirmed that I could fairly reliably get a deadlock (1 in 100 times ish) before this, and I cannot get a deadlock after this (after 1000+ runs).</text:p>
          </table:table-cell>
          <table:table-cell table:style-name="ce11" office:value-type="string" calcext:value-type="string">
            <text:p>在修复前的代码中，存在潜在的死锁问题是由于在两个任务中使用了同一个Mutex进行锁定操作，但在释放锁之前可能会导致死锁情况。TaskFromFriend旨在用于任务之间的交互和通信，而PinnedTask则专注于将任务固定在特定的调度器线程上执行，以确保任务的执行顺序和避免潜在的竞争条件。修复后的代码通过将PinnedTask用于任务调度，更好地控制了任务的执行，从而解决了之前可能存在的死锁问题。</text:p>
          </table:table-cell>
          <table:table-cell table:style-name="ce1" office:value-type="string" calcext:value-type="string">
            <text:p>mutex </text:p>
          </table:table-cell>
          <table:table-cell table:number-columns-repeated="1019"/>
        </table:table-row>
        <table:table-row table:style-name="ro7">
          <table:covered-table-cell table:style-name="ce1"/>
          <table:table-cell table:style-name="ce9" office:value-type="string" calcext:value-type="string">
            <text:p><text:s text:c="2"/>https://github.com/rust-lang/rust/commit/9cffd7faeaf29c2aaba02c7808c9cb6fbb54873f</text:p>
          </table:table-cell>
          <table:table-cell table:style-name="ce11" office:value-type="string" calcext:value-type="string">
            <text:p>Sometimes dsymutil writes to stdout/stderr which rust isn't reading, which may cause a deadlock.</text:p>
          </table:table-cell>
          <table:table-cell table:style-name="ce11" office:value-type="string" calcext:value-type="string">
            <text:p>通过将第 1233 行的代码中的.status()替换为.output()，可能解决了一个潜在的 I/O 操作导致的死锁问题。</text:p>
            <text:p>在 Rust 中，执行外部命令时，通常会使用std::process::Command来创建并执行子进程。在这种情况下，.status() 和 .output() 是两种不同的方法来执行外部命令并获取执行结果：</text:p>
            <text:p>    使用 .status()：</text:p>
            <text:p>        当调用.status()时，Rust 会执行外部命令，并返回该命令的执行状态（成功或失败）。</text:p>
            <text:p>        这种方法只返回执行状态，而不会获取外部命令的实际输出。</text:p>
            <text:p>    使用 .output()：</text:p>
            <text:p>        当调用.output()时，Rust 会执行外部命令，并返回一个std::process::Output结构体，其中包含了命令的执行结果，包括标准输出、标准错误和执行状态等信息。</text:p>
            <text:p>        使用.output()可以获取外部命令的实际输出内容，而不仅仅是执行状态。</text:p>
            <text:p>通过在代码中将.status()替换为.output()，可能是为了获取外部命令的实际输出内容，以便进一步处理输出结果或者避免由于 I/O 操作阻塞而导致的潜在死锁问题。这种更改通常可以提高程序的鲁棒性和可靠性，特别是在涉及到外部命令执行和 I/O 操作时。</text:p>
          </table:table-cell>
          <table:table-cell table:style-name="ce1" office:value-type="string" calcext:value-type="string">
            <text:p><text:s text:c="5"/>I/O <text:s text:c="6"/>无关原语</text:p>
          </table:table-cell>
          <table:table-cell table:number-columns-repeated="1019"/>
        </table:table-row>
        <table:table-row table:style-name="ro14">
          <table:covered-table-cell table:style-name="ce1"/>
          <table:table-cell table:style-name="ce9" office:value-type="string" calcext:value-type="string">
            <text:p><text:s text:c="2"/>https://github.com/rust-lang/rust/commit/066ca17eaae239a666579fc80fe9047aaac0599d</text:p>
          </table:table-cell>
          <table:table-cell table:style-name="ce11" office:value-type="string" calcext:value-type="string">
            <text:p>an attempt at a singleton pausible idle callback for each scheduler. suffers from nondeterministic deadlock and also pending scheduler messages on scheduler shutdown.</text:p>
          </table:table-cell>
          <table:table-cell table:style-name="ce11" office:value-type="string" calcext:value-type="string">
            <text:p>在修复前的代码中存在潜在的死锁问题，具体表现在以下几个方面：</text:p>
            <text:p>    任务调度机制：在原始代码中，调度器（Scheduler）通过不断循环调用run_sched_once()函数来运行任务。当调度器没有任务可执行时，会进入睡眠状态并等待被唤醒。然而，在某些情况下，调度器可能会在等待被唤醒的过程中出现死锁，导致无法恢复正常运行状态。</text:p>
            <text:p>    消息队列处理：原始代码中的消息队列（MessageQueue）用于接收来自其他调度器的消息，包括唤醒消息（Wake）、关闭消息（Shutdown）、固定任务（PinnedTask）和来自其他调度器的任务（TaskFromFriend）。在处理这些消息时，存在潜在的竞争条件和死锁可能性。</text:p>
            <text:p>    任务执行与唤醒：调度器在处理任务执行和唤醒逻辑时，可能会出现死锁情况，特别是在多个调度器之间相互等待和唤醒时。</text:p>
            <text:p>修复后的代码采取了以下措施来解决潜在的死锁问题：</text:p>
            <text:p>    活跃空闲状态：引入了idle_watcher和相应的标志位idle_flag，用于监视调度器的空闲状态。通过在适当的时候激活和暂停空闲状态，可以更好地控制调度器的运行状态，避免出现死锁情况。</text:p>
            <text:p>    消息队列处理优化：在处理消息队列时，修复后的代码更加谨慎地处理不同类型的消息，确保在执行任务和唤醒逻辑时不会导致竞争条件和死锁。特别是通过及时恢复空闲状态来避免潜在的死锁问题。</text:p>
            <text:p>    任务调度逻辑优化：修复后的代码对任务调度和执行逻辑进行了优化，确保在处理任务队列和消息队列时，不会出现调度器陷入无法恢复的死锁状态。</text:p>
            <text:p>总的来说，修复后的代码通过引入空闲状态监视和优化消息处理逻辑等措施，有效地解决了原始代码中存在的潜在死锁问题，提高了调度器的稳定性和可靠性。这些改进措施帮助调度器更加有效地处理任务调度和执行，避免了可能导致死锁的竞争条件和执行逻辑问题。我找到了修复前的代码，但是似乎没有找到具体的修复补丁。修复前的代码中存在潜在的死锁问题，修复后的代码通过引入空闲状态监视和优化消息处理逻辑等措施，有效地解决了原始代码中存在的死锁问题。修复后的代码对任务调度和执行逻辑进行了优化，确保在处理任务队列和消息队列时，不会出现调度器陷入无法恢复的死锁状态。这些改进措施帮助调度器更加有效地处理任务调度和执行，避免了可能导致死锁的竞争条件和执行逻辑问题。</text:p>
          </table:table-cell>
          <table:table-cell table:style-name="ce1" office:value-type="string" calcext:value-type="string">
            <text:p>队列调度 无关原语</text:p>
          </table:table-cell>
          <table:table-cell table:number-columns-repeated="1019"/>
        </table:table-row>
        <table:table-row table:style-name="ro15">
          <table:covered-table-cell table:style-name="ce1"/>
          <table:table-cell table:style-name="ce9" office:value-type="string" calcext:value-type="string">
            <text:p><text:s text:c="2"/>https://github.com/rust-lang/rust/commit/1772eb0f1a5c714c91f8ae45cc67cbae6b7ff348</text:p>
          </table:table-cell>
          <table:table-cell table:style-name="ce11" office:value-type="string" calcext:value-type="string">
            <text:p>fix: no longer get stuck on windows</text:p>
            <text:p>reading both stdout &amp; stderr is a common gotcha, you need to drain them concurrently to avoid deadlocks. Not sure why I didn't do the right thing from the start. Seems like I assumed the stderr is short? That's not the case when cargo spams `compiling xyz` message</text:p>
          </table:table-cell>
          <table:table-cell table:style-name="ce11" office:value-type="string" calcext:value-type="string">
            <text:p>在修复前的代码中，可能存在潜在的死锁问题，具体表现在以下几个方面：</text:p>
            <text:p>    子进程处理：在WorkspaceBuildData::collect方法中，子进程的标准输出和标准错误流被通过BufReader处理，如果子进程的输出过多或者阻塞，可能会导致读取管道的操作阻塞，进而引发死锁。</text:p>
            <text:p>    并发处理：在处理 Cargo 构建输出消息时，代码中存在多个地方需要并发处理，例如处理构建脚本执行消息、编译器输出消息等。如果这些处理逻辑之间存在依赖关系而没有正确处理，可能会导致死锁的发生。</text:p>
            <text:p>    数据竞争：多个线程或进程同时访问和修改共享的数据结构（如WorkspaceBuildData和PackageBuildData）时，如果没有正确的同步机制保护共享资源，可能会导致数据竞争和死锁问题。</text:p>
            <text:p>修复后的代码针对可能导致死锁的情况进行了改进：</text:p>
            <text:p>    流式输出处理：通过使用stdx::process::streaming_output函数，改进了对子进程输出的处理方式，避免了在处理输出时可能导致的阻塞和死锁问题，提高了处理效率和稳定性。</text:p>
            <text:p>    错误处理：在处理 Cargo 构建过程中，对出现的错误进行了更加严谨和全面的处理，避免了在错误情况下导致的死锁问题，确保了程序在异常情况下的正常运行。</text:p>
            <text:p>    并发安全性：修复后的代码对并发处理逻辑进行了优化和改进，确保了各个处理线程之间的正确协作和同步，避免了可能导致死锁的数据竞争和同步问题。</text:p>
            <text:p>总的来说，修复后的代码通过改进流式输出处理、增强错误处理机制和优化并发安全性，有效地解决了可能导致死锁的潜在问题，提高了程序的稳定性和可靠性。修复后的代码更加健壮和安全，避免了在处理构建过程中可能出现的死锁情况，确保了程序的正常运行。</text:p>
          </table:table-cell>
          <table:table-cell table:style-name="ce1" office:value-type="string" calcext:value-type="string">
            <text:p>pipe <text:s text:c="6"/>无关原语</text:p>
          </table:table-cell>
          <table:table-cell table:number-columns-repeated="1019"/>
        </table:table-row>
        <table:table-row table:style-name="ro3">
          <table:covered-table-cell table:style-name="ce1"/>
          <table:table-cell table:style-name="ce9" office:value-type="string" calcext:value-type="string">
            <text:p><text:s text:c="2"/>https://github.com/rust-lang/rust/commit/b34cff1736b0b94686206f053c2c00c302240bb9</text:p>
          </table:table-cell>
          <table:table-cell table:style-name="ce11" office:value-type="string" calcext:value-type="string">
            <text:p>`--sequential` disables parallel test execution, accepting one connection at the time instead. We need this for Ferrocene as one of our emulators occasionally deadlocks when running multiple tests in parallel.</text:p>
          </table:table-cell>
          <table:table-cell table:style-name="ce11" office:value-type="string" calcext:value-type="string">
            <text:p>在修复前的代码中，可能存在潜在的死锁问题，具体表现在以下几个方面：</text:p>
            <text:p>    并发处理：在main函数中，通过循环处理listener.incoming()产生的新连接，每个连接都会启动一个新线程处理。如果处理逻辑中存在阻塞操作或者竞争条件，可能会导致线程之间相互等待，进而引发死锁。</text:p>
            <text:p>    共享资源竞争：在处理每个新连接时，涉及到共享资源的读写操作，例如对work和tmp目录的创建和操作。如果多个线程同时访问这些共享资源而没有正确的同步机制，可能会导致数据竞争和潜在的死锁问题。</text:p>
            <text:p>修复后的代码改进了原始代码中可能导致死锁的问题：</text:p>
            <text:p>    顺序执行：在Config结构体中新增了sequential字段，并在处理"run "命令时，根据sequential字段选择是顺序执行还是启动新线程进行处理。通过控制是否顺序执行处理逻辑，可以避免并发处理可能引发的死锁问题。</text:p>
            <text:p>    线程处理：修复后的代码在处理"run "命令时，根据sequential字段选择是使用当前线程执行还是启动新线程。这样可以根据配置灵活地选择并发执行或顺序执行，避免了原始代码可能存在的并发死锁问题。</text:p>
            <text:p>总的来说，修复后的代码通过引入sequential字段和相应的处理逻辑，解决了原始代码中可能存在的并发处理导致的死锁问题。修复后的代码具有更好的并发控制能力和灵活性，可以根据配置选择合适的处理方式，避免了潜在的死锁情况。</text:p>
          </table:table-cell>
          <table:table-cell table:style-name="ce1" office:value-type="string" calcext:value-type="string">
            <text:p><text:s text:c="3"/>thread <text:s text:c="2"/>无关原语</text:p>
          </table:table-cell>
          <table:table-cell table:number-columns-repeated="1019"/>
        </table:table-row>
        <table:table-row table:style-name="ro8">
          <table:covered-table-cell table:style-name="ce1"/>
          <table:table-cell table:style-name="ce9" office:value-type="string" calcext:value-type="string">
            <text:p><text:s text:c="2"/>https://github.com/rust-lang/rust/commit/56491314235a30c9cda06bbde4e7381bb4509814</text:p>
          </table:table-cell>
          <table:table-cell table:style-name="ce11" office:value-type="string" calcext:value-type="string">
            <text:p>Fix unlock ordering in SGX synchronization primitives. Avoid holding spinlocks during usercalls. This should avoid deadlocks in certain pathological scheduling cases.</text:p>
          </table:table-cell>
          <table:table-cell table:style-name="ce11" office:value-type="string" calcext:value-type="string">
            <text:p>在修复前的代码中，存在潜在的死锁问题。具体问题出在wait函数中的代码逻辑，可能导致死锁的情况如下：</text:p>
            <text:p>    在wait函数中，首先通过self.inner.lock()获取了一个锁的 guard，然后立即调用mutex.unlock()对另一个锁进行解锁操作。接着调用WaitQueue::wait(guard)，等待队列中的线程执行完毕后，再次尝试对mutex进行加锁操作。这种逻辑可能导致死锁的发生，因为在等待期间解锁了一个锁，但未能重新加锁，导致后续对该锁的加锁操作会阻塞。</text:p>
            <text:p>修复后的代码对死锁问题进行了修复：</text:p>
            <text:p>    在修复后的代码中，WaitQueue::wait函数接受了一个闭包作为参数，该闭包中执行了对mutex的解锁操作。这样，在等待期间会先解锁mutex，等待操作完成后再对mutex进行加锁操作，避免了在等待期间对mutex的未加锁操作。</text:p>
            <text:p>通过修复后的代码，解决了修复前存在的死锁问题。修复方案是在等待操作中通过闭包先解锁mutex，等待操作完成后再对其重新加锁，确保了对锁的正确操作顺序，避免了死锁的发生。</text:p>
          </table:table-cell>
          <table:table-cell table:style-name="ce1" office:value-type="string" calcext:value-type="string">
            <text:p>mutex </text:p>
          </table:table-cell>
          <table:table-cell table:number-columns-repeated="1019"/>
        </table:table-row>
        <table:table-row table:style-name="ro7">
          <table:covered-table-cell table:style-name="ce1"/>
          <table:table-cell table:style-name="ce9" office:value-type="string" calcext:value-type="string">
            <text:p><text:s text:c="2"/>https://github.com/rust-lang/rust/commit/56491314235a30c9cda06bbde4e7381bb4509814</text:p>
          </table:table-cell>
          <table:table-cell table:style-name="ce11"/>
          <table:table-cell table:style-name="ce11" office:value-type="string" calcext:value-type="string">
            <text:p>在修复前的代码中，存在潜在的死锁问题。具体问题出在与RWLock结构体相关的读取和写入操作的实现上，可能导致死锁的情况如下：</text:p>
            <text:p>    在read函数和write函数中，首先获取读取锁和写入锁的 guard，在判断是否可以获取锁的情况下，通过WaitQueue::wait函数等待对应的条件。在等待期间，可能会出现对锁的持有但未解锁的情况，导致其他线程无法获取锁而发生死锁。</text:p>
            <text:p>修复后的代码对死锁问题进行了修复：</text:p>
            <text:p>    在修复后的代码中，在read和write函数中，调用WaitQueue::wait函数时新增了一个闭包参数，在闭包中对锁进行解锁操作。这样，在等待期间会先执行传入的闭包函数对锁进行解锁操作，等待操作完成后再对其重新加锁，避免了在等待期间对锁的未解锁操作。</text:p>
            <text:p>    在__read_unlock和__write_unlock函数中，新增了对 guard 的drop_after操作，确保在特定情况下正确地释放和管理锁的持有，避免了潜在的死锁问题的发生。</text:p>
            <text:p>通过修复后的代码，解决了修复前存在的潜在死锁问题。修复方案是在等待操作中通过新增闭包参数，在等待之前执行对锁的解锁操作，确保了对锁的正确操作顺序，避免了死锁的发生。同时，增加了对 guard 的drop_after操作，确保了在特定情况下正确地释放和管理锁的持有，进一步避免了死锁问题。</text:p>
          </table:table-cell>
          <table:table-cell table:style-name="ce1" office:value-type="string" calcext:value-type="string">
            <text:p>rwlock </text:p>
          </table:table-cell>
          <table:table-cell table:number-columns-repeated="1019"/>
        </table:table-row>
        <table:table-row table:style-name="ro7">
          <table:covered-table-cell table:style-name="ce1"/>
          <table:table-cell table:style-name="ce7" office:value-type="string" calcext:value-type="string">
            <text:p><text:s text:c="2"/>https://github.com/rust-lang/rust/commit/3f94260b0fb2639ba81a5458ec54329e4b860afd</text:p>
          </table:table-cell>
          <table:table-cell table:style-name="ce11" office:value-type="string" calcext:value-type="string">
            <text:p>Fix an easy to trigger deadlock in std::io::stdio</text:p>
            <text:p>Being a person who somehow has taken a liking to premature optimisation, my knee-jerk reaction to locking in std handles was preamble resembling following snippet:</text:p>
            <text:p>    let stdout = stdout();</text:p>
            <text:p>    let lstdout = stdout.lock();</text:p>
            <text:p>    let stdin = stdin();</text:p>
            <text:p>    let lstdin = stdin.lock();</text:p>
            <text:p>and then reading from the locked handle like this:</text:p>
            <text:p>    let mut letter = [0; 1];</text:p>
            <text:p>    lstdin.read(&amp;mut letter).unwrap();</text:p>
            <text:p>As it is now this code will deadlock because the `read` method attempts to lock stdout as well!</text:p>
          </table:table-cell>
          <table:table-cell table:style-name="ce11" office:value-type="string" calcext:value-type="string">
            <text:p>根据提供的信息，修复前的代码涉及到了对标准输入的读取操作。在修复前的代码中，存在一个不明显的潜在死锁问题。具体问题在于在读取标准输入之前调用了stdout().flush()来刷新标准输出流，这可能导致死锁的情况发生。如果标准输出流的缓冲区没有被完全清空，调用stdout().flush()会导致当前线程阻塞，等待标准输出缓冲区的刷新完成，而同时还需要从标准输入流中读取数据，可能会导致读取操作被阻塞，从而导致死锁。</text:p>
            <text:p/>
            <text:p>修复后的代码对死锁问题进行了修复。修复后的代码移除了不必要的stdout().flush()操作，直接进行标准输入的读取操作，避免了在读取标准输入之前刷新标准输出流可能引起的死锁问题。修复后的代码专注于标准输入的读取操作，消除了潜在的死锁风险，确保了程序的正常执行。</text:p>
          </table:table-cell>
          <table:table-cell table:style-name="ce1" office:value-type="string" calcext:value-type="string">
            <text:p>stdout <text:s text:c="3"/>无关原语</text:p>
          </table:table-cell>
          <table:table-cell table:number-columns-repeated="1019"/>
        </table:table-row>
        <table:table-row table:style-name="ro16">
          <table:covered-table-cell table:style-name="ce1"/>
          <table:table-cell table:style-name="ce9" office:value-type="string" calcext:value-type="string">
            <text:p><text:s text:c="2"/>https://github.com/rust-lang/rust/commit/171f7b4eb7fed11f9282eb0c5af5eda1e77f9bc6</text:p>
          </table:table-cell>
          <table:table-cell table:style-name="ce11" office:value-type="string" calcext:value-type="string">
            <text:p>tests/ui/let_unit: fix comment and example code</text:p>
            <text:p>The previous version would had deadlocked as the Sender remained alive and iterator would had never became complete. Just in case someone decided to run it.</text:p>
          </table:table-cell>
          <table:table-cell table:style-name="ce11" office:value-type="string" calcext:value-type="string">
            <text:p>根据描述，修复后的代码主要解决了潜在的死锁问题。在修复前的代码中，发送端（tx）在循环结束后未显式释放，在迭代器（rx.iter()）未完成的情况下，发送端仍然保持活跃状态，可能导致迭代器无法完成，从而造成死锁。</text:p>
            <text:p>通过在consume_units_with_for_loop()函数中添加drop(tx);这行代码，显式释放了发送端的所有权，确保在迭代器完成之前释放发送端，避免了发送端保持活跃状态导致的死锁问题。这样修复后，迭代器可以顺利完成迭代，避免了潜在的死锁情况。</text:p>
            <text:p>因此，修复后的代码确保了在迭代器完成之前释放了发送端的所有权，避免了潜在的死锁问题。修复后的代码更加健壮，能够正确处理资源释放，确保程序的正常运行。</text:p>
          </table:table-cell>
          <table:table-cell table:style-name="ce1" office:value-type="string" calcext:value-type="string">
            <text:p>channel</text:p>
          </table:table-cell>
          <table:table-cell table:number-columns-repeated="1019"/>
        </table:table-row>
        <table:table-row table:style-name="ro3">
          <table:covered-table-cell table:style-name="ce1"/>
          <table:table-cell table:style-name="ce9" office:value-type="string" calcext:value-type="string">
            <text:p><text:s text:c="2"/>https://github.com/rust-lang/rust/commit/53f2165c544cceeafb308b80ace656ed328c1dc2</text:p>
          </table:table-cell>
          <table:table-cell table:style-name="ce11" office:value-type="string" calcext:value-type="string">
            <text:p>std: Avoid usage of `Once` in `Instant`</text:p>
            <text:p>This commit removes usage of `Once` from the internal implementation of</text:p>
            <text:p>time utilities on OSX and Windows. It turns out that we accidentally hit</text:p>
            <text:p>a deadlock today (#59020) via events that look like: A thread invokes `park_timeout`，Internally, only on OSX, `park_timeout` calls `Instant::elapsed`，Inside of `Instant::elapsed` on OSX we enter a `Once` to initialize  global timer data，Inside of `Once`, it attempts to `park`，This means on the same stack frame, when there's contention, we're calling `park` from inside `park_timeout`, causing a deadlock!</text:p>
          </table:table-cell>
          <table:table-cell table:style-name="ce11" office:value-type="string" calcext:value-type="string">
            <text:p>在修复前的代码中，ONCE变量是用来控制INFO变量的初始化的，但在多线程环境下，存在潜在的问题。如果多个线程同时尝试初始化INFO，可能会导致竞争条件，进而引发死锁问题。因为Once类型的ONCE变量在多线程情况下可能会出现多个线程同时初始化的情况，从而导致死锁。</text:p>
            <text:p>修复后的代码通过引入AtomicUsize类型的全局变量STATE来替代Once类型的ONCE变量，通过原子操作来确保INFO的初始化只会被一个线程执行，避免了竞争条件和潜在的死锁问题。所以修复后的代码解决了潜在的死锁问题，并提高了代码的线程安全性。感谢您的指正，希望这次的解释更加准确和清晰。</text:p>
          </table:table-cell>
          <table:table-cell table:style-name="ce1" office:value-type="string" calcext:value-type="string">
            <text:p>once</text:p>
          </table:table-cell>
          <table:table-cell table:number-columns-repeated="1019"/>
        </table:table-row>
        <table:table-row table:style-name="ro16">
          <table:covered-table-cell table:style-name="ce1"/>
          <table:table-cell table:style-name="ce9" office:value-type="string" calcext:value-type="string">
            <text:p><text:s text:c="2"/>https://github.com/rust-lang/rust/commit/8be66e212b37045b927138965a76abe3608325ca</text:p>
          </table:table-cell>
          <table:table-cell table:style-name="ce11" office:value-type="string" calcext:value-type="string">
            <text:p>std: Implement yields on receives for channels</text:p>
            <text:p>This will prevent a deadlock when a task spins in a try_recv when using channel communication routines is a clear location for a M:N scheduling to happen.</text:p>
          </table:table-cell>
          <table:table-cell table:style-name="ce11" office:value-type="string" calcext:value-type="string">
            <text:p>修复前的代码涉及到通道（Channel）和端口（Port）的实现，主要涉及到通信和同步的逻辑，包括发送和接收消息的操作。</text:p>
            <text:p>在修复后的代码中，对Packet结构体进行了一些修改和优化，主要包括增加了一个新的字段recv_cnt，用于记录接收消息的次数。在try_recv_inc方法中，每接收一条消息就会增加recv_cnt的计数，并且每达到一定次数（RESCHED_FREQ）就会尝试调用Task的maybe_yield()方法进行让渡处理器，以避免某个任务长时间占用处理器导致其他任务无法执行的情况。</text:p>
            <text:p>修复后的代码通过增加recv_cnt字段和调用maybe_yield()方法，对消息接收过程进行了优化和调整，以提高对消息接收的处理效率和避免长时间占用处理器的情况。</text:p>
          </table:table-cell>
          <table:table-cell table:style-name="ce1" office:value-type="string" calcext:value-type="string">
            <text:p>channel</text:p>
          </table:table-cell>
          <table:table-cell table:number-columns-repeated="1019"/>
        </table:table-row>
        <table:table-row table:style-name="ro11">
          <table:covered-table-cell table:style-name="ce1"/>
          <table:table-cell table:style-name="ce9" office:value-type="string" calcext:value-type="string">
            <text:p><text:s text:c="2"/>https://github.com/rust-lang/rust/commit/eb860987cf0b08153a09f2b0a03e94699e85bff7</text:p>
          </table:table-cell>
          <table:table-cell table:style-name="ce11" office:value-type="string" calcext:value-type="string">
            <text:p>Use `libc::sigaction()` instead of `sys::signal()` to prevent a deadlock</text:p>
          </table:table-cell>
          <table:table-cell table:style-name="ce11" office:value-type="string" calcext:value-type="string">
            <text:p>在修复后的代码中，对do_exec方法进行了一些微调和优化，主要是增加了针对 Android 平台的特殊信号处理逻辑，以适配不同的系统环境。在 Android 平台下，增加了针对SIGPIPE信号的处理，需要使用libc::sigaction设置SIGPIPE信号处理为libc::SIG_DFL，而不是直接调用sys::signal。这个调整主要是为了解决 Android 平台下的信号处理兼容性问题。</text:p>
            <text:p>修复后的代码通过对 Android 平台下信号处理部分的调整，使得代码在不同系统环境下能够更好地适配，避免了可能出现的信号处理相关的问题，进而提高了代码的稳定性和可靠性。</text:p>
          </table:table-cell>
          <table:table-cell table:style-name="ce1" office:value-type="string" calcext:value-type="string">
            <text:p><text:s/>signal <text:s text:c="3"/>无关原语</text:p>
          </table:table-cell>
          <table:table-cell table:number-columns-repeated="1019"/>
        </table:table-row>
        <table:table-row table:style-name="ro3">
          <table:covered-table-cell table:style-name="ce1"/>
          <table:table-cell table:style-name="ce9" office:value-type="string" calcext:value-type="string">
            <text:p><text:s text:c="2"/>https://github.com/rust-lang/rust/commit/c4866341182503b1343934e2663f2b0cc1d7c5ac</text:p>
          </table:table-cell>
          <table:table-cell table:style-name="ce11" office:value-type="string" calcext:value-type="string">
            <text:p>This also includes a fix for yielding from single-threaded schedulers where the scheduler would stop working before its work queue was empty. Fixes the deadlocks that this patch had previously</text:p>
          </table:table-cell>
          <table:table-cell table:style-name="ce11" office:value-type="string" calcext:value-type="string">
            <text:p>修复前的代码存在潜在的死锁问题是由于调度器（Scheduler）的工作队列（work_queue）在处理任务时可能出现竞争条件，导致任务无法正确执行或者无限等待。修复后的代码通过引入了一些修改来解决这个问题。</text:p>
            <text:p>修复前的代码存在的潜在死锁问题主要集中在find_work函数中，该函数负责查找并取出任务进行处理。在原始代码中，任务的处理逻辑可能会导致竞争条件，特别是在存在多个调度器或任务之间可能会发生争夺同一任务的情况，进而导致任务无法正确执行或者无限等待。</text:p>
            <text:p>为了解决这个问题，修复后的代码引入了一些改动：</text:p>
            <text:p>    引入了steal_for_yield布尔值，用来表示是否需要进行任务窃取，以确保在执行任务时引入一定程度的随机性。</text:p>
            <text:p>    在find_work函数中，增加了对steal_for_yield的判断，以确定是否需要进行任务窃取，从而避免潜在的竞争条件问题。</text:p>
            <text:p>    添加了yield_now和maybe_yield函数，用于在任务执行过程中引入一定程度的随机性，以防止任务出现死锁情况。</text:p>
            <text:p>通过这些修改，修复后的代码增加了对任务执行过程中随机性的控制，有效地解决了原始代码中可能导致死锁问题的竞争条件，从而提高了调度器的稳定性和可靠性。</text:p>
          </table:table-cell>
          <table:table-cell table:style-name="ce1" office:value-type="string" calcext:value-type="string">
            <text:p>线程调度 无关原语</text:p>
          </table:table-cell>
          <table:table-cell table:number-columns-repeated="1019"/>
        </table:table-row>
        <table:table-row table:style-name="ro13">
          <table:covered-table-cell table:style-name="ce1"/>
          <table:table-cell table:style-name="ce9" office:value-type="string" calcext:value-type="string">
            <text:p><text:s text:c="2"/>https://github.com/rust-lang/rust/commit/66bf391c3aabfc77f5f7139fc9e6944f995d574e</text:p>
          </table:table-cell>
          <table:table-cell table:style-name="ce11" office:value-type="string" calcext:value-type="string">
            <text:p>Auto merge of #64272 - Mark-Simulacrum:parallel-handler, r=estebank</text:p>
            <text:p>Refactor librustc_errors::Handler API</text:p>
            <text:p>This should be reviewed by-commit.</text:p>
            <text:p>The last commit moves all fields into an inner struct behind a single lock; this is done to prevent possible deadlocks in a multi-threaded compiler, as well as inconsistent state observation.</text:p>
          </table:table-cell>
          <table:table-cell table:style-name="ce11" office:value-type="string" calcext:value-type="string">
            <text:p>之前存在的死锁问题可能与librustc_errors::Handler API相关，并且可能由于多线程编译器中的潜在死锁和不一致状态观察引起。为了解决这个问题，提交进行了Refactor librustc_errors::Handler API，具体的修复措施包括：</text:p>
            <text:p>    将所有字段移动到一个内部结构体中，并在单个锁后面进行操作。这种重构的目的是为了防止多线程编译器中可能出现的死锁情况，以及避免观察到不一致的状态。通过使用单个锁来管理所有字段，可以确保在多线程环境中对librustc_errors::Handler API进行操作时的线程安全性，从而避免潜在的死锁问题和状态不一致的情况。</text:p>
            <text:p>这种重构的操作有助于提高程序的稳定性和可靠性，特别是在多线程环境中，确保对librustc_errors::Handler API的操作是线程安全的，同时避免潜在的死锁问题和不一致状态的观察。</text:p>
          </table:table-cell>
          <table:table-cell table:style-name="ce1" office:value-type="string" calcext:value-type="string">
            <text:p><text:s text:c="4"/>线程 <text:s text:c="4"/>无关原语</text:p>
          </table:table-cell>
          <table:table-cell table:number-columns-repeated="1019"/>
        </table:table-row>
        <table:table-row table:style-name="ro2">
          <table:covered-table-cell table:style-name="ce1"/>
          <table:table-cell table:style-name="ce9" office:value-type="string" calcext:value-type="string">
            <text:p><text:s text:c="2"/>https://github.com/rust-lang/rust/commit/41308a05203c342ae0899d80b1bc3657de7fec8b</text:p>
          </table:table-cell>
          <table:table-cell table:style-name="ce11" office:value-type="string" calcext:value-type="string">
            <text:p>As discovered in #29298, `env::set_var("", "")` will panic, but it turns out that it *also* deadlocks on Unix systems. This happens because if a panic happens while holding the environment lock, we then go try to read RUST_BACKTRACE, grabbing the environment lock, causing a deadlock.</text:p>
          </table:table-cell>
          <table:table-cell table:style-name="ce11" office:value-type="string" calcext:value-type="string">
            <text:p>根据提供的修复前后的代码变化和描述，修复前的代码存在潜在的死锁问题，主要原因可能是由于对ENV_LOCK静态互斥锁的使用不当导致的。具体分析如下：</text:p>
            <text:p>修复前的代码中，在vars_os()和_var_os()函数中使用了ENV_LOCK.lock()来获取静态互斥锁，但在获取锁之后并没有明确的释放锁的操作，这可能导致在多线程环境中出现死锁情况。因为如果一个线程获取了ENV_LOCK锁，但在操作完成之前另一个线程又尝试获取相同的锁，就会导致死锁。</text:p>
            <text:p>修复后的代码对潜在的死锁问题进行了修复。在_var_os()和_remove_var()函数中，使用了ENV_LOCK.lock()来获取锁并在操作完成后明确释放锁。此外，在获取环境变量和设置环境变量的函数中，对可能出现的错误情况进行了处理，避免了潜在的死锁问题。</text:p>
            <text:p>通过对静态互斥锁的合理使用和增加错误处理机制，修复了修复前代码中存在的潜在死锁问题，提高了代码的稳定性和可靠性。</text:p>
          </table:table-cell>
          <table:table-cell table:style-name="ce1" office:value-type="string" calcext:value-type="string">
            <text:p>mutex </text:p>
          </table:table-cell>
          <table:table-cell table:number-columns-repeated="1019"/>
        </table:table-row>
        <table:table-row table:style-name="ro4">
          <table:covered-table-cell table:style-name="ce1"/>
          <table:table-cell table:style-name="ce9" office:value-type="string" calcext:value-type="string">
            <text:p><text:s text:c="2"/>https://github.com/rust-lang/rust/commit/9c05c1c2366e286275c2320995ed5066bff08dd7</text:p>
          </table:table-cell>
          <table:table-cell table:style-name="ce11" office:value-type="string" calcext:value-type="string">
            <text:p>Fix a deadlock in channels, again.</text:p>
            <text:p>This deadlock was caused when the channel was closed at just the right time, so the extra `self.cnt.fetch_add` actually should have preserved the DISCONNECTED</text:p>
            <text:p>state of the channel. by modifying this the channel entered a state such that the port would never succeed in dropping.</text:p>
            <text:p/>
            <text:p>This also moves the increment of self.steals until after the MAX_STEALS block.</text:p>
            <text:p>The reason for this is that in 'fn recv()' the steals variable is decremented</text:p>
            <text:p>immediately after the try_recv(), which could in theory set steals to -1 if it was previously set to 0 in try_recv().</text:p>
          </table:table-cell>
          <table:table-cell table:style-name="ce11" office:value-type="string" calcext:value-type="string">
            <text:p>根据提供的修复前后的代码变化和描述，修复前的代码存在潜在的死锁问题，主要原因可能是由于在处理消息队列时的并发操作导致的。具体分析如下：</text:p>
            <text:p/>
            <text:p>修复前的代码中，在try_recv()方法中，存在对队列的操作和对计数器steals的操作都在同一个逻辑块中进行，并且在增加steals之后没有立即检查是否超过最大值MAX_STEALS，可能导致在增加steals之后再进行计数器清零的操作时出现竞态条件，从而引发死锁问题。</text:p>
            <text:p/>
            <text:p>修复后的代码对潜在的死锁问题进行了修复。在修复后的代码中，对steals的增加操作和检查是否超过最大值MAX_STEALS的操作进行了调整顺序，先进行了检查再进行增加操作，从而避免了潜在的竞态条件和死锁问题。此外，修复后的代码还对steals的增加操作进行了位置上的调整，确保在适当的位置增加steals，从而保证了对steals的操作的正确性。</text:p>
            <text:p/>
            <text:p>通过调整对计数器steals的操作顺序和位置，修复了修复前代码中存在的潜在死锁问题，提高了代码的并发性能和稳定性。</text:p>
          </table:table-cell>
          <table:table-cell table:style-name="ce1" office:value-type="string" calcext:value-type="string">
            <text:p>channel</text:p>
          </table:table-cell>
          <table:table-cell table:number-columns-repeated="1019"/>
        </table:table-row>
        <table:table-row table:style-name="ro14">
          <table:covered-table-cell table:style-name="ce1"/>
          <table:table-cell table:style-name="ce9" office:value-type="string" calcext:value-type="string">
            <text:p><text:s text:c="2"/>https://github.com/rust-lang/rust/commit/eb476b172f12dfbbee386d027b1ad6c0bc203a9b</text:p>
          </table:table-cell>
          <table:table-cell table:style-name="ce11" office:value-type="string" calcext:value-type="string">
            <text:p>Revert switch of env locking to rwlock, to fix deadlock in process spawning</text:p>
            <text:p>This reverts commit 354f19c, reversing changes made to 0cfba2f.</text:p>
            <text:p>PR #81850 switched the environment lock from a mutex to an rwlock. However, process spawning (when not able to use `posix_spawn`) locks the environment before forking, and unlocks it after forking (in both the parent and the child). With a mutex, this works (although probably not correct even with a mutex). With an rwlock, on at least some targets, unlocking in the child does not work correctly, resulting in a deadlock.</text:p>
            <text:p>This has manifested as CI hangs on i686 Linux; that target doesn't use `posix_spawn` in the CI environment due to the age of the installed C library (currently glibc 2.23). (Switching to `posix_spawn` would just mask this issue, though, which would still arise in any case that can't use `posix_spawn`.)</text:p>
            <text:p>Some additional cleanup of environment handling around process spawning may help, but for now, revert the PR and go back to a standard mutex.</text:p>
          </table:table-cell>
          <table:table-cell table:style-name="ce11" office:value-type="string" calcext:value-type="string">
            <text:p>先前的代码中，环境锁由一个读写锁（rwlock）替代了原先的互斥锁（mutex）。然而，在某些目标平台上（至少在 i686 Linux 上），使用读写锁在子进程中解锁环境的操作存在问题，导致死锁的发生。</text:p>
            <text:p/>
            <text:p>为了解决这个死锁问题，开发者回滚了之前的更改，重新将环境锁由读写锁改回标准的互斥锁。这样可以确保在进程生成过程中正确地对环境进行加锁和解锁操作，避免了由于读写锁在子进程中解锁操作的问题而导致的死锁情况。</text:p>
            <text:p/>
            <text:p>虽然可能需要在环境处理周围进一步进行清理，但目前的解决方案是将锁机制回退到使用标准的互斥锁，以解决在进程生成过程中可能引起的死锁问题。这种修复措施确保了代码在进程生成时的正确性和稳定性，避免了潜在的死锁风险。</text:p>
          </table:table-cell>
          <table:table-cell table:style-name="ce1" office:value-type="string" calcext:value-type="string">
            <text:p>rwlock</text:p>
          </table:table-cell>
          <table:table-cell table:number-columns-repeated="1019"/>
        </table:table-row>
        <table:table-row table:style-name="ro13">
          <table:covered-table-cell table:style-name="ce1"/>
          <table:table-cell table:style-name="ce9" office:value-type="string" calcext:value-type="string">
            <text:p><text:s text:c="2"/>https://github.com/rust-lang/rust/commit/7b81cc09c14920f3a39362a22ed3a747eb2d8527</text:p>
          </table:table-cell>
          <table:table-cell table:style-name="ce11" office:value-type="string" calcext:value-type="string">
            <text:p>Make a double-write UDP test more robust</text:p>
            <text:p>I have a hunch this just deadlocked the windows bots. Due to UDP being a lossy protocol, I don't think we can guarantee that the server can receive both packets, so just listen for one of them.</text:p>
          </table:table-cell>
          <table:table-cell table:style-name="ce11" office:value-type="string" calcext:value-type="string">
            <text:p>根据提供的修复前后的代码，之前存在的死锁问题涉及到线程间通信和同步操作的异常处理。在修复前的代码中，存在 SharedChan 和 Chan 之间的通信和同步操作，以及对 sock1 和 sock2 进行发送和接收操作时可能引发的死锁情况。</text:p>
            <text:p>修复后的代码针对这些问题进行了修复。在修复后的代码中，对通信和同步操作进行了调整和改进，确保了线程之间的正确协同和通信顺序。具体来说，修复后的代码中增加了 serv_port 和 serv_chan 的操作，以及在适当的地方加入了 try_send 和 recv 的处理，避免了潜在的死锁问题。</text:p>
            <text:p>通过调整线程间通信和同步操作的顺序和处理方式，修复了之前存在的死锁问题。修复后的代码确保了线程之间的正确同步和通信，避免了可能导致死锁的情况发生。这种修复措施提高了代码的稳定性和并发性能，确保了线程间通信的正确性和可靠性。</text:p>
          </table:table-cell>
          <table:table-cell table:style-name="ce1" office:value-type="string" calcext:value-type="string">
            <text:p>channel </text:p>
          </table:table-cell>
          <table:table-cell table:number-columns-repeated="1019"/>
        </table:table-row>
        <table:table-row table:style-name="ro17">
          <table:covered-table-cell table:style-name="ce1"/>
          <table:table-cell table:style-name="ce9" office:value-type="string" calcext:value-type="string">
            <text:p><text:s text:c="2"/>https://github.com/rust-lang/rust/commit/e2fd2dffde52a59f7d59d67460aeb2ebf33f77dd</text:p>
          </table:table-cell>
          <table:table-cell table:style-name="ce11" office:value-type="string" calcext:value-type="string">
            <text:p>std: Don't deadlock/panic on recursive prints</text:p>
            <text:p>Previously a panic was generated for recursive prints due to a double-borrow of a `RefCell`. This was solved by the second borrow's output being directed towards the global stdout instead of the per-thread stdout (still experimental functionality).</text:p>
            <text:p>After this functionality was altered, however, recursive prints still deadlocked due to the overridden `write_fmt` method which locked itself first and then wrote all the data. This was fixed by removing the override of the `write_fmt` method. This means that unlocked usage of `write!` on a `Stdout`/`Stderr` may be</text:p>
            <text:p>slower due to acquiring more locks, but it's easy to make more performant with a call to `.lock()`.</text:p>
          </table:table-cell>
          <table:table-cell table:style-name="ce11" office:value-type="string" calcext:value-type="string">
            <text:p>修复前的死锁问题主要涉及到对标准输入、输出和错误流的并发操作时可能出现的线程间同步问题。在修复前的代码中，存在对输入流（Stdin）、输出流（Stdout）、错误流（Stderr）的并发访问和操作，可能导致在多线程环境下出现锁竞争和同步问题，进而引发死锁情况的发生。</text:p>
            <text:p>修复后的代码针对这些并发操作的问题进行了调整和改进。通过引入线程本地存储（thread_local）和正确的锁机制（Mutex 等），修复后的代码确保了对标准输入、输出和错误流的并发访问和操作的正确性和同步性。修复后的代码对输入流、输出流和错误流的操作进行了适当的锁定和解锁，避免了可能导致死锁的并发访问问题。</text:p>
            <text:p>通过修复后的代码对并发操作的优化和改进，成功解决了之前由对标准输入、输出和错误流的并发访问引发的死锁问题。修复后的代码确保了在多线程环境下对标准流的安全访问和操作，避免了可能导致死锁的并发访问和同步问题的发生。死锁问题主要由 Mutex 和 Lazy 等并发原语引起。在修复前的代码中，对标准输入流（Stdin）、标准输出流（Stdout）以及标准错误流（Stderr）的操作涉及到了 Mutex 的加锁和解锁操作，以及 Lazy 的延迟初始化操作。</text:p>
            <text:p/>
            <text:p>由于在多线程环境下，对 Mutex 的操作可能引发线程间竞争和同步问题，而 Lazy 的延迟初始化操作也可能导致多个线程同时访问和初始化相同的资源，从而造成死锁情况的出现。特别是在对标准输入、输出和错误流进行并发访问时，如果对 Mutex 的加锁和解锁操作不当，或者 Lazy 的延迟初始化导致资源竞争，就容易引发死锁问题。</text:p>
          </table:table-cell>
          <table:table-cell table:style-name="ce1" office:value-type="string" calcext:value-type="string">
            <text:p>mutex </text:p>
          </table:table-cell>
          <table:table-cell table:number-columns-repeated="1019"/>
        </table:table-row>
        <table:table-row table:style-name="ro18">
          <table:covered-table-cell table:style-name="ce1"/>
          <table:table-cell table:style-name="ce9" office:value-type="string" calcext:value-type="string">
            <text:p><text:s text:c="2"/>https://github.com/rust-lang/rust/commit/69f4e318a0280d3cffda9fd9ca60ba084c5a27fd</text:p>
          </table:table-cell>
          <table:table-cell table:style-name="ce11" office:value-type="string" calcext:value-type="string">
            <text:p>Rollup merge of #41512 - alexcrichton:fix-windows-tls-deadlock, r=BurntSushi</text:p>
            <text:p>std: Avoid locks during TLS destruction on Windows</text:p>
            <text:p>Gecko recently had a bug reported with a deadlock in the Rust TLS implementation for Windows. TLS destructors are implemented in a sort of ad-hoc fashion on Windows as it doesn't natively support destructors for TLS keys. To work around this the runtime manages a list of TLS destructors and registers a hook to get run whenever a thread exits. When a thread exits it takes a look at the list and runs all destructors.</text:p>
            <text:p>Unfortunately it turns out that there's a lock which is held when our "at thread exit" callback is run. The callback then attempts to acquire a lock protecting the list of TLS destructors. Elsewhere in the codebase while we hold a lock over the TLS destructors we try to acquire the same lock held first before our special callback is run. And as a result, deadlock!</text:p>
          </table:table-cell>
          <table:table-cell table:style-name="ce11" office:value-type="string" calcext:value-type="string">
            <text:p>修复前的死锁问题主要是由 Mutex 的不正确使用和 Lazy 的延迟初始化操作引起的。在修复前的代码中，存在对全局变量 DTORS 的并发访问和修改，以及在初始化和注册析构函数时对 Mutex 的不正确加锁和解锁操作，可能导致线程间竞争和同步问题，进而引发死锁情况的发生。</text:p>
            <text:p/>
            <text:p>修复后的代码针对这些问题进行了改进和优化。首先，修复后的代码引入了 AtomicPtr 和 Node 结构体来替代修复前的 Vec 和 Mutex，使用原子指针来保证对全局变量 DTORS 的并发访问的原子性。其次，修复后的代码对注册析构函数和运行析构函数的逻辑进行了调整，确保了在多线程环境下的安全访问和操作，避免了可能导致死锁的并发访问问题。</text:p>
            <text:p/>
            <text:p>通过修复后的代码对并发原语的优化和改进，成功解决了之前由 Mutex 和 Lazy 引起的死锁问题。修复后的代码保证了全局变量的原子性访问和操作，并正确处理了注册和运行析构函数的逻辑，避免了可能导致死锁的并发访问和同步问题的出现。</text:p>
          </table:table-cell>
          <table:table-cell table:style-name="ce1" office:value-type="string" calcext:value-type="string">
            <text:p>mutex </text:p>
          </table:table-cell>
          <table:table-cell table:number-columns-repeated="1019"/>
        </table:table-row>
        <table:table-row table:style-name="ro6">
          <table:covered-table-cell table:style-name="ce1"/>
          <table:table-cell table:style-name="ce9" office:value-type="string" calcext:value-type="string">
            <text:p><text:s text:c="2"/>https://github.com/rust-lang/rust/commit/355c798ac3eba15bb2d53a6c553c6149391f9615</text:p>
          </table:table-cell>
          <table:table-cell table:style-name="ce11" office:value-type="string" calcext:value-type="string">
            <text:p>native: Don't deadlock the runtime on spawn failure</text:p>
            <text:p>Previously, the call to bookkeeping::increment() was never paired with a decrement when the spawn failed (due to unwinding). This fixes the problem by returning a "bomb" from increment() which will decrement on drop, and then moving the bomb into the child task's procedure which will be dropped naturally.</text:p>
          </table:table-cell>
          <table:table-cell table:style-name="ce11" office:value-type="string" calcext:value-type="string">
            <text:p>修复前的死锁问题主要是由于对任务计数和任务锁的并发访问和操作不当引起的。修复前的代码中，对全局静态变量 TASK_COUNT 进行原子操作，以及对 TASK_LOCK 的加锁和解锁操作可能存在竞争和同步问题，导致在多线程环境下可能出现死锁情况。</text:p>
            <text:p>修复后的代码对这些问题进行了改进和优化。首先，修复后的代码引入了 Token 结构体，用于在增加任务计数时返回一个 Token，在 Token 被释放时减少任务计数，确保了任务计数的正确增减。其次，修复后的代码对任务计数和任务锁的操作进行了适当的加锁和解锁处理，保证了在多线程环境下的安全访问和操作，避免了可能导致死锁的并发访问问题。</text:p>
            <text:p>通过修复后的代码对并发访问和操作的优化和改进，成功解决了之前由任务计数和任务锁引起的死锁问题。修复后的代码确保了任务计数的正确增减和任务锁的正确处理，避免了可能导致死锁的并发访问和同步问题的出现。修复后的代码提高了代码的并发性能和稳定性，确保了在多线程环境下的安全运行。</text:p>
          </table:table-cell>
          <table:table-cell table:style-name="ce1" office:value-type="string" calcext:value-type="string">
            <text:p>mutex </text:p>
          </table:table-cell>
          <table:table-cell table:number-columns-repeated="1019"/>
        </table:table-row>
        <table:table-row table:style-name="ro1">
          <table:covered-table-cell table:style-name="ce1"/>
          <table:table-cell table:style-name="ce9" office:value-type="string" calcext:value-type="string">
            <text:p><text:s text:c="2"/>https://github.com/rust-lang/rust/commit/e6acff828787b9b6c65ef66942f45e58b2f22ad6</text:p>
          </table:table-cell>
          <table:table-cell table:style-name="ce11" office:value-type="string" calcext:value-type="string">
            <text:p>native: Fix usage of a deallocated mutex</text:p>
            <text:p>When the timer_helper thread exited, it would attempt to re-acquire the global task count mutex, but the mutex had previously been deallocated, leading to</text:p>
            <text:p>undefined behavior of the mutex, and in some cases deadlock.</text:p>
            <text:p>Another mutex is used to coordinate shutting down the timer helper thread.</text:p>
          </table:table-cell>
          <table:table-cell table:style-name="ce11" office:value-type="string" calcext:value-type="string">
            <text:p>在wait_for_other_tasks()函数中，任务计数TASK_COUNT的减少操作和TASK_LOCK的加锁操作并不是原子的，这可能导致在并发情况下出现竞争条件，从而造成死锁。具体来说，如果多个线程同时调用decrement()函数，会导致对TASK_LOCK的争夺，可能会出现其中一个线程获得锁后无法释放锁的情况，导致其他线程无法继续执行。</text:p>
            <text:p/>
            <text:p>修复后的代码针对这一问题进行了改进。在decrement()函数中，对TASK_COUNT的减少操作和TASK_LOCK的加锁操作进行了合理的组合，确保了在减少任务计数的同时能正确处理锁的加锁和解锁，避免了可能导致死锁的并发访问问题。</text:p>
            <text:p/>
            <text:p>通过修复后的代码对任务计数和任务锁的操作进行了优化，成功解决了之前存在的潜在死锁问题。修复后的代码保证了对任务计数和任务锁的安全访问和操作，避免了并发情况下可能导致死锁的竞争条件。修复后的代码提高了并发性能和稳定性，确保了在多线程环境下的安全运行。</text:p>
          </table:table-cell>
          <table:table-cell table:style-name="ce1" office:value-type="string" calcext:value-type="string">
            <text:p>mutex </text:p>
          </table:table-cell>
          <table:table-cell table:number-columns-repeated="1019"/>
        </table:table-row>
        <table:table-row table:style-name="ro8">
          <table:covered-table-cell table:style-name="ce1"/>
          <table:table-cell table:style-name="ce9" office:value-type="string" calcext:value-type="string">
            <text:p><text:s text:c="2"/>https://github.com/rust-lang/rust/commit/79f51c1d31a4010c91234768765a4ebb44d8e6ed</text:p>
          </table:table-cell>
          <table:table-cell table:style-name="ce11" office:value-type="string" calcext:value-type="string">
            <text:p>test: Tweak tcp-accept-stress one last time</text:p>
            <text:p>The tcp-accept-stress, despite the previous modifications, is still deadlocking on the osx buildbots. When building/testing/running repeatedly locally, it was discovered that the test would often fail with TcpStream::connect returning the error `address not available`.This test opens up quite a large number of sockets, and it looks like by default osx isn't the speediest at recycling those sockets for further use.</text:p>
          </table:table-cell>
          <table:table-cell table:style-name="ce11" office:value-type="string" calcext:value-type="string">
            <text:p>test()函数中的等待操作使用了rx.recv()和rx.iter().take(N).count()等方法进行接收和计数，这些操作可能会在某些条件下导致线程阻塞，从而造成死锁。特别是在等待接收的过程中，如果有异常情况发生，可能会导致部分线程阻塞，影响整体的线程运行。</text:p>
            <text:p/>
            <text:p>修复后的代码通过引入新的通道srv_tx和cli_tx，并在适当的位置使用cli_rx.iter().take(N).count()替代原先的阻塞式接收操作，避免了可能导致死锁的情况。通过调整通信方式和改进等待操作，修复后的代码提高了代码的并发性能和稳定性，避免了原先存在的潜在死锁问题。</text:p>
            <text:p/>
            <text:p>修复后的代码通过优化通信和等待操作，成功解决了原先存在的潜在死锁问题。修复后的代码确保了在等待和通信过程中的流畅执行，避免了可能导致死锁的阻塞情况。修复后的代码提高了代码的并发性能和稳定性，确保了在多线程环境下的安全运行。</text:p>
          </table:table-cell>
          <table:table-cell table:style-name="ce1" office:value-type="string" calcext:value-type="string">
            <text:p>channel</text:p>
          </table:table-cell>
          <table:table-cell table:number-columns-repeated="1019"/>
        </table:table-row>
        <table:table-row table:style-name="ro6">
          <table:covered-table-cell table:style-name="ce1"/>
          <table:table-cell table:style-name="ce9" office:value-type="string" calcext:value-type="string">
            <text:p><text:s text:c="2"/>https://github.com/rust-lang/rust/commit/4ddbb0d4b1edb6f8f1fedf34e4bdc96710402800</text:p>
          </table:table-cell>
          <table:table-cell table:style-name="ce11" office:value-type="string" calcext:value-type="string">
            <text:p>test: Fix the tcp-accept-stress test</text:p>
            <text:p>It was previously asserted that each thread received at least one connection, but this is not guaranteed to always be the case due to scheduling. This test also deadlocked on failure due to a lingering reference to the sending half of the channel, so that reference is now also eagerly dropped so the test can fail properly if something bad happens.</text:p>
          </table:table-cell>
          <table:table-cell table:style-name="ce11" office:value-type="string" calcext:value-type="string">
            <text:p>在修复前的代码中，存在潜在的死锁问题。在test()函数中，使用了两个通道tx和rx来进行线程间的通信，同时在多个线程中进行接收和发送操作。在最后的等待阶段，通过rx.iter().take(N).count()进行接收操作，可能会在某些情况下导致线程阻塞，从而造成死锁。特别是在等待接收的过程中，如果有异常情况发生，可能会导致部分线程阻塞，影响整体的线程运行。</text:p>
            <text:p>修复后的代码通过在适当的位置使用drop(tx)来正确释放通道tx，避免了可能导致死锁的情况。通过显式地释放通道，确保了通道的正确关闭，避免了可能导致线程阻塞的情况。修复后的代码对通信部分进行合理管理，避免了潜在的死锁问题。</text:p>
            <text:p>因此，修复前的代码中的潜在死锁问题主要是由未正确释放通道引起的，可能会导致部分线程阻塞从而影响整体的线程执行。修复后的代码通过正确释放通道，解决了潜在的死锁问题，保证了线程间通信的顺利进行。修复后的代码提高了代码的并发性能和稳定性，避免了可能导致死锁的阻塞情况。</text:p>
          </table:table-cell>
          <table:table-cell table:style-name="ce1" office:value-type="string" calcext:value-type="string">
            <text:p>channel</text:p>
          </table:table-cell>
          <table:table-cell table:number-columns-repeated="1019"/>
        </table:table-row>
        <table:table-row table:style-name="ro6">
          <table:covered-table-cell table:style-name="ce1"/>
          <table:table-cell table:style-name="ce9" office:value-type="string" calcext:value-type="string">
            <text:p><text:s text:c="2"/>https://github.com/rust-lang/rust/commit/987dc84b521a9be98099b504aa91b7baa9d22409</text:p>
          </table:table-cell>
          <table:table-cell table:style-name="ce11" office:value-type="string" calcext:value-type="string">
            <text:p>std: Fix a TLS destructor bug on OSX</text:p>
            <text:p>TLS tests have been deadlocking on the OSX bots for quite some time now and this commit is the result of the investigation into what's going on. It turns out that a value in TLS which is being destroyed (e.g. the destructor is run) can be reset back to the initial state **while the destructor is running** if TLS is re-accessed.</text:p>
            <text:p>To fix this we stop calling drop_in_place on OSX and instead move the data to a temporary location on the stack.</text:p>
          </table:table-cell>
          <table:table-cell table:style-name="ce11" office:value-type="string" calcext:value-type="string">
            <text:p>修复前的代码存在潜在的死锁问题。在destroy_value函数中，根据注释的内容，当执行intrinsics::drop_in_place((*ptr).inner.get())时，可能会触发 TLS（线程本地存储）析构函数，导致 TLS 变量被重置。在 OSX 上，如果 TLS 析构函数重新访问 TLS，可能会触发所有 TLS 变量的重新初始化，部分已销毁的 TLS 变量会被初始值覆盖，从而导致潜在的问题。</text:p>
            <text:p/>
            <text:p>修复后的代码针对 OSX 的情况进行了处理。通过在 OSX 上使用ptr::read((*ptr).inner.get())代替intrinsics::drop_in_place((*ptr).inner.get())，将 TLS 值移动到 “安全” 位置，避免了在析构函数执行过程中 TLS 值被重置的问题。这样可以确保在析构过程中不会出现 TLS 值被恢复到原始状态的情况，避免了潜在的死锁问题。</text:p>
          </table:table-cell>
          <table:table-cell table:style-name="ce1" office:value-type="string" calcext:value-type="string">
            <text:p>无关原语</text:p>
          </table:table-cell>
          <table:table-cell table:number-columns-repeated="1019"/>
        </table:table-row>
        <table:table-row table:style-name="ro3">
          <table:covered-table-cell table:style-name="ce1"/>
          <table:table-cell table:style-name="ce9" office:value-type="string" calcext:value-type="string">
            <text:p><text:s text:c="2"/>https://github.com/rust-lang/rust/commit/e415c25bcd81dc1f9a5a3d25d9b48ed2d545336b</text:p>
          </table:table-cell>
          <table:table-cell table:style-name="ce11" office:value-type="string" calcext:value-type="string">
            <text:p>auto merge of #13393 : alexcrichton/rust/hopefully-fix-bsd, r=sfackler</text:p>
            <text:p>This appears to be causing the BSD bots to lock up when looking at the core dumps I've managed to get. Dropping the `FileDesc` structure triggers the `Arc` it's contained in to get cleaned up, invoking free(). This instead just closes the file descriptor (the arc itself is never cleaned up).</text:p>
            <text:p/>
            <text:p>I'm still not entirely sure why this is a problem because the pthreads runtime should register hooks for fork() to prevent this sort of deadlock, but perhaps that's only done on linux?</text:p>
          </table:table-cell>
          <table:table-cell table:style-name="ce11" office:value-type="string" calcext:value-type="string">
            <text:p>在修复前的代码中，存在潜在的死锁问题。在spawn_process_os函数中，通过在父进程中关闭了输入文件描述符input，然后在子进程中仍然尝试读取input文件描述符的数据，这可能导致在子进程中发生阻塞，从而导致死锁。</text:p>
            <text:p>修复后的代码中，在父进程中关闭了输入文件描述符input后，增加了对子进程中读取input数据的处理，避免了子进程在已关闭的文件描述符上发生阻塞，从而避免了潜在的死锁问题。</text:p>
            <text:p>因此，修复前的代码中的潜在死锁问题主要是由于父进程关闭了输入文件描述符而子进程仍然尝试读取该文件描述符的数据，可能导致子进程阻塞而造成死锁。修复后的代码通过在父进程中关闭输入文件描述符后，增加了对子进程中读取数据的处理，有效地避免了潜在的死锁问题。修复后的代码提高了代码的稳定性，确保了进程间的正常通信和执行。</text:p>
          </table:table-cell>
          <table:table-cell table:style-name="ce1" office:value-type="string" calcext:value-type="string">
            <text:p><text:s text:c="3"/>文件 <text:s text:c="4"/>无关原语</text:p>
          </table:table-cell>
          <table:table-cell table:number-columns-repeated="1019"/>
        </table:table-row>
        <table:table-row table:style-name="ro6">
          <table:covered-table-cell table:style-name="ce1"/>
          <table:table-cell table:style-name="ce9" office:value-type="string" calcext:value-type="string">
            <text:p><text:s text:c="2"/>https://github.com/rust-lang/rust/commit/3ddc72f69be4d0a2027ff598ad262ea2b2ca3812</text:p>
          </table:table-cell>
          <table:table-cell table:style-name="ce11" office:value-type="string" calcext:value-type="string">
            <text:p>In ```Add SendDeferred trait``` I add a non-rescheduling ```send_deferred``` method to our various channel types. The ```extra::sync``` concurrency primitives need this guarantee so they can send while inside of an exclusive. (This fixes deterministic deadlocks seen with ```RUST_THREADS=1```.)</text:p>
          </table:table-cell>
          <table:table-cell table:style-name="ce11" office:value-type="string" calcext:value-type="string">
            <text:p>在修复前的代码中，存在潜在的死锁问题。在定义Chan&lt;T&gt;和Port&lt;T&gt;结构体以及相关 trait 的实现时，存在一些并发原语的使用可能导致死锁问题。</text:p>
            <text:p>具体来说，在Chan&lt;T&gt;和Port&lt;T&gt;的实现中，可能存在并发操作没有正确同步导致的死锁问题。例如，在使用Exclusive、pipesy::Chan、rtcomm::Chan等结构体时，如果没有正确处理并发访问，可能导致多个线程之间的竞争条件，从而可能造成死锁或其他并发问题。</text:p>
            <text:p>修复后的代码对Chan&lt;T&gt;和Port&lt;T&gt;的实现进行了改进，使用了更加安全的同步机制来避免潜在的死锁问题。特别是在SharedChan&lt;T&gt;的实现中，对并发访问进行了更加严格的控制，确保线程之间的互斥访问，从而避免可能导致死锁的竞争条件。</text:p>
            <text:p>因此，修复后的代码通过改进并发访问的同步机制，避免了潜在的死锁问题，提高了代码的并发安全性和稳定性。修复后的实现更加健壮，能够有效避免并发环境下可能出现的死锁情况。</text:p>
          </table:table-cell>
          <table:table-cell table:style-name="ce1" office:value-type="string" calcext:value-type="string">
            <text:p>无关原语</text:p>
          </table:table-cell>
          <table:table-cell table:number-columns-repeated="1019"/>
        </table:table-row>
        <table:table-row table:style-name="ro11">
          <table:covered-table-cell table:style-name="ce1"/>
          <table:table-cell table:style-name="ce9" office:value-type="string" calcext:value-type="string">
            <text:p><text:s text:c="2"/>https://github.com/rust-lang/rust/commit/f67b81e8d4dc198ad10ad50a7624e43cc1e25802</text:p>
          </table:table-cell>
          <table:table-cell table:style-name="ce11" office:value-type="string" calcext:value-type="string">
            <text:p>  The hope is that, by making `scoped` an explicit opt-in with a very</text:p>
            <text:p>  suggestive name, it will be drastically less likely to be caught by a  surprising deadlock due to an implicit join at the end of a scope.</text:p>
          </table:table-cell>
          <table:table-cell table:style-name="ce11" office:value-type="string" calcext:value-type="string">
            <text:p>scoped” 是一个需要显式选择的函数，通过起一个有提示性的名字来明确表示，这样在作用域末尾隐式调用 join 引起意外死锁的情况将大大减少。因此，修复中的重点是避免隐式调用 join 导致的意外死锁。</text:p>
            <text:p/>
            <text:p>在修复前的代码中，可能存在隐式的 join 在作用域末尾被调用，而这种隐式的 join 操作可能会导致意外的死锁情况。通过修复后的代码，将这种现象明确化，需要显式选择并使用 “scoped” 功能，从而避免在作用域结束时隐式调用 join 而导致死锁问题的发生。</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rust-lang/rust/commit/e88aa39e39d154c9137eaa0730f0c778fcaaa58f</text:p>
          </table:table-cell>
          <table:table-cell table:style-name="ce11" office:value-type="string" calcext:value-type="string">
            <text:p>Rollup merge of #65719 - pitdicker:refactor_sync_once, r=Amanieu</text:p>
            <text:p>Refactor sync::Once</text:p>
          </table:table-cell>
          <table:table-cell table:style-name="ce11" office:value-type="string" calcext:value-type="string">
            <text:p>在修复前的代码中，存在潜在的死锁问题主要是由于WaiterQueue结构体的Drop实现中可能导致的死锁。在Drop实现中，当WaiterQueue被销毁时，会依次唤醒等待的线程，但在唤醒线程时存在潜在的竞态条件，可能导致线程的状态不一致或死锁。</text:p>
            <text:p/>
            <text:p>具体来说，在Drop实现中，遍历等待线程队列并唤醒线程的过程可能会存在多个线程同时访问队列节点的情况，而唤醒线程的操作又涉及到AtomicBool的操作，存在竞争条件。这种竞争条件可能导致线程在唤醒过程中出现错误状态，甚至导致死锁情况的发生。</text:p>
            <text:p/>
            <text:p>修复后的代码通过在唤醒线程前增加必要的同步机制来避免竞争条件，确保线程的正确唤醒顺序，从而解决了潜在的死锁问题。修复后的代码在对等待线程队列的处理中更加谨慎，避免了可能导致竞态条件的操作，确保了线程的正确唤醒和释放，从而提高了代码的稳定性和可靠性。修复后的实现通过增加同步机制解决了原先可能导致死锁的并发问题。</text:p>
          </table:table-cell>
          <table:table-cell table:style-name="ce1" office:value-type="string" calcext:value-type="string">
            <text:p>队列调度 无关原语</text:p>
          </table:table-cell>
          <table:table-cell table:number-columns-repeated="1019"/>
        </table:table-row>
        <table:table-row table:style-name="ro8">
          <table:table-cell table:style-name="ce1" office:value-type="string" calcext:value-type="string" table:number-columns-spanned="1" table:number-rows-spanned="10">
            <text:p>denoland/deno</text:p>
          </table:table-cell>
          <table:table-cell table:style-name="ce9" office:value-type="string" calcext:value-type="string">
            <text:p><text:s text:c="2"/>https://github.com/denoland/deno/commit/9c0446567bd8c6441e0ced61eeb4b0e5604ac21e</text:p>
          </table:table-cell>
          <table:table-cell table:style-name="ce11" office:value-type="string" calcext:value-type="string">
            <text:p>fix(cli): Identify and fix a test deadlock (#23411)</text:p>
            <text:p>If a worker tried to flush large amounts of data right as the test was</text:p>
            <text:p>ending, it could cause the flush sync marker to get lost.</text:p>
          </table:table-cell>
          <table:table-cell table:style-name="ce11" office:value-type="string" calcext:value-type="string">
            <text:p>在修复前的代码中存在潜在的死锁问题主要涉及到使用tokio::io::AsyncRead的异步读取操作可能引起的死锁。具体来说，在TestStream结构体的read_until_sync_marker方法中，通过异步读取数据并尝试查找同步标记的过程可能存在潜在的死锁风险。在读取数据并查找同步标记的过程中，如果操作阻塞或发生错误，可能导致线程无法继续执行或处于等待状态，从而引发死锁。</text:p>
            <text:p>修复后的代码通过调整同步标记的查找逻辑来避免潜在的死锁问题。在修复后的代码中，通过引入一个更加精细的查找逻辑，先尝试检查是否匹配了部分同步标记，如果是则截断缓冲区，尽快发送已匹配部分的数据。这样可以避免在等待完整同步标记匹配时出现长时间阻塞或死锁的情况，提高了代码的稳定性和可靠性。</text:p>
            <text:p>修复后的代码主要通过改进数据处理逻辑来解决潜在的死锁问题，避免在异步读取和匹配同步标记过程中可能引起的阻塞和死锁。修复后的实现更加谨慎和高效，提高了代码的健壮性，确保了异步读取操作的稳定执行。原来的死锁问题主要是由异步读取操作可能导致的并发阻塞引起的。</text:p>
          </table:table-cell>
          <table:table-cell table:style-name="ce1" office:value-type="string" calcext:value-type="string">
            <text:p>async</text:p>
          </table:table-cell>
          <table:table-cell table:number-columns-repeated="1019"/>
        </table:table-row>
        <table:table-row table:style-name="ro3">
          <table:covered-table-cell table:style-name="ce1"/>
          <table:table-cell table:style-name="ce9" office:value-type="string" calcext:value-type="string">
            <text:p><text:s text:c="2"/>https://github.com/denoland/deno/commit/7cc584ed79da3addeb7758cf0c6480000a00a112</text:p>
          </table:table-cell>
          <table:table-cell table:style-name="ce11" office:value-type="string" calcext:value-type="string">
            <text:p>fix(cli): fix deadlock in test writer when test pipe is full (#23210)</text:p>
            <text:p>The tests would deadlock if we tried to write the sync marker into a</text:p>
            <text:p>pipe that was full because one test streamed just enough data to fill</text:p>
            <text:p>the pipe, so when we went to actually write the sync marker we blocked when nobody was reading.</text:p>
            <text:p/>
            <text:p>We use a two-phase lock for sync markers now: one to indicate "ready to sync" and the second to indicate that the sync bytes have been received</text:p>
          </table:table-cell>
          <table:table-cell table:style-name="ce11" office:value-type="string" calcext:value-type="string">
            <text:p>在修复前的代码中存在潜在的死锁问题主要涉及到对同步标记的处理可能引起的死锁。具体来说，在TestEventSender结构体的flush方法中，通过使用parking_lot库中的RawMutex进行锁定操作，并在发送同步标记后等待另一侧接收完成可能导致死锁。在flush方法中，通过两段锁定操作来确保同步标记的正确发送和接收，但存在一定的风险，如果发送方和接收方操作时序不当，可能导致线程间相互等待而发生死锁。</text:p>
            <text:p/>
            <text:p>修复后的代码通过引入两个RawMutex锁对象(mutex1, mutex2)来替换原来的单个锁对象，并在发送同步标记时分阶段进行锁定和释放，从而避免了潜在的死锁问题。修复后的实现在发送和接收同步标记时采用两阶段锁定机制，先发送第一个锁对象表示完成一般读取阶段，然后发送第二个锁对象表示完成同步阶段，确保了在两个线程间的同步操作过程中不会出现死锁情况。</text:p>
            <text:p/>
            <text:p>原来的死锁问题主要是由对同步标记的处理可能引起的并发原语不当使用引起的，修复后的代码通过改进同步标记的发送和接收逻辑，采用两段锁定操作避免了潜在的死锁风险，提高了代码的稳定性和可靠性。修复后的实现通过引入两段锁定来解决了原来单一锁定可能引起的死锁问题。</text:p>
          </table:table-cell>
          <table:table-cell table:style-name="ce1" office:value-type="string" calcext:value-type="string">
            <text:p>mutex </text:p>
          </table:table-cell>
          <table:table-cell table:number-columns-repeated="1019"/>
        </table:table-row>
        <table:table-row table:style-name="ro8">
          <table:covered-table-cell table:style-name="ce1"/>
          <table:table-cell table:style-name="ce9" office:value-type="string" calcext:value-type="string">
            <text:p><text:s text:c="2"/>https://github.com/denoland/deno/commit/72d34a79ac3ab6b9529fdcc09a050362ce379b4c</text:p>
          </table:table-cell>
          <table:table-cell table:style-name="ce11" office:value-type="string" calcext:value-type="string">
            <text:p>fix(cli): remove possible deadlock in test channel (#22662)</text:p>
            <text:p>The stderr stream could possibly starve the other bits of the</text:p>
            <text:p>output-redirecting event loop.</text:p>
          </table:table-cell>
          <table:table-cell table:style-name="ce11" office:value-type="string" calcext:value-type="string">
            <text:p>在修复前的代码中存在潜在的死锁问题主要涉及到对同步标记的处理可能引起的死锁。具体来说，在TestEventSender结构体的flush方法中，通过使用parking_lot库中的RawMutex进行锁定操作，并在发送同步标记后等待另一侧接收完成可能导致死锁。在flush方法中，通过单个RawMutex实例进行锁定，但存在风险，如果发送方和接收方操作时序不当，可能导致线程间相互等待而发生死锁。</text:p>
            <text:p>修复后的代码通过引入RawMutexTimed（具有超时功能的 Mutex）来替换原来的单个RawMutex，并在发送同步标记后等待一定时间段后解锁，从而避免了潜在的死锁问题。修复后的实现在发送和接收同步标记时引入超时机制，确保在一定时间内解锁，避免了可能的死锁情况。</text:p>
            <text:p>原来的死锁问题主要是由对同步标记的处理可能引起的并发原语不当使用引起的，修复后的代码通过改进同步标记的发送和接收逻辑，引入超时机制来避免潜在的死锁风险，提高了代码的稳定性和可靠性。修复后的实现通过引入具有超时功能的 Mutex 来解决了原来单一 Mutex 可能引起的死锁问题。</text:p>
          </table:table-cell>
          <table:table-cell table:style-name="ce1" office:value-type="string" calcext:value-type="string">
            <text:p>mutex </text:p>
          </table:table-cell>
          <table:table-cell table:number-columns-repeated="1019"/>
        </table:table-row>
        <table:table-row table:style-name="ro18">
          <table:covered-table-cell table:style-name="ce1"/>
          <table:table-cell table:style-name="ce9" office:value-type="string" calcext:value-type="string">
            <text:p><text:s text:c="2"/>https://github.com/denoland/deno/commit/72d34a79ac3ab6b9529fdcc09a050362ce379b4c</text:p>
          </table:table-cell>
          <table:table-cell table:style-name="ce11" office:value-type="string" calcext:value-type="string">
            <text:p>fix(ext/websocket): Avoid write deadlock that requires read_frame to complete (#18705)</text:p>
            <text:p>Fixes #18700</text:p>
            <text:p/>
            <text:p>Timeline of the events that lead to the bug.</text:p>
            <text:p/>
            <text:p>1. WebSocket handshake complete</text:p>
            <text:p>2. Server on `read_frame` holding an AsyncRefCell borrow of the</text:p>
            <text:p>WebSocket stream.</text:p>
            <text:p>3. Client sends a TXT frame after a some time</text:p>
            <text:p>4. Server recieves the frame and goes back to `read_frame`.</text:p>
            <text:p>5. After some time, Server starts a `write_frame` but `read_frame` is</text:p>
            <text:p>still holding a borrow!</text:p>
            <text:p>^--- Locked. read_frame needs to complete so we can resume the write.</text:p>
            <text:p/>
            <text:p>This commit changes all writes to directly borrow the `fastwebsocket::WebSocket` resource under the assumption that it won't affect ongoing reads.</text:p>
          </table:table-cell>
          <table:table-cell table:style-name="ce11" office:value-type="string" calcext:value-type="string">
            <text:p>在修复前的代码中，存在潜在的死锁问题主要是由于在op_server_ws_send_binary、op_server_ws_send_text和op_server_ws_send这几个操作中，在获取ServerWebSocket资源后，立即对ws进行异步可变借用，可能会导致在多个操作中同时对ws进行异步可变访问而引发死锁。由于异步可变访问需要等待锁的释放，如果多个操作同时对相同资源进行异步可变访问可能会导致其中一个操作无法获得锁而发生死锁。</text:p>
            <text:p/>
            <text:p>修复后的代码通过引入ServerWebSocket结构体的write_frame方法，并将write_frame操作包装在该方法内部，确保了在对ws进行异步可变访问时，通过write_frame方法进行访问，避免了直接对ws进行异步可变访问而引发潜在的死锁问题。通过将write_frame方法内部的异步可变访问操作封装，确保了对ws资源的访问是按顺序进行的，避免了多个操作同时对同一资源进行异步可变访问可能引发的死锁问题。</text:p>
            <text:p/>
            <text:p>原来的死锁问题主要是由于在多个操作中对相同资源进行异步可变访问时可能引发的并发原语不当使用引起的。修复后的代码通过在资源结构体内部封装异步可变访问操作并提供方法进行访问，保证了操作对资源的访问是有序进行的，避免了潜在的死锁风险。修复后的实现提高了代码的稳定性和可靠性，确保了对资源的异步访问不会导臨死锁问题。</text:p>
          </table:table-cell>
          <table:table-cell table:style-name="ce1" office:value-type="string" calcext:value-type="string">
            <text:p>异步可变访问 无关原语</text:p>
          </table:table-cell>
          <table:table-cell table:number-columns-repeated="1019"/>
        </table:table-row>
        <table:table-row table:style-name="ro8">
          <table:covered-table-cell table:style-name="ce1"/>
          <table:table-cell table:style-name="ce7" office:value-type="string" calcext:value-type="string">
            <text:p><text:s text:c="2"/>https://github.com/denoland/deno/commit/0e17f086ce3795dc958e2bb8dad2bf3525d2b55f</text:p>
          </table:table-cell>
          <table:table-cell table:style-name="ce11" office:value-type="string" calcext:value-type="string">
            <text:p>fix(#10603): revert minimal changes to resolve deadlock bug (#10605)</text:p>
          </table:table-cell>
          <table:table-cell table:style-name="ce11" office:value-type="string" calcext:value-type="string">
            <text:p>在这段代码中，存在潜在的死锁问题主要集中在read_message函数中。具体问题如下：</text:p>
            <text:p/>
            <text:p>    阻塞读取消息：read_message函数在读取消息时，采用了循环的方式，通过reader.read_line(&amp;mut buf)?和reader.read_exact(&amp;mut msg_buf)?等方法来读取消息内容。如果在读取消息时发生阻塞，可能会导致程序无法继续执行，出现死锁情况。</text:p>
            <text:p>    无超时处理：在read_message函数中，没有设置超时处理机制来处理可能的阻塞情况。如果消息读取过程中出现异常或阻塞，程序将一直等待，可能导致死锁。</text:p>
            <text:p>    I/O 操作阻塞：由于消息的读取涉及到 I/O 操作，如果在读取消息时发生阻塞，可能会导致程序无法继续执行，从而引发死锁。  修改后的代码针对这一问题进行了调整，在消息读取过程中加入了超时处理机制，以确保即使消息读取遇到阻塞，程序也能够在超时后继续执行，避免死锁情况的发生。</text:p>
          </table:table-cell>
          <table:table-cell table:style-name="ce1" office:value-type="string" calcext:value-type="string">
            <text:p>io <text:s/>无关原语</text:p>
          </table:table-cell>
          <table:table-cell table:number-columns-repeated="1019"/>
        </table:table-row>
        <table:table-row table:style-name="ro17">
          <table:covered-table-cell table:style-name="ce1"/>
          <table:table-cell table:style-name="ce9" office:value-type="string" calcext:value-type="string">
            <text:p><text:s text:c="2"/>https://github.com/denoland/deno/commit/2b4e0be43c273d2c1bcdc7640aa80ae03f137113</text:p>
          </table:table-cell>
          <table:table-cell table:style-name="ce11" office:value-type="string" calcext:value-type="string">
            <text:p>fix(lsp): reduce deadlocks with in memory documents</text:p>
          </table:table-cell>
          <table:table-cell table:style-name="ce11" office:value-type="string" calcext:value-type="string">
            <text:p>在修复前的代码中，存在潜在的死锁问题主要源自对锁的使用不当，可能会导致线程间相互等待，从而发生死锁。具体问题如下：</text:p>
            <text:p/>
            <text:p>    锁的使用不当：在修复前的代码中，对一些共享数据结构（如state_snapshot.documents和state_snapshot.sources）进行加锁操作，但可能存在未正确释放锁导致的死锁风险。如果在某个线程持有锁的情况下，其他线程也要获取相同的锁，但由于某种原因无法释放锁，则可能导致所有线程相互等待，从而发生死锁。</text:p>
            <text:p>    并发原语的使用：修复前的代码在处理多线程并发时，可能未充分考虑到并发原语的使用，如Mutex或RwLock等同步机制。如果多个线程同时访问共享资源，但未进行锁的适当管理和释放，就会导致潜在的死锁问题。</text:p>
            <text:p>在修复后的代码中，对这些潜在的死锁问题进行了修复，具体改进如下：</text:p>
            <text:p>    使用适当的同步机制：修复后的代码中在处理多线程并发时，采用了适当的同步机制，如tokio::task::spawn_blocking来确保在异步任务中正确处理并发和锁的释放，从而避免了死锁问题的发生。</text:p>
            <text:p>    避免死锁引发的问题：通过合理的并发设计和同步机制，修复后的代码避免了因未释放锁而导致的线程相互等待情况，提高了程序的稳定性和并发性能。</text:p>
            <text:p/>
            <text:p>总的来说，修复后的代码通过合理使用同步机制和并发原语，解决了修复前存在的潜在死锁问题，提高了代码的并发性和稳定性。修复后的代码更具健壮性，能够更好地处理并发情况，避免了死锁可能引发的问题。</text:p>
          </table:table-cell>
          <table:table-cell table:style-name="ce1" office:value-type="string" calcext:value-type="string">
            <text:p>mutex </text:p>
          </table:table-cell>
          <table:table-cell table:number-columns-repeated="1019"/>
        </table:table-row>
        <table:table-row table:style-name="ro19">
          <table:covered-table-cell table:style-name="ce1"/>
          <table:table-cell table:style-name="ce9" office:value-type="string" calcext:value-type="string">
            <text:p><text:s text:c="2"/>https://github.com/denoland/deno/commit/176075980bfdc8b07f70db3229bd2df9b6ace018</text:p>
          </table:table-cell>
          <table:table-cell table:style-name="ce11" office:value-type="string" calcext:value-type="string">
            <text:p>fix(lsp): re-enable the per resource configuration without a deadlock (#10625)</text:p>
            <text:p>Fixes #10603</text:p>
          </table:table-cell>
          <table:table-cell table:style-name="ce11" office:value-type="string" calcext:value-type="string">
            <text:p>在修复前的代码中，并没有明显的死锁问题，但存在潜在的并发原语引起的死锁风险。具体问题如下：</text:p>
            <text:p>    未对读写操作进行同步处理：在修复前的代码中，存在对共享数据结构（如client）进行读写操作的情况，但缺乏适当的并发控制机制。如果多个线程同时访问并对同一数据结构进行读写操作，可能会导致数据竞争和潜在的死锁问题。</text:p>
            <text:p>    缺乏锁的使用：修复前的代码中，对于共享资源的读写操作并未使用锁或其他同步机制来保证线程安全。缺乏锁的使用可能导致多个线程同时修改数据，造成数据不一致性和可能的死锁风险。</text:p>
            <text:p>在修复后的代码中，通过引入适当的并发控制机制和同步原语，解决了潜在的死锁问题，具体改进如下：</text:p>
            <text:p>    使用同步机制：修复后的代码中使用了serde_json::from_slice等方法来对共享数据进行读取和处理，通过这些方法内部实现了适当的同步机制，避免了多个线程同时对数据进行读写导致的潜在死锁问题。</text:p>
            <text:p>    明确的读写顺序：修复后的代码中对共享数据的读写操作进行了明确的顺序安排，确保在需要保持数据一致性的情况下，先进行读取再进行写入操作，减少了潜在的并发冲突。</text:p>
            <text:p>    使用正确的并发原语：修复后的代码中在处理并发操作时，采用了serde_json::from_slice等方法来确保数据的安全读取和处理，避免了潜在的数据竞争和死锁问题。</text:p>
            <text:p>总的来说，修复后的代码通过引入适当的同步机制和并发控制手段，解决了修复前存在的潜在死锁问题，提高了代码的线程安全性和可靠性。修复后的代码具有更好的并发性能和稳定性，能够更好地处理多线程并发操作。</text:p>
          </table:table-cell>
          <table:table-cell table:style-name="ce1" office:value-type="string" calcext:value-type="string">
            <text:p>缺少并发原语</text:p>
          </table:table-cell>
          <table:table-cell table:number-columns-repeated="1019"/>
        </table:table-row>
        <table:table-row table:style-name="ro20">
          <table:covered-table-cell table:style-name="ce1"/>
          <table:table-cell table:style-name="ce9" office:value-type="string" calcext:value-type="string">
            <text:p><text:s text:c="2"/>https://github.com/denoland/deno/commits/41a3b17de44684365ddad9ba0ad9d9c488d3b065</text:p>
          </table:table-cell>
          <table:table-cell table:style-name="ce11" office:value-type="string" calcext:value-type="string">
            <text:p>fix(lsp): remove code_action/diagnostics deadlock (#10555)</text:p>
          </table:table-cell>
          <table:table-cell table:style-name="ce11" office:value-type="string" calcext:value-type="string">
            <text:p>在修复前的代码中存在潜在的死锁问题，主要是由于对共享数据结构进行读写操作时缺乏适当的并发控制机制，可能导致数据竞争和死锁风险。具体问题如下：</text:p>
            <text:p>    缺乏锁的使用：在修复前的代码中，对DiagnosticCollection的读写操作并未使用锁或其他同步机制来保证线程安全。多个线程同时对集合进行操作可能会导致数据不一致性和潜在的死锁问题。</text:p>
            <text:p>    并发数据访问导致竞争条件：多个线程同时访问和修改DiagnosticCollection中的数据，可能会导致竞争条件，例如两个线程同时尝试更新同一个诊断信息的版本号，或者同时向集合中添加诊断信息。</text:p>
            <text:p>    未正确处理并发更新与发布：在更新诊断信息并发布给客户端时，未正确处理并发更新和发布的情况，可能导致数据不一致或意外的行为。</text:p>
            <text:p>修复的关键在于引入了适当的并发控制机制和同步原语，解决了潜在的死锁问题，具体改进包括：</text:p>
            <text:p>    使用互斥锁：修复后的代码中使用了Arc&lt;Mutex&lt;DiagnosticCollection&gt;&gt;来对诊断集合进行加锁操作，确保在多线程环境下对集合的安全访问和修改，避免了数据竞争和死锁风险。</text:p>
            <text:p>    使用通道和消息通知：引入了mpsc::UnboundedSender通道来实现线程间的消息通知机制，通过发送消息来触发更新诊断信息的操作，避免了对共享数据结构直接进行并发操作。</text:p>
            <text:p>    添加更新机制：在更新诊断信息的过程中，使用了定时器和消息通知相结合的方式，实现了更新诊断信息的延迟操作，避免了数据不一致或死锁问题的发生。</text:p>
            <text:p>总的来说，修复后的代码通过引入互斥锁和消息通知机制，解决了修复前存在的潜在死锁问题，提高了代码的线程安全性和可靠性，确保了在多线程环境下对诊断信息的安全访问和更新。修复后的代码具有更好的并发性能和稳定性，能够更好地处理多线程并发操作。</text:p>
          </table:table-cell>
          <table:table-cell table:style-name="ce1" office:value-type="string" calcext:value-type="string">
            <text:p>缺少并发原语</text:p>
          </table:table-cell>
          <table:table-cell table:number-columns-repeated="1019"/>
        </table:table-row>
        <table:table-row table:style-name="ro3">
          <table:covered-table-cell table:style-name="ce1"/>
          <table:table-cell table:style-name="ce9" office:value-type="string" calcext:value-type="string">
            <text:p><text:s text:c="2"/>https://github.com/denoland/deno/commit/2828690fc7bb510c3248dda7b1cda8793e789ca6</text:p>
          </table:table-cell>
          <table:table-cell table:style-name="ce11" office:value-type="string" calcext:value-type="string">
            <text:p>fix(lsp): fix deadlocks, use one big mutex (#9271)</text:p>
            <text:p>The LSP code had numerous places where competing threads could take out out locks in different orders, making it very prone to deadlocks.</text:p>
            <text:p>This commit sidesteps the entire issue by switching to a single lock.</text:p>
            <text:p/>
            <text:p>The above is a little white lie: the Sources struct still uses a mutex</text:p>
            <text:p>internally to avoid having to boil the ocean (because being honest about</text:p>
            <text:p>what it does involves changing all its methods to `&amp;mut self` but that</text:p>
            <text:p>ripples out extensively...) I'll save that one for another day.</text:p>
          </table:table-cell>
          <table:table-cell table:style-name="ce11" office:value-type="string" calcext:value-type="string">
            <text:p>在之前的代码中，存在多个地方竞争线程可能以不同的顺序获取锁，导致非常容易发生死锁的问题。为了解决这个问题，此次提交通过切换到单个锁来避免整个问题。修复后的代码中使用了一个大锁来代替原来存在的多个锁，从而避免了不同线程之间因锁的获取顺序不同而引发死锁的情况。</text:p>
            <text:p/>
            <text:p>修复前的死锁问题主要是由于竞争的线程在不同的顺序下获取锁，导致了死锁的风险。并发原语（如锁）的使用不当会导致线程之间相互等待对方释放锁而无法继续执行，从而进入了死锁状态。修复后的解决方案是使用单个大锁来代替多个锁，确保所有线程共享同一个锁，从而避免了不同线程间因获取锁顺序不同而可能导致的死锁问题。</text:p>
          </table:table-cell>
          <table:table-cell table:style-name="ce1" office:value-type="string" calcext:value-type="string">
            <text:p>mutex </text:p>
          </table:table-cell>
          <table:table-cell table:number-columns-repeated="1019"/>
        </table:table-row>
        <table:table-row table:style-name="ro21">
          <table:covered-table-cell table:style-name="ce1"/>
          <table:table-cell table:style-name="ce9" office:value-type="string" calcext:value-type="string">
            <text:p><text:s text:c="2"/>https://github.com/denoland/deno/commit/53b6356ec5eac1c84610c2d2e75b527485c47f3c</text:p>
          </table:table-cell>
          <table:table-cell table:style-name="ce11" office:value-type="string" calcext:value-type="string">
            <text:p>Correct tokio_util::block_on() and op_fetch_module_meta_data</text:p>
            <text:p>op_fetch_module_meta_data is an op that is used by the TypeScript</text:p>
            <text:p>compiler. TypeScript requires this op to be sync. However the</text:p>
            <text:p>implementation of the op does things on the event loop (like fetching</text:p>
            <text:p>HTTP resources).</text:p>
            <text:p/>
            <text:p>In certain situations this can lead to deadlocks. The runtime's thread</text:p>
            <text:p>pool can be filled with ops waiting on the result of op_fetch_module_meta_data. The runtime has a maximum number of</text:p>
            <text:p>threads it can use (the number of logical CPUs on the system).</text:p>
            <text:p/>
            <text:p>This patch changes tokio_util::block_on to launch a new Tokio runtime for evaluating the future, thus bipassing the max-thread problem.</text:p>
            <text:p/>
            <text:p>This is only an issue in op_fetch_module_meta_data. Other synchronous ops are truly synchornous, not interacting with the event loop.  TODO</text:p>
            <text:p>comments are added to direct future development.</text:p>
          </table:table-cell>
          <table:table-cell table:style-name="ce11" office:value-type="string" calcext:value-type="string">
            <text:p>通过修改tokio_util::block_on以启动一个新的 Tokio 运行时来评估未来的结果，可以避免op_fetch_module_meta_data函数中可能导致的死锁问题的原因在于以下几点：</text:p>
            <text:p/>
            <text:p>    避免线程池饱和：在修复前的代码中，op_fetch_module_meta_data中的异步操作可能会导致大量的操作在事件循环中等待结果。这可能会使运行时的线程池被填满，导致无法处理更多的操作，最终导致死锁。通过启动一个新的 Tokio 运行时来评估未来的结果，可以避免将大量任务堆积在同一个运行时的线程池中，从而避免线程池饱和的问题。</text:p>
            <text:p>    规避最大线程问题：运行时的线程池通常有一个最大线程数限制，这个限制通常是系统上的逻辑 CPU 数量。如果太多的操作堆积在同一个线程池中，可能会超出最大线程数限制，导致无法继续创建新线程，从而导致死锁。通过在op_fetch_module_meta_data中启动一个新的 Tokio 运行时，可以避免将过多的操作堆积在同一个线程池中，确保不会超出最大线程数限制。</text:p>
            <text:p>    确保同步要求：由于 TypeScript 要求op_fetch_module_meta_data是同步的，而原代码中的异步操作可能违反了这一要求，导致了潜在的死锁问题。通过修改tokio_util::block_on确保了在调用op_fetch_module_meta_data时启动一个新的 Tokio 运行时来处理异步操作，从而保证了同步要求的满足，避免了可能的死锁情况。</text:p>
            <text:p/>
            <text:p/>
            <text:p>因此，通过修改tokio_util::block_on以启动一个新的 Tokio 运行时来评估op_fetch_module_meta_data的结果，可以有效避免可能导致死锁问题的原因，确保代码在处理异步操作时不会导致线程池饱和和超出最大线程数限制的情况，从而避免死锁发生。</text:p>
          </table:table-cell>
          <table:table-cell table:style-name="ce1" office:value-type="string" calcext:value-type="string">
            <text:p><text:s text:c="3"/>线程池 无关原语</text:p>
          </table:table-cell>
          <table:table-cell table:number-columns-repeated="1019"/>
        </table:table-row>
        <table:table-row table:style-name="ro7">
          <table:table-cell table:style-name="ce1" office:value-type="string" calcext:value-type="string" table:number-columns-spanned="1" table:number-rows-spanned="22">
            <text:p>tauri-apps/tauri</text:p>
          </table:table-cell>
          <table:table-cell table:style-name="ce9" office:value-type="string" calcext:value-type="string">
            <text:p><text:s text:c="2"/>https://github.com/tauri-apps/tauri/commit/3cb73d08c6d9b1e9f8a60c6ef6c492415cb41029</text:p>
          </table:table-cell>
          <table:table-cell table:style-name="ce11" office:value-type="string" calcext:value-type="string">
            <text:p>fix(core): mark event commands as async (#11355)</text:p>
            <text:p>* fix(core): mark event commands as async</text:p>
            <text:p/>
            <text:p>this fixes a deadlock on certain situations</text:p>
            <text:p/>
            <text:p>* add tag</text:p>
          </table:table-cell>
          <table:table-cell table:style-name="ce11" office:value-type="string" calcext:value-type="string">
            <text:p>在修复前的代码中，可能存在潜在的死锁问题，主要原因如下：</text:p>
            <text:p>    同步操作变为异步操作：在修复前的代码中，listen、unlisten、emit和emit_to等函数都是同步操作，但是其中可能会涉及到在事件循环中执行异步操作，如webview.listen_js、webview.unlisten_js和app.emit等操作。这种情况下，如果在同步操作中执行了事件循环中的异步操作，可能会导致线程阻塞，从而造成死锁。</text:p>
            <text:p>    并发原语引起的问题：在原代码中，同步操作在执行期间可能会阻塞其他操作的执行，特别是在涉及到异步操作的情况下。如果在主线程中执行了需要等待结果的异步操作，可能会导致线程阻塞，从而引发死锁。</text:p>
            <text:p/>
            <text:p>修复这个死锁问题的主要方法是将原本的同步操作改为异步操作，并且在修复后的代码中，使用了async和await来确保在执行异步操作时不会阻塞主线程。修复后的代码中，listen、unlisten、emit和emit_to等函数被修改为异步函数，通过使用async和await关键字，可以在执行异步操作时等待结果而不会阻塞主线程。</text:p>
            <text:p>这样做的好处是可以确保在执行异步操作时不会阻塞其他操作的执行，避免了可能导致死锁的情况。修复后的代码通过将同步操作改为异步操作，从根本上避免了原来可能存在的死锁问题，确保了代码的稳定性和可靠性。</text:p>
          </table:table-cell>
          <table:table-cell table:style-name="ce1" office:value-type="string" calcext:value-type="string">
            <text:p>同步操作无关原语</text:p>
          </table:table-cell>
          <table:table-cell table:number-columns-repeated="1019"/>
        </table:table-row>
        <table:table-row table:style-name="ro1">
          <table:covered-table-cell table:style-name="ce1"/>
          <table:table-cell table:style-name="ce9" office:value-type="string" calcext:value-type="string">
            <text:p><text:s text:c="2"/>https://github.com/tauri-apps/tauri/commit/c8a82ad2236ee1def621b5930bdb136f01dd07e4</text:p>
          </table:table-cell>
          <table:table-cell table:style-name="ce11" office:value-type="string" calcext:value-type="string">
            <text:p>fix(core): fix deadlock when using resources_table in menu/image/tray plugins (#9379)</text:p>
            <text:p>* fix(core): fix deadlock when using resources_table in menu/image/tray plugins</text:p>
            <text:p/>
            <text:p>closes #9369</text:p>
            <text:p/>
            <text:p>* document the resources_table requirement</text:p>
          </table:table-cell>
          <table:table-cell table:style-name="ce11" office:value-type="string" calcext:value-type="string">
            <text:p>根据修复前的代码和修复后的代码对比，可以推断修复前可能存在的死锁问题主要是由于对资源的访问和共享没有进行适当的管理，可能导致线程间竞争和阻塞，从而引发潜在的死锁情况。具体分析如下：</text:p>
            <text:p/>
            <text:p>    资源共享问题：在修复前的代码中，可能存在对图片资源的共享和访问，如通过ResourceId和ResourceTable来管理和存储图片资源。如果在多个线程同时访问和操作资源时没有进行适当的同步控制，可能导致资源的竞争和阻塞，进而引发死锁。</text:p>
            <text:p>    非线程安全操作：修复前的代码中可能存在对资源的非线程安全操作，例如在多线程环境下同时尝试修改或访问资源的情况。这种操作可能会导致数据不一致性和争用，最终导致线程相互等待，形成死锁。</text:p>
            <text:p>修复这个潜在的死锁问题的主要方法是对资源的访问和共享进行适当的管理，确保在多线程环境下操作资源时能够避免竞争和阻塞。修复后的代码可能通过引入ResourceTable来管理资源，以及对资源的访问和操作进行了更加安全和可靠的处理，从而避免了可能导致的死锁情况。</text:p>
          </table:table-cell>
          <table:table-cell table:style-name="ce1" office:value-type="string" calcext:value-type="string">
            <text:p>缺少同步控制 无关原语</text:p>
          </table:table-cell>
          <table:table-cell table:number-columns-repeated="1019"/>
        </table:table-row>
        <table:table-row table:style-name="ro1">
          <table:covered-table-cell table:style-name="ce1"/>
          <table:table-cell table:style-name="ce9" office:value-type="string" calcext:value-type="string">
            <text:p><text:s text:c="2"/>https://github.com/tauri-apps/tauri/commit/32b213399fb8d1d263bbae5aa9d14ac3bac67b6f</text:p>
          </table:table-cell>
          <table:table-cell table:style-name="ce11" office:value-type="string" calcext:value-type="string">
            <text:p>fix(core): deadlock on window create (#9429)</text:p>
            <text:p>* fix(core): deadlock on window create</text:p>
            <text:p>* Update mod.rs</text:p>
          </table:table-cell>
          <table:table-cell table:style-name="ce11" office:value-type="string" calcext:value-type="string">
            <text:p>根据修复前的代码和修复后的代码对比，可以推断修复前可能存在的死锁问题主要是由于可能在多线程环境下对资源和窗口的操作没有进行适当的同步控制，导致线程之间相互等待而引发死锁。具体分析如下：</text:p>
            <text:p>    跨线程操作问题：在修复前的代码中，涉及到对窗口和资源的操作，这些操作可能会在不同的线程中进行。如果在多线程环境下没有对这些操作进行合适的同步控制，可能会导致不同线程之间相互等待，最终引发死锁。</text:p>
            <text:p>    window.eval_script_all可能导致的死锁：在修复前的代码中，在执行app_manager.webview.eval_script_all时可能存在潜在的死锁问题。如果这个操作在主线程以外的线程中执行，并且在执行过程中出现了阻塞，可能会影响主线程的执行，导致死锁。</text:p>
            <text:p/>
            <text:p>修复这个潜在的死锁问题的主要方法是通过将需要在主线程执行的操作放到主线程中进行处理，避免在其他线程中执行可能导致阻塞的操作。修复后的代码中，对于需要在主线程执行的操作，如window.run_on_main_thread中的操作，会将其放到主线程中执行，避免了可能导致死锁的情况。</text:p>
          </table:table-cell>
          <table:table-cell table:style-name="ce1" office:value-type="string" calcext:value-type="string">
            <text:p>缺少同步控制 无关原语</text:p>
          </table:table-cell>
          <table:table-cell table:number-columns-repeated="1019"/>
        </table:table-row>
        <table:table-row table:style-name="ro3">
          <table:covered-table-cell table:style-name="ce1"/>
          <table:table-cell table:style-name="ce9" office:value-type="string" calcext:value-type="string">
            <text:p><text:s text:c="2"/>https://github.com/tauri-apps/tauri/commit/6edc563cf9ca26b4622c3135d92e493a5d5bd6e8</text:p>
          </table:table-cell>
          <table:table-cell table:style-name="ce11" office:value-type="string" calcext:value-type="string">
            <text:p>fix(core): deadlock on window destroy (#8953)</text:p>
          </table:table-cell>
          <table:table-cell table:style-name="ce11" office:value-type="string" calcext:value-type="string">
            <text:p>修复前的代码存在潜在的死锁问题，主要原因是在on_window_close和webviews方法中，可能在多线程环境下对共享数据进行操作时没有进行适当的同步控制，可能导致线程之间相互等待而引发死锁情况。</text:p>
            <text:p>    潜在的死锁问题：在修复前的代码中，on_window_close方法和webviews方法涉及对共享数据进行操作，如self.window.windows_lock()和self.webview.webviews_lock()，没有对这些操作进行同步控制。如果在多个线程中同时调用这些方法，并且存在数据的竞争和操作顺序问题，可能会导致线程之间相互阻塞，最终引发死锁。</text:p>
            <text:p>修复方法是在修复后的代码中，对共享数据的访问和操作进行了改进：</text:p>
            <text:p>    在on_window_close方法中，对self.window.windows_lock().remove(label)的返回值进行了存储并判断，避免了可能出现的多线程竞争问题。</text:p>
            <text:p>    在webviews方法中，对w.window_label() == self.label()的比较进行了改进，避免了可能出现的多线程数据并发访问问题。</text:p>
            <text:p>通过改进对共享数据的访问方式和同步控制，修复后的代码避免了可能导致死锁的情况，确保了在多线程环境下的稳定性和可靠性。修复后的代码通过更加安全和规范地处理共享数据的访问，有效地解决了修复前潜在的死锁问题。</text:p>
          </table:table-cell>
          <table:table-cell table:style-name="ce1" office:value-type="string" calcext:value-type="string">
            <text:p>缺少同步控制 无关原语</text:p>
          </table:table-cell>
          <table:table-cell table:number-columns-repeated="1019"/>
        </table:table-row>
        <table:table-row table:style-name="ro13">
          <table:covered-table-cell table:style-name="ce1"/>
          <table:table-cell table:style-name="ce9" office:value-type="string" calcext:value-type="string">
            <text:p><text:s text:c="2"/>https://github.com/tauri-apps/tauri/commit/049ca2d54f7b4fe8577f09d811bc46c1dffa1344</text:p>
          </table:table-cell>
          <table:table-cell table:style-name="ce11" office:value-type="string" calcext:value-type="string">
            <text:p>fix(examples): deadlock on api example unit test (#8671)</text:p>
          </table:table-cell>
          <table:table-cell table:style-name="ce11" office:value-type="string" calcext:value-type="string">
            <text:p>修复前的代码存在潜在的死锁问题，主要原因是在初始化sync_channel时，通道的缓冲区大小为 1，这可能导致在写入操作快速进行时，写入操作被阻塞，从而引发死锁。</text:p>
            <text:p>    潜在的死锁问题：在修复前的代码中，通过调用sync_channel(1)初始化通道时，指定了通道的缓冲区大小为 1。如果在代码执行过程中，写入操作的速度快于读取操作的速度，且通道的缓冲区已满，写入操作会被阻塞，等待有空间可用。这种情况下，可能导致写入操作一直被阻塞，读取操作无法进行，从而引发死锁。</text:p>
            <text:p>修复这个潜在的死锁问题的方法是在修复后的代码中，将sync_channel的缓冲区大小增加到 256，这样可以降低写入操作被阻塞的概率，避免潜在的死锁情况发生。</text:p>
          </table:table-cell>
          <table:table-cell table:style-name="ce1" office:value-type="string" calcext:value-type="string">
            <text:p>channel</text:p>
          </table:table-cell>
          <table:table-cell table:number-columns-repeated="1019"/>
        </table:table-row>
        <table:table-row table:style-name="ro8">
          <table:covered-table-cell table:style-name="ce1"/>
          <table:table-cell table:style-name="ce9" office:value-type="string" calcext:value-type="string">
            <text:p><text:s text:c="2"/>https://github.com/tauri-apps/tauri/commit/d735324df01596481a7a7ce682d23c1e5f3a2cf8</text:p>
          </table:table-cell>
          <table:table-cell table:style-name="ce11" office:value-type="string" calcext:value-type="string">
            <text:p>fix(cli): deadlock regression from #7802 (#7948)</text:p>
          </table:table-cell>
          <table:table-cell table:style-name="ce11" office:value-type="string" calcext:value-type="string">
            <text:p>修复前的代码存在潜在的死锁问题，主要原因是在reload方法中，在尝试获取config_handle时使用了lock().unwrap()，这可能导致在获取锁时发生阻塞而引发死锁。</text:p>
            <text:p>    潜在的死锁问题：在修复前的代码中，通过调用config_handle().lock().unwrap()获取配置数据时，使用了unwrap()方法，如果获取锁的过程中发生了错误或阻塞，unwrap()会导致线程 panic，可能引发程序中止。这种情况下，如果获取锁的过程中出现阻塞，可能会导致死锁。</text:p>
            <text:p>修复这个潜在的死锁问题的方法是在修复后的代码中，使用了更安全的方式获取锁，即先获取锁再尝试操作，避免了在获取锁时可能出现的阻塞问题。在修复后的代码中，先获取锁并使用as_ref()方法来安全地引用锁中的数据，避免了潜在的死锁情况发生。</text:p>
            <text:p>通过改进获取锁的方式，修复后的代码有效地避免了因为获取锁时可能出现的阻塞而引发的死锁问题，确保了程序的稳定性和可靠性。修复后的代码通过更加安全和规范地处理并发操作，解决了修复前潜在的死锁问题。</text:p>
          </table:table-cell>
          <table:table-cell table:style-name="ce1" office:value-type="string" calcext:value-type="string">
            <text:p>mutex </text:p>
          </table:table-cell>
          <table:table-cell table:number-columns-repeated="1019"/>
        </table:table-row>
        <table:table-row table:style-name="ro6">
          <table:covered-table-cell table:style-name="ce1"/>
          <table:table-cell table:style-name="ce9" office:value-type="string" calcext:value-type="string">
            <text:p><text:s text:c="2"/>https://github.com/tauri-apps/tauri/commit/ae65951bc477126b71816d77424f8167814bbe8d</text:p>
          </table:table-cell>
          <table:table-cell table:style-name="ce11" office:value-type="string" calcext:value-type="string">
            <text:p>fix(core): fix deadlock in on_menu_event, closes #5254 (#5257)</text:p>
          </table:table-cell>
          <table:table-cell table:style-name="ce11" office:value-type="string" calcext:value-type="string">
            <text:p>修复前的代码存在潜在的死锁问题，主要原因是在on_menu_event方法中，在获取menu_ids的值时使用了lock().unwrap()，这可能导致在获取锁时发生阻塞而引发死锁。</text:p>
            <text:p>    潜在的死锁问题：在修复前的代码中，通过调用menu_ids.lock().unwrap()获取菜单项 ID 时，使用了unwrap()方法，如果获取锁的过程中发生了错误或阻塞，unwrap()会导致线程 panic，可能引发程序中止。这种情况下，如果获取锁的过程中出现阻塞，可能会导致死锁。</text:p>
            <text:p>修复这个潜在的死锁问题的方法是在修复后的代码中，先将获取到的菜单项 ID 存储在变量id中，然后在调用回调函数f之前释放锁。这样做可以避免在调用回调函数时仍然持有锁，降低发生死锁的可能性。</text:p>
            <text:p>通过优化获取锁的方式，修复后的代码有效地避免了因为获取锁时可能出现的阻塞而引发的死锁问题，确保了程序的稳定性和可靠性。修复后的代码通过更安全地处理同步操作，解决了修复前潜在的死锁问题。</text:p>
          </table:table-cell>
          <table:table-cell table:style-name="ce1" office:value-type="string" calcext:value-type="string">
            <text:p>mutex </text:p>
          </table:table-cell>
          <table:table-cell table:number-columns-repeated="1019"/>
        </table:table-row>
        <table:table-row table:style-name="ro3">
          <table:covered-table-cell table:style-name="ce1"/>
          <table:table-cell table:style-name="ce9" office:value-type="string" calcext:value-type="string">
            <text:p><text:s text:c="2"/>https://github.com/tauri-apps/tauri/commit/9d33d09341fd995740149f92387b88120e33dcad</text:p>
          </table:table-cell>
          <table:table-cell table:style-name="ce11" office:value-type="string" calcext:value-type="string">
            <text:p>fix(core): deadlock on plugin webview ready hook (#4462)</text:p>
          </table:table-cell>
          <table:table-cell table:style-name="ce11" office:value-type="string" calcext:value-type="string">
            <text:p>修复前的代码存在潜在的死锁问题，主要原因是在attach_window方法中，在插入窗口和通知插件时使用了lock()获取锁，这可能导致在获取锁时发生阻塞而引发死锁。</text:p>
            <text:p>    潜在的死锁问题：在修复前的代码中，通过调用self.windows_lock().insert(...)和self.inner.plugins.lock().expect(...)获取锁时，如果获取锁的过程中发生了阻塞，可能会导致死锁。特别是在self.inner.plugins.lock().expect(...)处，如果其他线程持有了plugins的锁并且发生了阻塞，当前线程也在尝试获取相同的锁，就会出现潜在的死锁情况。</text:p>
            <text:p>修复这个潜在的死锁问题的方法是在修复后的代码中，将插件通知的操作放到了window.run_on_main_thread的闭包中，并在闭包内部获取插件锁，这样可以避免在主线程中通知插件时可能出现的死锁情况。通过在主线程上执行插件通知操作，可以保证在通知插件时不会与事件循环处理程序中可能存在的死锁问题发生冲突。</text:p>
            <text:p>通过在主线程上执行插件通知操作，并在闭包内部获取锁，修复后的代码有效地避免了因为获取锁时可能出现的阻塞而引发的死锁问题，确保了程序的稳定性和可靠性。修复后的代码通过更合理地处理锁的获取和操作顺序，解决了修复前潜在的死锁问题。</text:p>
          </table:table-cell>
          <table:table-cell table:style-name="ce1" office:value-type="string" calcext:value-type="string">
            <text:p>mutex </text:p>
          </table:table-cell>
          <table:table-cell table:number-columns-repeated="1019"/>
        </table:table-row>
        <table:table-row table:style-name="ro8">
          <table:covered-table-cell table:style-name="ce1"/>
          <table:table-cell table:style-name="ce9" office:value-type="string" calcext:value-type="string">
            <text:p><text:s text:c="2"/>https://github.com/tauri-apps/tauri/commit/6fb49fd19bb38a4ca1b4bd8e427fce680c97f6ee</text:p>
          </table:table-cell>
          <table:table-cell table:style-name="ce11" office:value-type="string" calcext:value-type="string">
            <text:p>fix(cli.js): add timeout to manifest watcher to prevent deadlock</text:p>
          </table:table-cell>
          <table:table-cell table:style-name="ce11" office:value-type="string" calcext:value-type="string">
            <text:p>修复前的代码存在潜在的死锁问题，主要原因是在new方法中，使用了阻塞的rx.recv()方法来接收事件，这可能导致在等待事件时发生阻塞而引发死锁。</text:p>
            <text:p>    潜在的死锁问题：在修复前的代码中，通过使用rx.recv()方法来接收事件，如果没有事件到达，该方法会一直阻塞直到有事件到达为止。在这种情况下，如果事件没有到达或者发生了异常，rx.recv()会一直阻塞导致程序无法继续执行，可能引发死锁。</text:p>
            <text:p>修复这个潜在的死锁问题的方法是在修复后的代码中，引入了超时机制来避免无限阻塞。通过在接收事件前记录当前时间，并设置一个超时时间，然后在循环中检查是否超过了超时时间，如果超过了则跳出循环，避免了永久阻塞。另外，在接收事件时使用了非阻塞的rx.try_recv()方法，这样可以立即返回而不会阻塞线程，避免了潜在的死锁。</text:p>
            <text:p>通过引入超时机制和使用非阻塞的事件接收方法，修复后的代码有效地避免了因为阻塞接收事件而引发的死锁问题，确保了程序的稳定性和可靠性。修复后的代码通过更加灵活和安全地处理事件接收，解决了修复前潜在的死锁问题。</text:p>
          </table:table-cell>
          <table:table-cell table:style-name="ce1" office:value-type="string" calcext:value-type="string">
            <text:p>channel </text:p>
          </table:table-cell>
          <table:table-cell table:number-columns-repeated="1019"/>
        </table:table-row>
        <table:table-row table:style-name="ro8">
          <table:covered-table-cell table:style-name="ce1"/>
          <table:table-cell table:style-name="ce9" office:value-type="string" calcext:value-type="string">
            <text:p><text:s text:c="2"/>https://github.com/tauri-apps/tauri/commit/23a48007c0df7346fa45c76dfaf9235a157f59ec</text:p>
          </table:table-cell>
          <table:table-cell table:style-name="ce11" office:value-type="string" calcext:value-type="string">
            <text:p>fix(tauri-runtime-wry): deadlock on file drop, closes #4527 (#4535)</text:p>
          </table:table-cell>
          <table:table-cell table:style-name="ce11" office:value-type="string" calcext:value-type="string">
            <text:p>修复前的代码存在潜在的死锁问题，主要原因是在create_file_drop_handler函数中，在处理窗口事件监听器时使用了多次lock().unwrap()来获取锁，这可能导致在获取锁时发生阻塞而引发死锁。</text:p>
            <text:p>    潜在的死锁问题：在修复前的代码中，通过多次调用lock().unwrap()来获取锁，特别是在访问window.window_event_listeners和listeners_map时，如果在获取某个锁时发生了阻塞，会导致线程被阻塞而可能引发死锁。由于锁的获取顺序可能不同，可能存在互相持有对方需要的锁的情况，导致死锁发生。</text:p>
            <text:p>修复这个潜在的死锁问题的方法是在修复后的代码中，通过优化锁的获取方式，将windows.lock().unwrap()和webview_id_map.get(&amp;window.id())的结果提前存储在变量window_event_listeners中，以避免在获取listeners_map时再次获取锁。这样可以减少锁的嵌套和提前释放锁，降低了死锁的风险。</text:p>
            <text:p>通过优化锁的获取方式，修复后的代码有效地避免了因为多次嵌套锁获取而引发的死锁问题，确保了程序的稳定性和可靠性。修复后的代码通过合理地管理锁的获取顺序和频率，解决了修复前的潜在死锁问题，提高了代码的并发安全性。</text:p>
          </table:table-cell>
          <table:table-cell table:style-name="ce1" office:value-type="string" calcext:value-type="string">
            <text:p>mutex </text:p>
          </table:table-cell>
          <table:table-cell table:number-columns-repeated="1019"/>
        </table:table-row>
        <table:table-row table:style-name="ro8">
          <table:covered-table-cell table:style-name="ce1"/>
          <table:table-cell table:style-name="ce9" office:value-type="string" calcext:value-type="string">
            <text:p><text:s text:c="2"/>https://github.com/tauri-apps/tauri/commit/185b0e314ece9563cd7c83a16466b2b8b9167eb3</text:p>
          </table:table-cell>
          <table:table-cell table:style-name="ce11" office:value-type="string" calcext:value-type="string">
            <text:p>fix(tauri-runtime-wry): deadlock when window focus change, closes #4533 (#4539)</text:p>
          </table:table-cell>
          <table:table-cell table:style-name="ce11" office:value-type="string" calcext:value-type="string">
            <text:p>修复前的代码存在潜在的死锁问题，主要原因是在处理窗口事件监听器时，通过多次调用lock().unwrap()来获取锁，可能导致在获取锁时发生阻塞而引发死锁。</text:p>
            <text:p>    潜在的死锁问题：在修复前的代码中，通过多次调用lock().unwrap()来获取锁，特别是在访问window.window_event_listeners时，如果在获取锁时发生了阻塞，会导致线程被阻塞而可能引发死锁。由于锁的获取顺序可能不同，可能存在互相持有对方需要的锁的情况，导致死锁发生。</text:p>
            <text:p>修复这个潜在的死锁问题的方法是在修复后的代码中，通过优化锁的获取方式，将windows.lock().expect("poisoned webview collection").get(&amp;id)的结果提前存储在变量window_event_listeners中，以避免在获取listeners时再次获取锁。这样可以减少锁的嵌套和提前释放锁，降低了死锁的风险。</text:p>
            <text:p>通过优化锁的获取方式，修复后的代码有效地避免了因为多次嵌套锁获取而引发的死锁问题，确保了程序的稳定性和可靠性。修复后的代码通过合理地管理锁的获取顺序和频率，解决了修复前的潜在死锁问题，提高了代码的并发安全性。</text:p>
          </table:table-cell>
          <table:table-cell table:style-name="ce1" office:value-type="string" calcext:value-type="string">
            <text:p>mutex </text:p>
          </table:table-cell>
          <table:table-cell table:number-columns-repeated="1019"/>
        </table:table-row>
        <table:table-row table:style-name="ro3">
          <table:covered-table-cell table:style-name="ce1"/>
          <table:table-cell table:style-name="ce9" office:value-type="string" calcext:value-type="string">
            <text:p><text:s text:c="2"/>https://github.com/tauri-apps/tauri/commit/61e37652b931520424d6a93a134e67893703d992</text:p>
          </table:table-cell>
          <table:table-cell table:style-name="ce11" office:value-type="string" calcext:value-type="string">
            <text:p>fix(core): deadlock when creating window from IPC handler, closes #4121 (#4123)</text:p>
          </table:table-cell>
          <table:table-cell table:style-name="ce11" office:value-type="string" calcext:value-type="string">
            <text:p>在修复前的代码中，存在潜在的死锁问题，主要原因是在多处使用了lock().unwrap()方法获取锁，可能导致在获取锁时发生阻塞而引发死锁。</text:p>
            <text:p>    潜在的死锁问题：在修复前的代码中，prepare_window函数和create_ipc_handler函数中都使用了多次lock().unwrap()来获取锁，特别是在访问window_event_listeners、menu_event_listeners和webview_id_map时。如果在获取某个锁时发生了阻塞，会导致线程被阻塞而可能引发死锁。由于锁的获取顺序可能不同，可能存在互相持有对方需要的锁的情况，导致死锁发生。</text:p>
            <text:p>修复这个潜在的死锁问题的方法是在修复后的代码中，对于create_webview函数中的消息发送部分，不再使用可能会导致死锁的send_user_message方法，而是通过proxy.send_event方法发送消息，避免了在消息发送过程中可能导致的阻塞。另外，在create_ipc_handler函数中，将获取window_id的操作提前到变量中，避免了在闭包中频繁获取锁。</text:p>
            <text:p>通过优化消息发送方式和提前获取需要的数据，修复后的代码有效地避免了因为多次嵌套锁获取而引发的死锁问题，确保了程序的稳定性和可靠性。修复后的代码通过合理地管理锁的获取顺序和频率，解决了修复前的潜在死锁问题，提高了代码的并发安全性。</text:p>
          </table:table-cell>
          <table:table-cell table:style-name="ce1" office:value-type="string" calcext:value-type="string">
            <text:p>mutex </text:p>
          </table:table-cell>
          <table:table-cell table:number-columns-repeated="1019"/>
        </table:table-row>
        <table:table-row table:style-name="ro17">
          <table:covered-table-cell table:style-name="ce1"/>
          <table:table-cell table:style-name="ce9" office:value-type="string" calcext:value-type="string">
            <text:p><text:s text:c="2"/>https://github.com/tauri-apps/tauri/commit/9489963e004bfbc83874bb43fa9ddf2777520c50</text:p>
          </table:table-cell>
          <table:table-cell table:style-name="ce11" office:value-type="string" calcext:value-type="string">
            <text:p>fix(core): deadlock when closing the app on a tray event handler (#3771)</text:p>
          </table:table-cell>
          <table:table-cell table:style-name="ce11" office:value-type="string" calcext:value-type="string">
            <text:p>在修复前的代码中存在潜在的死锁问题，主要原因是在on_system_tray_event函数和处理系统托盘事件时，使用了多次lock().unwrap()来获取锁，可能导致在获取锁时发生阻塞而引发死锁。</text:p>
            <text:p>    潜在的死锁问题：在修复前的代码中，on_system_tray_event函数中在向SystemTrayEventListeners中插入事件处理器时，使用了lock().unwrap()来获取锁。在处理系统托盘事件时，同样存在多次使用lock().unwrap()获取锁的情况。如果在获取锁时发生了阻塞，可能会导致死锁发生。特别是在处理系统托盘事件时，由于对tray_context.listeners进行了多次lock().unwrap()，可能导致多个线程之间因为争夺锁而引发死锁</text:p>
            <text:p>修复这个潜在的死锁问题的方法是在修复后的代码中，将插入事件处理器时的Box::new(f)改为Arc::new(Box::new(f))，并且修改SystemTrayEventListeners的类型为Arc&lt;Mutex&lt;HashMap&lt;Uuid, Arc&lt;SystemTrayEventHandler&gt;&gt;&gt;，使事件处理器被包裹在Arc中，避免了在insert操作时可能导致的死锁。在处理系统托盘事件时，也采用了类似的方式，将tray_context.listeners.lock().unwrap().clone()改为直接tray_context.listeners.lock().unwrap().clone()，以避免多次获取锁可能导致的死锁问题。</text:p>
            <text:p>通过将事件处理器包裹在Arc中，修复后的代码有效地避免了因为多次嵌套锁获取而引发的死锁问题，确保了程序的稳定性和可靠性。修复后的代码通过合理地管理锁的获取顺序和频率，解决了修复前的潜在死锁问题，提高了代码的并发安全性。</text:p>
          </table:table-cell>
          <table:table-cell table:style-name="ce1" office:value-type="string" calcext:value-type="string">
            <text:p>mutex </text:p>
          </table:table-cell>
          <table:table-cell table:number-columns-repeated="1019"/>
        </table:table-row>
        <table:table-row table:style-name="ro6">
          <table:covered-table-cell table:style-name="ce1"/>
          <table:table-cell table:style-name="ce9" office:value-type="string" calcext:value-type="string">
            <text:p><text:s text:c="2"/>https://github.com/tauri-apps/tauri/commit/4c1be451066612862363bc481910bd6c3da1e185</text:p>
          </table:table-cell>
          <table:table-cell table:style-name="ce11" office:value-type="string" calcext:value-type="string">
            <text:p>fix(bundler): deadlock on ResourcePaths iterator, closes #3146 (#3152)</text:p>
          </table:table-cell>
          <table:table-cell table:style-name="ce11" office:value-type="string" calcext:value-type="string">
            <text:p>在修复前的代码中，存在潜在的死锁问题，主要原因是在ResourcePaths迭代器的next方法中，可能会在处理glob_paths迭代器时导致死锁。</text:p>
            <text:p>    潜在的死锁问题：在修复前的代码中，在处理glob_paths迭代器时，如果在获取glob_result时发生了错误，会返回一个包含错误的Result，可能导致在错误处理过程中再次获取锁并返回Err。在这个过程中，可能会因为多次获取锁而导致死锁发生，特别是在多个线程同时访问ResourcePaths迭代器时。</text:p>
            <text:p>修复这个潜在的死锁问题的方法是在修复后的代码中，在处理glob_paths迭代器返回错误时，不直接返回Err，而是先将glob_iter设为None，然后直接返回错误，避免了在返回错误时可能导致死锁的情况。这样就避免了在错误处理过程中可能导致的多次获取锁而引发死锁问题。</text:p>
            <text:p>通过将错误处理方式优化，修复后的代码有效地避免了因为多次嵌套锁获取而引发的死锁问题，确保了程序的稳定性和可靠性。修复后的代码通过避免在返回错误时再次获取锁，解决了修复前的潜在死锁问题，提高了代码的并发安全性。</text:p>
          </table:table-cell>
          <table:table-cell table:style-name="ce1" office:value-type="string" calcext:value-type="string">
            <text:p>无关原语</text:p>
          </table:table-cell>
          <table:table-cell table:number-columns-repeated="1019"/>
        </table:table-row>
        <table:table-row table:style-name="ro4">
          <table:covered-table-cell table:style-name="ce1"/>
          <table:table-cell table:style-name="ce9" office:value-type="string" calcext:value-type="string">
            <text:p><text:s text:c="2"/>https://github.com/tauri-apps/tauri/commit/ab3eb44bac7a3bf73a4985df38ccc2b87a913be7</text:p>
          </table:table-cell>
          <table:table-cell table:style-name="ce11" office:value-type="string" calcext:value-type="string">
            <text:p>fix(core): deadlock on window getters, fixes #1893 (#1998)</text:p>
            <text:p>* fix(core): deadlock on window getters, fixes #1893</text:p>
            <text:p/>
            <text:p>* fix compilation without menu feature</text:p>
          </table:table-cell>
          <table:table-cell table:style-name="ce11" office:value-type="string" calcext:value-type="string">
            <text:p>在修复前的代码中，存在潜在的死锁问题，主要原因是在多个地方对Mutex进行了嵌套使用，可能导致死锁。</text:p>
            <text:p>    潜在的死锁问题：在修复前的代码中，Wry结构体的webviews和window_event_listeners字段都是Arc&lt;Mutex&lt;&gt;&gt;类型的，而在一些方法中对这些字段进行了多次的锁获取和使用。特别是在create_window和run方法中，可能会在多次获取锁时发生阻塞而导致死锁。例如，在run方法中，如果多个线程同时尝试获取webviews的锁，可能会因为锁的顺序或频率不当而导致死锁。</text:p>
            <text:p>修复这个潜在的死锁问题的方法是在修复后的代码中，引入了main_thread_id和is_event_loop_running字段来避免对Arc&lt;Mutex&lt;&gt;&gt;类型的字段进行频繁的锁获取。在create_window方法和run方法中，将main_thread_id和is_event_loop_running作为参数传递给相关方法，避免了多次对webviews和window_event_listeners字段的锁获取。另外，在run方法中，在事件循环运行前后设置了is_event_loop_running的状态，以确保在事件循环运行时其他线程不会重复运行事件循环，避免了可能导致的死锁问题。</text:p>
            <text:p>通过优化锁的获取方式和引入新的字段来协调并发操作，修复后的代码有效地避免了因为多次嵌套锁获取而引发的死锁问题，确保了程序的稳定性和可靠性。修复后的代码通过合理地管理并发操作和锁的使用，解决了修复前的潜在死锁问题，提高了代码的并发安全性。</text:p>
          </table:table-cell>
          <table:table-cell table:style-name="ce1" office:value-type="string" calcext:value-type="string">
            <text:p>mutex </text:p>
          </table:table-cell>
          <table:table-cell table:number-columns-repeated="1019"/>
        </table:table-row>
        <table:table-row table:style-name="ro4">
          <table:covered-table-cell table:style-name="ce1"/>
          <table:table-cell table:style-name="ce9" office:value-type="string" calcext:value-type="string">
            <text:p><text:s text:c="2"/>https://github.com/tauri-apps/tauri/commit/63ae30f1873548f6fed41a32244b2b9209a1aaed</text:p>
          </table:table-cell>
          <table:table-cell table:style-name="ce11" office:value-type="string" calcext:value-type="string">
            <text:p>fix(core): deadlocks on previous commit</text:p>
          </table:table-cell>
          <table:table-cell table:style-name="ce11" office:value-type="string" calcext:value-type="string">
            <text:p>在修复前的代码中，存在潜在的死锁问题，主要原因是在处理消息和窗口关闭事件时，对windows的锁获取方式可能会导致死锁。</text:p>
            <text:p>    潜在的死锁问题：在修复前的代码中，handle_user_message和handle_event_loop函数中对windows的锁获取方式可能会引发死锁。特别是在handle_user_message函数中的on_window_close调用和handle_event_loop中处理窗口关闭事件时，都对windows进行了多次的锁获取操作，可能会因为锁的顺序或频率不当而导致死锁。在on_window_close函数中，先是对windows进行了锁获取，然后又调用了menu_event_listeners.lock().unwrap().remove(&amp;window_id)，可能导致嵌套的锁获取操作引发死锁。</text:p>
            <text:p>修复这个潜在的死锁问题的方法是在修复后的代码中，优化了对windows的锁获取方式。在处理窗口关闭事件时，先获取windows的锁并保存为windows_guard，然后使用windows_guard来获取窗口信息，而不是直接在获取窗口信息时再次获取锁。在调用on_window_close函数时，也是先获取锁并保存为windows，然后在处理完相关操作后释放锁。通过优化锁的获取方式，修复后的代码避免了可能因为多次嵌套锁获取而引发的死锁问题。</text:p>
            <text:p>修复后的代码通过合理地管理锁的获取顺序和释放操作，解决了修复前的潜在死锁问题，提高了代码的并发安全性。修复后的代码通过避免在多次锁获取时可能导致的死锁情况，确保了程序的稳定性和可靠性。</text:p>
          </table:table-cell>
          <table:table-cell table:style-name="ce1" office:value-type="string" calcext:value-type="string">
            <text:p>mutex </text:p>
          </table:table-cell>
          <table:table-cell table:number-columns-repeated="1019"/>
        </table:table-row>
        <table:table-row table:style-name="ro7">
          <table:covered-table-cell table:style-name="ce1"/>
          <table:table-cell table:style-name="ce9" office:value-type="string" calcext:value-type="string">
            <text:p><text:s text:c="2"/>https://github.com/tauri-apps/tauri/commit/4866404f043ae97c77583fb6061e3fafed823268</text:p>
          </table:table-cell>
          <table:table-cell table:style-name="ce11" office:value-type="string" calcext:value-type="string">
            <text:p>fix(core): deadlock on window event handler</text:p>
          </table:table-cell>
          <table:table-cell table:style-name="ce11" office:value-type="string" calcext:value-type="string">
            <text:p>在修复前的代码中，存在潜在的死锁问题，主要原因是在处理WebviewMessage::WebviewEvent时，对windows和window_event_listeners的锁获取可能引发死锁。</text:p>
            <text:p>    潜在的死锁问题：在修复前的代码中，当处理WebviewMessage::WebviewEvent时，对windows和window_event_listeners进行了多次的锁获取操作。特别是在遍历window_event_listeners中的事件处理程序时，可能会因为多重锁获取而导致死锁。如果在获取windows和window_event_listeners的锁时，发生了阻塞或死锁，可能会影响整个系统的运行。</text:p>
            <text:p>修复这个潜在的死锁问题的方法是在修复后的代码中，对Message::Webview的处理逻辑进行了优化。在修复后的代码中，使用了match语句来处理不同的WebviewMessage，将每种情况分开处理，避免了在单个大的if语句块中多次对锁进行获取的情况。这样可以减少对锁的频繁获取，降低了发生死锁的可能性。</text:p>
            <text:p>通过优化锁的获取方式，修复后的代码有效地避免了因为多次嵌套锁获取而引发的死锁问题，确保了程序的稳定性和可靠性。修复后的代码通过适当地分割处理逻辑和减少锁获取次数，解决了修复前的潜在死锁问题，提高了代码的并发安全性。</text:p>
          </table:table-cell>
          <table:table-cell table:style-name="ce1" office:value-type="string" calcext:value-type="string">
            <text:p>mutex </text:p>
          </table:table-cell>
          <table:table-cell table:number-columns-repeated="1019"/>
        </table:table-row>
        <table:table-row table:style-name="ro2">
          <table:covered-table-cell table:style-name="ce1"/>
          <table:table-cell table:style-name="ce9" office:value-type="string" calcext:value-type="string">
            <text:p><text:s text:c="2"/>https://github.com/tauri-apps/tauri/commit/9c82006b2fe166d20510183e36cee099bf96e8d9</text:p>
          </table:table-cell>
          <table:table-cell table:style-name="ce11" office:value-type="string" calcext:value-type="string">
            <text:p>fix(core): deadlock when creating window from menu handler, closes #3110 (#3126)</text:p>
          </table:table-cell>
          <table:table-cell table:style-name="ce11" office:value-type="string" calcext:value-type="string">
            <text:p>修复前的代码存在潜在的死锁问题。在修复前的代码中，存在多次连续调用lock().unwrap()来获取menu_event_listeners的锁，这可能导致线程在获取锁的过程中发生阻塞，进而导致死锁情况的发生。特别是在for循环内部的window_menu_event_listeners.lock().unwrap().values()，每次迭代都会尝试获取锁，可能会造成线程阻塞。</text:p>
            <text:p>修复后的代码对潜在的死锁问题进行了修复。修复后的代码在获取menu_event_listeners的锁时，在一个作用域中直接获取并释放锁，避免了在迭代过程中多次获取锁的情况。通过将锁的获取和释放范围限制在块级作用域内，确保在迭代过程中只获取一次锁，从而减少了死锁的风险。</text:p>
            <text:p>原来的死锁问题主要是由于在多次迭代过程中频繁获取锁引起的。通过修复后的代码，将锁的获取和释放作用域限定在必要的范围内，避免了多次获取锁可能导致的死锁问题，提高了代码的健壮性和可靠性。</text:p>
          </table:table-cell>
          <table:table-cell table:style-name="ce1" office:value-type="string" calcext:value-type="string">
            <text:p>mutex </text:p>
          </table:table-cell>
          <table:table-cell table:number-columns-repeated="1019"/>
        </table:table-row>
        <table:table-row table:style-name="ro2">
          <table:covered-table-cell table:style-name="ce1"/>
          <table:table-cell table:style-name="ce9" office:value-type="string" calcext:value-type="string">
            <text:p><text:s text:c="2"/>https://github.com/tauri-apps/tauri/commit/c08cc6d50041ec887d3070c41bb2c793dbac5155</text:p>
          </table:table-cell>
          <table:table-cell table:style-name="ce11" office:value-type="string" calcext:value-type="string">
            <text:p>fix(core): deadlock on focus events with invisible window,#3534 (#3622)</text:p>
          </table:table-cell>
          <table:table-cell table:style-name="ce11" office:value-type="string" calcext:value-type="string">
            <text:p>修复前的代码存在潜在的死锁问题。在修复前的代码段中，存在多次连续调用lock().unwrap()来获取windows和window_event_listeners的锁，尤其是在for循环中嵌套多次获取锁的操作，这可能导致线程在获取锁的过程中发生阻塞，从而可能引发死锁情况。</text:p>
            <text:p>修复后的代码通过增加了一个条件检查，即在对webview进行 focus 之前，先检查窗口是否可见。这样做可以避免在窗口不可见的情况下仍尝试 focus 导致的潜在死锁问题。修复后的代码在适当的地方进行了锁的释放，避免了多次连续获取锁可能带来的死锁风险。</text:p>
            <text:p>原来的死锁问题主要是由于在多次迭代过程中频繁获取锁引起的。修复后的代码增加了对窗口可见性的条件检查，以及在合适的位置释放锁，从而解决了潜在的死锁问题。修复后的代码保持了与修复前相同的功能，同时提高了代码的健壮性和可靠性，避免了可能导致死锁的并发原语操作。</text:p>
          </table:table-cell>
          <table:table-cell table:style-name="ce1" office:value-type="string" calcext:value-type="string">
            <text:p>mutex </text:p>
          </table:table-cell>
          <table:table-cell table:number-columns-repeated="1019"/>
        </table:table-row>
        <table:table-row table:style-name="ro8">
          <table:covered-table-cell table:style-name="ce1"/>
          <table:table-cell table:style-name="ce9" office:value-type="string" calcext:value-type="string">
            <text:p><text:s text:c="2"/>https://github.com/tauri-apps/tauri/commit/0648bc418453526b7fd27aad0741669fee344e68</text:p>
          </table:table-cell>
          <table:table-cell table:style-name="ce11" office:value-type="string" calcext:value-type="string">
            <text:p>fix(event): once deadlock (#1446)</text:p>
          </table:table-cell>
          <table:table-cell table:style-name="ce11" office:value-type="string" calcext:value-type="string">
            <text:p>修复前的代码存在潜在的死锁问题。在修复前的代码中，通过在self.listen中调用self_.unlisten(e.id)来取消事件监听，这可能导致在取消监听时发生阻塞，从而可能引发死锁情况。因为在取消事件监听的过程中，可能会出现互相等待的情况，导致线程无法继续执行，从而发生死锁。</text:p>
            <text:p/>
            <text:p>修复后的代码通过引入异步操作来避免潜在的死锁问题。修复后的代码中，在取消事件监听时使用了crate::async_runtime::spawn(async move { self_.unlisten(id); });来异步执行取消监听操作，避免了在同步操作中可能出现的阻塞情况。通过将取消监听操作异步化，确保了取消操作不会阻塞当前线程，从而避免了潜在的死锁问题。</text:p>
            <text:p>原来的死锁问题主要是由于在取消监听操作中可能出现的互相等待情况引起的。通过将取消监听操作改为异步执行，修复后的代码避免了同步操作可能引发的阻塞问题，从而解决了潜在的死锁情况。修复后的代码保持了与修复前相同的功能，同时提高了代码的健壮性和可靠性，避免了可能导致死锁的并发原语操作。</text:p>
          </table:table-cell>
          <table:table-cell table:style-name="ce1" office:value-type="string" calcext:value-type="string">
            <text:p>无关原语</text:p>
          </table:table-cell>
          <table:table-cell table:number-columns-repeated="1019"/>
        </table:table-row>
        <table:table-row table:style-name="ro3">
          <table:covered-table-cell table:style-name="ce1"/>
          <table:table-cell table:style-name="ce9" office:value-type="string" calcext:value-type="string">
            <text:p><text:s text:c="2"/>https://github.com/tauri-apps/tauri/commit/2747bb6c11f78894116f9f66b471f3468a0e9c7d</text:p>
          </table:table-cell>
          <table:table-cell table:style-name="ce11" office:value-type="string" calcext:value-type="string">
            <text:p>fix(core): dialog API deadlock, closes #1695 (#1696)</text:p>
          </table:table-cell>
          <table:table-cell table:style-name="ce11" office:value-type="string" calcext:value-type="string">
            <text:p>在修复前的代码中，存在潜在的死锁问题。在修复前的代码中，创建窗口的过程中通过self.proxy.send_event来发送Message::CreateWebview消息，同时在create_webview函数中会使用task_tx.send来发送任务。这两个操作可能在不同线程间相互等待对方完成，从而可能导致死锁的发生。特别是在create_window函数中，同时涉及到发送消息和发送任务的操作，如果其中一个操作阻塞，则会导致另一个操作无法完成，从而引发死锁。</text:p>
            <text:p/>
            <text:p>修复后的代码通过引入了一个名为task_tx的通道来解决潜在的死锁问题。在修复后的代码中，在Wry结构体中添加了task_tx和task_rx用于发送和接收任务。在WryDispatcher的实现中，新增了task_tx: Sender&lt;MainThreadTask&gt;字段，并在create_window和run_on_main_thread函数中使用了task_tx来发送任务。通过引入独立的任务通道，避免了直接在消息通道上发送任务可能引发的潜在死锁问题。</text:p>
            <text:p>原来的死锁问题主要是由于在消息通道和任务发送之间可能相互阻塞引起的。修复后的代码通过引入独立的任务通道，将任务发送与消息发送分离，避免了可能导致死锁的并发原语操作，从而解决了潜在的死锁问题。修复后的代码保持了与修复前相同的功能，同时提高了代码的健壮性和可靠性。</text:p>
          </table:table-cell>
          <table:table-cell table:style-name="ce1" office:value-type="string" calcext:value-type="string">
            <text:p>channel</text:p>
          </table:table-cell>
          <table:table-cell table:number-columns-repeated="1019"/>
        </table:table-row>
        <table:table-row table:style-name="ro5">
          <table:covered-table-cell table:style-name="ce1"/>
          <table:table-cell table:style-name="ce9" office:value-type="string" calcext:value-type="string">
            <text:p><text:s text:c="2"/>https://github.com/tauri-apps/tauri/commit/ece243d17c9c3ef8d2ba8e3b25b872aa6ea0b6ab</text:p>
          </table:table-cell>
          <table:table-cell table:style-name="ce11" office:value-type="string" calcext:value-type="string">
            <text:p>don't remove once listener on new thread (#1506)</text:p>
            <text:p>Spawning an async task to remove the once listener caused it to be able to be called multiple times before being removed. This design choice was previously made due to deadlock happening when removing the event from inside `fn once`.</text:p>
            <text:p>That was because the listeners were already locked inside the trigger when asked to be removed. `fn trigger` now handles removing once handlers</text:p>
          </table:table-cell>
          <table:table-cell table:style-name="ce11" office:value-type="string" calcext:value-type="string">
            <text:p>在修复前的代码中，存在潜在的死锁问题。在修复前的代码中，once函数中的逻辑可能导致死锁。在once函数中，通过调用self.listen来添加事件监听器，然后在回调函数中调用self_.unlisten(id)来移除事件监听器。这种操作在同步流程中可能会导致阻塞，从而可能引发死锁情况。因为在移除事件监听器时，可能需要等待监听器执行完成，而监听器的执行又可能需要等待移除操作完成，这样就会形成互相等待的情况，导致死锁。</text:p>
            <text:p>修复后的代码通过引入了一个枚举类型AfterHandle和对应的处理逻辑来解决潜在的死锁问题。在修复后的代码中，将事件处理后的操作划分为两种情况：Remove和DoNothing，并通过AfterHandle枚举来表示。在listen_internal函数和once函数中，根据处理后的操作类型来决定是否移除事件监听器，避免了可能导致死锁的阻塞情况。通过引入明确的处理逻辑，修复后的代码解决了在移除事件监听器时可能出现的互相等待导致的死锁问题。</text:p>
            <text:p>原来的死锁问题主要是由于在移除事件监听器时可能出现的互相等待情况引起的。修复后的代码通过引入枚举类型和明确的处理逻辑来避免了可能导致死锁的阻塞情况，从而解决了潜在的死锁问题。修复后的代码保持了与修复前相同的功能，同时提高了代码的健壮性和可靠性，避免了可能导致死锁的并发原语操作。</text:p>
          </table:table-cell>
          <table:table-cell table:style-name="ce1" office:value-type="string" calcext:value-type="string">
            <text:p>无关原语</text:p>
          </table:table-cell>
          <table:table-cell table:number-columns-repeated="1019"/>
        </table:table-row>
        <table:table-row table:style-name="ro1">
          <table:table-cell table:style-name="ce1" office:value-type="string" calcext:value-type="string" table:number-columns-spanned="1" table:number-rows-spanned="4">
            <text:p>rustdesk/rustdesk</text:p>
          </table:table-cell>
          <table:table-cell table:style-name="ce9" office:value-type="string" calcext:value-type="string">
            <text:p><text:s text:c="2"/>https://github.com/rustdesk/rustdesk/commit/44554cb54b60b0215351b83e8492db261ee4a122</text:p>
          </table:table-cell>
          <table:table-cell table:style-name="ce11" office:value-type="string" calcext:value-type="string">
            <text:p>Merge pull request #5868 from dignow/fix/reconnect_potential_deadlock fix, reconnect deadlock, introduce connection round control</text:p>
          </table:table-cell>
          <table:table-cell table:style-name="ce11" office:value-type="string" calcext:value-type="string">
            <text:p>在修复前的代码中可能存在潜在的死锁问题。在io_loop方法中，存在多个异步操作和同步操作的组合，例如使用peer.next()获取数据，同时又有self.receiver.recv()和rx_clip_client.recv()等异步操作。在这些异步操作中，如果其中一个操作阻塞，可能会影响其他操作的执行，导致线程间相互等待而发生死锁。</text:p>
            <text:p>修复后的代码通过引入了一个名为connection_round_state的锁来解决潜在的死锁问题。在修复后的代码中，在成功建立连接后，通过获取connection_round_state的锁来设置连接状态，确保连接状态的一致性。在循环中的异步操作中，没有对共享状态进行修改操作，而是通过connection_round_state来保证对状态的访问是线程安全的，避免了可能导致死锁的并发问题。</text:p>
            <text:p>原来的潜在死锁问题主要是由于多个异步操作可能相互影响，导致线程间互相等待而发生死锁。修复后的代码通过引入锁来保证对共享状态的访问是线程安全的，避免了可能导致死锁的并发原语操作，从而解决了潜在的死锁问题。修复后的代码保持了与修复前相同的功能，同时提高了代码的健壮性和可靠性。</text:p>
          </table:table-cell>
          <table:table-cell table:style-name="ce1" office:value-type="string" calcext:value-type="string">
            <text:p>无关原语</text:p>
          </table:table-cell>
          <table:table-cell table:number-columns-repeated="1019"/>
        </table:table-row>
        <table:table-row table:style-name="ro13">
          <table:covered-table-cell table:style-name="ce1"/>
          <table:table-cell table:style-name="ce9" office:value-type="string" calcext:value-type="string">
            <text:p><text:s text:c="2"/>https://github.com/rustdesk/rustdesk/commit/223a4f232358e29ac2524bf8ba04406907c187cc</text:p>
          </table:table-cell>
          <table:table-cell table:style-name="ce11" office:value-type="string" calcext:value-type="string">
            <text:p>Merge pull request #622 from fufesou/fix_deadlock_general_service</text:p>
            <text:p>fix_deadlock_general_service</text:p>
          </table:table-cell>
          <table:table-cell table:style-name="ce11" office:value-type="string" calcext:value-type="string">
            <text:p>在修复前的代码中，存在潜在的死锁问题。在join方法中，同时对self.0进行写锁的获取和操作，可能会导致死锁的发生。因为在获取写锁后，立即对active属性进行操作，并尝试获取handle并调用JoinHandle::join，这种操作可能会在多线程环墋下引发死锁。</text:p>
            <text:p>修复后的代码通过对获取到的handle进行处理，先检查是否存在有效的handle，然后再调用join方法，并在调用过程中处理可能出现的错误。这样的改动避免了在持有写锁的情况下立即执行可能阻塞的join操作，从而解决了潜在的死锁问题。</text:p>
            <text:p>原来的死锁问题主要是由于在获取锁后立即执行可能阻塞的操作引起的。修复后的代码通过延迟执行可能阻塞的操作，并在执行过程中进行错误处理，避免了在持有锁的情况下可能引发死锁的并发原语操作，从而解决了潜在的死锁问题。</text:p>
          </table:table-cell>
          <table:table-cell table:style-name="ce1" office:value-type="string" calcext:value-type="string">
            <text:p>mutex </text:p>
          </table:table-cell>
          <table:table-cell table:number-columns-repeated="1019"/>
        </table:table-row>
        <table:table-row table:style-name="ro1">
          <table:covered-table-cell table:style-name="ce1"/>
          <table:table-cell table:style-name="ce9" office:value-type="string" calcext:value-type="string">
            <text:p><text:s text:c="2"/>https://github.com/rustdesk/rustdesk/commit/da2906c95fcf8011b65159491cd8738bffecbcb0</text:p>
          </table:table-cell>
          <table:table-cell table:style-name="ce11" office:value-type="string" calcext:value-type="string">
            <text:p>fix: android build &amp; CONFIG deadlock</text:p>
          </table:table-cell>
          <table:table-cell table:style-name="ce11" office:value-type="string" calcext:value-type="string">
            <text:p>在修复前的代码中，存在潜在的死锁问题。在get_uuid函数中，通过调用machine_uid::get()获取机器 UID，然后根据返回结果决定返回的 UUID。如果machine_uid::get()操作阻塞或出现异常，可能会导致程序在获取 UUID 的过程中发生死锁。</text:p>
            <text:p/>
            <text:p>修复后的代码通过引入一个新的函数get_sk_uuid来解决潜在的死锁问题。在修复后的代码中，gen_uuid函数中调用了Config::get_sk_uuid()来获取 UUID，而Config::get_sk_uuid()内部处理了可能导致阻塞的操作，并避免了直接在获取 UUID 的过程中可能发生的死锁。通过对获取 UUID 的过程进行适当的调整，修复后的代码解决了潜在的死锁问题。</text:p>
            <text:p/>
            <text:p>原来的死锁问题主要是由于在获取 UUID 的过程中可能发生阻塞操作引起的。修复后的代码通过引入新的函数和调整逻辑，避免了直接在获取 UUID 的过程中可能发生的死锁情况，从而解决了潜在的死锁问题。修复后的代码保持了与修复前相同的功能，同时提高了代码的健壮性和可靠性</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rustdesk/rustdesk/commit/125f6dd81077dd538350a30b890fd34c4693e64e</text:p>
          </table:table-cell>
          <table:table-cell table:style-name="ce11" office:value-type="string" calcext:value-type="string">
            <text:p>refactor password deadlock and password_security</text:p>
          </table:table-cell>
          <table:table-cell table:style-name="ce11" office:value-type="string" calcext:value-type="string">
            <text:p>在修复前的代码中，存在潜在的死锁问题。具体来说，在Config结构体中的decrypt_password和get_key_pair方法中，存在对CONFIG的读写操作，可能导致多个线程同时访问和修改共享的数据结构，从而引发死锁。特别是在get_key_pair方法中，直接对CONFIG进行写操作，可能导致递归调用和并发访问，进而可能引发死锁。</text:p>
            <text:p>修复后的代码通过引入了一个新的静态变量KEY_PAIR，使用Arc&lt;Mutex&lt;Option&lt;(Vec&lt;u8&gt;, Vec&lt;u8&gt;)&gt;&gt;来存储key_pair，并在get_key_pair方法中使用KEY_PAIR进行加锁控制，避免了直接对CONFIG进行写操作从而解决了潜在的死锁问题。通过引入额外的锁来对key_pair进行操作，修复后的代码避免了多线程并发访问共享数据结构时可能导致的死锁情况。</text:p>
            <text:p>原来的死锁问题主要是由于对共享数据结构的并发访问引起的，特别是在直接对CONFIG进行写操作时可能导致的并发访问和递归调用。通过引入额外的锁控制和对共享数据的优化，修复后的代码解决了潜在的死锁问题，提高了代码的并发性和稳定性。修复后的代码保留了原有功能，并增加了对共享数据的更安全的访问方式，避免了可能导致死锁的情况。</text:p>
          </table:table-cell>
          <table:table-cell table:style-name="ce1" office:value-type="string" calcext:value-type="string">
            <text:p>rwlock</text:p>
          </table:table-cell>
          <table:table-cell table:number-columns-repeated="1019"/>
        </table:table-row>
        <table:table-row table:style-name="ro3">
          <table:table-cell table:style-name="ce1" office:value-type="string" calcext:value-type="string">
            <text:p>AppFlowy-IO/AppFlowy</text:p>
          </table:table-cell>
          <table:table-cell table:style-name="ce9" office:value-type="string" calcext:value-type="string">
            <text:p><text:s text:c="2"/>https://github.com/AppFlowy-IO/AppFlowy/commit/c41b35af4e090514d0aaef223117d84d90c394c6</text:p>
          </table:table-cell>
          <table:table-cell table:style-name="ce11" office:value-type="string" calcext:value-type="string">
            <text:p>fix artix deadlock while acquire the write lock of document recusively</text:p>
          </table:table-cell>
          <table:table-cell table:style-name="ce11" office:value-type="string" calcext:value-type="string">
            <text:p>在修复前的代码中，存在潜在的死锁问题。具体来说，在DocWsBizHandler结构体和相关方法中，存在对edited_docs的并发访问操作，可能导致多个线程同时读写共享数据结构时产生竞争条件，进而引发死锁。特别是在get_edit_doc方法中，对edited_docs的查找、插入和更新操作都没有进行适当的锁控制，可能导致并发访问时出现问题。</text:p>
            <text:p/>
            <text:p>修复后的代码通过引入了一个新的数据结构EditDoc和对edit_docs的适当锁控制来解决潜在的死锁问题。在Inner结构体中使用了RwLock&lt;HashMap&lt;String, Arc&lt;EditDoc&gt;&gt;&gt;来存储编辑文档，通过合理的读写锁机制确保了对edit_docs的安全并发访问。在get_edit_doc方法中，使用了适当的锁控制来确保对edit_docs的安全访问和更新，避免了并发访问时可能产生的竞争条件和死锁。</text:p>
            <text:p/>
            <text:p>原来的死锁问题主要是由于对共享数据结构edited_docs的并发访问未进行适当的锁控制引起的。通过引入新的数据结构和合适的锁机制，修复后的代码解决了潜在的死锁问题，提高了代码的并发性和稳定性。修复后的代码保持了原有功能，并通过更安全的并发访问方式避免了可能导致死锁的情况。</text:p>
          </table:table-cell>
          <table:table-cell table:style-name="ce1" office:value-type="string" calcext:value-type="string">
            <text:p>无关原语</text:p>
          </table:table-cell>
          <table:table-cell table:number-columns-repeated="1019"/>
        </table:table-row>
        <table:table-row table:style-name="ro2">
          <table:table-cell table:style-name="ce1" office:value-type="string" calcext:value-type="string" table:number-columns-spanned="1" table:number-rows-spanned="3">
            <text:p>alacritty/alacritty</text:p>
          </table:table-cell>
          <table:table-cell table:style-name="ce9" office:value-type="string" calcext:value-type="string">
            <text:p><text:s text:c="2"/>https://github.com/alacritty/alacritty/commit/6deb274b8283b1d5afe0666d21d6093c89a0835d</text:p>
          </table:table-cell>
          <table:table-cell table:style-name="ce11" office:value-type="string" calcext:value-type="string">
            <text:p>Fix deadlock when closing on Windows using Conpty</text:p>
          </table:table-cell>
          <table:table-cell table:style-name="ce11" office:value-type="string" calcext:value-type="string">
            <text:p>在修复前的代码中，存在潜在的死锁问题。具体来说，在程序结束时，由于Processor、io_thread和event_loop之间可能存在循环引用，并且Conpty的释放顺序可能导致死锁。原来的代码中，在结束程序时，直接调用了io_thread.join()，如果io_thread拥有Conpty，而Conpty的释放依赖于Processor的释放，则可能导致循环引用和死锁的情况发生。</text:p>
            <text:p>修复后的代码通过显式地调用drop(processor)来首先释放Processor，从而避免了潜在的循环引用和死锁问题。通过确保Processor被首先释放，可以正确地处理Conpty和Conout Pipe的释放顺序，避免了可能导致死锁的情况发生。</text:p>
            <text:p>原来的死锁问题主要是由于循环引用、不正确的释放顺序和资源依赖关系引起的。通过修复后的代码中显式地释放Processor，确保了正确的资源释放顺序，从而解决了潜在的死锁问题，提高了程序的稳定性和可靠性。修复后的代码保持了原有功能，并通过合理的资源管理避免了可能导致死锁的情况。</text:p>
          </table:table-cell>
          <table:table-cell table:style-name="ce1" office:value-type="string" calcext:value-type="string">
            <text:p>无关原语</text:p>
          </table:table-cell>
          <table:table-cell table:number-columns-repeated="1019"/>
        </table:table-row>
        <table:table-row table:style-name="ro5">
          <table:covered-table-cell table:style-name="ce1"/>
          <table:table-cell table:style-name="ce9" office:value-type="string" calcext:value-type="string">
            <text:p><text:s text:c="2"/>https://github.com/alacritty/alacritty/commit/8b1e82f31a7ecaade440b0694c0bbe5a843b48ac</text:p>
          </table:table-cell>
          <table:table-cell table:style-name="ce11" office:value-type="string" calcext:value-type="string">
            <text:p>Fix shutdown deadlock</text:p>
            <text:p>Calling ::std::process::exit() from the SIGCHLD handler would sometimes</text:p>
            <text:p>deadlock some OpenGL internal shutdown procedure. To resolve this, a</text:p>
            <text:p>flag was added that can be checked with `process_should_exit`.</text:p>
          </table:table-cell>
          <table:table-cell table:style-name="ce11" office:value-type="string" calcext:value-type="string">
            <text:p>在修复前的代码中，存在潜在的死锁问题。具体来说，在信号处理函数sigchld中，通过调用exit()来退出程序可能会导致 OpenGL 死锁并使进程挂起。原因是在信号处理函数中调用exit()会立即终止进程，可能导致未释放的资源和锁没有正确地释放，从而导致死锁的发生。</text:p>
            <text:p/>
            <text:p>修复后的代码通过引入一个静态变量SHOULD_EXIT作为退出标志，信号处理函数sigchld中设置这个标志来指示进程应该退出。通过设置退出标志并在主循环中检查这个标志来代替直接在信号处理函数中调用exit()，避免了潜在的死锁问题的发生。这种方式使程序能够正确地退出，避免了因为信号处理函数中的exit()调用导致的死锁问题。</text:p>
            <text:p/>
            <text:p>原来的死锁问题主要是由于在信号处理函数中直接调用exit()导致的。调用exit()会立即终止进程，可能导致未释放的资源和锁没有正确地释放，从而导致死锁的发生。通过修复后的代码中引入退出标志并在主循环中检查退出标志来代替直接调用exit()，解决了潜在的死锁问题，保证了程序的正常退出。修复后的代码保持了原有功能，并通过更安全的退出方式避免了可能导致死锁的情况。</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alacritty/alacritty/commit/3dafec076b7a69aaa80a66f9de9930da78d23c00</text:p>
          </table:table-cell>
          <table:table-cell table:style-name="ce11" office:value-type="string" calcext:value-type="string">
            <text:p>Fix search freezing Alacritty</text:p>
            <text:p>This resolves a regression introduced in 530de00 where searching would</text:p>
            <text:p>cause a deadlock when the viewport is at the bottom of the scrollback</text:p>
            <text:p>and a match ends in the last cell.</text:p>
          </table:table-cell>
          <table:table-cell table:style-name="ce11" office:value-type="string" calcext:value-type="string">
            <text:p>原来的代码中存在潜在的死锁问题。在next()方法中，存在一个逻辑问题，当self.point等于self.end时，会将self.done设置为true，但是在之后的判断中，如果self.done为true，直接返回None，导致在这种情况下无法继续执行后续的逻辑，可能导致函数被连续调用多次返回None而无法退出。这种逻辑错误可能导致程序陷入死锁状态。</text:p>
            <text:p/>
            <text:p>修复后的代码对逻辑进行了调整。在修复后的代码中，先判断self.done是否为true，如果是则直接返回None，避免了之前的逻辑错误。然后在判断语句中，增加了一个条件判断，当self.point等于self.end时，将self.done设置为true，同时在后续逻辑中也判断了如果self.point等于self.end，则将self.done设置为true。这样修复后的代码保证了状态转换的正确性，避免了潜在的死锁问题。</text:p>
            <text:p/>
            <text:p>原来的死锁问题主要是由于逻辑错误在next()方法中导致的。修复后的代码通过调整逻辑，避免了状态转换不正确导致的死锁问题。修复后的代码保证了状态转换的正确性，避免了潜在的死锁问题的发生。</text:p>
          </table:table-cell>
          <table:table-cell table:style-name="ce1" office:value-type="string" calcext:value-type="string">
            <text:p>无关原语</text:p>
          </table:table-cell>
          <table:table-cell table:number-columns-repeated="1019"/>
        </table:table-row>
        <table:table-row table:style-name="ro15">
          <table:table-cell table:style-name="ce1" office:value-type="string" calcext:value-type="string">
            <text:p>BurntSushi/ripgrep</text:p>
          </table:table-cell>
          <table:table-cell table:style-name="ce9" office:value-type="string" calcext:value-type="string">
            <text:p><text:s text:c="2"/>https://github.com/BurntSushi/ripgrep/commit/4846d63539690047fa58ec582d94bcba16da1c09</text:p>
          </table:table-cell>
          <table:table-cell table:style-name="ce11" office:value-type="string" calcext:value-type="string">
            <text:p>grep-cli: introduce new grep-cli crate</text:p>
            <text:p>This commit moves a lot of "utility" code from ripgrep core into</text:p>
            <text:p>grep-cli. Any one of these things might not be worth creating a new</text:p>
            <text:p>crate, but combining everything together results in a fair number of a</text:p>
            <text:p>convenience routines that make up a decent sized crate.</text:p>
            <text:p/>
            <text:p>There is potentially more we could move into the crate, but much of what remains in ripgrep core is almost entirely dealing with the number of flags we support.</text:p>
            <text:p/>
            <text:p>In the course of doing moving things to the grep-cli crate, we clean up</text:p>
            <text:p>a lot of gunk and improve failure modes in a number of cases. In</text:p>
            <text:p>particular, we've fixed a bug where other processes could deadlock if</text:p>
            <text:p>they write too much to stderr.</text:p>
          </table:table-cell>
          <table:table-cell table:style-name="ce11" office:value-type="string" calcext:value-type="string">
            <text:p>在原来的代码中存在一个可能导致死锁问题的情况。具体来说，原来的代码中存在一个 bug，如果其他进程向 stderr 写入过多内容，可能会导致进程死锁。这是因为当 stderr 缓冲区被写满时，写操作会被阻塞，导致进程无法继续执行，从而可能引发死锁。</text:p>
            <text:p/>
            <text:p>为了解决这个问题，作者在修复后的代码中引入了一个新的机制：当启用这个特性时，会启动一个额外的线程来读取 stderr。这样做的目的是确保被执行的进程永远不会因为无法写入 stdout 或 stderr 而被阻塞。通过启动一个额外的线程来读取 stderr，可以避免进程被写入 stderr 的内容阻塞而导致死锁的情况发生。</text:p>
            <text:p/>
            <text:p>因此，修复后的代码通过引入额外的线程来读取 stderr，解决了原来存在的可能导致进程死锁的问题。修复后的代码保证了进程不会因为 stderr 缓冲区被写满而被阻塞，从而避免了潜在的死锁问题的发生。这个修复主要是针对进程读写 stderr 的并发操作引起的潜在死锁问题进行的。</text:p>
          </table:table-cell>
          <table:table-cell table:style-name="ce1" office:value-type="string" calcext:value-type="string">
            <text:p>无关原语</text:p>
          </table:table-cell>
          <table:table-cell table:number-columns-repeated="1019"/>
        </table:table-row>
        <table:table-row table:style-name="ro3">
          <table:table-cell table:style-name="ce1" office:value-type="string" calcext:value-type="string" table:number-columns-spanned="1" table:number-rows-spanned="4">
            <text:p>meilisearch/meilisearch</text:p>
          </table:table-cell>
          <table:table-cell table:style-name="ce9" office:value-type="string" calcext:value-type="string">
            <text:p><text:s text:c="2"/>https://github.com/meilisearch/meilisearch/commit/0ba1c46e196e3f965ebc3b2db006e5c63301d624</text:p>
          </table:table-cell>
          <table:table-cell table:style-name="ce11" office:value-type="string" calcext:value-type="string">
            <text:p>fix a deadlock</text:p>
          </table:table-cell>
          <table:table-cell table:style-name="ce11" office:value-type="string" calcext:value-type="string">
            <text:p>在修复前的代码中存在一个潜在的死锁问题。具体来说，代码中在处理Batch::DocumentAddition和Batch::SettingsAndDocumentAddition时，创建了一个读写事务RwTxn用于索引操作，但在处理完索引操作后没有立即提交事务，而是在后续逻辑中才进行提交操作。如果在索引操作过程中发生了阻塞或错误，可能导致事务未能及时提交，造成资源无法释放，进而导致死锁问题的发生。</text:p>
            <text:p/>
            <text:p>为了解决这个问题，修复后的代码做了调整。在修复后的代码中，在处理Batch::DocumentAddition和Batch::SettingsAndDocumentAddition时，在执行索引操作前立即创建了一个新的写事务wtxn，执行索引操作后立即提交了事务，确保了资源的及时释放。这样做避免了原来可能发生的因事务未能及时提交而导致的死锁问题。</text:p>
            <text:p/>
            <text:p>原来的死锁问题主要是由于事务管理不当导致的。修复后的代码通过在索引操作前创建并提交事务，避免了可能的资源未能释放导致的死锁问题。修复后的代码保证了事务的正确使用，避免了潜在的死锁问题的发生。这个修复主要是针对事务管理引起的潜在死锁问题进行的。</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meilisearch/meilisearch/commit/534143e91d25cefdac21b328fb0c846398ae2bf3</text:p>
          </table:table-cell>
          <table:table-cell table:style-name="ce11" office:value-type="string" calcext:value-type="string">
            <text:p>Merge pull request #439 from meilisearch/fix-update-deadlock</text:p>
            <text:p>Fix a blocking channel, appearing like a deadlock</text:p>
          </table:table-cell>
          <table:table-cell table:style-name="ce11" office:value-type="string" calcext:value-type="string">
            <text:p>在修复前的代码中存在一个潜在的死锁问题。具体来说，代码中在create_index函数中的并发操作中使用了crossbeam_channel::bounded(100)来创建一个有界通道，限制了通道中的元素数量为 100。在并发情况下，如果发送者向已满的通道发送消息，会导致发送者被阻塞，可能造成死锁问题。</text:p>
            <text:p/>
            <text:p>为了解决这个问题，修复后的代码做了调整。在修复后的代码中，使用了crossbeam_channel::unbounded()来创建一个无界通道，不再限制通道中元素的数量。这样做避免了原来可能发生的因通道满而发送者被阻塞导致的死锁问题。</text:p>
            <text:p/>
            <text:p>原来的死锁问题主要是由于通道操作不当引起的。修复后的代码通过使用无界通道，避免了可能的发送者被阻塞而导致的死锁问题。修复后的代码保证了并发操作的顺利进行，避免了潜在的死锁问题的发生。这个修复主要是针对通道操作引起的潜在死锁问题进行的。</text:p>
          </table:table-cell>
          <table:table-cell table:style-name="ce1" office:value-type="string" calcext:value-type="string">
            <text:p>channel</text:p>
          </table:table-cell>
          <table:table-cell table:number-columns-repeated="1019"/>
        </table:table-row>
        <table:table-row table:style-name="ro6">
          <table:covered-table-cell table:style-name="ce1"/>
          <table:table-cell table:style-name="ce9" office:value-type="string" calcext:value-type="string">
            <text:p><text:s text:c="2"/>https://github.com/meilisearch/meilisearch/commit/c1cf67c0081d7a059bdcfb45b06f6d0db4f217c2</text:p>
          </table:table-cell>
          <table:table-cell table:style-name="ce11" office:value-type="string" calcext:value-type="string">
            <text:p>Join updates threads after dropping the indexes lock and avoid deadlocks</text:p>
          </table:table-cell>
          <table:table-cell table:style-name="ce11" office:value-type="string" calcext:value-type="string">
            <text:p>在修复前的代码中存在一个潜在的死锁问题。具体来说，在delete_index函数中，通过indexes_lock.remove_entry(name)从indexes_lock中移除条目时，并未在处理完逻辑后释放对indexes_lock的写锁，这可能导致在后续处理过程中出现死锁情况。</text:p>
            <text:p/>
            <text:p>为了解决这个问题，修复后的代码做了调整。在修复后的代码中，在处理完相关逻辑后，使用drop(indexes_lock)主动释放了对indexes_lock的写锁，确保在逻辑处理完成后及时释放锁资源，避免了潜在的死锁问题的发生。</text:p>
            <text:p/>
            <text:p>原来的死锁问题主要是由于未在适当的时机释放写锁资源引起的。修复后的代码通过主动释放写锁资源，避免了可能因锁资源未释放而导致的死锁问题。修复后的代码保证了锁资源的正确释放，避免了潜在的死锁问题的发生。这个修复主要是针对并发操作中锁资源管理不当引起的潜在死锁问题进行的。</text:p>
          </table:table-cell>
          <table:table-cell table:style-name="ce1" office:value-type="string" calcext:value-type="string">
            <text:p>rwlock </text:p>
          </table:table-cell>
          <table:table-cell table:number-columns-repeated="1019"/>
        </table:table-row>
        <table:table-row table:style-name="ro6">
          <table:covered-table-cell table:style-name="ce1"/>
          <table:table-cell table:style-name="ce9" office:value-type="string" calcext:value-type="string">
            <text:p><text:s text:c="2"/>https://github.com/meilisearch/meilisearch/commit/b08a49a16e4f4673b5c1da267300ad06a3cf02b2</text:p>
          </table:table-cell>
          <table:table-cell table:style-name="ce11" office:value-type="string" calcext:value-type="string">
            <text:p>Merge #3319 #3470</text:p>
            <text:p>3319: Transparently resize indexes on MaxDatabaseSizeReached errors r=Kerollmops a=dureuill</text:p>
          </table:table-cell>
          <table:table-cell table:style-name="ce11" office:value-type="string" calcext:value-type="string">
            <text:p>在修复前的代码中存在一个潜在的死锁问题。具体来说，在delete_index函数中，删除索引时涉及对index_map的写锁和对index_map的读锁操作，但在删除索引的过程中并未处理好对index_map的读写锁的管理，可能导致读写锁引起的死锁问题。</text:p>
            <text:p/>
            <text:p>为了解决这个问题，修复后的代码做了调整。在修复后的代码中，在删除索引时，通过使用drop(lock)主动释放对index_map的写锁，确保在逻辑处理完成后及时释放锁资源，避免了潜在的读写锁引起的死锁问题的发生。</text:p>
            <text:p/>
            <text:p>原来的死锁问题主要是由于对读写锁管理不当引起的。修复后的代码通过主动释放读写锁资源，避免了可能因读写锁未释放而导致的死锁问题。修复后的代码保证了读写锁资源的正确使用，避免了潜在的死锁问题的发生。这个修复主要是针对读写锁管理不当引起的潜在死锁问题进行的。</text:p>
          </table:table-cell>
          <table:table-cell table:style-name="ce1" office:value-type="string" calcext:value-type="string">
            <text:p>rwlock </text:p>
          </table:table-cell>
          <table:table-cell table:number-columns-repeated="1019"/>
        </table:table-row>
        <table:table-row table:style-name="ro6">
          <table:table-cell table:style-name="ce1" office:value-type="string" calcext:value-type="string" table:number-columns-spanned="1" table:number-rows-spanned="11">
            <text:p>bevyengine/bevy</text:p>
          </table:table-cell>
          <table:table-cell table:style-name="ce9" office:value-type="string" calcext:value-type="string">
            <text:p><text:s text:c="2"/>https://github.com/bevyengine/bevy/commit/60a9a81602a5718e683e17b43c8889b607b71ce0</text:p>
          </table:table-cell>
          <table:table-cell table:style-name="ce11" office:value-type="string" calcext:value-type="string">
            <text:p>Fix potential deadlock in AssetServer on single-threaded modes. (#15808)</text:p>
            <text:p># Objective</text:p>
            <text:p>Fixes #15807 </text:p>
            <text:p>## Solution</text:p>
            <text:p>We move the guard into this function.</text:p>
          </table:table-cell>
          <table:table-cell table:style-name="ce11" office:value-type="string" calcext:value-type="string">
            <text:p>spawn_load_task函数中，存在一个代码段drop(infos)用于在单线程模式下释放对AssetInfos的写锁，但在多线程模式下未考虑到这一点，可能导致在多线程环境下的死锁问题。</text:p>
            <text:p>为了解决这个问题，修复后的代码做了调整。在修复后的代码中，将spawn_load_task函数的参数infos的类型从&amp;mut AssetInfos改为RwLockWriteGuard&lt;AssetInfos&gt;，这样可以在函数内部直接获取写锁的控制权，确保在多线程环境下正确管理对AssetInfos的读写锁，避免了潜在的死锁问题的发生。</text:p>
            <text:p>原来的死锁问题主要是由于未正确管理多线程环境下对AssetInfos的读写锁引起的。修复后的代码通过将参数类型改为RwLockWriteGuard&lt;AssetInfos&gt;，确保在函数内部正确处理读写锁的控制，避免了可能因读写锁管理不当而导致的死锁问题。这个修复主要是针对多线程环境下读写锁管理不当引起的潜在死锁问题进行的。</text:p>
          </table:table-cell>
          <table:table-cell table:style-name="ce1" office:value-type="string" calcext:value-type="string">
            <text:p>rwlock </text:p>
          </table:table-cell>
          <table:table-cell table:number-columns-repeated="1019"/>
        </table:table-row>
        <table:table-row table:style-name="ro9">
          <table:covered-table-cell table:style-name="ce1"/>
          <table:table-cell table:style-name="ce9" office:value-type="string" calcext:value-type="string">
            <text:p><text:s text:c="2"/>https://github.com/bevyengine/bevy/commit/e72b9625d7a2a55f940deeb31d71b41122371a83</text:p>
          </table:table-cell>
          <table:table-cell table:style-name="ce11" office:value-type="string" calcext:value-type="string">
            <text:p>drop info locks in single threaded (#15522) avoid asset server deadlock when `multi_threaded` feature is not</text:p>
            <text:p>enabled.</text:p>
          </table:table-cell>
          <table:table-cell table:style-name="ce11" office:value-type="string" calcext:value-type="string">
            <text:p>在spawn_load_task函数中，存在一个代码段drop(infos)用于在单线程模式下释放对AssetInfos的写锁，但在多线程模式下未考虑到这一点，可能导致在多线程环境下的死锁问题。</text:p>
            <text:p>为了解决这个问题，修复后的代码做了调整。在修复后的代码中，保留了在单线程模式下释放写锁的代码段drop(infos)，并将这一操作移动到了函数的开头，确保在多线程环境下正确处理对AssetInfos的读写锁，避免了潜在的死锁问题的发生。</text:p>
          </table:table-cell>
          <table:table-cell table:style-name="ce1" office:value-type="string" calcext:value-type="string">
            <text:p>rwlock </text:p>
          </table:table-cell>
          <table:table-cell table:number-columns-repeated="1019"/>
        </table:table-row>
        <table:table-row table:style-name="ro3">
          <table:covered-table-cell table:style-name="ce1"/>
          <table:table-cell table:style-name="ce9" office:value-type="string" calcext:value-type="string">
            <text:p><text:s text:c="2"/>https://github.com/bevyengine/bevy/commit/15687b5062d60cdea1025d955daa8a4ce5de8e4d</text:p>
          </table:table-cell>
          <table:table-cell table:style-name="ce11" office:value-type="string" calcext:value-type="string">
            <text:p>Simplify winit runner exit code reporting (#13151)</text:p>
            <text:p># Objective</text:p>
            <text:p>~Returning a app exit code from the winit runner is complicated and</text:p>
            <text:p>deadlock prone.~</text:p>
            <text:p>The code to return a app exit code is rather shoddy. It's use of mutex</text:p>
            <text:p>is redundant, It uses unwrap when not required and can be broken by a</text:p>
            <text:p>maintainer simply forgetting to set a value.</text:p>
            <text:p>## Solution</text:p>
            <text:p>Switch to using a channel.</text:p>
            <text:p>- Deals with situations in which a event loop exits unexpectedly.</text:p>
            <text:p>- Never panics. Even in extreme cases.</text:p>
          </table:table-cell>
          <table:table-cell table:style-name="ce11" office:value-type="string" calcext:value-type="string">
            <text:p>在winit_runner函数中，通过使用Arc&lt;Mutex&lt;AppExit&gt;&gt;来共享和更新应用程序退出状态，但在处理应用程序退出时，存在潜在的死锁风险。如果多个线程同时尝试获取exit_status的锁并更新应用程序退出状态，可能导致死锁。</text:p>
            <text:p/>
            <text:p>为了解决这个问题，修复后的代码引入了一个同步通道SyncSender和sync_channel(1)来处理应用程序的退出状态。通道的大小为 1，确保在退出前只发送一个退出码。这样，当应用程序需要退出时，通过通道发送退出码，避免了多线程竞争锁的潜在死锁问题。</text:p>
            <text:p/>
            <text:p>原来的死锁问题主要是由于多线程环境下对共享数据的锁竞争引起的。修复后的代码通过引入同步通道，避免了多线程环境下对共享数据的竞争和潜在的死锁问题。这个修复主要是针对多线程环境下对共享数据锁管理不当引起的潜在死锁问题进行的。</text:p>
          </table:table-cell>
          <table:table-cell table:style-name="ce1" office:value-type="string" calcext:value-type="string">
            <text:p>mutex </text:p>
          </table:table-cell>
          <table:table-cell table:number-columns-repeated="1019"/>
        </table:table-row>
        <table:table-row table:style-name="ro6">
          <table:covered-table-cell table:style-name="ce1"/>
          <table:table-cell table:style-name="ce9" office:value-type="string" calcext:value-type="string">
            <text:p><text:s text:c="2"/>https://github.com/bevyengine/bevy/commit/e17fc53aa1b00aa9d25a69650be7f8173602ac8d</text:p>
          </table:table-cell>
          <table:table-cell table:style-name="ce11" office:value-type="string" calcext:value-type="string">
            <text:p>reflect: avoid deadlock in GenericTypeCell (#8957)</text:p>
            <text:p># Objective</text:p>
            <text:p>- There was a deadlock discovered in the implementation of</text:p>
            <text:p>`bevy_reflect::utility::GenericTypeCell`, when called on a recursive</text:p>
            <text:p>type, e.g. `Vec&lt;Vec&lt;VariableCurve&gt;&gt;`</text:p>
            <text:p>## Solution</text:p>
            <text:p>- Drop the lock before calling the initialisation function, and then</text:p>
            <text:p>pick it up again afterwards.</text:p>
          </table:table-cell>
          <table:table-cell table:style-name="ce11" office:value-type="string" calcext:value-type="string">
            <text:p>GenericTypeCell中的get_or_insert方法在尝试获取写锁时，存在可能的竞争条件，如果多个线程同时尝试获取写锁并更新数据，可能导致死锁。</text:p>
            <text:p>为了解决这个问题，修复后的代码做了调整。在修复后的代码中，通过使用RwLock&lt;StableHashMap&gt;代替RwLock&lt;HashMap&gt;，并且结合StableHashMap和FixedState，确保了对共享数据的并发安全访问和更新。采用了更稳定的哈希表StableHashMap和确定性的哈希算法FixedState，避免了并发访问和更新数据时可能导致的死锁问题。</text:p>
            <text:p>原来的死锁问题主要是由于对共享数据的并发访问和更新引起的。修复后的代码通过使用更稳定和安全的并发控制机制，即RwLock&lt;StableHashMap&gt;和确定性哈希算法FixedState，避免了并发访问和更新数据时可能出现的死锁问题。这个修复主要是针对并发访问和更新共享数据时可能引起的死锁问题进行的。</text:p>
          </table:table-cell>
          <table:table-cell table:style-name="ce1" office:value-type="string" calcext:value-type="string">
            <text:p>rwlock </text:p>
          </table:table-cell>
          <table:table-cell table:number-columns-repeated="1019"/>
        </table:table-row>
        <table:table-row table:style-name="ro3">
          <table:covered-table-cell table:style-name="ce1"/>
          <table:table-cell table:style-name="ce9" office:value-type="string" calcext:value-type="string">
            <text:p><text:s text:c="2"/>https://github.com/bevyengine/bevy/commit/630958a9f179402984916283924b6837e03e3f2e</text:p>
          </table:table-cell>
          <table:table-cell table:style-name="ce11" office:value-type="string" calcext:value-type="string">
            <text:p>Stop using unwrap in the pipelined rendering thread (#9052)</text:p>
            <text:p># Objective</text:p>
            <text:p>Fix #8936.</text:p>
            <text:p>## Solution</text:p>
            <text:p>Stop using `unwrap` in the core pipelined rendering logic flow.</text:p>
            <text:p>Separately also scoped the `sub app` span to just running the render app</text:p>
            <text:p>instead of including the blocking send.</text:p>
            <text:p>Current unknowns: should we use `std::panic::catch_unwind` around</text:p>
            <text:p>running the render app? Other engine threads use it defensively, but</text:p>
            <text:p>we're letting it bubble up here, and a user-created panic could cause a</text:p>
            <text:p>deadlock if it kills the thread.</text:p>
          </table:table-cell>
          <table:table-cell table:style-name="ce11" office:value-type="string" calcext:value-type="string">
            <text:p>主要涉及到在PipelinedRenderingPlugin的cleanup方法中的线程间通信。具体来说，通过异步通道进行的数据发送和接收操作存在可能的竞争条件，如果在接收数据时阻塞造成了发送线程无法继续发送新数据，就有可能导致死锁。</text:p>
            <text:p>为了解决这个问题，修复后的代码做了调整。在修复后的代码中，通过使用send_blocking方法替换了在接收数据时可能阻塞的recv方法，从而避免了可能的死锁问题。通过在发送数据时使用send_blocking，确保了发送和接收操作的顺畅进行，避免了因为接收阻塞导致发送线程无法发送新数据而造成的潜在死锁问题。</text:p>
            <text:p>原来的死锁问题主要是由于在线程间通信过程中可能存在的阻塞导致的。修复后的代码通过使用send_blocking方法，确保了数据的顺利发送和接收，避免了因为阻塞造成的可能死锁问题。这个修复主要是针对线程间通信过程中可能存在的阻塞引起的潜在死锁问题进行的。</text:p>
          </table:table-cell>
          <table:table-cell table:style-name="ce1" office:value-type="string" calcext:value-type="string">
            <text:p>channel </text:p>
          </table:table-cell>
          <table:table-cell table:number-columns-repeated="1019"/>
        </table:table-row>
        <table:table-row table:style-name="ro6">
          <table:covered-table-cell table:style-name="ce1"/>
          <table:table-cell table:style-name="ce9" office:value-type="string" calcext:value-type="string">
            <text:p><text:s text:c="2"/>https://github.com/bevyengine/bevy/commit/450328d15ef8511ea47243a5e0766c324961fd33</text:p>
          </table:table-cell>
          <table:table-cell table:style-name="ce11" office:value-type="string" calcext:value-type="string">
            <text:p>Replaced parking_lot with std::sync (#9545)</text:p>
            <text:p># Objective</text:p>
            <text:p>- Fixes #4610 </text:p>
            <text:p>## Solution</text:p>
            <text:p>- Replaced all instances of `parking_lot` locks with equivalents from</text:p>
            <text:p>`std::sync`. Acquiring locks within `std::sync` can fail, so</text:p>
            <text:p>`.expect("Lock Poisoned")` statements were added where required.</text:p>
          </table:table-cell>
          <table:table-cell table:style-name="ce11" office:value-type="string" calcext:value-type="string">
            <text:p>在修复前的代码中，存在潜在的死锁问题，主要涉及到对`RwLock`的读写操作。具体来说，在`read`和`write`方法中，如果在获取读锁或写锁时发生了锁被损坏（Poison）的情况，即锁被另一个线程持有且未释放而导致获取失败，就会发生`PoisonError`。在原始代码中，对于`PoisonError`情况并未进行处理，可能导致线程间竞争锁时出现死锁。</text:p>
            <text:p>为了解决这个问题，修复后的代码采用了`unwrap_or_else(PoisonError::into_inner)`的方式处理`PoisonError`，即在发生锁损坏时立即释放锁，并返回内部数据。通过这种处理方式，避免了因为锁损坏而导致的潜在死锁问题。</text:p>
            <text:p>原来的死锁问题主要是由于对`RwLock`读写操作时未处理锁损坏（PoisonError）情况而引起的。修复后的代码通过处理`PoisonError`，在发生锁损坏时立即释放锁，并返回内部数据，避免了因为锁损坏而可能导致的死锁问题。这个修复主要是针对锁损坏引起的潜在死锁问题进行的。</text:p>
          </table:table-cell>
          <table:table-cell table:style-name="ce1" office:value-type="string" calcext:value-type="string">
            <text:p>rwlock </text:p>
          </table:table-cell>
          <table:table-cell table:number-columns-repeated="1019"/>
        </table:table-row>
        <table:table-row table:style-name="ro8">
          <table:covered-table-cell table:style-name="ce1"/>
          <table:table-cell table:style-name="ce9" office:value-type="string" calcext:value-type="string">
            <text:p><text:s text:c="2"/>https://github.com/bevyengine/bevy/commit/814c413372c0c4fceb2de18cf5a3845f855db5c8</text:p>
          </table:table-cell>
          <table:table-cell table:style-name="ce11" office:value-type="string" calcext:value-type="string">
            <text:p>Fix lock order to remove the chance of deadlock (#1121)</text:p>
          </table:table-cell>
          <table:table-cell table:style-name="ce11" office:value-type="string" calcext:value-type="string">
            <text:p>在remove_buffer方法中，首先获取了self.resources.buffers和self.resources.buffer_infos的写锁，然后依次对它们进行操作。如果在对第一个资源进行操作后发生了异常，比如 panic 或者其他导致线程终止的情况，那么第二个资源的写锁就会一直被持有，导致其他线程无法继续对其进行操作，从而可能导致死锁。</text:p>
            <text:p>为了解决这个问题，修复后的代码对获取写锁的顺序进行了调整，先获取self.resources.buffer_infos的写锁，然后再获取self.resources.buffers的写锁。这样的调整可以避免在对第一个资源操作时发生异常导致的写锁未被释放而影响对第二个资源的操作，从而避免了潜在的死锁问题。</text:p>
            <text:p>原来的死锁问题主要是由于对资源的并发写操作时未正确管理锁的释放顺序而引起的。修复后的代码通过调整获取写锁的顺序，确保先释放资源buffer_infos的写锁，再释放资源buffers的写锁，避免了因为异常导致的写锁未被释放而可能引发的死锁问题。这个修复主要是针对并发写操作时锁释放顺序不当可能导致的死锁问题进行的。</text:p>
          </table:table-cell>
          <table:table-cell table:style-name="ce1" office:value-type="string" calcext:value-type="string">
            <text:p>rwlock </text:p>
          </table:table-cell>
          <table:table-cell table:number-columns-repeated="1019"/>
        </table:table-row>
        <table:table-row table:style-name="ro5">
          <table:covered-table-cell table:style-name="ce1"/>
          <table:table-cell table:style-name="ce9" office:value-type="string" calcext:value-type="string">
            <text:p><text:s text:c="2"/>https://github.com/bevyengine/bevy/commit/8101622f378641c90ecba5c6edaac26145a6436a</text:p>
          </table:table-cell>
          <table:table-cell table:style-name="ce11" office:value-type="string" calcext:value-type="string">
            <text:p>Fix deadlock in hot asset reloading (#375) (#376)</text:p>
          </table:table-cell>
          <table:table-cell table:style-name="ce11" office:value-type="string" calcext:value-type="string">
            <text:p>在修复前的代码中，存在潜在的死锁问题，主要涉及到对资源的并发写操作和线程间通信。具体来说，在`AssetServer`中的`send_request_to_loader_thread`方法中，当向加载线程发送加载请求时，存在对`loader_threads`的写锁操作。如果多个线程同时竞争这个写锁，可能会导致死锁情况，特别是在动态创建和销毁加载线程时，可能出现线程间竞争导致的死锁问题。</text:p>
            <text:p/>
            <text:p>为了解决这个问题，修复后的代码对`send_request_to_loader_thread`方法进行了调整。在修复后的代码中，使用了更加精细的锁管理策略，确保在向加载线程发送加载请求时不会出现竞争条件，从而避免了潜在的死锁问题。通过对写锁的更加精细和安全的管理，修复了原来可能导致死锁问题的并发操作。</text:p>
            <text:p/>
            <text:p>原来的死锁问题主要是由于对资源的并发写操作和线程间通信时锁管理不当而引起的。修复后的代码通过更加细致的锁管理和线程间通信策略，避免了可能导致死锁的并发操作，从而修复了潜在的死锁问题。这个修复主要是针对资源的并发写操作和线程间通信时可能出现的死锁问题进行的。</text:p>
          </table:table-cell>
          <table:table-cell table:style-name="ce1" office:value-type="string" calcext:value-type="string">
            <text:p>rwlock </text:p>
          </table:table-cell>
          <table:table-cell table:number-columns-repeated="1019"/>
        </table:table-row>
        <table:table-row table:style-name="ro13">
          <table:covered-table-cell table:style-name="ce1"/>
          <table:table-cell table:style-name="ce9" office:value-type="string" calcext:value-type="string">
            <text:p><text:s text:c="2"/>https://github.com/bevyengine/bevy/commit/cf75c22c9aa76b6d7e0ffed06c78d99a4c951436</text:p>
          </table:table-cell>
          <table:table-cell table:style-name="ce11" office:value-type="string" calcext:value-type="string">
            <text:p>Fix a deadlock that can occur when using scope() on ComputeTaskPool from within a system. (#892)</text:p>
          </table:table-cell>
          <table:table-cell table:style-name="ce11" office:value-type="string" calcext:value-type="string">
            <text:p>在scope方法中，通过future::block_on来等待异步任务的完成，但是在等待异步任务完成时，可能会出现死锁情况。特别是如果异步任务之间存在依赖关系，可能会导致任务无法完成从而造成死锁。</text:p>
            <text:p>为了解决这个问题，修复后的代码对scope方法进行了调整。在修复后的代码中，引入了一个循环来不断检查异步任务的完成情况，并在任务完成后立即返回结果，避免了因为等待异步任务完成而可能造成的死锁问题。通过这种方式，确保了异步任务的执行和等待不会导致死锁，提高了代码的健壮性和可靠性。</text:p>
            <text:p>原来的死锁问题主要是由于异步任务的执行和等待时可能造成的阻塞而引起的。修复后的代码通过引入循环来实时检查异步任务的完成情况，并在任务完成后立即返回结果，避免了可能造成死锁的阻塞情况。这个修复主要是针对异步任务执行和等待可能导致的死锁问题进行的。</text:p>
          </table:table-cell>
          <table:table-cell table:style-name="ce1" office:value-type="string" calcext:value-type="string">
            <text:p>异步等待 无关原语</text:p>
          </table:table-cell>
          <table:table-cell table:number-columns-repeated="1019"/>
        </table:table-row>
        <table:table-row table:style-name="ro18">
          <table:covered-table-cell table:style-name="ce1"/>
          <table:table-cell table:style-name="ce9" office:value-type="string" calcext:value-type="string">
            <text:p><text:s text:c="2"/>https://github.com/bevyengine/bevy/commit/ff7d5ff44407f5eb97877ea80baaf22995a57c26</text:p>
          </table:table-cell>
          <table:table-cell table:style-name="ce11" office:value-type="string" calcext:value-type="string">
            <text:p>Stageless: close the finish channel so executor doesn't deadlock (#7448)</text:p>
            <text:p># Objective</text:p>
            <text:p/>
            <text:p>- Fix panic_when_hierachy_cycle test hanging</text:p>
            <text:p>- The problem is that the scope only awaits one task at a time in get_results. In stageless this task is the multithreaded executor. That tasks hangs when a system panics and cannot make anymore progress. This wasn't a problem before because the executor was spawned after all the system tasks had been spawned. But in stageless the executor is spawned before all the system tasks are spawned.</text:p>
            <text:p>## Solution</text:p>
            <text:p>- We can catch unwind on each system and close the finish channel if one panics. This then causes the receiver end of the finish channel to panic too.</text:p>
            <text:p>- this might have a small perf impact, but when running many_foxes it seems to be within the noise. So less than 40us.</text:p>
          </table:table-cell>
          <table:table-cell table:style-name="ce11" office:value-type="string" calcext:value-type="string">
            <text:p>因为在系统运行过程中发生了 panic 时，并没有合理地处理，可能导致系统无法继续运行而造成死锁。具体来说，在SystemExecutor的run方法中，系统运行时如果发生 panic，没有进行错误处理或者异常处理，可能导致程序无法继续执行，从而可能引发死锁情况。</text:p>
            <text:p/>
            <text:p>为了解决这个问题，修复后的代码引入了对 panic 的处理机制。在修复后的代码中，使用了std::panic::catch_unwind来捕获系统运行过程中可能发生的 panic，并在发生 panic 时关闭通道，以确保系统能够继续运行或者正常退出，避免因为 panic 而导致的死锁问题。解决方案是对每个系统进行 panic 捕获，并在其中发生 panic 时关闭完成通道。</text:p>
          </table:table-cell>
          <table:table-cell table:style-name="ce1" office:value-type="string" calcext:value-type="string">
            <text:p>panic 无关原语</text:p>
          </table:table-cell>
          <table:table-cell table:number-columns-repeated="1019"/>
        </table:table-row>
        <table:table-row table:style-name="ro8">
          <table:covered-table-cell table:style-name="ce1"/>
          <table:table-cell table:style-name="ce9" office:value-type="string" calcext:value-type="string">
            <text:p><text:s text:c="2"/>https://github.com/bevyengine/bevy/commit/85a10eccc5bee7e15643888975da86bb3f6a0ff6</text:p>
          </table:table-cell>
          <table:table-cell table:style-name="ce11" office:value-type="string" calcext:value-type="string">
            <text:p>Fix AssetServer::get_asset_loader deadlock (#2395)</text:p>
            <text:p># Objective</text:p>
            <text:p>Fixes a possible deadlock between `AssetServer::get_asset_loader` / `AssetServer::add_loader`</text:p>
            <text:p>A thread could take the `extension_to_loader_index` read lock,</text:p>
            <text:p>and then have the `server.loader` write lock taken in add_loader</text:p>
            <text:p>before it can. Then add_loader can't take the extension_to_loader_index</text:p>
            <text:p>lock, and the program deadlocks.</text:p>
          </table:table-cell>
          <table:table-cell table:style-name="ce11" office:value-type="string" calcext:value-type="string">
            <text:p>在获取 AssetLoader 时，对 extension_to_loader_index 进行读取时持有了读锁，然后再获取 loaders 时也持有了读锁。这种情况下，如果在获取 extension_to_loader_index 读锁后，但在获取 loaders 读锁前发生了其他线程尝试获取写锁的情况，就会导致死锁。</text:p>
            <text:p/>
            <text:p>修复后的代码对潜在的死锁问题进行了修复。在修复后的代码中，获取 extension_to_loader_index 读锁后，立即释放读锁，然后再获取 loaders 时，避免了同时持有两个读锁的情况。通过在获取完 extension_to_loader_index 后即刻释放读锁，再单独获取 loaders，可以避免潜在的死锁问题。</text:p>
            <text:p/>
            <text:p>原来的死锁问题主要是由于同时持有多个读锁导致的，并发原语引起的死锁问题。修复后的代码通过调整读取锁的获取顺序和释放时机，有效避免了这种潜在的死锁情况。</text:p>
          </table:table-cell>
          <table:table-cell table:style-name="ce1" office:value-type="string" calcext:value-type="string">
            <text:p>rwlock </text:p>
          </table:table-cell>
          <table:table-cell table:number-columns-repeated="1019"/>
        </table:table-row>
        <table:table-row table:style-name="ro6">
          <table:table-cell table:style-name="ce1" office:value-type="string" calcext:value-type="string" table:number-columns-spanned="1" table:number-rows-spanned="3">
            <text:p>helix-editor/helix</text:p>
          </table:table-cell>
          <table:table-cell table:style-name="ce9" office:value-type="string" calcext:value-type="string">
            <text:p><text:s text:c="2"/>https://github.com/helix-editor/helix/commit/f0282689da0ac4e5d7fe9f6bd739005138d64675</text:p>
          </table:table-cell>
          <table:table-cell table:style-name="ce11" office:value-type="string" calcext:value-type="string">
            <text:p>Use try_lock in diff_handle for Diff gutter (#11092)</text:p>
            <text:p>* Use `try_lock` in `diff_handle` for Diff gutter</text:p>
            <text:p>- Add the method `try_load() -&gt; Option&lt;Diff&gt;` to `DiffHandle`, using `try_lock` to avoid deadlocks.</text:p>
            <text:p>- Use said method in `gutter.rs diff()`, which will use a blank `GutterFn` instead when met with a locked `Diff`.</text:p>
            <text:p>* Revert changes</text:p>
            <text:p>* Replace `Mutex` with `RwLock` in `Diff`</text:p>
          </table:table-cell>
          <table:table-cell table:style-name="ce11" office:value-type="string" calcext:value-type="string">
            <text:p>主要是由于使用了Mutex来管理共享数据结构，例如DiffHandle中的diff字段，以及对Rope等数据结构的操作。Mutex在同一时间只允许一个线程访问共享资源，如果一个线程已经持有了锁，其他线程再尝试获取这个锁时会被阻塞，可能导致死锁情况。</text:p>
            <text:p/>
            <text:p>修复后的代码中，对共享数据结构的管理方式进行了改变，使用了更为灵活的RwLock来替代原先的Mutex。RwLock允许多个线程同时获取读锁，只有在写操作时才会阻塞其他线程。这样可以避免在读取共享数据时出现死锁情况。</text:p>
            <text:p/>
            <text:p>原来的死锁问题主要是由于使用Mutex进行锁管理，在某些情况下可能会导致多个线程相互等待对方释放锁而发生死锁。修复后的代码通过使用RwLock来管理共享数据，有效地解决了潜在的死锁问题，避免了并发原语引起的死锁情况。</text:p>
          </table:table-cell>
          <table:table-cell table:style-name="ce1" office:value-type="string" calcext:value-type="string">
            <text:p>mutex </text:p>
          </table:table-cell>
          <table:table-cell table:number-columns-repeated="1019"/>
        </table:table-row>
        <table:table-row table:style-name="ro13">
          <table:covered-table-cell table:style-name="ce1"/>
          <table:table-cell table:style-name="ce9" office:value-type="string" calcext:value-type="string">
            <text:p><text:s text:c="2"/>https://github.com/helix-editor/helix/commit/3cf9a4ceb82978be0671ada244baf2366aa65e6d</text:p>
          </table:table-cell>
          <table:table-cell table:style-name="ce11" office:value-type="string" calcext:value-type="string">
            <text:p>syntax: Don't deadlock the build if one of the jobs fails.</text:p>
          </table:table-cell>
          <table:table-cell table:style-name="ce11" office:value-type="string" calcext:value-type="string">
            <text:p>，存在潜在的死锁问题是由于使用了channel来进行线程间通信，但在接收端未正确处理完所有消息时就调用了iter()方法来迭代接收剩余的消息，可能导致阻塞。</text:p>
            <text:p/>
            <text:p>修复后的代码中，对潜在的死锁问题进行了修复。修复的关键在于正确处理线程间通信的消息接收。修复后的代码使用了try_iter()方法来尝试迭代接收剩余的消息，这样即使有未处理完的消息也不会导致阻塞，避免了潜在的死锁问题。</text:p>
            <text:p/>
            <text:p>原来的死锁问题主要是由于在接收端未正确处理完所有消息时调用了iter()方法来迭代接收消息，导致阻塞。修复后的代码通过使用try_iter()方法来处理残留消息，从而避免了这个问题，并有效地解决了潜在的死锁情况。</text:p>
          </table:table-cell>
          <table:table-cell table:style-name="ce1" office:value-type="string" calcext:value-type="string">
            <text:p>channel </text:p>
          </table:table-cell>
          <table:table-cell table:number-columns-repeated="1019"/>
        </table:table-row>
        <table:table-row table:style-name="ro13">
          <table:covered-table-cell table:style-name="ce1"/>
          <table:table-cell table:style-name="ce9" office:value-type="string" calcext:value-type="string">
            <text:p><text:s text:c="2"/>https://github.com/helix-editor/helix/commit/89efb4f711d37ac59b4f5f985467647be76fb870</text:p>
          </table:table-cell>
          <table:table-cell table:style-name="ce11" office:value-type="string" calcext:value-type="string">
            <text:p>When receiving a `completionItem/resolve` request, the Volar server sends a `workspace/configuration` request to Helix and blocks itself</text:p>
            <text:p>on the response, leading to a deadlock. Eventually the resolve request times out within Helix but Helix is locked up and unresponsive in that window.</text:p>
            <text:p>This change resolves the completion item without blocking the compositor.</text:p>
          </table:table-cell>
          <table:table-cell table:style-name="ce11" office:value-type="string" calcext:value-type="string">
            <text:p>在Completion组件的ensure_item_resolved方法中，尝试通过异步请求来解析当前选择的完成项，但未正确处理异步回调结果，可能导致阻塞。</text:p>
            <text:p/>
            <text:p>修复后的代码中，对潜在的死锁问题进行了修复。修复的关键在于使用异步回调处理异步请求的结果。修复后的代码通过在异步请求完成后的回调中处理解析结果，避免了可能导致阻塞的情况。</text:p>
            <text:p/>
            <text:p>原来的死锁问题主要是由于在异步请求的回调处理中没有处理返回结果而可能导致阻塞。修复后的代码通过正确处理异步回调中的解析结果，避免了潜在的死锁问题，解决了这个并发原语引起的死锁情况。</text:p>
          </table:table-cell>
          <table:table-cell table:style-name="ce1" office:value-type="string" calcext:value-type="string">
            <text:p>异步 无关原语</text:p>
          </table:table-cell>
          <table:table-cell table:number-columns-repeated="1019"/>
        </table:table-row>
        <table:table-row table:style-name="ro10">
          <table:table-cell table:style-name="ce1" office:value-type="string" calcext:value-type="string" table:number-columns-spanned="1" table:number-rows-spanned="3">
            <text:p>spacedriveapp/spacedrive</text:p>
          </table:table-cell>
          <table:table-cell table:style-name="ce9" office:value-type="string" calcext:value-type="string">
            <text:p><text:s text:c="2"/>https://github.com/spacedriveapp/spacedrive/commit/aec0c94d62ec482d0e357b0aa12e78118a59d75e</text:p>
          </table:table-cell>
          <table:table-cell table:style-name="ce11" office:value-type="string" calcext:value-type="string">
            <text:p>[ENG-794] Library deletion hangs (#1137)</text:p>
            <text:p>Solving deadlock on library deletion</text:p>
          </table:table-cell>
          <table:table-cell table:style-name="ce11" office:value-type="string" calcext:value-type="string">
            <text:p>在删除库时，先获取了读取锁来查找要删除的库，然后在删除库文件和更新库列表时再获取写入锁，可能导致在获取写入锁时发生死锁。</text:p>
            <text:p>修复后的代码中，对潜在的死锁问题进行了修复。修复的关键在于在获取写入锁之前先释放读取锁，并在对库列表进行写入操作时持有写入锁，避免了读取锁和写入锁之间的死锁情况。</text:p>
            <text:p>原来的死锁问题主要是由于在删除库时，操作顺序导致了获取读取锁和写入锁的顺序不一致，可能会引起死锁。修复后的代码通过调整操作顺序，先释放读取锁再获取写入锁，有效地解决了潜在的死锁问题，避免了并发原语引起的死锁情况。</text:p>
          </table:table-cell>
          <table:table-cell table:style-name="ce1" office:value-type="string" calcext:value-type="string">
            <text:p>rwlock </text:p>
          </table:table-cell>
          <table:table-cell table:number-columns-repeated="1019"/>
        </table:table-row>
        <table:table-row table:style-name="ro13">
          <table:covered-table-cell table:style-name="ce1"/>
          <table:table-cell table:style-name="ce9" office:value-type="string" calcext:value-type="string">
            <text:p><text:s text:c="2"/>https://github.com/spacedriveapp/spacedrive/commit/007e089fcf894b6d6dfffa6c1c24cfdb6d6a6588</text:p>
          </table:table-cell>
          <table:table-cell table:style-name="ce11" office:value-type="string" calcext:value-type="string">
            <text:p>[ENG-697] Fix rename library </text:p>
          </table:table-cell>
          <table:table-cell table:style-name="ce11" office:value-type="string" calcext:value-type="string">
            <text:p>edit方法中，先获取了写入锁来查找要编辑的库，然后在保存库配置和更新库列表时再次获取写入锁，可能导致在获取写入锁时发生死锁。</text:p>
            <text:p/>
            <text:p>修复后的代码中，对潜在的死锁问题进行了修复。修复的关键在于在获取写入锁之前先释放之前获取的写入锁，确保在保存库配置和更新库列表时只持有一个写入锁，避免了读取锁和写入锁之间的死锁情况。</text:p>
            <text:p/>
            <text:p>原来的死锁问题主要是由于在edit方法中，操作顺序导致了获取写入锁的次序不一致，可能导致死锁。修复后的代码通过调整操作顺序，先释放之前获取的写入锁再获取新的写入锁，有效地解决了潜在的死锁问题，避免了并发原语引起的死锁情况。</text:p>
          </table:table-cell>
          <table:table-cell table:style-name="ce1" office:value-type="string" calcext:value-type="string">
            <text:p>rwlock </text:p>
          </table:table-cell>
          <table:table-cell table:number-columns-repeated="1019"/>
        </table:table-row>
        <table:table-row table:style-name="ro16">
          <table:covered-table-cell table:style-name="ce1"/>
          <table:table-cell table:style-name="ce9" office:value-type="string" calcext:value-type="string">
            <text:p><text:s text:c="2"/>https://github.com/spacedriveapp/spacedrive/commit/b980a6f6301c8b6bd47ed0018b2d6cbbaf9dc4b6</text:p>
          </table:table-cell>
          <table:table-cell table:style-name="ce11" office:value-type="string" calcext:value-type="string">
            <text:p>[ENG-792] App no starty (#1004)</text:p>
          </table:table-cell>
          <table:table-cell table:style-name="ce11" office:value-type="string" calcext:value-type="string">
            <text:p>在LocationManager中的run_locations_checker方法中，可能会导致在处理不同类型的消息时发生死锁。因为在不同的消息处理分支中，可能会涉及到对相同的数据结构进行并发操作，而没有明确的同步机制来保证线程安全。</text:p>
            <text:p>修复后的代码中，对潜在的死锁问题进行了修复。修复的关键在于在处理不同类型的消息时，确保在对共享数据结构进行操作时添加适当的同步机制，如使用锁或其他并发原语来保证线程安全。</text:p>
            <text:p>原来的死锁问题主要是由于在处理不同类型的消息时，可能会涉及到对共享数据结构进行并发操作而缺乏适当的同步机制，可能导致死锁。修复后的代码通过添加同步机制来保证线程安全，有效地解决了潜在的死锁问题，避免了并发原语引起的死锁情况。</text:p>
          </table:table-cell>
          <table:table-cell table:style-name="ce1" office:value-type="string" calcext:value-type="string">
            <text:p>缺少同步控制 无关原语</text:p>
          </table:table-cell>
          <table:table-cell table:number-columns-repeated="1019"/>
        </table:table-row>
        <table:table-row table:style-name="ro5">
          <table:table-cell table:style-name="ce1" office:value-type="string" calcext:value-type="string">
            <text:p>astral-sh/ruff</text:p>
          </table:table-cell>
          <table:table-cell table:style-name="ce9" office:value-type="string" calcext:value-type="string">
            <text:p><text:s text:c="2"/>https://github.com/astral-sh/ruff/commit/38c19fb96ec9d859f6e9aaa214da2db61d117e1f</text:p>
          </table:table-cell>
          <table:table-cell table:style-name="ce11" office:value-type="string" calcext:value-type="string">
            <text:p>Fix re-entrance deadlock in Package::files (#12948)</text:p>
          </table:table-cell>
          <table:table-cell table:style-name="ce11" office:value-type="string" calcext:value-type="string">
            <text:p>在PackageFiles结构体中使用了std::sync::Mutex来管理状态转换，可能导致多个线程在对状态进行锁定和解锁时出现死锁的情况。特别是在indexed_mut方法中，通过替换状态为 lazy 然后再恢复为 indexed 时，存在潜在的死锁风险，因为在状态转换过程中可能会导致多个线程对状态进行争夺，从而出现死锁。</text:p>
            <text:p/>
            <text:p>修复后的代码通过引入FileSet类型作为一个Arc&lt;FxHashSet&lt;File&gt;&gt;来代替State中的std::sync::MutexGuard，并且对Indexed和IndexedMut结构体进行了优化，避免了直接在IndexedMut中操作Mutex，而是通过引入did_change标志来判断是否发生了改变，从而避免了潜在的死锁问题。这种改进减少了对Mutex的直接操作，通过引入更安全的状态管理方式来避免潜在的死锁风险，提高了代码的健壮性。</text:p>
            <text:p>原来的死锁问题主要是由于在多线程环境下对Mutex的直接操作可能导致的并发争夺问题，从而引发死锁。修复后的代码通过引入更安全的状态管理方式和标志来避免直接操作Mutex，从而解决了潜在的死锁问题，提高了代码的并发性能和可靠性。</text:p>
          </table:table-cell>
          <table:table-cell table:style-name="ce1" office:value-type="string" calcext:value-type="string">
            <text:p>mutex </text:p>
          </table:table-cell>
          <table:table-cell table:number-columns-repeated="1019"/>
        </table:table-row>
        <table:table-row table:style-name="ro3">
          <table:table-cell table:style-name="ce1" office:value-type="string" calcext:value-type="string" table:number-columns-spanned="1" table:number-rows-spanned="4">
            <text:p>nushell/nushell</text:p>
          </table:table-cell>
          <table:table-cell table:style-name="ce9" office:value-type="string" calcext:value-type="string">
            <text:p><text:s text:c="2"/>https://github.com/nushell/nushell/commit/c82dfce24643ccd57707f343a9e251ea5f91efd9</text:p>
          </table:table-cell>
          <table:table-cell table:style-name="ce11" office:value-type="string" calcext:value-type="string">
            <text:p>Fix deadlock on PluginCustomValue drop (#12418)</text:p>
            <text:p># Description</text:p>
            <text:p>Because the plugin interface reader thread can be responsible for</text:p>
            <text:p>sending a drop notification, it's possible for it to end up in a</text:p>
            <text:p>deadlock where it's waiting for the response to the drop notification</text:p>
            <text:p>call.</text:p>
            <text:p/>
            <text:p>I decided that the best way to address this is to just discard the</text:p>
            <text:p>response and not wait for it. It's not really important to synchronize</text:p>
            <text:p>with the response to `Dropped`, so this is probably faster anyway.</text:p>
          </table:table-cell>
          <table:table-cell table:style-name="ce11" office:value-type="string" calcext:value-type="string">
            <text:p>在send_plugin_call_response和custom_value_dropped方法中，涉及到对状态进行改变和通信的操作，可能会导致死锁的情况。特别是在send_plugin_call_response方法中，通过对plugin_call_states进行操作时，存在多个线程可能同时尝试获取和释放锁，从而导致死锁的风险。另外，在custom_value_dropped方法中，也存在可能在接收线程上阻塞导致死锁的情况。</text:p>
            <text:p/>
            <text:p>修复后的代码通过引入dont_send_response标志来避免在send_plugin_call_response方法中尝试发送响应，从而避免了潜在的死锁问题。在custom_value_dropped方法中，通过在方法中主动丢弃写入插件调用的方式来避免在接收线程上的阻塞，从而解决了潜在的死锁问题。</text:p>
          </table:table-cell>
          <table:table-cell table:style-name="ce1" office:value-type="string" calcext:value-type="string">
            <text:p>无关原语</text:p>
          </table:table-cell>
          <table:table-cell table:number-columns-repeated="1019"/>
        </table:table-row>
        <table:table-row table:style-name="ro7">
          <table:covered-table-cell table:style-name="ce1"/>
          <table:table-cell table:style-name="ce9" office:value-type="string" calcext:value-type="string">
            <text:p><text:s text:c="2"/>https://github.com/nushell/nushell/commit/c52884b3c8dffaea3f5660da04e343f628209174</text:p>
          </table:table-cell>
          <table:table-cell table:style-name="ce11" office:value-type="string" calcext:value-type="string">
            <text:p>Fix (and test) for a deadlock that can happen while waiting for protocol info (#12633)</text:p>
            <text:p># Description</text:p>
            <text:p>The local socket PR introduced a `Waitable` type, which could either</text:p>
            <text:p>hold a value or be waited on until a value is available. Unlike a</text:p>
            <text:p>channel, it would always return that value once set.</text:p>
            <text:p>However, one issue with this design was that there was no way to detect</text:p>
            <text:p>whether a value would ever be written. This splits the writer into a</text:p>
            <text:p>different type `WaitableMut`, so that when it is dropped, waiting</text:p>
            <text:p>threads can fail (because they'll never get a value).</text:p>
          </table:table-cell>
          <table:table-cell table:style-name="ce11" office:value-type="string" calcext:value-type="string">
            <text:p>在处理插件调用响应和状态更新时，存在多个线程可能同时尝试获取和释放锁，从而导致死锁的风险。特别是在send_plugin_call_response方法中，对于plugin_call_states进行操作时存在潜在的竞争条件，可能会导致死锁。另外，在custom_value_dropped方法中，可能会在接收线程上阻塞导致死锁。</text:p>
            <text:p/>
            <text:p>修复后的代码通过引入dont_send_response标志来避免在send_plugin_call_response方法中尝试发送响应，从而避免了潜在的死锁问题。在custom_value_dropped方法中，通过在方法中主动丢弃写入插件调用的方式来避免在接收线程上的阻塞，从而解决了潜在的死锁问题。</text:p>
            <text:p/>
            <text:p>原来的死锁问题主要是由于在多线程环境下对共享数据的操作可能导致的并发争夺和阻塞问题，从而引发死锁。修复后的代码通过引入标志和主动丢弃操作来避免潜在的死锁问题，提高了代码的并发性能和可靠性，避免了并发原语引起的死锁情况。</text:p>
          </table:table-cell>
          <table:table-cell table:style-name="ce1" office:value-type="string" calcext:value-type="string">
            <text:p>无关原语</text:p>
          </table:table-cell>
          <table:table-cell table:number-columns-repeated="1019"/>
        </table:table-row>
        <table:table-row table:style-name="ro22">
          <table:covered-table-cell table:style-name="ce1"/>
          <table:table-cell table:style-name="ce9" office:value-type="string" calcext:value-type="string">
            <text:p><text:s text:c="2"/>https://github.com/nushell/nushell/commit/e1cfc96ee8247e0b487efedc0599550b0992dfdf</text:p>
          </table:table-cell>
          <table:table-cell table:style-name="ce11" office:value-type="string" calcext:value-type="string">
            <text:p>Fix locking soundness in PersistentPlugin (#12182)</text:p>
            <text:p># Description</text:p>
            <text:p/>
            <text:p>There were two problems in `PersistentPlugin` which could cause a deadlock:</text:p>
            <text:p/>
            <text:p>1. There were two mutexes being used, and `get()` could potentially hold both simultaneously if it had to spawn. This won't necessarily cause a deadlock on its own, but it does mean that lock order is sensitive</text:p>
            <text:p/>
            <text:p>2. `set_gc_config()` called `flush()` while still holding the lock,</text:p>
            <text:p>meaning that the GC thread had to proceed before the lock was released.</text:p>
            <text:p>However, waiting for the GC thread to proceed could mean waiting for the GC thread to call `stop()`, which itself would try to lock the mutex.</text:p>
            <text:p>So, it's not safe to wait for the GC thread while the lock is held. This</text:p>
            <text:p>is fixed now.</text:p>
          </table:table-cell>
          <table:table-cell table:style-name="ce11" office:value-type="string" calcext:value-type="string">
            <text:p>在PersistentPlugin结构体中使用了Mutex来管理状态，可能导致多个线程在对状态进行锁定和解锁时出现死锁的情况。特别是在get方法中，存在对running字段的操作和可能的插件启动过程，多个线程可能会同时尝试获取和释放锁，从而导致死锁的风险。</text:p>
            <text:p/>
            <text:p>修复后的代码通过引入MutableState结构体，并将running和gc_config字段放在其中，然后对MutableState进行锁定操作，避免了潜在的死锁问题。在get方法中，通过对MutableState字段的操作来避免并发访问问题，从而解决了潜在的死锁问题。</text:p>
            <text:p/>
            <text:p>原来的死锁问题主要是由于在多线程环境下对共享数据的操作可能导致的并发争夺和阻塞问题，从而引发死锁。修复后的代码通过引入更细粒度的锁定和状态管理方式来避免潜在的死锁问题，提高了代码的并发性能和可靠性，避免了并发原语引起的死锁情况。</text:p>
          </table:table-cell>
          <table:table-cell table:style-name="ce1" office:value-type="string" calcext:value-type="string">
            <text:p>mutex </text:p>
          </table:table-cell>
          <table:table-cell table:number-columns-repeated="1019"/>
        </table:table-row>
        <table:table-row table:style-name="ro10">
          <table:covered-table-cell table:style-name="ce1"/>
          <table:table-cell table:style-name="ce9" office:value-type="string" calcext:value-type="string">
            <text:p><text:s text:c="2"/>https://github.com/nushell/nushell/commit/7b8c2c232f5ce551814b4da2200d6a2397af0ed1</text:p>
          </table:table-cell>
          <table:table-cell table:style-name="ce11" office:value-type="string" calcext:value-type="string">
            <text:p>fix: deadlock when printing errors (#3140)</text:p>
          </table:table-cell>
          <table:table-cell table:style-name="ce11" office:value-type="string" calcext:value-type="string">
            <text:p>于在run_script_standalone函数中对context.current_errors的操作可能导致死锁。在获取errors时，通过errors.lock()对Mutex进行加锁操作，如果在获取errors后执行的操作导致了阻塞或锁的持有时间较长，可能会导致其他线程无法获取errors，从而造成死锁的情况。</text:p>
            <text:p/>
            <text:p>修复后的代码并没有改变对errors的加锁操作，但在LineResult::Error分支中，移除了对context.with_host的调用，这可能是因为with_host函数内部可能包含对errors的操作，导致死锁的风险。通过移除可能导致死锁的函数调用，可以避免在获取errors时发生死锁。</text:p>
          </table:table-cell>
          <table:table-cell table:style-name="ce1" office:value-type="string" calcext:value-type="string">
            <text:p>mutex </text:p>
          </table:table-cell>
          <table:table-cell table:number-columns-repeated="1019"/>
        </table:table-row>
        <table:table-row table:style-name="ro2">
          <table:table-cell table:style-name="ce1" office:value-type="string" calcext:value-type="string" table:number-columns-spanned="1" table:number-rows-spanned="13">
            <text:p>pola-rs/polars</text:p>
          </table:table-cell>
          <table:table-cell table:style-name="ce9" office:value-type="string" calcext:value-type="string">
            <text:p><text:s text:c="2"/>https://github.com/pola-rs/polars/commit/7e7a35f01e0778e82ceb2c265e3931c92cc29b4a</text:p>
          </table:table-cell>
          <table:table-cell table:style-name="ce11" office:value-type="string" calcext:value-type="string">
            <text:p>fix: Fix deadlock in async parquet scan (#15440)</text:p>
          </table:table-cell>
          <table:table-cell table:style-name="ce11" office:value-type="string" calcext:value-type="string">
            <text:p>在next_batches方法中可能存在对共享数据的并发访问，特别是在使用tokio::spawn进行任务的异步执行时可能导致死锁。在ColumnStore::Fetched分支中，通过tokio::spawn异步执行任务并使用tokio::sync::oneshot::channel()来进行结果通信，这在多线程环境下可能会造成死锁的风险，因为tokio::spawn可能会在当前线程等待异步任务完成，而在同一线程中进行tokio::spawn和等待操作可能导致线程阻塞。</text:p>
            <text:p/>
            <text:p>修复后的代码通过在判断当前线程是否为rayon线程后选择不同的执行方式来解决潜在的死锁问题。如果当前线程是rayon线程，则直接调用POOL.install(f)来执行任务，避免了tokio::spawn在当前线程中的阻塞等待操作。如果当前线程不是rayon线程，则使用POOL.spawn(f)来异步执行任务，并通过tokio::spawn在另一个tokio线程中等待任务完成，从而避免了可能导致死锁的情况。</text:p>
          </table:table-cell>
          <table:table-cell table:style-name="ce1" office:value-type="string" calcext:value-type="string">
            <text:p>异步 无关原语</text:p>
          </table:table-cell>
          <table:table-cell table:number-columns-repeated="1019"/>
        </table:table-row>
        <table:table-row table:style-name="ro10">
          <table:covered-table-cell table:style-name="ce1"/>
          <table:table-cell table:style-name="ce9" office:value-type="string" calcext:value-type="string">
            <text:p><text:s text:c="2"/>https://github.com/pola-rs/polars/commit/713ec01cbea3922d2f671123f8042eaf3a5dd0f4</text:p>
          </table:table-cell>
          <table:table-cell table:style-name="ce11" office:value-type="string" calcext:value-type="string">
            <text:p>fix: rolling nested groups deadlock (#13835)</text:p>
          </table:table-cell>
          <table:table-cell table:style-name="ce11" office:value-type="string" calcext:value-type="string">
            <text:p>在PhysicalExpr trait 实现中对state.group_tuples进行了读写操作，可能导致多个线程之间对该数据结构进行并发访问而产生死锁的风险。特别是在evaluate方法中，通过对state.group_tuples进行读取后再进行写操作，存在同时持有读锁和写锁的情况，可能导致线程间的阻塞和竞争，进而造成死锁。</text:p>
            <text:p/>
            <text:p>修复后的代码通过使用Cow（Cow::Borrowed和Cow::Owned）来避免潜在的死锁问题。在获取groups时，使用Cow::Borrowed来获取不可变引用，避免了潜在的读写并发问题。如果groups不存在，则直接使用Cow::Owned来获取所有权，避免了对state.group_tuples进行写操作可能引发的竞争和死锁。</text:p>
          </table:table-cell>
          <table:table-cell table:style-name="ce1" office:value-type="string" calcext:value-type="string">
            <text:p>mutex </text:p>
          </table:table-cell>
          <table:table-cell table:number-columns-repeated="1019"/>
        </table:table-row>
        <table:table-row table:style-name="ro1">
          <table:covered-table-cell table:style-name="ce1"/>
          <table:table-cell table:style-name="ce9" office:value-type="string" calcext:value-type="string">
            <text:p><text:s text:c="2"/>https://github.com/pola-rs/polars/commit/4046c732dec0c9311294a2589590b4d017c5a02a</text:p>
          </table:table-cell>
          <table:table-cell table:style-name="ce11" office:value-type="string" calcext:value-type="string">
            <text:p>fix: sink_csv deadlock (#13239)</text:p>
          </table:table-cell>
          <table:table-cell table:style-name="ce11" office:value-type="string" calcext:value-type="string">
            <text:p>在init_writer_thread函数中，通过receiver.recv()获取数据块并进行处理时，存在可能导致线程阻塞和竞争的情况。如果多个线程同时尝试从receiver中获取数据块，可能会导致其中一个线程阻塞，从而引发死锁。</text:p>
            <text:p/>
            <text:p>修复后的代码删除了Mutex，通过调整代码逻辑和引入合适的同步机制来解决死锁问题。在修复后的代码中，对于CsvSink等结构体的实现，通过使用crossbeam_channel中的bounded、Sender和Receiver来进行线程间数据通信，避免了直接在多线程环境下对共享数据进行读写操作引发的潜在死锁问题。</text:p>
            <text:p/>
            <text:p>修复后的代码使用bounded创建了有限容量的通道，通过Sender发送数据块，而Receiver接收数据块，避免了直接对共享数据进行读写操作可能引发的并发竞争和阻塞问题，从而解决了死锁问题。修复后的代码确保了线程间数据通信的安全性和可靠性，提高了代码的并发性能和稳定性。原来的死锁问题主要是由于多线程环境下对共享数据的读写操作可能导致的并发竞争和阻塞问题，通过修复后的代码重新设计数据交换机制，避免了并发原语引起的死锁情况。</text:p>
          </table:table-cell>
          <table:table-cell table:style-name="ce1" office:value-type="string" calcext:value-type="string">
            <text:p>mutex </text:p>
          </table:table-cell>
          <table:table-cell table:number-columns-repeated="1019"/>
        </table:table-row>
        <table:table-row table:style-name="ro16">
          <table:covered-table-cell table:style-name="ce1"/>
          <table:table-cell table:style-name="ce9" office:value-type="string" calcext:value-type="string">
            <text:p><text:s text:c="2"/>https://github.com/pola-rs/polars/commit/a12875b79cbb32f3e3111dfe50b77b46a56017c4</text:p>
          </table:table-cell>
          <table:table-cell table:style-name="ce11" office:value-type="string" calcext:value-type="string">
            <text:p>fix: prevent deadlock in sink_csv (#12991)</text:p>
          </table:table-cell>
          <table:table-cell table:style-name="ce11" office:value-type="string" calcext:value-type="string">
            <text:p>多个线程对共享数据进行读写操作时未进行正确的同步。特别是在init_writer_thread函数中，通过receiver.recv()获取数据块并进行处理时，存在可能导致线程阻塞和竞争的情况。如果多个线程同时尝试从receiver中获取数据块，可能会导致其中一个线程阻塞，从而引发死锁。</text:p>
            <text:p/>
            <text:p>修复后的代码通过引入Arc&lt;Mutex&gt;来对数据进行同步，确保在对共享数据进行读写操作时能够正确地进行互斥访问。在CsvSink结构体中，使用Arc&lt;Mutex&gt;包裹polars_io::csv::BatchedWriter&lt;std::fs::File&gt;，在Sink trait 的实现中，通过对Mutex进行锁定来确保多个线程对BatchedWriter的并发访问是安全的，避免了潜在的死锁问题。</text:p>
          </table:table-cell>
          <table:table-cell table:style-name="ce1" office:value-type="string" calcext:value-type="string">
            <text:p>缺少同步控制 无关原语</text:p>
          </table:table-cell>
          <table:table-cell table:number-columns-repeated="1019"/>
        </table:table-row>
        <table:table-row table:style-name="ro11">
          <table:covered-table-cell table:style-name="ce1"/>
          <table:table-cell table:style-name="ce9" office:value-type="string" calcext:value-type="string">
            <text:p><text:s text:c="2"/>https://github.com/pola-rs/polars/commit/e3db28693ab66399aa4ed29ad291054f224550bf</text:p>
          </table:table-cell>
          <table:table-cell table:style-name="ce11" office:value-type="string" calcext:value-type="string">
            <text:p>Reading more tiny CSVs than workers in parallel will deadlock (#8441)</text:p>
          </table:table-cell>
          <table:table-cell table:style-name="ce11" office:value-type="string" calcext:value-type="string">
            <text:p>在parse_csv函数中，通过ownership和ThreadBuilder创建线程池时可能导致并发问题，同时在处理文件块时也存在并发竞争和阻塞的可能性。</text:p>
            <text:p/>
            <text:p>修复后的代码通过使用 Rayon 库提供的线程池管理和并行迭代等功能，避免了手动创建线程池时可能引发的死锁问题。在修复后的代码中，通过使用 Rayon 的install函数来管理线程池，并使用into_par_iter和map等方法来处理文件块，确保了在多线程环境下对共享数据的安全访问和操作，从而解决了死锁问题。</text:p>
          </table:table-cell>
          <table:table-cell table:style-name="ce1" office:value-type="string" calcext:value-type="string">
            <text:p>线程池 无关原语</text:p>
          </table:table-cell>
          <table:table-cell table:number-columns-repeated="1019"/>
        </table:table-row>
        <table:table-row table:style-name="ro10">
          <table:covered-table-cell table:style-name="ce1"/>
          <table:table-cell table:style-name="ce9" office:value-type="string" calcext:value-type="string">
            <text:p><text:s text:c="2"/>https://github.com/pola-rs/polars/commit/f89e6ae666aaf7be68f27bc93cf103cccc96dd52</text:p>
          </table:table-cell>
          <table:table-cell table:style-name="ce11" office:value-type="string" calcext:value-type="string">
            <text:p>fix(rust, python): fix deadlock in scan_csv()-&gt;sink_parquet() (#7118)</text:p>
          </table:table-cell>
          <table:table-cell table:style-name="ce11" office:value-type="string" calcext:value-type="string">
            <text:p>在ParquetWriter和BatchedWriter中可能存在并发写入数据时的线程安全性问题。特别是在write_batch和finish方法中，如果多个线程同时访问并写入数据到writer，可能会导致竞争条件和数据不一致性，进而引发死锁问题。</text:p>
            <text:p/>
            <text:p>修复后的代码通过引入parallel参数来控制是否并行化序列化列数据，从而解决了原先可能由并发写入数据引起的死锁问题。在ParquetWriter和BatchedWriter结构中，通过在create_serializer函数中的func闭包中根据parallel参数选择并行化或串行化处理列数据，确保了在写入数据时的线程安全性，避免了可能导致死锁的并发问题。</text:p>
          </table:table-cell>
          <table:table-cell table:style-name="ce1" office:value-type="string" calcext:value-type="string">
            <text:p>缺少同步控制 无关原语</text:p>
          </table:table-cell>
          <table:table-cell table:number-columns-repeated="1019"/>
        </table:table-row>
        <table:table-row table:style-name="ro16">
          <table:covered-table-cell table:style-name="ce1"/>
          <table:table-cell table:style-name="ce9" office:value-type="string" calcext:value-type="string">
            <text:p><text:s text:c="2"/>https://github.com/pola-rs/polars/commit/d6ea5541ac48bae5575a607e70bc43c83fd7142c</text:p>
          </table:table-cell>
          <table:table-cell table:style-name="ce11" office:value-type="string" calcext:value-type="string">
            <text:p>* fix GIL deadlocks</text:p>
          </table:table-cell>
          <table:table-cell table:style-name="ce11" office:value-type="string" calcext:value-type="string">
            <text:p>在cumulative_eval方法中使用了 Rayon 的并行迭代器处理Series数据，可能会导致线程间竞争和数据不一致性，进而引发死锁问题。特别是在并行迭代器中对Series数据进行操作时，可能会出现多个线程同时访问和修改共享数据的情况，导致数据混乱和死锁。</text:p>
            <text:p/>
            <text:p>修复后的代码通过在cumulative_eval方法中对并行处理部分引入了错误处理机制，确保在并行计算时能够正确处理异常情况，并返回正确的结果。在并行处理Series数据时，通过引入finish函数来处理并返回计算结果，避免了可能由并发引起的死锁问题。同时，在处理异常情况时，会正确返回错误信息，避免了潜在的数据不一致性和死锁问题。</text:p>
          </table:table-cell>
          <table:table-cell table:style-name="ce1" office:value-type="string" calcext:value-type="string">
            <text:p>并行迭代器 无关原语</text:p>
          </table:table-cell>
          <table:table-cell table:number-columns-repeated="1019"/>
        </table:table-row>
        <table:table-row table:style-name="ro11">
          <table:covered-table-cell table:style-name="ce1"/>
          <table:table-cell table:style-name="ce9" office:value-type="string" calcext:value-type="string">
            <text:p><text:s text:c="2"/>https://github.com/pola-rs/polars/commit/c2148499da4d272f855912e98f756c767c975840</text:p>
          </table:table-cell>
          <table:table-cell table:style-name="ce11" office:value-type="string" calcext:value-type="string">
            <text:p>fix deadlock</text:p>
          </table:table-cell>
          <table:table-cell table:style-name="ce11" office:value-type="string" calcext:value-type="string">
            <text:p>在evaluate方法中使用了两个地方的锁来控制并发访问，可能会导致死锁情况。特别是在获取groups和join_tuples时，使用了不同的锁来保护共享数据结构，但在尝试获取这些锁时可能出现互相等待的情况，导致死锁。</text:p>
            <text:p/>
            <text:p>修复后的代码通过优化锁的获取和释放策略，避免了可能导致死锁的情况。在获取groups和join_tuples时，采用了循环尝试获取锁并在获取失败时进行短暂休眠的方式，避免了互相等待导致的死锁。同时，保证在获取和释放锁时的顺序和逻辑正确性，确保了并发访问的安全性和避免了潜在的死锁问题。</text:p>
          </table:table-cell>
          <table:table-cell table:style-name="ce1" office:value-type="string" calcext:value-type="string">
            <text:p>mutex </text:p>
          </table:table-cell>
          <table:table-cell table:number-columns-repeated="1019"/>
        </table:table-row>
        <table:table-row table:style-name="ro11">
          <table:covered-table-cell table:style-name="ce1"/>
          <table:table-cell table:style-name="ce9" office:value-type="string" calcext:value-type="string">
            <text:p><text:s text:c="2"/>https://github.com/pola-rs/polars/commit/dd47891c71474f5d1b9fc20f6cc999e54d4b84d1</text:p>
          </table:table-cell>
          <table:table-cell table:style-name="ce11" office:value-type="string" calcext:value-type="string">
            <text:p>try if threadpool prevents deadlock</text:p>
          </table:table-cell>
          <table:table-cell table:style-name="ce11" office:value-type="string" calcext:value-type="string">
            <text:p>在evaluate_physical_expressions方法中使用了 Rayon 的并行迭代器处理表达式计算，可能会导致死锁情况。特别是在并行计算表达式时，如果在不同线程中同时访问和修改共享数据，可能会出现互相等待的情况，导致死锁问题。</text:p>
            <text:p/>
            <text:p>修复后的代码通过使用线程池（ThreadPool）来替换 Rayon 的并行计算，确保了并发计算表达式时的线程安全性，避免了可能导致死锁的情况。在修复后的代码中，POOL.install()方法在并行计算表达式时确保了线程池的正确使用，避免了 Rayon 并行计算可能引起的死锁问题。</text:p>
          </table:table-cell>
          <table:table-cell table:style-name="ce1" office:value-type="string" calcext:value-type="string">
            <text:p>并行迭代器 无关原语</text:p>
          </table:table-cell>
          <table:table-cell table:number-columns-repeated="1019"/>
        </table:table-row>
        <table:table-row table:style-name="ro11">
          <table:covered-table-cell table:style-name="ce1"/>
          <table:table-cell table:style-name="ce9" office:value-type="string" calcext:value-type="string">
            <text:p><text:s text:c="2"/>https://github.com/pola-rs/polars/commit/73c88915df58a496073d4c833723b72fa028a072</text:p>
          </table:table-cell>
          <table:table-cell table:style-name="ce11" office:value-type="string" calcext:value-type="string">
            <text:p>don't cache window function groups/join_tuples fixes deadlock</text:p>
          </table:table-cell>
          <table:table-cell table:style-name="ce11" office:value-type="string" calcext:value-type="string">
            <text:p>在evaluate方法中使用了 Rayon 的并行计算和多线程操作，可能会导致死锁情况。特别是在获取和操作groups和join_tuples时，使用了多个锁和并行计算，可能会出现线程间竞争和互相等待的情况，导致死锁问题。</text:p>
            <text:p/>
            <text:p>修复后的代码通过简化并行计算逻辑和优化锁的获取和释放方式，避免了可能导致死锁的情况。在修复后的代码中，删除了对groups和join_tuples的复杂操作和锁的使用，简化了计算过程，并确保了不会因为并行计算和多线程操作导致死锁问题。</text:p>
          </table:table-cell>
          <table:table-cell table:style-name="ce1" office:value-type="string" calcext:value-type="string">
            <text:p>mutex </text:p>
          </table:table-cell>
          <table:table-cell table:number-columns-repeated="1019"/>
        </table:table-row>
        <table:table-row table:style-name="ro10">
          <table:covered-table-cell table:style-name="ce1"/>
          <table:table-cell table:style-name="ce9" office:value-type="string" calcext:value-type="string">
            <text:p><text:s text:c="2"/>https://github.com/pola-rs/polars/commit/f19486f137427e59f2aee793efb41e0c7c04ab27</text:p>
          </table:table-cell>
          <table:table-cell table:style-name="ce11" office:value-type="string" calcext:value-type="string">
            <text:p>use thread.sleep instead of yield to counter deadlock</text:p>
          </table:table-cell>
          <table:table-cell table:style-name="ce11" office:value-type="string" calcext:value-type="string">
            <text:p>在使用锁时使用了std::thread::yield_now()来让出 CPU 执行权，可能会导致线程优先级问题而无法有效避免死锁。</text:p>
            <text:p/>
            <text:p>修复后的代码通过替换std::thread::yield_now()为std::thread::sleep(std::time::Duration::from_millis(1))来使用thread.sleep来让线程休眠一小段时间，从而有效避免死锁问题。这样可以确保线程在等待锁时能够正常释放 CPU 执行权，避免了可能出现的线程优先级问题，提高了代码的稳定性和可靠性。这种修改能够有效对抗死锁问题，确保并发操作的正常执行。</text:p>
          </table:table-cell>
          <table:table-cell table:style-name="ce1" office:value-type="string" calcext:value-type="string">
            <text:p>线程优先级 无关原语</text:p>
          </table:table-cell>
          <table:table-cell table:number-columns-repeated="1019"/>
        </table:table-row>
        <table:table-row table:style-name="ro10">
          <table:covered-table-cell table:style-name="ce1"/>
          <table:table-cell table:style-name="ce9" office:value-type="string" calcext:value-type="string">
            <text:p><text:s text:c="2"/>https://github.com/pola-rs/polars/commit/7aa593980235ff026cf908bcb258cc7c515dc3c1</text:p>
          </table:table-cell>
          <table:table-cell table:style-name="ce11" office:value-type="string" calcext:value-type="string">
            <text:p>fix potential deadlock when running multiple window expressions in parallel</text:p>
          </table:table-cell>
          <table:table-cell table:style-name="ce11" office:value-type="string" calcext:value-type="string">
            <text:p>在获取group_tuples和join_tuples时使用了lock()方法获取锁，可能会导致死锁情况。特别是在清空group_tuples和join_tuples时，同时获取了两个锁，可能会出现线程间相互等待的情况，导致死锁问题。</text:p>
            <text:p/>
            <text:p>修复后的代码通过将group_tuples和join_tuples的锁类型更改为GroupTuplesCache和JoinTuplesCache，并在清空缓存时分别获取和释放各自的锁，避免了可能导致死锁的情况。修复后的代码优化了锁的管理方式，确保每个缓存的操作都有自己的锁管理，避免了不同缓存之间的锁竞争问题，从而有效解决了潜在的死锁问题。</text:p>
          </table:table-cell>
          <table:table-cell table:style-name="ce1" office:value-type="string" calcext:value-type="string">
            <text:p>mutex </text:p>
          </table:table-cell>
          <table:table-cell table:number-columns-repeated="1019"/>
        </table:table-row>
        <table:table-row table:style-name="ro11">
          <table:covered-table-cell table:style-name="ce1"/>
          <table:table-cell table:style-name="ce9" office:value-type="string" calcext:value-type="string">
            <text:p><text:s text:c="2"/>https://github.com/pola-rs/polars/commit/836b0b9b0a1534620fe5e5c4eed019e29eea9c8e</text:p>
          </table:table-cell>
          <table:table-cell table:style-name="ce11" office:value-type="string" calcext:value-type="string">
            <text:p>don't thread the dataframe preparation before join; deadlocks</text:p>
          </table:table-cell>
          <table:table-cell table:style-name="ce11" office:value-type="string" calcext:value-type="string">
            <text:p>在execute方法中使用了rayon::join来并行执行两个 DataFrame 的操作，可能会导致死锁情况。特别是当两个 DataFrame 之间存在依赖关系时，例如将一个 DataFrame 的特定计算结果与自身进行连接，可能会出现数据的依赖性导致死锁问题。</text:p>
            <text:p/>
            <text:p>修复后的代码通过去除了rayon::join，改为顺序执行两个 DataFrame 的操作，避免了可能导致死锁的并行执行情况。修复后的代码保证了在执行 DataFrame 操作时是顺序执行的，避免了并行执行可能导致的死锁问题。</text:p>
          </table:table-cell>
          <table:table-cell table:style-name="ce1" office:value-type="string" calcext:value-type="string">
            <text:p>无关原语</text:p>
          </table:table-cell>
          <table:table-cell table:number-columns-repeated="1019"/>
        </table:table-row>
        <table:table-row table:style-name="ro2">
          <table:table-cell table:style-name="ce1" office:value-type="string" calcext:value-type="string" table:number-columns-spanned="1" table:number-rows-spanned="14">
            <text:p>influxdata/influxdb</text:p>
          </table:table-cell>
          <table:table-cell table:style-name="ce9" office:value-type="string" calcext:value-type="string">
            <text:p><text:s text:c="2"/>https://github.com/influxdata/influxdb/commit/aa7a38be5555a2d67dffc7bfb12415c8de8c0f88</text:p>
          </table:table-cell>
          <table:table-cell table:style-name="ce11" office:value-type="string" calcext:value-type="string">
            <text:p>fix: re-design LRU cache to be deadlock-free (#8345)</text:p>
          </table:table-cell>
          <table:table-cell table:style-name="ce11" office:value-type="string" calcext:value-type="string">
            <text:p>在处理数据驱逐（eviction）时可能会出现死锁情况。具体来说，描述中指出callback_handle和last_used两者不能共享一个锁，否则在数据驱逐过程中可能会发生死锁现象。原因是在执行以下步骤时可能会导致死锁：</text:p>
            <text:p>    调用remove_keys方法进行数据驱逐。</text:p>
            <text:p>    锁定callback_handle和last_used两者的锁。</text:p>
            <text:p>    执行CallbackHandle::execute_requests方法。</text:p>
            <text:p>    执行Subscriber::remove方法。</text:p>
            <text:p>    需要再次锁定last_used。</text:p>
            <text:p/>
            <text:p>修复这种死锁问题的方式是确保在数据驱逐过程中callback_handle和last_used不共享相同的锁。这样可以避免在执行数据驱逐时出现锁竞争和相互等待的情况，从而避免了可能导致死锁的情况发生。</text:p>
          </table:table-cell>
          <table:table-cell table:style-name="ce1" office:value-type="string" calcext:value-type="string">
            <text:p>mutex </text:p>
          </table:table-cell>
          <table:table-cell table:number-columns-repeated="1019"/>
        </table:table-row>
        <table:table-row table:style-name="ro23">
          <table:covered-table-cell table:style-name="ce1"/>
          <table:table-cell table:style-name="ce9" office:value-type="string" calcext:value-type="string">
            <text:p><text:s text:c="2"/>https://github.com/influxdata/influxdb/commit/8a8da349e74be0b386d73a6e2127668be6352cb8</text:p>
          </table:table-cell>
          <table:table-cell table:style-name="ce11" office:value-type="string" calcext:value-type="string">
            <text:p>fix: fix deadlock in tests</text:p>
          </table:table-cell>
          <table:table-cell table:style-name="ce11" office:value-type="string" calcext:value-type="string">
            <text:p>在构建TestContext时可能会发生死锁情况。具体来说，当配置ingester2实例时，可能会出现多个资源共享锁，导致在执行过程中出现死锁的可能性。</text:p>
            <text:p/>
            <text:p>修复后的代码通过更改对共享资源的锁使用方式，确保在构建TestContext时不会发生死锁情况。修复后的代码在初始化topic和query_pool时，确保在适当的时候释放了锁，避免了原有可能导致死锁的情况发生。</text:p>
          </table:table-cell>
          <table:table-cell table:style-name="ce1" office:value-type="string" calcext:value-type="string">
            <text:p>mutex </text:p>
          </table:table-cell>
          <table:table-cell table:number-columns-repeated="1019"/>
        </table:table-row>
        <table:table-row table:style-name="ro23">
          <table:covered-table-cell table:style-name="ce1"/>
          <table:table-cell table:style-name="ce9" office:value-type="string" calcext:value-type="string">
            <text:p><text:s text:c="2"/>https://github.com/influxdata/influxdb/commit/d8fc9ff25885485d3a42679f19e0f8d6a802fe2d</text:p>
          </table:table-cell>
          <table:table-cell table:style-name="ce11" office:value-type="string" calcext:value-type="string">
            <text:p>test: fix testing deadlocks</text:p>
            <text:p>The MemCatalog suffers from deadlocks when attempting to obtain a second</text:p>
            <text:p>ref to RepoCollection:</text:p>
          </table:table-cell>
          <table:table-cell table:style-name="ce11" office:value-type="string" calcext:value-type="string">
            <text:p>在多处调用catalog.repositories().await来获取仓库对象，可能会导致多个线程之间对共享资源的竞争和死锁的可能性。</text:p>
            <text:p/>
            <text:p>修复后的代码通过在适当的时候释放资源锁，避免了可能导致死锁的情况发生。修复后的代码在每次获取仓库对象后都通过drop(repos)来释放资源锁，确保在构建TestContext时不会因为多线程竞争而导致死锁情况。</text:p>
          </table:table-cell>
          <table:table-cell table:style-name="ce1" office:value-type="string" calcext:value-type="string">
            <text:p>无关原语</text:p>
          </table:table-cell>
          <table:table-cell table:number-columns-repeated="1019"/>
        </table:table-row>
        <table:table-row table:style-name="ro11">
          <table:covered-table-cell table:style-name="ce1"/>
          <table:table-cell table:style-name="ce9" office:value-type="string" calcext:value-type="string">
            <text:p><text:s text:c="2"/>https://github.com/influxdata/influxdb/commit/1da9b63ccea37968fcac3286d6c5746650164cf3</text:p>
          </table:table-cell>
          <table:table-cell table:style-name="ce11" office:value-type="string" calcext:value-type="string">
            <text:p>fix(ingester2): persist deadlock</text:p>
            <text:p>Removes the submission queue from the persist fan-out, instead the</text:p>
            <text:p>PersistHandle now carries the shared state internally (cheaply cloned</text:p>
            <text:p>via ref counts).</text:p>
            <text:p>This also resolves the persist deadlock when under load.</text:p>
          </table:table-cell>
          <table:table-cell table:style-name="ce11" office:value-type="string" calcext:value-type="string">
            <text:p>在PersistRequest和Context结构体的构造过程中，存在对共享资源（如Mutex）的并发操作，可能会导致多个线程之间的资源竞争，进而引发死锁情况。</text:p>
            <text:p/>
            <text:p>修复后的代码通过引入oneshot::Sender和oneshot::Receiver来替代原先的Arc&lt;Notify&gt;，避免了对共享资源的直接并发操作，从而解决了潜在的死锁问题。通过使用oneshot通道来进行线程间的通信和同步，确保了资源的正确释放和线程之间的协同工作，避免了可能导致死锁的情况发生。</text:p>
          </table:table-cell>
          <table:table-cell table:style-name="ce1" office:value-type="string" calcext:value-type="string">
            <text:p>mutex </text:p>
          </table:table-cell>
          <table:table-cell table:number-columns-repeated="1019"/>
        </table:table-row>
        <table:table-row table:style-name="ro6">
          <table:covered-table-cell table:style-name="ce1"/>
          <table:table-cell table:style-name="ce9" office:value-type="string" calcext:value-type="string">
            <text:p><text:s text:c="2"/>https://github.com/influxdata/influxdb/commit/a6634ada1906b758b36dc79a4e50b07ce5597e9d</text:p>
          </table:table-cell>
          <table:table-cell table:style-name="ce11" office:value-type="string" calcext:value-type="string">
            <text:p>fix: Add an ORDER BY to the insert to prevent Postgres deadlocks</text:p>
            <text:p>Fixes influxdata/idpe#16298.</text:p>
            <text:p>Without this ORDER BY, concurrent writes that add many column records to this table can deadlock because they grab locks to rows/index entries in an arbitrary order to check the unique index.</text:p>
            <text:p>By switching to a consistent order across all requests, inserts won't</text:p>
            <text:p>get in a deadlock loop waiting for each other.</text:p>
          </table:table-cell>
          <table:table-cell table:style-name="ce11" office:value-type="string" calcext:value-type="string">
            <text:p>在create_or_get_many_unchecked方法中，多个并发写入操作可能会在执行INSERT INTO语句时导致死锁情况。这是因为并发写入操作同时插入多个新列，可能会导致数据库行锁竞争，从而引发死锁。</text:p>
            <text:p/>
            <text:p>修复后的代码通过在INSERT INTO语句中添加ORDER BY name子句，对插入的数据进行排序，避免了并发写入操作时可能导致的死锁问题。通过对数据进行排序，可以减少数据库行锁的竞争，降低死锁的风险，确保并发写入操作正常执行。</text:p>
          </table:table-cell>
          <table:table-cell table:style-name="ce1" office:value-type="string" calcext:value-type="string">
            <text:p>无关原语</text:p>
          </table:table-cell>
          <table:table-cell table:number-columns-repeated="1019"/>
        </table:table-row>
        <table:table-row table:style-name="ro9">
          <table:covered-table-cell table:style-name="ce1"/>
          <table:table-cell table:style-name="ce9" office:value-type="string" calcext:value-type="string">
            <text:p><text:s text:c="2"/>https://github.com/influxdata/influxdb/commit/cf228fa38bf9a20e3006b2476aab52a05225905b</text:p>
          </table:table-cell>
          <table:table-cell table:style-name="ce11" office:value-type="string" calcext:value-type="string">
            <text:p>feat(ingester): cancellation-safe future helper</text:p>
            <text:p>Allow a future to be wrapped such that it is always driven to completion</text:p>
            <text:p>(obviously excluding deadlocks/process crashes).</text:p>
          </table:table-cell>
          <table:table-cell table:style-name="ce11" office:value-type="string" calcext:value-type="string">
            <text:p>在取消操作时可能会导致未完成的未来任务无法进一步处理，从而引发死锁。</text:p>
            <text:p/>
            <text:p>修复后的代码引入了CancellationSafe结构体，作为对未来任务进行装饰的装饰器，确保内部的未来任务始终执行到完成。具体地，在CancellationSafe结构体中，通过在drop方法中使用tokio::task::spawn，在取消操作时将未完成的未来任务作为分离任务（detached task）在异步运行时（async runtime）中执行，确保其能够被驱动完成。</text:p>
          </table:table-cell>
          <table:table-cell table:style-name="ce1" office:value-type="string" calcext:value-type="string">
            <text:p>无关原语</text:p>
          </table:table-cell>
          <table:table-cell table:number-columns-repeated="1019"/>
        </table:table-row>
        <table:table-row table:style-name="ro10">
          <table:covered-table-cell table:style-name="ce1"/>
          <table:table-cell table:style-name="ce9" office:value-type="string" calcext:value-type="string">
            <text:p><text:s text:c="2"/>https://github.com/influxdata/influxdb/commit/fa00682945659f2c164f9535e9e0df0e33430677</text:p>
          </table:table-cell>
          <table:table-cell table:style-name="ce11" office:value-type="string" calcext:value-type="string">
            <text:p>Merge pull request #4325 from influxdata/dom/fix-compactor-deadlock</text:p>
            <text:p>fix: compactor deadlock</text:p>
          </table:table-cell>
          <table:table-cell table:style-name="ce11" office:value-type="string" calcext:value-type="string">
            <text:p>StreamSplitExec的execute方法中，可能存在对self.state进行锁定的操作，但在某些情况下未正确释放锁导致的死锁情况。具体来说，当多个线程同时调用execute方法并尝试获取self.state的锁时，如果其中一个线程在获取锁后发生阻塞或异常情况导致未正确释放锁，其他线程可能会被阻塞在获取锁的操作中，从而引发死锁。</text:p>
            <text:p>修复后的代码通过引入tokio::sync::mpsc::unbounded_channel替代了之前的tokio::sync::mpsc::channel，这样可以避免在发送数据时可能导致的阻塞问题。同时，在start_if_needed方法中，对self.state的操作进行了改进，确保在初始化状态和运行状态之间的正确切换，避免了潜在的死锁问题。</text:p>
          </table:table-cell>
          <table:table-cell table:style-name="ce1" office:value-type="string" calcext:value-type="string">
            <text:p>channel</text:p>
          </table:table-cell>
          <table:table-cell table:number-columns-repeated="1019"/>
        </table:table-row>
        <table:table-row table:style-name="ro13">
          <table:covered-table-cell table:style-name="ce1"/>
          <table:table-cell table:style-name="ce9" office:value-type="string" calcext:value-type="string">
            <text:p><text:s text:c="2"/>https://github.com/influxdata/influxdb/commit/181cc0096c8a2c55cc1e93a232b79c6666a41332</text:p>
          </table:table-cell>
          <table:table-cell table:style-name="ce11" office:value-type="string" calcext:value-type="string">
            <text:p>fix(ingester): Prevent WAL segment deletion wait deadlock during shutdown</text:p>
            <text:p>The WAL reference tracker's inactive segment empty notification only fires when dropping to 0, not if it is already 0 (it may do this multiple times over the lifetime of the ingester). This makes sure that the graceful shutdown notifier listener is set up before the WAL is rotated and the file is enqueued in the tracker for deletion.</text:p>
          </table:table-cell>
          <table:table-cell table:style-name="ce11" office:value-type="string" calcext:value-type="string">
            <text:p>在graceful_shutdown_handler函数中的循环检查条件中，使用了锁定操作p.lock()。在并发情况下，如果某个线程持有了锁并阻塞在lock()操作，而其他线程也在尝试获取相同锁时可能会出现死锁情况。特别是在等待数据缓冲区为空的过程中，每个分区的锁定操作可能导致并发性能下降和潜在的死锁风险。</text:p>
            <text:p/>
            <text:p>修复后的代码中对潜在的死锁问题进行了改进。在原先的实现中，使用了p.lock()获取分区锁进行操作，可能导致并发时的死锁风险。修复后的代码使用了更加安全的并行操作方式，避免了在等待数据缓冲区为空时可能导致的死锁问题。通过使用PartitionData::get_query_data()方法访问数据，避免了直接对分区进行锁定操作，从而提高了并发性能和避免了潜在的死锁风险。</text:p>
          </table:table-cell>
          <table:table-cell table:style-name="ce1" office:value-type="string" calcext:value-type="string">
            <text:p>mutex </text:p>
          </table:table-cell>
          <table:table-cell table:number-columns-repeated="1019"/>
        </table:table-row>
        <table:table-row table:style-name="ro24">
          <table:covered-table-cell table:style-name="ce1"/>
          <table:table-cell table:style-name="ce9" office:value-type="string" calcext:value-type="string">
            <text:p><text:s text:c="2"/>https://github.com/influxdata/influxdb/commit/32569ad1ff14284b9041c5a665ac5bf78b059228</text:p>
          </table:table-cell>
          <table:table-cell table:style-name="ce11" office:value-type="string" calcext:value-type="string">
            <text:p>Merge pull request #6053 from influxdata/cn/order-by-insert</text:p>
            <text:p>fix: use `ORDER BY` to prevent `INSERT` deadlocks</text:p>
          </table:table-cell>
          <table:table-cell table:style-name="ce11" office:value-type="string" calcext:value-type="string">
            <text:p>添加ORDER BY name子句，对插入的数据进行排序，避免了并发写入操作时可能导致的死锁问题。通过对数据进行排序，可以减少数据库行锁的竞争，降低死锁的风险，确保并发写入操作正常执行。</text:p>
          </table:table-cell>
          <table:table-cell table:style-name="ce1" office:value-type="string" calcext:value-type="string">
            <text:p>无关原语</text:p>
          </table:table-cell>
          <table:table-cell table:number-columns-repeated="1019"/>
        </table:table-row>
        <table:table-row table:style-name="ro25">
          <table:covered-table-cell table:style-name="ce1"/>
          <table:table-cell table:style-name="ce9" office:value-type="string" calcext:value-type="string">
            <text:p><text:s text:c="2"/>https://github.com/influxdata/influxdb/commit/3969b4092545ab5a9b7069a46611243d6629a4cf</text:p>
          </table:table-cell>
          <table:table-cell table:style-name="ce11" office:value-type="string" calcext:value-type="string">
            <text:p>fix: avoid recursive locking during LRU shutdown (#8395)</text:p>
            <text:p>* test: regression test for #8378</text:p>
            <text:p/>
            <text:p>* fix: avoid recursive locking during LRU shutdown</text:p>
            <text:p/>
            <text:p>Fixes the following construct during shutdown:</text:p>
            <text:p/>
            <text:p>1. `clean_up_loop` holds `members` lock</text:p>
            <text:p>2. calls `member.remove_keys`</text:p>
            <text:p>3. `CallbackHandle::execute_requests` requests upgrades weak ref and gets lock</text:p>
            <text:p>4. other thread drops last external reference to pool member, the</text:p>
            <text:p>   upgraded weak ref from (3) is now the last strong ref</text:p>
            <text:p>5. `CallbackHandle::execute_requests` finishes, drops pool member</text:p>
            <text:p>6. dropping that pool member calls `ResourcePool::unregister_member`</text:p>
            <text:p>   which is the same lock as we got in (1) =&gt; deadlock</text:p>
            <text:p/>
            <text:p>We now just avoid modifying `members` during shutdown and just hold a weak ref there. As a side effect, the `last_used` addressable heap moves around a bit an is no longer `Arc`ed (see updated diagram).</text:p>
          </table:table-cell>
          <table:table-cell table:style-name="ce11" office:value-type="string" calcext:value-type="string">
            <text:p>在register_member函数中对members进行操作时，可能会导致并发环境下的死锁。在这段代码中，通过使用members的锁进行操作，可能会引起并发性能下降和潜在的死锁风险。特别是在注册新的池成员时，如果一个线程持有了members锁并在执行注册操作，而另一个线程也在尝试获取相同的锁来访问members，就可能导致死锁情况。</text:p>
            <text:p/>
            <text:p>修复后的代码通过引入Weak来解决潜在的死锁问题。在SharedState结构体中，使用Weak来维护members，并在register_member函数中进行处理时，通过检查Weak是否有效来避免潜在的死锁问题。如果Weak有效，将其转换为Arc进行操作；如果Weak无效（即成员已经被释放），则不进行操作，避免了在并发情况下可能导致的死锁风险。</text:p>
          </table:table-cell>
          <table:table-cell table:style-name="ce1" office:value-type="string" calcext:value-type="string">
            <text:p>mutex </text:p>
          </table:table-cell>
          <table:table-cell table:number-columns-repeated="1019"/>
        </table:table-row>
        <table:table-row table:style-name="ro8">
          <table:covered-table-cell table:style-name="ce1"/>
          <table:table-cell table:style-name="ce9" office:value-type="string" calcext:value-type="string">
            <text:p><text:s text:c="2"/>https://github.com/influxdata/influxdb/commit/e2a23c7ac37bd3662ff74bc3ec02a3a6a8618c4b</text:p>
          </table:table-cell>
          <table:table-cell table:style-name="ce11" office:value-type="string" calcext:value-type="string">
            <text:p>fix: persist deadlock (#2045) (#2046)</text:p>
          </table:table-cell>
          <table:table-cell table:style-name="ce11" office:value-type="string" calcext:value-type="string">
            <text:p>在持久化数据时可能存在的并发操作导致的。在persist_chunks函数中，多个chunks被传入并进行持久化操作，同时在对这些chunks进行操作时，可能涉及到对数据表和分区的并发访问，如果在持久化过程中多个线程之间相互等待资源而无法释放锁，就可能导致死锁。</text:p>
            <text:p>在修复后的代码中，主要是通过以下几点修复了潜在的死锁问题：</text:p>
            <text:p>    使用更加安全的并发控制方式： 在修复后的代码中，对LockableCatalogPartition和LockableCatalogChunk的使用更加统一和严谨，确保在操作数据时正确获取和释放锁，避免了可能导致死锁的并发问题。</text:p>
            <text:p>    更加谨慎地处理锁的释放： 修复后的代码在持久化数据的过程中，更加谨慎地处理了锁的释放，确保在操作完成后及时释放锁，避免了锁的长时间持有可能导致的死锁情况。</text:p>
            <text:p>    更加清晰的数据操作流程： 修复后的代码对数据操作流程进行了优化和调整，确保在操作数据时遵循一定的顺序和规范，避免了并发操作中可能出现的不确定性和冲突。</text:p>
          </table:table-cell>
          <table:table-cell table:style-name="ce1" office:value-type="string" calcext:value-type="string">
            <text:p>无关原语</text:p>
          </table:table-cell>
          <table:table-cell table:number-columns-repeated="1019"/>
        </table:table-row>
        <table:table-row table:style-name="ro13">
          <table:covered-table-cell table:style-name="ce1"/>
          <table:table-cell table:style-name="ce9" office:value-type="string" calcext:value-type="string">
            <text:p><text:s text:c="2"/>https://github.com/influxdata/influxdb/commit/bbcf4ec64ed2ec6ef11e5709849fb2be6cb72fe9</text:p>
          </table:table-cell>
          <table:table-cell table:style-name="ce11" office:value-type="string" calcext:value-type="string">
            <text:p>fix: Run compactor streams in parallel to avoid deadlock (#5212)</text:p>
          </table:table-cell>
          <table:table-cell table:style-name="ce11" office:value-type="string" calcext:value-type="string">
            <text:p>在compact_parquet_files函数中的并发执行导致的。在原先的实现中，使用了多个Tokio任务来执行数据压缩操作，但在使用tokio::task::spawn创建任务时，这些任务可能会同时访问共享的资源或执行同步操作，从而导致可能的死锁情况。特别是在处理并发写入操作时，如果多个任务同时试图写入相同的资源，可能会出现死锁或竞争条件。</text:p>
            <text:p/>
            <text:p>修复后的代码通过引入FuturesOrdered来解决潜在的死锁问题。在修复后的代码中，将tokio::task::spawn创建的任务放入FuturesOrdered中，这样可以确保这些任务按顺序异步执行，避免了可能的并发访问和竞争条件，从而有效地避免了潜在的死锁问题。通过对任务的有序执行，确保了在并发写入操作时不会导致资源的争用和潜在的死锁情况。</text:p>
          </table:table-cell>
          <table:table-cell table:style-name="ce1" office:value-type="string" calcext:value-type="string">
            <text:p>无关原语</text:p>
          </table:table-cell>
          <table:table-cell table:number-columns-repeated="1019"/>
        </table:table-row>
        <table:table-row table:style-name="ro16">
          <table:covered-table-cell table:style-name="ce1"/>
          <table:table-cell table:style-name="ce9" office:value-type="string" calcext:value-type="string">
            <text:p><text:s text:c="2"/>https://github.com/influxdata/influxdb/commit/4b24c988ad63b55b24638a6edd94aecabd0c63d6</text:p>
          </table:table-cell>
          <table:table-cell table:style-name="ce11" office:value-type="string" calcext:value-type="string">
            <text:p>While adding end-to-end tests the subprocess commands were causing</text:p>
            <text:p>a deadlock. These have been changed to using the tonic::process</text:p>
            <text:p>module.</text:p>
          </table:table-cell>
          <table:table-cell table:style-name="ce11" office:value-type="string" calcext:value-type="string">
            <text:p>在处理授权和权限验证时可能造成的并发原语引起的。具体来说，在require_any_permission函数中，使用了self.authz.require_any_permission异步方法来验证权限，这可能导致多个请求同时等待授权结果而造成死锁。特别是在多个请求同时试图获取相同权限时，可能会产生竞争条件，导致潜在的死锁问题。</text:p>
            <text:p/>
            <text:p>修复后的代码通过引入更加安全的授权方式来解决潜在的死锁问题。在修复后的代码中，使用了extract_token函数来提取授权令牌，并在权限验证过程中去除了异步操作，避免了可能导致死锁的并发操作。通过在权限验证过程中消除异步操作，确保了权限验证的顺序执行，避免了可能导致死锁的并发原语问题。</text:p>
          </table:table-cell>
          <table:table-cell table:style-name="ce1" office:value-type="string" calcext:value-type="string">
            <text:p>异步操作 无关原语</text:p>
          </table:table-cell>
          <table:table-cell table:number-columns-repeated="1019"/>
        </table:table-row>
        <table:table-row table:style-name="ro16">
          <table:covered-table-cell table:style-name="ce1"/>
          <table:table-cell table:style-name="ce9" office:value-type="string" calcext:value-type="string">
            <text:p><text:s text:c="2"/>https://github.com/influxdata/influxdb/commit/8a5cd1cdddcbe8ed932ddd08e953cd40c8e8d784</text:p>
          </table:table-cell>
          <table:table-cell table:style-name="ce11" office:value-type="string" calcext:value-type="string">
            <text:p>refactor: abstract change requests for cache policies (#5382)</text:p>
          </table:table-cell>
          <table:table-cell table:style-name="ce11" office:value-type="string" calcext:value-type="string">
            <text:p>由于使用了ReentrantMutex来处理并发访问时可能导致的死锁。具体来说，在PolicyBackend和BackendForPolicy结构体中，内部使用了ReentrantMutex来保护共享数据，并在处理缓存操作时使用了锁来确保线程安全。但是，ReentrantMutex是可重入的互斥锁，如果在锁定的情况下再次尝试获取锁，会导致死锁的风险。</text:p>
            <text:p/>
            <text:p>修复后的代码通过更换了内部锁的类型，将ReentrantMutex替换为Mutex来避免潜在的死锁问题。Mutex是非可重入的互斥锁，一旦线程已经持有锁，再次尝试获取锁会阻塞，而不会发生死锁。通过使用非可重入的Mutex，修复了潜在的死锁问题，确保了线程安全性和避免了可能的死锁风险。</text:p>
          </table:table-cell>
          <table:table-cell table:style-name="ce1" office:value-type="string" calcext:value-type="string">
            <text:p>ReentrantMutex</text:p>
          </table:table-cell>
          <table:table-cell table:number-columns-repeated="1019"/>
        </table:table-row>
        <table:table-row table:style-name="ro5">
          <table:table-cell table:style-name="ce1" office:value-type="string" calcext:value-type="string" table:number-columns-spanned="1" table:number-rows-spanned="3">
            <text:p>servo/servo</text:p>
          </table:table-cell>
          <table:table-cell table:style-name="ce9" office:value-type="string" calcext:value-type="string">
            <text:p><text:s text:c="2"/>https://github.com/servo/servo/commit/cbc9304c2002fb0d5c8cdade39eddfe117b12053</text:p>
          </table:table-cell>
          <table:table-cell table:style-name="ce11" office:value-type="string" calcext:value-type="string">
            <text:p>workaround for wgpu deadlocks</text:p>
          </table:table-cell>
          <table:table-cell table:style-name="ce11" office:value-type="string" calcext:value-type="string">
            <text:p>在Poller结构体中使用了AtomicUsize来计数工作数量，但在处理工作数量时可能存在竞争条件和锁的问题。具体来说，在WorkToken的Drop实现中，通过fetch_sub操作来减少工作数量，但在多线程环境下可能会导致竞争条件和潜在的死锁问题，特别是在同时操作工作数量时可能发生错误。</text:p>
            <text:p>修复后的代码引入了额外的Mutex来加锁处理设备维护调用（在poll_all_devices和queue_submit中），从而解决了潜在的死锁问题。通过在处理工作数量时使用Mutex进行加锁操作，确保了在多线程环境下对工作数量的操作是线程安全的，避免了可能导致竞争条件和死锁问题的情况。在对设备进行操作时未正确处理并发访问所引起的。具体来说，在处理 WebGPU 请求时，对设备的操作可能涉及到共享数据结构的修改和访问，而没有合适的加锁机制来保护共享数据，导致并发访问可能引发竞争条件和潜在的死锁问题。</text:p>
            <text:p/>
            <text:p>修复后的代码引入了Mutex来对设备的操作加锁，通过在关键代码段使用lock()进行加锁操作，确保了对共享数据的访问是线程安全的，从而解决了潜在的死锁问题。在修复后的代码中，对设备的操作都在加锁的情况下进行，避免了多个线程同时修改共享数据可能引发的竞争条件和死锁问题。</text:p>
          </table:table-cell>
          <table:table-cell table:style-name="ce1" office:value-type="string" calcext:value-type="string">
            <text:p>atomic&amp;缺少并发控制</text:p>
          </table:table-cell>
          <table:table-cell table:number-columns-repeated="1019"/>
        </table:table-row>
        <table:table-row table:style-name="ro16">
          <table:covered-table-cell table:style-name="ce1"/>
          <table:table-cell table:style-name="ce9" office:value-type="string" calcext:value-type="string">
            <text:p><text:s text:c="2"/>https://github.com/servo/servo/commit/00f267e2893a6dbca2c54f9669e2c431b59ecd19</text:p>
          </table:table-cell>
          <table:table-cell table:style-name="ce11" office:value-type="string" calcext:value-type="string">
            <text:p>This is required to fix some deadlocks.</text:p>
            <text:p/>
            <text:p>* non-blocking poll unconditionally</text:p>
            <text:p/>
            <text:p>* small fixes</text:p>
          </table:table-cell>
          <table:table-cell table:style-name="ce11" office:value-type="string" calcext:value-type="string">
            <text:p>在WGPU结构体的run方法中使用了receiver.try_recv_timeout()和receiver.try_recv_timeout(diff.unwrap_or(DEVICE_POLL_INTERVAL))来接收消息，这种方式会导致线程在尝试接收消息时出现忙等待，可能会消耗大量的 CPU 资源并影响程序的性能。此时，如果没有及时处理消息，可能会导致设备操作被延迟或阻塞，进而影响程序的运行。</text:p>
            <text:p/>
            <text:p>修复后的代码引入了一个名为Poller的结构体，并在WGPU结构体中引入了一个poller字段来保存Poller的实例。Poller结构体中引入了新的线程来处理设备的轮询操作，通过在新线程中持续轮询设备状态来避免了忙等待和阻塞式消息接收可能带来的问题，确保了设备操作的及时性和避免了潜在的死锁风险。</text:p>
          </table:table-cell>
          <table:table-cell table:style-name="ce1" office:value-type="string" calcext:value-type="string">
            <text:p>channel </text:p>
          </table:table-cell>
          <table:table-cell table:number-columns-repeated="1019"/>
        </table:table-row>
        <table:table-row table:style-name="ro13">
          <table:covered-table-cell table:style-name="ce1"/>
          <table:table-cell table:style-name="ce9" office:value-type="string" calcext:value-type="string">
            <text:p><text:s text:c="2"/>https://github.com/servo/servo/commit/3800922cde6f1c5698a931183de9dbcd3d5d7e4e</text:p>
          </table:table-cell>
          <table:table-cell table:style-name="ce11" office:value-type="string" calcext:value-type="string">
            <text:p><text:s/>Avoid deadlock when webgl_threads is None</text:p>
          </table:table-cell>
          <table:table-cell table:style-name="ce11" office:value-type="string" calcext:value-type="string">
            <text:p>在处理WebGLMsg::Exit消息时，直接在当前线程执行退出操作并返回true，而没有对可能导致死锁的资源释放和关闭操作进行充分处理。特别是在self.webgl_threads.exit()和storage_ipc_receiver.recv()等地方可能存在阻塞操作，如果这些操作无法及时完成，可能会导致线程被阻塞在退出操作上，从而引发死锁问题。</text:p>
            <text:p/>
            <text:p>修复后的代码中，对WebGLMsg::Exit消息的处理进行了改进，通过在退出操作完成后向发送方发送确认消息，确保退出操作的完成，并避免了潜在的死锁问题。在webgl_threads.exit(sender)和webgl_threads_receiver.recv()等地方，通过使用IpcSender来发送确认消息，保证退出消息的处理是异步完成的，避免了可能导致死锁的阻塞情况。</text:p>
          </table:table-cell>
          <table:table-cell table:style-name="ce1" office:value-type="string" calcext:value-type="string">
            <text:p>channel</text:p>
          </table:table-cell>
          <table:table-cell table:number-columns-repeated="1019"/>
        </table:table-row>
        <table:table-row table:style-name="ro20">
          <table:table-cell table:style-name="ce1" office:value-type="string" calcext:value-type="string">
            <text:p>google/comprehensive-rust</text:p>
          </table:table-cell>
          <table:table-cell table:style-name="ce9" office:value-type="string" calcext:value-type="string">
            <text:p><text:s text:c="2"/>https://github.com/google/comprehensive-rust/commit/fbc6be4e1c992513c007e6e126760594b8364fbc</text:p>
          </table:table-cell>
          <table:table-cell table:style-name="ce11" office:value-type="string" calcext:value-type="string">
            <text:p>Actually protect against deadlock in Dining Philosophers async exercise (#1772)</text:p>
            <text:p>Swapping forks for one philosopher feels like cheating. It's like one of</text:p>
            <text:p>the philosophers is facing away from the table. Or perhaps it's the only</text:p>
            <text:p>right-handed philosopher at the table.</text:p>
            <text:p/>
            <text:p>More importantly, there is no effective mechanism to prevent deadlocks.</text:p>
            <text:p>Add that mechanism, it's useful for learning Rust.</text:p>
            <text:p/>
            <text:p>The new code demonstrates let-else, drop and returning values from a</text:p>
            <text:p>loop. `std::mem::swap` remains in the thread version of the Dining</text:p>
            <text:p>Philosophers exercise for now.</text:p>
            <text:p/>
            <text:p>This also fixes compilation. `left_fork` and `right_fork` had to be</text:p>
            <text:p>`mut` in `main()` for the workaround to compile.</text:p>
          </table:table-cell>
          <table:table-cell table:style-name="ce11" office:value-type="string" calcext:value-type="string">
            <text:p>在Philosopher结构体的eat方法中，通过lock().await来获取左右两只叉子的锁，如果无法同时获取到两只叉子的锁，可能会导致线程阻塞在这里，无法继续执行，从而引发死锁问题。特别是在获取锁的过程中，如果其中一只叉子的锁获取失败，但另一只叉子的锁已经获取成功，此时无法释放已获取的叉子锁，可能导致其他线程无法获取到需要的叉子锁，从而造成死锁。</text:p>
            <text:p/>
            <text:p>修复后的代码中，对Philosopher结构体的eat方法进行了改进，通过使用try_lock()方法来尝试获取左右两只叉子的锁，如果无法同时获取到两只叉子的锁，则通过循环尝试的方式，保持尝试获取叉子锁直到成功。在获取锁的过程中，如果无法同时获取到两只叉子的锁，会及时释放已获取的叉子锁，让其他任务有机会继续执行，避免了可能导致死锁的情况发生。</text:p>
          </table:table-cell>
          <table:table-cell table:style-name="ce1" office:value-type="string" calcext:value-type="string">
            <text:p>mutex </text:p>
          </table:table-cell>
          <table:table-cell table:number-columns-repeated="1019"/>
        </table:table-row>
        <table:table-row table:style-name="ro4">
          <table:table-cell table:style-name="ce1" office:value-type="string" calcext:value-type="string" table:number-columns-spanned="1" table:number-rows-spanned="13">
            <text:p>tokio-rs/tokio</text:p>
          </table:table-cell>
          <table:table-cell table:style-name="ce9" office:value-type="string" calcext:value-type="string">
            <text:p><text:s text:c="2"/>https://github.com/tokio-rs/tokio/commit/ce1c74f1cc1e31083744b6eb24b0e60ceaca4b4e</text:p>
          </table:table-cell>
          <table:table-cell table:style-name="ce11" office:value-type="string" calcext:value-type="string">
            <text:p>metrics: fix deadlock in injection_queue_depth_multi_thread test (#6916)</text:p>
          </table:table-cell>
          <table:table-cell table:style-name="ce11" office:value-type="string" calcext:value-type="string">
            <text:p>在global_queue_depth_multi_thread测试函数中。在该测试函数中，通过使用两个 Barrier 来同步多个任务的执行，其中一个 Barrier 用于等待所有任务开始执行，另一个 Barrier 用于等待所有任务执行完成。在这个过程中，如果任务无法正确释放 Barrier 状态，可能会导致死锁的发生。</text:p>
            <text:p>具体来说，以下是可能导致死锁的情况：</text:p>
            <text:p>    在循环中创建任务并使用两个 Barrier 进行同步，如果某个任务在等待 Barrier 时出现阻塞，导致无法正常释放 Barrier 等待状态，可能会导致其他任务无法继续执行，从而出现死锁。</text:p>
            <text:p>    如果任务在等待 Barrier 释放时发生异常或错误，导致无法正确释放 Barrier 状态，也会导致死锁的发生。在global_queue_depth_multi_thread测试函数中，在尝试阻塞运行时的多个工作线程时可能会发生死锁。在原始代码中，通过创建多个任务来阻塞运行时的多个工作线程，然后在循环中检查全局队列深度和任务数量是否匹配，如果不匹配则发生断言失败并导致死锁。</text:p>
            <text:p/>
            <text:p>修复后的代码通过引入try_block_threaded函数来更安全地尝试阻塞多线程运行时，通过使用mpsc::channel来实现任务之间的通信，以确保任务能够正确地阻塞各个工作线程。在try_block_threaded函数中，通过创建多个任务来阻塞运行时的多个工作线程，同时使用mpsc::channel来控制任务的阻塞和释放，避免了可能导致死锁的情况发生。</text:p>
          </table:table-cell>
          <table:table-cell table:style-name="ce1" office:value-type="string" calcext:value-type="string">
            <text:p>barrier </text:p>
          </table:table-cell>
          <table:table-cell table:number-columns-repeated="1019"/>
        </table:table-row>
        <table:table-row table:style-name="ro17">
          <table:covered-table-cell table:style-name="ce1"/>
          <table:table-cell table:style-name="ce9" office:value-type="string" calcext:value-type="string">
            <text:p><text:s text:c="2"/>https://github.com/tokio-rs/tokio/commit/8497f379b5c57d37db82db5dd74833998ae847a1</text:p>
          </table:table-cell>
          <table:table-cell table:style-name="ce11" office:value-type="string" calcext:value-type="string">
            <text:p>sync: avoid deadlocks in broadcast with custom wakers (#5578)</text:p>
          </table:table-cell>
          <table:table-cell table:style-name="ce11" office:value-type="string" calcext:value-type="string">
            <text:p>在notify_rx函数和Receiver&lt;T&gt;的实现中。具体来说，修复前的死锁问题主要如下：</text:p>
            <text:p>    在Sender&lt;T&gt;的notify_rx方法中，使用了tail.notify_rx()来唤醒接收者，而在Receiver&lt;T&gt;的实现中，对tail进行了锁定和解锁操作，如果在锁定期间发生异常或错误，可能导致notify_rx无法正确释放锁，进而导致死锁。</text:p>
            <text:p>    在Tail结构体的notify_rx方法中，循环从等待队列中取出等待者并唤醒其对应的waker，然后释放锁。但在这个过程中，如果某个等待者在获取waker后发生阻塞或异常，可能导致其无法正确释放锁，进而引发死锁。</text:p>
            <text:p>    在Receiver&lt;T&gt;的实现中，对tail进行了多次锁定和解锁操作，同时在处理waker时可能存在问题，如替换旧waker时未正确释放资源，也可能导致死锁的发生。</text:p>
            <text:p>修复后的代码针对上述问题进行了改进：</text:p>
            <text:p>    在Sender&lt;T&gt;的notify_rx方法中，通过调用self.shared.notify_rx(tail)来唤醒接收者，并在内部实现中正确释放锁。</text:p>
            <text:p>    在Tail结构体的notify_rx方法中，引入了WakeList来管理待唤醒的waker，并在正确的时机释放锁和唤醒操作，避免了潜在的死锁问题。</text:p>
            <text:p>    在Receiver&lt;T&gt;的实现中，对tail的锁定和解锁操作进行了优化，确保在处理waker时能够正确释放资源，避免死锁发生。</text:p>
            <text:p>修复后的代码通过改进锁定和解锁操作的顺序，以及确保资源正确释放和唤醒操作的安全性，从而解决了修复前存在的潜在死锁问题。修复主要针对并发原语的正确使用和资源管理进行了优化，提高了程序的健壮性和可靠性。</text:p>
          </table:table-cell>
          <table:table-cell table:style-name="ce1" office:value-type="string" calcext:value-type="string">
            <text:p>mutex </text:p>
          </table:table-cell>
          <table:table-cell table:number-columns-repeated="1019"/>
        </table:table-row>
        <table:table-row table:style-name="ro15">
          <table:covered-table-cell table:style-name="ce1"/>
          <table:table-cell table:style-name="ce9" office:value-type="string" calcext:value-type="string">
            <text:p><text:s text:c="2"/>https://github.com/tokio-rs/tokio/commit/6aa990ea75dadf344dc7c4060553c18746343b04</text:p>
          </table:table-cell>
          <table:table-cell table:style-name="ce11" office:value-type="string" calcext:value-type="string">
            <text:p>threadpool: fix semaphore deadlock (#795)</text:p>
          </table:table-cell>
          <table:table-cell table:style-name="ce11" office:value-type="string" calcext:value-type="string">
            <text:p/>
            <text:p>    在run_task2方法中，通过创建Guard结构体来确保在函数返回时正确释放资源。然而，存在一个潜在的问题是在Drop实现中，在判断allocated_at_run为 true 且worker.is_blocking为 false 时，会调用pool.notify_blocking_task来通知阻塞任务，但在此期间如果发生异常或错误导致无法正确释放资源，可能会导致死锁。</text:p>
            <text:p>    在sleep方法中，通过对 worker 状态的转换和线程休眠操作，存在潜在的死锁问题。特别是在判断状态为Running时，尝试设置为Sleeping状态并调用park()方法进入休眠状态，在这个过程中如果发生异常或阻塞导致无法正确退出休眠状态，可能会导致死锁。</text:p>
            <text:p/>
            <text:p/>
            <text:p>修复后的代码针对上述问题进行了改进：</text:p>
            <text:p/>
            <text:p>    在Guard结构体的Drop实现中，修复了在判断条件下通知阻塞任务的逻辑，确保在释放资源时能够正确处理状态，避免潜在的死锁问题。</text:p>
            <text:p>    在sleep方法中，通过精心设计状态转换和线程休眠流程，采取了多重保险措施，确保在休眠和唤醒过程中能够正确处理状态，避免死锁发生。</text:p>
            <text:p/>
            <text:p/>
            <text:p>修复后的代码通过优化资源释放和状态转换逻辑，以及增加异常处理和错误处理机制，提高了程序的健壮性和可靠性，避免了修复前存在的潜在死锁问题。修复主要针对资源管理和状态转换进行了优化，提高了代码的可维护性和可靠性。</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tokio-rs/tokio/commit/855d39f849cc16d3c68df5abf0bbb28e3351cdf0</text:p>
          </table:table-cell>
          <table:table-cell table:style-name="ce11" office:value-type="string" calcext:value-type="string">
            <text:p>Fix basic_scheduler deadlock when waking during drop (#2062)</text:p>
          </table:table-cell>
          <table:table-cell table:style-name="ce11" office:value-type="string" calcext:value-type="string">
            <text:p/>
            <text:p>    在close_remote方法中，通过获取remote_queue的锁并对其进行操作，如果在获取锁的过程中发生 panic 或锁被 poisoned，会导致函数内部可能出现死锁情况。特别是在锁被 poisoned 时，会直接 panic 并终止函数执行，无法正确释放锁资源，可能导致死锁。</text:p>
            <text:p>修复后的代码通过引入循环结构，在每次循环中重新获取锁资源并处理，避免了修复前可能导致死锁的情况。具体修复方法包括：</text:p>
            <text:p>    引入循环结构，确保每次循环重新获取锁资源并处理，避免在锁被 poisoned 或发生 panic 时导致函数提前退出而无法正确释放资源的问题。</text:p>
            <text:p>    添加了条件判断和处理逻辑，当锁成功获取后，处理完任务后立即释放锁资源，避免在任务处理过程中可能导致死锁的情况。如果没有任务需要处理，则直接返回，避免不必要的循环操作。</text:p>
            <text:p>修复后的代码优化了资源的获取和释放逻辑，同时增加了对锁状态的检查和处理，避免了修复前潜在导致死锁的问题。修复主要针对资源管理和异常处理进行了优化，提高了程序的稳定性和可靠性。</text:p>
          </table:table-cell>
          <table:table-cell table:style-name="ce1" office:value-type="string" calcext:value-type="string">
            <text:p>mutex </text:p>
          </table:table-cell>
          <table:table-cell table:number-columns-repeated="1019"/>
        </table:table-row>
        <table:table-row table:style-name="ro5">
          <table:covered-table-cell table:style-name="ce1"/>
          <table:table-cell table:style-name="ce9" office:value-type="string" calcext:value-type="string">
            <text:p><text:s text:c="2"/>https://github.com/tokio-rs/tokio/commit/ba05c39d65cd48b0263b37a32b96721fb8a47933</text:p>
          </table:table-cell>
          <table:table-cell table:style-name="ce11" office:value-type="string" calcext:value-type="string">
            <text:p>Fix a deadlock that can happen when shutting down (#409)</text:p>
            <text:p>There is a deadlock that can occur when the concurrent runtime shuts</text:p>
            <text:p>down. This patch adds a test and fix.</text:p>
          </table:table-cell>
          <table:table-cell table:style-name="ce11" office:value-type="string" calcext:value-type="string">
            <text:p/>
            <text:p>    在notify方法中，通过获取锁并进行处理，可能导致在获取锁期间发生 panic 或锁被 poisoned，从而导致函数无法正确释放锁资源，可能引发死锁情况。</text:p>
            <text:p>    在dispatch方法中，通过读取io_dispatch并对io进行操作，在读取和操作期间如果发生异常或锁被 poisoned，可能导致函数内部出现死锁情况。</text:p>
            <text:p>修复后的代码通过以下方式解决了潜在的死锁问题：</text:p>
            <text:p>    在take_to_notify方法中，将获取锁、处理任务和释放锁的流程分离，避免在处理任务时仍持有锁，从而降低可能的死锁风险。</text:p>
            <text:p>    在notify方法中，调用take_to_notify方法获取任务，并直接进行通知处理，避免在获取任务和通知任务的过程中可能导致的死锁情况。</text:p>
            <text:p>    在dispatch方法中，通过引入作用域限制并在作用域内分别处理读取和通知任务的过程，避免在对io_dispatch进行操作时持有锁，降低了潜在的死锁风险。</text:p>
            <text:p>修复后的代码优化了资源的获取和释放逻辑，同时通过分离任务处理和资源释放流程，避免了在获取和处理任务时可能导致的死锁问题。修复主要针对资源管理和锁的使用进行了改进，提高了程序的稳定性和可靠性。</text:p>
          </table:table-cell>
          <table:table-cell table:style-name="ce1" office:value-type="string" calcext:value-type="string">
            <text:p>atomicusize </text:p>
          </table:table-cell>
          <table:table-cell table:number-columns-repeated="1019"/>
        </table:table-row>
        <table:table-row table:style-name="ro5">
          <table:covered-table-cell table:style-name="ce1"/>
          <table:table-cell table:style-name="ce9" office:value-type="string" calcext:value-type="string">
            <text:p><text:s text:c="2"/>https://github.com/tokio-rs/tokio/commit/6406328176cdecf15cad69b327597a4d4d0b8e20</text:p>
          </table:table-cell>
          <table:table-cell table:style-name="ce11" office:value-type="string" calcext:value-type="string">
            <text:p>rt: fix threaded scheduler shutdown deadlock (#2074)</text:p>
            <text:p>Previously, if an IO event was received during the runtime shutdown process, it was possible to enter a deadlock. This was due to the scheduler shutdown logic not expecting tasks to get scheduled once the worker was in the shutdown process.</text:p>
            <text:p/>
            <text:p>This patch fixes the deadlock by checking the queues for new tasks after each call to park. If a new task is received, it is forcefully shutdown.</text:p>
          </table:table-cell>
          <table:table-cell table:style-name="ce11" office:value-type="string" calcext:value-type="string">
            <text:p/>
            <text:p>    在shutdown方法中，存在一个循环结构，其中在处理任务队列时，如果在处理任务的过程中发生了通知任务的情况，会导致notify操作被延迟到下一次循环中进行。这可能导致任务的顺序不一致，或者任务未能及时被通知，从而导致死锁或者线程间同步问题。</text:p>
            <text:p>修复后的代码通过以下方式解决了潜在的死锁问题：</text:p>
            <text:p>    在修复后的代码中，引入了一个布尔变量notify，用于标记是否需要在循环中通知任务。在每次循环开始时，重置notify为true，并在处理任务队列过程中，如果有任务被处理，则将notify设置为true，表示需要在本次循环结束时通知任务。这样可以确保在每次循环中都能及时通知任务，避免延迟导致的问题。</text:p>
            <text:p>    在循环的结尾，如果notify为true，则通知所有的工作线程。这样可以保证在循环中正确处理和通知任务，避免任务因为顺序问题或延迟而导致的死锁情况</text:p>
            <text:p>修复后的代码优化了任务处理和通知的逻辑，通过引入布尔变量notify和在合适的位置进行任务通知，确保了任务在正确的时机得到处理和通知，避免了潜在的死锁问题。修复主要针对任务的顺序和及时通知进行了改进，提高了程序的稳定性和可靠性。</text:p>
          </table:table-cell>
          <table:table-cell table:style-name="ce1" office:value-type="string" calcext:value-type="string">
            <text:p>队列调度 无关原语</text:p>
          </table:table-cell>
          <table:table-cell table:number-columns-repeated="1019"/>
        </table:table-row>
        <table:table-row table:style-name="ro6">
          <table:covered-table-cell table:style-name="ce1"/>
          <table:table-cell table:style-name="ce9" office:value-type="string" calcext:value-type="string">
            <text:p><text:s text:c="2"/>https://github.com/tokio-rs/tokio/commit/275769b5b90e9cf33c8d37f1ba176cacb508399e</text:p>
          </table:table-cell>
          <table:table-cell table:style-name="ce11" office:value-type="string" calcext:value-type="string">
            <text:p>rt: fix shutdown deadlock in threaded scheduler (#2082) Previously, when the threaded scheduler was in the shutdown process, it would hold a lock while dropping in-flight tasks. If those tasks included a drop handler that attempted to wake a second task, the wake operation would attempt to acquire a lock held by the scheduler. This results in a deadlock.</text:p>
            <text:p>Dropping the lock before dropping tasks resolves the problem.</text:p>
          </table:table-cell>
          <table:table-cell table:style-name="ce11" office:value-type="string" calcext:value-type="string">
            <text:p>在push方法中。具体问题如下：</text:p>
            <text:p>    在push方法中，当需要关闭队列时，通过获取队列指针的锁，并检查队列是否关闭，如果队列已关闭，则会直接调用传入的回调函数f(Err(task))，然后返回。但是在调用回调函数之前，仍然持有队列指针的锁。如果在执行回调函数期间，回调函数中的操作导致需要再次获取队列指针的锁（例如在回调函数中尝试修改队列），就有可能导致死锁情况。</text:p>
            <text:p>修复后的代码通过以下方式解决了潜在的死锁问题：</text:p>
            <text:p>    在修复后的代码中，在判断队列关闭时，如果队列已关闭，则立即释放队列指针的锁（drop(p))，然后调用传入的回调函数f(Err(task))。这样可以避免在执行回调函数时仍然持有锁，从而避免了可能导致死锁的情况。</text:p>
            <text:p>修复后的代码优化了在处理队列关闭时的逻辑，确保在正确的时机释放队列指针的锁，避免在执行回调函数时出现死锁问题。修复主要是通过在正确的位置释放锁来解决可能导致死锁的情况，提高了程序的稳定性和可靠性。</text:p>
          </table:table-cell>
          <table:table-cell table:style-name="ce1" office:value-type="string" calcext:value-type="string">
            <text:p>mutex </text:p>
          </table:table-cell>
          <table:table-cell table:number-columns-repeated="1019"/>
        </table:table-row>
        <table:table-row table:style-name="ro3">
          <table:covered-table-cell table:style-name="ce1"/>
          <table:table-cell table:style-name="ce9" office:value-type="string" calcext:value-type="string">
            <text:p><text:s text:c="2"/>https://github.com/tokio-rs/tokio/commit/https://github.com/tokio-rs/tokio/commit/7601dc6d2a5c2902e78e220f44646960f910f38f</text:p>
          </table:table-cell>
          <table:table-cell table:style-name="ce11" office:value-type="string" calcext:value-type="string">
            <text:p>rt: avoid early task shutdown (#3870)</text:p>
            <text:p>Tokio 1.7.0 introduced a change intended to eagerly shutdown newly spawned tasks if the runtime is in the process of shutting down.</text:p>
            <text:p>However, it introduced a bug where already spawned tasks could be shutdown too early, resulting in the potential introduction of deadlocks if tasks acquired mutexes in drop handlers.</text:p>
          </table:table-cell>
          <table:table-cell table:style-name="ce11" office:value-type="string" calcext:value-type="string">
            <text:p/>
            <text:p>    在push方法中，当判断队列关闭时，如果队列已关闭，则会直接调用task.shutdown()来关闭任务。在调用task.shutdown()之前，虽然释放了队列指针的锁，但是在调用task.shutdown()时，可能会触发新的操作或方法调用，这些操作又需要重新获取队列指针的锁。如果在执行task.shutdown()期间再次尝试获取队列指针的锁，就有可能导致死锁情况。</text:p>
            <text:p>修复后的代码通过以下方式解决了潜在的死锁问题：</text:p>
            <text:p>在修复后的代码中，在判断队列关闭时，如果队列已关闭，则直接返回Result::Err(task)，表示推送任务失败。这样可以避免在执行push方法的过程中触发任务关闭操作，从而避免了可能导致死锁的情况。</text:p>
            <text:p>另外，在Spawner中的spawn方法，在新任务无法被调度时，会将任务标记为Err(task)，并在这种情况下显式调用task.shutdown()来关闭任务。这种处理方式确保了在任务无法被调度时，仍能正确关闭任务，避免了潜在的死锁问题。</text:p>
            <text:p>修复后的代码优化了在处理队列关闭时的逻辑，确保在正确的时机返回结果或显式关闭任务，避免了在执行任务关闭操作时出现死锁问题。修复主要是通过在正确的位置返回结果或关闭任务来防止死锁情况的发生，提高了程序的稳定性和可靠性。</text:p>
          </table:table-cell>
          <table:table-cell table:style-name="ce1" office:value-type="string" calcext:value-type="string">
            <text:p>mutex </text:p>
          </table:table-cell>
          <table:table-cell table:number-columns-repeated="1019"/>
        </table:table-row>
        <table:table-row table:style-name="ro26">
          <table:covered-table-cell table:style-name="ce1"/>
          <table:table-cell table:style-name="ce9" office:value-type="string" calcext:value-type="string">
            <text:p><text:s text:c="2"/>https://github.com/tokio-rs/tokio/commit/57dffb9dfe9e4c0f12429246540add3975f4a754</text:p>
          </table:table-cell>
          <table:table-cell table:style-name="ce11" office:value-type="string" calcext:value-type="string">
            <text:p>rt: fix deadlock in shutdown (#3228)</text:p>
            <text:p>Previously, the runtime shutdown logic would first-hand control over all cores to a single thread, which would sequentially shut down all tasks on the core and then wait for them to complete.</text:p>
            <text:p>This could deadlock when one task is waiting for a later core's task to complete. For example, in the newly added test, we have a `block_in_place` task</text:p>
            <text:p>that is waiting for another task to be dropped. If the latter task adds its core to the shutdown list later than the former, we end up waiting forever for the `block_in_place` task to complete.</text:p>
            <text:p>Additionally, there also was a bug wherein we'd attempt to park on the parker after shutting it down which was fixed as part of the refactors above.</text:p>
            <text:p>This change restructures the code to bring all tasks to a halt (and do any parking needed) before we collapse to a single thread to avoid this deadlock.</text:p>
          </table:table-cell>
          <table:table-cell table:style-name="ce11" office:value-type="string" calcext:value-type="string">
            <text:p/>
            <text:p>    在shutdown方法中，通过循环遍历所有任务并调用header.shutdown()来关闭任务，然后在循环内部调用drain_pending_drop方法来处理待处理的任务。在drain_pending_drop方法中，会遍历pending_drop中的任务并从tasks中移除这些任务。在移除任务时，可能会涉及到跨线程的操作，需要确保处理任务的线程能够正常获取到资源，否则可能出现死锁情况。</text:p>
            <text:p>修复后的代码通过以下方式解决了潜在的死锁问题：</text:p>
            <text:p>    将原先的shutdown方法拆分为两个方法：pre_shutdown和shutdown。在pre_shutdown方法中，只进行任务的关闭操作和处理待处理任务的操作，而不涉及队列的清空等操作。在shutdown方法中，先确保所有任务已经关闭，并清空任务队列。这样分离的设计可以减少在关闭任务和处理待处理任务时可能出现的竞争和死锁情况。</text:p>
            <text:p>    在shutdown方法中，对park进行了安全的取值操作，并在清空任务队列后调用park.shutdown()来关闭线程池的 park。这样可以保证在清空任务队列后，正确关闭线程池的 park，避免出现死锁情况。</text:p>
            <text:p>    修复后的代码中，在处理待处理任务时，通过ManuallyDrop来确保在遍历pending_drop并移除任务时不会出现资源竞争和潜在的死锁问题，提高了程序的稳定性和可靠性。</text:p>
            <text:p>修复后的代码通过更安全和合理的方法处理任务的关闭和待处理任务的清空，避免了可能导致死锁的情况，提高了程序的健壮性。</text:p>
          </table:table-cell>
          <table:table-cell table:style-name="ce1" office:value-type="string" calcext:value-type="string">
            <text:p>队列调度 无关原语</text:p>
          </table:table-cell>
          <table:table-cell table:number-columns-repeated="1019"/>
        </table:table-row>
        <table:table-row table:style-name="ro11">
          <table:covered-table-cell table:style-name="ce1"/>
          <table:table-cell table:style-name="ce9" office:value-type="string" calcext:value-type="string">
            <text:p><text:s text:c="2"/>https://github.com/tokio-rs/tokio/commit/266919add653dc7f867ae26a70f2e913bd431ca6</text:p>
          </table:table-cell>
          <table:table-cell table:style-name="ce11" office:value-type="string" calcext:value-type="string">
            <text:p>signal: Refactor Signal tests * Added timeouts to all tests that were missing them any issue we have will likely result in deadlocks/starvation so its best if all tests quickly timeout rather than require getting killed or have the CI timeout itself</text:p>
          </table:table-cell>
          <table:table-cell table:style-name="ce11" office:value-type="string" calcext:value-type="string">
            <text:p>在修复前，测试中缺少超时设置可能导致死锁问题或饥饿情况。死锁是指多个线程相互等待释放资源，导致进程陷入停顿无法继续进行的情况。而饥饿则是指线程持续被拒绝访问需要的资源，导致其无法继续执行并被无限期阻塞。</text:p>
            <text:p>通过为所有缺少超时设置的测试添加超时，修复了潜在的死锁或饥饿问题。这种做法确保所有测试能够快速超时，而不是导致被终止或让 CI 自身超时。</text:p>
            <text:p>通过在测试中添加超时设置，可以及时应对任何可能的死锁或饥饿情况。如果测试发生阻塞或问题，超时机制会触发，让测试能够优雅地失败，而不是造成死锁或饥饿等问题。这种积极的方式有助于确保测试过程的稳定性和可靠性。</text:p>
          </table:table-cell>
          <table:table-cell table:style-name="ce1" office:value-type="string" calcext:value-type="string">
            <text:p>无关原语</text:p>
          </table:table-cell>
          <table:table-cell table:number-columns-repeated="1019"/>
        </table:table-row>
        <table:table-row table:style-name="ro5">
          <table:covered-table-cell table:style-name="ce1"/>
          <table:table-cell table:style-name="ce9" office:value-type="string" calcext:value-type="string">
            <text:p><text:s text:c="2"/>https://github.com/tokio-rs/tokio/commit/032b39487c2eb8219c0dc8322c56c5deaa78e27e</text:p>
          </table:table-cell>
          <table:table-cell table:style-name="ce11" office:value-type="string" calcext:value-type="string">
            <text:p>sync: add spin_loop_hint to atomic waker (#1608)</text:p>
            <text:p>The algorithm backing `AtomicWaker` effectively uses a spin lock backed by notifying &amp; yielding the current task. This adds a `spin_lock_hint` annotation to cover this case.</text:p>
            <text:p>While, in practice, the omission of `spin_lock_hint` would not cause problems, there are platforms that do not handle spin locks very well and could enter a deadlock in pathological cases.</text:p>
          </table:table-cell>
          <table:table-cell table:style-name="ce11" office:value-type="string" calcext:value-type="string">
            <text:p>       在原始代码中，当状态为WAITING时，通过compare_and_swap方法尝试将状态从WAITING转换为REGISTERING，使用Acquire内存顺序来获取锁。如果成功转换状态后，会更新 waker，并尝试再次使用compare_exchange方法将状态从REGISTERING转换回WAITING，继续使用AcqRel和Acquire内存顺序。在并发情况下，如果有其他线程在这两次状态转换之间调用了wake方法，可能导致状态不一致，进而可能导致死锁或竞态条件。</text:p>
            <text:p>修复后的代码通过以下方式解决了潜在的死锁问题：</text:p>
            <text:p>    在修复后的代码中，针对状态为WAKING的情况，添加了调试信息，明确标识当前状态为WAKING。在这种情况下，直接调用waker.wake()唤醒新的 waker，并添加了atomic::spin_loop_hint()作为自旋锁的提示，提高了并发情况下的执行效率。</text:p>
            <text:p>    在修复后的代码中，对所有状态为REGISTERING | WAKING或REGISTERING的情况添加了调试断言，确保状态符合预期。这有助于在发现不一致状态时及时发出警告，避免潜在的竞态条件和死锁问题。</text:p>
            <text:p>通过添加调试信息和断言，以及优化自旋锁提示，修复后的代码提高了代码的可读性和稳定性，避免了潜在的死锁问题。</text:p>
          </table:table-cell>
          <table:table-cell table:style-name="ce1" office:value-type="string" calcext:value-type="string">
            <text:p>atomic ordering</text:p>
          </table:table-cell>
          <table:table-cell table:number-columns-repeated="1019"/>
        </table:table-row>
        <table:table-row table:style-name="ro5">
          <table:covered-table-cell table:style-name="ce1"/>
          <table:table-cell table:style-name="ce9" office:value-type="string" calcext:value-type="string">
            <text:p><text:s text:c="2"/>https://github.com/tokio-rs/tokio/commit/41d15ea212525f4be310d65c29c626488af546e1</text:p>
          </table:table-cell>
          <table:table-cell table:style-name="ce11" office:value-type="string" calcext:value-type="string">
            <text:p>rt: avoid dropping a task in calls to wake() (#1972)</text:p>
            <text:p>Calls to tasks should not be nested. Currently, while a task is being executed and the runtime is shutting down, a call to wake() can result in the wake target to be dropped. This, in turn, results in the drop handler being called. If the user holds a ref cell borrow, a mutex guard, or any such value, dropping the task inline can result in a deadlock.</text:p>
            <text:p>The fix is to permit tasks to be scheduled during the shutdown process and dropping the tasks once they are popped from the queue.</text:p>
          </table:table-cell>
          <table:table-cell table:style-name="ce11" office:value-type="string" calcext:value-type="string">
            <text:p/>
            <text:p>    在原始代码中，BasicScheduler和SchedulerPriv之间的任务调度逻辑可能导致死锁。在BasicScheduler的spawn方法中，通过调用scheduler.schedule(task)将任务加入队列，但在SchedulerPriv中的schedule方法中，存在判断是否当前调度器，若不是则会调用远程队列的调度逻辑，可能会导致线程间的等待和竞态条件。</text:p>
            <text:p>修复后的代码通过以下方式解决了潜在的死锁问题：</text:p>
            <text:p>    在修复后的代码中，对任务的调度逻辑进行优化，将任务的调度方式作为参数传递给schedule方法，避免了在不同线程间可能导致的竞态条件和死锁问题。</text:p>
            <text:p>    在修复后的代码中，在BasicScheduler的spawn方法和SchedulerPriv的schedule方法中，增加了参数spawn来标识是否是直接调用spawn方法，这样能够在调度时避免不必要的竞态条件和可能导致死锁的情况。</text:p>
            <text:p>通过优化任务调度逻辑，并添加参数来区分调度方式，修复后的代码有效避免了潜在的死锁问题，提高了代码的稳定性和可靠性。</text:p>
          </table:table-cell>
          <table:table-cell table:style-name="ce1" office:value-type="string" calcext:value-type="string">
            <text:p>任务调度 无关原语</text:p>
          </table:table-cell>
          <table:table-cell table:number-columns-repeated="1019"/>
        </table:table-row>
        <table:table-row table:style-name="ro5">
          <table:covered-table-cell table:style-name="ce1"/>
          <table:table-cell table:style-name="ce9" office:value-type="string" calcext:value-type="string">
            <text:p><text:s text:c="2"/>https://github.com/tokio-rs/tokio/commit/20b5df90372ac97d817d2e3666773dd9561f057f</text:p>
          </table:table-cell>
          <table:table-cell table:style-name="ce11" office:value-type="string" calcext:value-type="string">
            <text:p>Currently, an issue exists where a `LocalSet` has a single cooperative task budget that's shared across all futures spawned on the `LocalSet` _and_ by any future passed to `LocalSet::run_until` or `LocalSet::block_on`. Because these methods will poll the `run_until` future before polling spawned tasks, it is possible for that task to _always_ deterministically starve the entire `LocalSet` so that no local tasks can proceed. When the completion of that future _itself_ depends on other tasks on the `LocalSet`, this will then result in a deadlock, as in issue #2460.</text:p>
          </table:table-cell>
          <table:table-cell table:style-name="ce11" office:value-type="string" calcext:value-type="string">
            <text:p/>
            <text:p>    原始代码中的drop_cancels_remote_tasks测试中，通过创建一个新的线程来运行测试函数，测试函数内部包含了一段逻辑，当任务完成后会发送消息到通道，如果在 60 秒内未接收到消息，会认为测试函数进入了无限循环。但存在问题是，如果测试函数内部发生了死锁或无限循环，无法在新线程中进行有效的检测和处理。</text:p>
            <text:p>修复后的代码通过以下方式解决了潜在的死锁问题：</text:p>
            <text:p>    修复后的代码引入了with_timeout函数，用于在单独的线程中运行测试函数，并设置了超时时间。测试函数完成后会发送消息到通道，如果在设定的超时时间内未接收到消息，会认为测试函数进入了无限循环或死锁状态，从而触发 panic。这样能够及时检测并处理测试函数的死锁问题，避免线程阻塞。</text:p>
            <text:p>    在修复后的drop_cancels_remote_tasks测试中，使用了with_timeout函数来运行测试函数，设置了 60 秒的超时时间。这样在测试函数内部发生死锁或无限循环时，能够及时发现并处理，避免了潜在的死锁问题。</text:p>
            <text:p>通过引入with_timeout函数并设定超时时间，修复后的代码能够有效地检测和处理测试函数的死锁问题，提高了代码的可靠性和稳定性。</text:p>
          </table:table-cell>
          <table:table-cell table:style-name="ce1" office:value-type="string" calcext:value-type="string">
            <text:p>channel</text:p>
          </table:table-cell>
          <table:table-cell table:number-columns-repeated="1019"/>
        </table:table-row>
        <table:table-row table:style-name="ro27">
          <table:table-cell table:style-name="ce1" office:value-type="string" calcext:value-type="string" table:number-columns-spanned="1" table:number-rows-spanned="3">
            <text:p>vercel/turborepo</text:p>
          </table:table-cell>
          <table:table-cell table:style-name="ce9" office:value-type="string" calcext:value-type="string">
            <text:p><text:s text:c="2"/>https://github.com/vercel/turborepo/commit/021f9a09dade6118f9682a422e2c6f2c97696698</text:p>
          </table:table-cell>
          <table:table-cell table:style-name="ce11" office:value-type="string" calcext:value-type="string">
            <text:p>Fixing persistent tasks in watch mode. I accidentally reversed the dependency relation which created a circular dependency which in turn caused a deadlock</text:p>
          </table:table-cell>
          <table:table-cell table:style-name="ce11" office:value-type="string" calcext:value-type="string">
            <text:p>把参数搞反了造成了死锁</text:p>
          </table:table-cell>
          <table:table-cell table:style-name="ce1" office:value-type="string" calcext:value-type="string">
            <text:p>无关原语</text:p>
          </table:table-cell>
          <table:table-cell table:number-columns-repeated="1019"/>
        </table:table-row>
        <table:table-row table:style-name="ro28">
          <table:covered-table-cell table:style-name="ce1"/>
          <table:table-cell table:style-name="ce9" office:value-type="string" calcext:value-type="string">
            <text:p><text:s text:c="2"/>https://github.com/vercel/turborepo/commit/b70ba3672f5606463c5d19720f6a2d800408cf5d</text:p>
          </table:table-cell>
          <table:table-cell table:style-name="ce11" office:value-type="string" calcext:value-type="string">
            <text:p>fix(turborepo): Watch mode not responding to changes (#8057)</text:p>
            <text:p>### Description</text:p>
            <text:p>When I converted to a `watch` channel, I ended up introducing an annoying bug. Basically you can't tell if the value has been read already in a `watch` channel. So if you send a rediscover, then with subsequent events it's impossible to determine if the rediscover has been seen and you should send a new event, or if it's not seen and therefore you should send nothing.</text:p>
            <text:p/>
            <text:p>I fixed this by reverting back to the lock version and addressed @gsoltis's comments by using a tokio Mutex which yields to the runtime when grabbing the lock.</text:p>
            <text:p/>
            <text:p>### Testing Instructions</text:p>
            <text:p/>
            <text:p>Validated that we get the right change events. Also validated that with regular Mutex and no `yield_now`, we get a deadlock, while with tokio Mutex and no `yield_now` we don't deadlock.</text:p>
          </table:table-cell>
          <table:table-cell table:style-name="ce11" office:value-type="string" calcext:value-type="string">
            <text:p>在WatchClient的start方法中。具体问题如下：</text:p>
            <text:p>    原始代码中的start方法中存在两个异步任务：event_fut和run_fut，分别用于处理事件和执行运行。这两个任务在使用changed_packages_rx.changed().await等待通知时，可能导致阻塞并无法及时释放锁，从而可能引发死锁问题。</text:p>
            <text:p>修复后的代码通过以下方式解决了潜在的死锁问题：</text:p>
            <text:p>    在修复后的代码中，使用了tokio::sync::Mutex和Arc::Notify来实现异步任务之间的通知和同步，避免了可能导致死锁的阻塞情况。</text:p>
            <text:p>    修复后的代码使用notify_run.notified().await和notify_event.notify_one()等方法来确保异步任务在收到通知后能够及时执行，避免了潜在的死锁问题。</text:p>
            <text:p>通过引入合适的同步机制和通知方式，修复后的代码有效避免了潜在的死锁问题，提高了代码的稳定性和可靠性。</text:p>
          </table:table-cell>
          <table:table-cell table:style-name="ce1" office:value-type="string" calcext:value-type="string">
            <text:p>mutex </text:p>
          </table:table-cell>
          <table:table-cell table:number-columns-repeated="1019"/>
        </table:table-row>
        <table:table-row table:style-name="ro1">
          <table:covered-table-cell table:style-name="ce1"/>
          <table:table-cell table:style-name="ce9" office:value-type="string" calcext:value-type="string">
            <text:p><text:s text:c="2"/>https://github.com/vercel/turborepo/commit/48bbf989aae39e6bfa884f3b554fd9030ebebe11</text:p>
          </table:table-cell>
          <table:table-cell table:style-name="ce11" office:value-type="string" calcext:value-type="string">
            <text:p>fix: Deadlock with closing process manager (#6516)</text:p>
            <text:p>### Description</text:p>
            <text:p/>
            <text:p>There was a deadlock where we were holding a RwLock across an await boundary, which causes a deadlock. Solved it by making sure the handle is dropped before the await.</text:p>
          </table:table-cell>
          <table:table-cell table:style-name="ce11" office:value-type="string" calcext:value-type="string">
            <text:p>在修复前的代码中，潜在的死锁问题主要出现在Child结构体中的stop方法中。具体问题如下：</text:p>
            <text:p>    原始代码中的stop方法中存在一个潜在的死锁问题，因为在该方法中，进行了对self.exit_channel的访问和等待操作，同时又在fut异步任务中对self.state进行了读取和操作。这种同时对多个共享资源进行访问的方式可能导致死锁，特别是在异步环境下，存在竞态条件。</text:p>
            <text:p>修复后的代码通过以下方式解决了潜在的死锁问题：</text:p>
            <text:p>    修复后的代码对stop方法进行了优化，将对self.exit_channel和self.state的操作进行分离，在fut异步任务中只对self.state进行操作，避免了同时对多个共享资源进行访问可能导致的死锁问题。</text:p>
            <text:p>    在修复后的代码中，使用了join!宏来等待两个异步任务的完成并获取结果，确保了在处理stop操作时能够按照正确的顺序访问和操作共享资源，避免了潜在的死锁问题。</text:p>
            <text:p>修复后的代码通过优化stop方法的实现，确保了在操作共享资源时的顺序和方式是安全的，有效避免了潜在的死锁问题，提高了代码的稳定性和可靠性。</text:p>
          </table:table-cell>
          <table:table-cell table:style-name="ce1" office:value-type="string" calcext:value-type="string">
            <text:p>rwlock</text:p>
          </table:table-cell>
          <table:table-cell table:number-columns-repeated="1019"/>
        </table:table-row>
        <table:table-row table:style-name="ro12">
          <table:table-cell table:style-name="ce1" office:value-type="string" calcext:value-type="string">
            <text:p>firecracker-microvm/firecracker</text:p>
          </table:table-cell>
          <table:table-cell table:style-name="ce9" office:value-type="string" calcext:value-type="string">
            <text:p><text:s text:c="2"/>https://github.com/firecracker-microvm/firecracker/commit/8dd9f1c965ba4ed95a951b8f61d5d6dd6087ffa7</text:p>
          </table:table-cell>
          <table:table-cell table:style-name="ce11" office:value-type="string" calcext:value-type="string">
            <text:p>Revert to classic signal handlers from signalfd</text:p>
            <text:p>In a previous PR, we replaced the classic signal handlers with an async signalfd mechanism, to prevent deadlocks on acquiring the metrics and logging mutexes.</text:p>
            <text:p>This approach turned out to be flawed. Older linux kernels do not support catching SIGSYS signals on</text:p>
            <text:p>signalfds.</text:p>
            <text:p>Moreover, in a multithreaded scenario, if a signal is specifically directed to another thread than the process leader, or is not directed to the process as a whole, those signals would not be caught at all.</text:p>
            <text:p>This is not ok for signals that are synchronously sent by</text:p>
            <text:p>the kernel (SIGSYS, SIGSEGV, etc.).</text:p>
          </table:table-cell>
          <table:table-cell table:style-name="ce11" office:value-type="string" calcext:value-type="string">
            <text:p/>
            <text:p>    原始代码中的信号处理函数宏generate_handler中，在处理信号时存在对共享资源的访问操作，例如对METRICS进行写入和更新操作。这种在信号处理函数中对共享资源进行操作可能导致竞态条件和死锁问题，特别是在异步信号处理的情况下。</text:p>
            <text:p>    在sigsys_handler信号处理函数中，存在对METRICS写入和更新操作，同时还存在对全局变量和系统调用结果的判断。这种同时对多个共享资源进行访问和操作的方式容易导致竞态条件和死锁问题，尤其是在异步环境下。</text:p>
            <text:p>修复后的代码通过以下方式解决了潜在的死锁问题：</text:p>
            <text:p>    修复后的代码将信号处理函数中对共享资源的操作进行了优化，确保在信号处理函数中只进行必要的操作，避免了对多个共享资源同时进行访问的情况。例如，将对METRICS的写入操作提前至信号处理函数外部，避免了在信号处理函数中对其进行写操作。</text:p>
            <text:p>    修复后的代码对信号处理函数进行了精简和优化，将对共享资源的操作限制在必要的范围内，避免了可能导致竞态条件和死锁问题的操作。同时，修复后的代码在信号处理函数内部避免了复杂的逻辑和调用链，保持了简洁性和可靠性。</text:p>
            <text:p>通过优化信号处理函数的实现和对共享资源的操作，修复后的代码有效地避免了潜在的死锁问题，提高了代码的稳定性和可靠性。</text:p>
          </table:table-cell>
          <table:table-cell table:style-name="ce1" office:value-type="string" calcext:value-type="string">
            <text:p>信号处理</text:p>
          </table:table-cell>
          <table:table-cell table:number-columns-repeated="1019"/>
        </table:table-row>
        <table:table-row table:style-name="ro2">
          <table:table-cell table:style-name="ce1" office:value-type="string" calcext:value-type="string">
            <text:p>rwf2/Rocket</text:p>
          </table:table-cell>
          <table:table-cell table:style-name="ce9" office:value-type="string" calcext:value-type="string">
            <text:p><text:s text:c="2"/>https://github.com/rwf2/Rocket/commit/c3ee34e295f30099f5fb16069bf914e6a5c3e0ab</text:p>
          </table:table-cell>
          <table:table-cell table:style-name="ce11" office:value-type="string" calcext:value-type="string">
            <text:p>Drop sender to prevent async client read deadlock.</text:p>
          </table:table-cell>
          <table:table-cell table:style-name="ce11" office:value-type="string" calcext:value-type="string">
            <text:p>在修复前的代码中，存在潜在的死锁问题主要出现在blocking_read方法中的通道操作上。具体问题如下：</text:p>
            <text:p>    原始代码中，在调用tx.send(Ok(buf)).await.ok()?和tx.send(Err(e)).await.ok()?发送数据到通道时，并没有在发送完成后及时释放tx的所有权。这样在执行reader.await.ok()之前，tx仍然持有通道的所有权，这可能导致在等待reader.await时阻塞在通道的发送操作上，从而造成死锁。</text:p>
            <text:p>修复后的代码通过以下方式解决了潜在的死锁问题：</text:p>
            <text:p>    修复后的代码在发送完数据后立即调用了drop(tx)来释放tx的所有权，从而确保在等待reader.await时不会阻塞在通道的发送操作上。这样避免了因为通道操作持有锁而导致的死锁问题。</text:p>
            <text:p>通过在合适的时机释放通道的所有权，修复后的代码有效避免了潜在的死锁问题，确保了程序在通道操作时的顺利执行，提高了代码的稳定性和可靠性。</text:p>
          </table:table-cell>
          <table:table-cell table:style-name="ce1" office:value-type="string" calcext:value-type="string">
            <text:p>channel</text:p>
          </table:table-cell>
          <table:table-cell table:number-columns-repeated="1019"/>
        </table:table-row>
        <table:table-row table:style-name="ro3">
          <table:table-cell table:style-name="ce1" office:value-type="string" calcext:value-type="string" table:number-columns-spanned="1" table:number-rows-spanned="4">
            <text:p>astral-sh/uv</text:p>
          </table:table-cell>
          <table:table-cell table:style-name="ce9" office:value-type="string" calcext:value-type="string">
            <text:p><text:s text:c="2"/>https://github.com/astral-sh/uv/commit/e3d5d3d26d751192c7ee09bbc326fbee8cc05a82</text:p>
          </table:table-cell>
          <table:table-cell table:style-name="ce11" office:value-type="string" calcext:value-type="string">
            <text:p>Avoid deadlocks when multiple uv processes lock resources (#6790)</text:p>
            <text:p>This is achieved by updating the `LockedFile::acquire` API to be async —as in some cases we were attempting to acquire the lock synchronously,i.e., without yielding, which blocked the runtime.</text:p>
          </table:table-cell>
          <table:table-cell table:style-name="ce11" office:value-type="string" calcext:value-type="string">
            <text:p>在于acquire方法中的文件锁操作。具体问题如下：</text:p>
            <text:p>    原始代码中的acquire方法在处理文件锁时，如果无法立即获取独占锁（exclusive lock），会进入等待获取锁的逻辑，并在等待期间可能导致线程阻塞。在多线程或异步环境中，可能存在死锁风险，因为在等待获取锁的过程中，线程可能被阻塞，占用资源而无法释放，同时其他线程也在等待同一资源。</text:p>
            <text:p>修复后的代码通过以下方式解决了潜在的死锁问题：</text:p>
            <text:p>    修复后的代码将文件锁的处理逻辑分离成两个方法：lock_file_blocking和acquire_blocking。其中，lock_file_blocking用于实现具体的文件锁逻辑，而acquire_blocking用于在同步上下文中调用lock_file_blocking来获取文件锁。这样在同步环境下调用acquire_blocking不会造成线程阻塞，避免了潜在的死锁问题。</text:p>
            <text:p>    对于异步环境下的文件锁操作，修复后的代码通过引入acquire方法并使用tokio::task::spawn_blocking来在异步任务中调用lock_file_blocking，确保在等待获取锁的过程中不会阻塞事件循环，避免了潜在的死锁问题。</text:p>
            <text:p>通过将文件锁操作分离成同步和异步两种方式，并在合适的时机处理文件锁的获取逻辑，修复后的代码有效避免了潜在的死锁问题，提高了代码的稳定性和可靠性。</text:p>
          </table:table-cell>
          <table:table-cell table:style-name="ce1" office:value-type="string" calcext:value-type="string">
            <text:p>缺少异步控制 无关原语</text:p>
          </table:table-cell>
          <table:table-cell table:number-columns-repeated="1019"/>
        </table:table-row>
        <table:table-row table:style-name="ro3">
          <table:covered-table-cell table:style-name="ce1"/>
          <table:table-cell table:style-name="ce9" office:value-type="string" calcext:value-type="string">
            <text:p><text:s text:c="2"/>https://github.com/astral-sh/uv/commit/7bac708b97bcd032fa8b03cf34b45938f4933469</text:p>
          </table:table-cell>
          <table:table-cell table:style-name="ce11" office:value-type="string" calcext:value-type="string">
            <text:p>Treat resolver failures as fatal in lockfile validation (#8083)</text:p>
            <text:p>In the routine we use to verify whether the lockfile is up-to-date, we sometimes have to resolve package metadata. If that resolution step fails, the resolver is left in a bad state, as various tasks are marked as pending despite the error. Treating that as a recoverable failure thus leads to a deadlock.</text:p>
            <text:p>This PR modifies the errors to be treated as fatal.</text:p>
            <text:p>I think a more holistic fix here would be to add some kind of guard to ensure that any tasks that fail are no longer marked as pending (or enforce this in the type system).</text:p>
          </table:table-cell>
          <table:table-cell table:style-name="ce11" office:value-type="string" calcext:value-type="string">
            <text:p>修复前的代码中，可能存在潜在的死锁问题，主要涉及到对锁文件的操作。具体问题如下：</text:p>
            <text:p>    原始代码中，在获取或构建轮子的元数据时，如果无法成功获取数据，会立即返回一个SatisfiesResult::MissingMetadata来表示缺少元数据。这种情况下，可能会导致在获取锁文件信息时出现意外情况，导致死锁问题。</text:p>
            <text:p>修复后的代码通过以下方式解决了潜在的死锁问题：</text:p>
            <text:p>    修复后的代码将获取或构建轮子元数据的操作改为使用map_err来处理错误，将错误包装为LockErrorKind::Resolution，并在后续处理中明确处理了解析错误的情况。这样可以更准确地处理解析错误，避免了在获取锁文件信息时可能出现的死锁问题。</text:p>
            <text:p>    修复后的代码在do_lock函数中对解析错误进行了特殊处理，如果遇到解析错误，直接返回错误并终止锁文件的操作，避免了在解析错误情况下可能导致的死锁问题。</text:p>
            <text:p>通过对解析错误的明确处理和及时返回错误信息，修复后的代码有效地避免了潜在的死锁问题，提高了代码的健壮性和可靠性。修复后的代码更加稳定，能够更好地处理解析错误情况。</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astral-sh/uv/commit/1ffe18d861a2d0e767ef7399973acb6c929dbf9d</text:p>
          </table:table-cell>
          <table:table-cell table:style-name="ce11" office:value-type="string" calcext:value-type="string">
            <text:p>Avoid race condition in OnceMap (#3987)</text:p>
            <text:p>## Summary</text:p>
            <text:p>Fixes a race condition in `OnceMap::wait_blocking` where the inserted value could potentially be missed, leading to a deadlock. Fairly certain this will resolve #3724.</text:p>
          </table:table-cell>
          <table:table-cell table:style-name="ce11" office:value-type="string" calcext:value-type="string">
            <text:p>在修复前的代码中，存在潜在的死锁问题主要是由于多个任务并发访问OnceMap时可能导致的问题。具体问题如下：</text:p>
            <text:p>    在OnceMap的wait和wait_blocking方法中，在等待结果时，如果某个任务在检查到等待状态后挂起，等待其他任务完成并插入结果时，如果其他任务在挂起前已经完成并插入了结果，那么当前任务将无法唤醒并获取最新的结果，可能导致死锁。</text:p>
            <text:p>修复后的代码通过以下方式解决了潜在的死锁问题：</text:p>
            <text:p>    修复后的代码在wait和wait_blocking方法中，对等待结果的逻辑进行了改进。在获取到等待状态后，立即复制通知对象并注册等待者，在挂起前再次检查并获取最新结果，确保在获取结果前唤醒等待者，以避免可能导致的死锁问题。</text:p>
            <text:p>    修复后的代码使用了异步原语Notify来处理等待和唤醒操作，以及pin来确保异步操作不被中断，从而避免了在并发环境下可能导致的死锁问题。</text:p>
            <text:p>通过对等待结果和唤醒逻辑的改进，修复后的代码有效地避免了潜在的死锁问题，提高了并发访问OnceMap的安全性和稳定性。修复后的代码更加健壮，能够更好地处理并发场景下的任务等待和唤醒操作。</text:p>
          </table:table-cell>
          <table:table-cell table:style-name="ce1" office:value-type="string" calcext:value-type="string">
            <text:p>无关原语</text:p>
          </table:table-cell>
          <table:table-cell table:number-columns-repeated="1019"/>
        </table:table-row>
        <table:table-row table:style-name="ro17">
          <table:covered-table-cell table:style-name="ce1"/>
          <table:table-cell table:style-name="ce9" office:value-type="string" calcext:value-type="string">
            <text:p><text:s text:c="2"/>https://github.com/astral-sh/uv/commit/f10f9025709895970fff7cec0189356ca6cbae9c</text:p>
          </table:table-cell>
          <table:table-cell table:style-name="ce11" office:value-type="string" calcext:value-type="string">
            <text:p>Note for the future: Revisit the bounded channel if we want to produce requests from `process_request`, too, (this would be good for prefetching) to avoid deadlocks.</text:p>
          </table:table-cell>
          <table:table-cell table:style-name="ce11" office:value-type="string" calcext:value-type="string">
            <text:p>修复前的代码中可能存在的死锁问题主要是由于通道操作引起的。具体问题如下：</text:p>
            <text:p>在pub async fn resolve方法中，使用了futures::channel::mpsc::unbounded()来创建通道，但在后续的操作中，可能出现一种情况：requests_fut和resolve_fut两个 Future 在执行过程中产生了交错和阻塞，导致其中一个 Future 无法完成，从而导致整个程序出现死锁情况。特别是在select!宏中，一旦requests_fut无法正常结束，就会立即返回ResolveError::StreamTermination导致程序异常终止，这可能是潜在的死锁原因。</text:p>
            <text:p>修复后的代码对死锁问题进行了修复，主要通过以下方式解决了潜在的死锁问题：</text:p>
            <text:p>在修复后的代码中，使用了tokio::sync::mpsc::channel(50)来创建通道，并指定了通道的大小为 50，这样可以限制通道的缓冲区大小，避免无限制地堆积任务请求。这样可以更好地控制任务的执行顺序和防止死锁的发生。</text:p>
            <text:p>修复后的代码中，在resolve方法中对select!宏中可能产生的异常情况进行了处理，一旦requests_fut无法正常结束，会返回ResolveError::ChannelClosed，而不是直接导致程序异常终止。这样可以更好地处理并发情况下可能出现的阻塞和死锁问题，保证程序的稳定性和正确性。</text:p>
            <text:p>修复后的代码通过合理设置通道大小和处理异常情况，有效地避免了潜在的死锁问题，提高了程序的并发执行能力和稳定性。修复使用了tokio::sync::mpsc提供的异步原语来管理通道操作，保证了程序在并发环墐下的安全性。</text:p>
          </table:table-cell>
          <table:table-cell table:style-name="ce1" office:value-type="string" calcext:value-type="string">
            <text:p>channel</text:p>
          </table:table-cell>
          <table:table-cell table:number-columns-repeated="1019"/>
        </table:table-row>
        <table:table-row table:style-name="ro16">
          <table:table-cell table:style-name="ce1" office:value-type="string" calcext:value-type="string">
            <text:p>dandavison/delta</text:p>
          </table:table-cell>
          <table:table-cell table:style-name="ce9" office:value-type="string" calcext:value-type="string">
            <text:p><text:s text:c="2"/>https://github.com/dandavison/delta/commit/4f6ab57023446c162fc09a1b514cbccaf68513fd</text:p>
          </table:table-cell>
          <table:table-cell table:style-name="ce11" office:value-type="string" calcext:value-type="string">
            <text:p>Fix deadlock in git diff mode (#695)</text:p>
            <text:p>Don't wait for the child process to exit before consuming the child</text:p>
            <text:p>process's output.</text:p>
          </table:table-cell>
          <table:table-cell table:style-name="ce11" office:value-type="string" calcext:value-type="string">
            <text:p>在修复前的代码中，存在潜在的死锁问题是由于在调用外部命令git diff时，先启动子进程并获取其标准输出，但在获取输出后并未立即消费该输出，而是等待子进程完全退出后再处理输出。这种等待子进程退出后再处理输出的方式可能导致死锁问题，特别是在输出较多时，如果子进程产生的输出缓冲区已满，而主进程没有及时消费输出，就会导致子进程阻塞在输出操作上，无法继续执行，从而引发死锁。</text:p>
            <text:p>修复后的代码通过调用diff_process.stdout.take().unwrap()来获取子进程的标准输出，并在获取输出后立即处理，避免了子进程输出阻塞的可能性。这样可以避免子进程在输出操作上被阻塞，确保主进程及时消费子进程的输出，避免死锁问题的发生。修复后的代码更加健壮和高效，有效地避免了潜在的死锁问题。</text:p>
          </table:table-cell>
          <table:table-cell table:style-name="ce1" office:value-type="string" calcext:value-type="string">
            <text:p>进程问题 无关原语</text:p>
          </table:table-cell>
          <table:table-cell table:number-columns-repeated="1019"/>
        </table:table-row>
        <table:table-row table:style-name="ro2">
          <table:table-cell table:style-name="ce1" office:value-type="string" calcext:value-type="string" table:number-columns-spanned="1" table:number-rows-spanned="9">
            <text:p>emilk/egui</text:p>
          </table:table-cell>
          <table:table-cell table:style-name="ce9" office:value-type="string" calcext:value-type="string">
            <text:p><text:s text:c="2"/>https://github.com/emilk/egui/commit/d319489479c371b15e6419d470551dae5d647396</text:p>
          </table:table-cell>
          <table:table-cell table:style-name="ce11" office:value-type="string" calcext:value-type="string">
            <text:p>Fix deadlock during text selection</text:p>
          </table:table-cell>
          <table:table-cell table:style-name="ce11" office:value-type="string" calcext:value-type="string">
            <text:p>在修复前的代码中，存在潜在的死锁问题是由于在处理文本选择状态时，可能会出现在等待子进程完全退出之前，需要消费子进程的输出。特别是在处理文本选择时，如果等待子进程退出后再处理输出，而子进程的输出缓冲区已满或阻塞在输出操作上，就会导致主进程无法继续执行，从而产生死锁问题。</text:p>
            <text:p>修复后的代码通过调整处理文本选择和子进程输出的顺序，使得在处理文本选择时即时消费子进程的输出，避免了在等待子进程退出后才处理输出的情况。这样可以有效地避免子进程输出缓冲区阻塞导致的死锁问题，保证主进程可以及时消费子进程的输出，避免阻塞情况发生。</text:p>
            <text:p>修复后的代码并未涉及到直接的并发操作或并发原语，而是通过调整代码逻辑和处理顺序来避免潜在的死锁问题，使得程序更加健壮和高效。修复主要是通过优化代码逻辑和处理流程，确保在处理文本选择时及时消费子进程的输出，避免了可能导致死锁的情况发生。</text:p>
          </table:table-cell>
          <table:table-cell table:style-name="ce1" office:value-type="string" calcext:value-type="string">
            <text:p>进程问题 无关原语</text:p>
          </table:table-cell>
          <table:table-cell table:number-columns-repeated="1019"/>
        </table:table-row>
        <table:table-row table:style-name="ro11">
          <table:covered-table-cell table:style-name="ce1"/>
          <table:table-cell table:style-name="ce9" office:value-type="string" calcext:value-type="string">
            <text:p><text:s text:c="2"/>https://github.com/emilk/egui/commit/85489dc1dda21a87713bbc137603021f08b90072</text:p>
          </table:table-cell>
          <table:table-cell table:style-name="ce11" office:value-type="string" calcext:value-type="string">
            <text:p>Fix deadlock on custom_window_frame (#3612)</text:p>
            <text:p>* Reverts commit e037489 (#3601)</text:p>
            <text:p>* Reopens #3494</text:p>
            <text:p/>
            <text:p>It caused a deadlock on Mac when running `custom_window_frame`</text:p>
          </table:table-cell>
          <table:table-cell table:style-name="ce11" office:value-type="string" calcext:value-type="string">
            <text:p>修复后的代码中，通过添加了一段注释和条件判断来避免潜在的死锁问题。在修复后的代码中，通过添加了一个条件判断if false来避免调用viewport_info.maximized和viewport_info.minimized属性的更新。根据注释中所提到的情况，这样的修改是为了避免在特定情况下可能导致死锁的问题，特别是在 Mac 环境下运行特定命令可能会导致死锁问题的发生。</text:p>
            <text:p>因此，修复后的代码并未直接涉及到并发原语或并发操作，而是通过添加条件判断来避免潜在的死锁问题，确保代码的稳定性和可靠性。修复的主要目的是避免特定情况下可能导致死锁的问题，保证程序的正常运行。</text:p>
          </table:table-cell>
          <table:table-cell table:style-name="ce1" office:value-type="string" calcext:value-type="string">
            <text:p>无关原语</text:p>
          </table:table-cell>
          <table:table-cell table:number-columns-repeated="1019"/>
        </table:table-row>
        <table:table-row table:style-name="ro13">
          <table:covered-table-cell table:style-name="ce1"/>
          <table:table-cell table:style-name="ce9" office:value-type="string" calcext:value-type="string">
            <text:p><text:s text:c="2"/>https://github.com/emilk/egui/commit/2338a854f932658ad0548aa4f00874b3427970c1</text:p>
          </table:table-cell>
          <table:table-cell table:style-name="ce11" office:value-type="string" calcext:value-type="string">
            <text:p>Fix deadlock in the texture/image loaders (#3314)</text:p>
          </table:table-cell>
          <table:table-cell table:style-name="ce11" office:value-type="string" calcext:value-type="string">
            <text:p>修复前的代码主要是在尝试从不同的加载器中加载数据时，会依次调用每个加载器，直到找到支持加载的加载器或所有加载器都不支持加载，然后返回相应的加载结果。</text:p>
            <text:p>修复后的代码通过将加载器集合提取为一个单独的函数loaders(&amp;self) -&gt; load::Loaders，在尝试加载数据时先获取加载器集合，然后再依次调用加载器进行加载操作。这样的修改主要是为了避免重复读取加载器集合和确保操作的一致性，提高代码的可读性和维护性，并未涉及到并发操作或死锁问题。</text:p>
            <text:p>因此，修复后的代码并未直接涉及到并发原语或并发操作，而是通过代码结构的调整和函数提取来优化代码逻辑，确保加载器集合的一致性和避免重复读取的情况，提高代码的可维护性和可读性。修复后的代码并未解决真正的死锁问题，而是针对代码的结构和性能进行了优化。</text:p>
          </table:table-cell>
          <table:table-cell table:style-name="ce1" office:value-type="string" calcext:value-type="string">
            <text:p>无关原语</text:p>
          </table:table-cell>
          <table:table-cell table:number-columns-repeated="1019"/>
        </table:table-row>
        <table:table-row table:style-name="ro8">
          <table:covered-table-cell table:style-name="ce1"/>
          <table:table-cell table:style-name="ce9" office:value-type="string" calcext:value-type="string">
            <text:p><text:s text:c="2"/>https://github.com/emilk/egui/commit/f85a25307d9c9f84047d643efe5c24d2a31ae721</text:p>
          </table:table-cell>
          <table:table-cell table:style-name="ce11" office:value-type="string" calcext:value-type="string">
            <text:p>Fix deadlock when using show_blocking_widget (#2753)</text:p>
            <text:p>Calling the layer painter from inside a write() call causes a deadlock</text:p>
            <text:p>on the Context. This change stores the necessary data (the two</text:p>
            <text:p>overlapping Rects) in the write() call but uses them outside.</text:p>
          </table:table-cell>
          <table:table-cell table:style-name="ce11" office:value-type="string" calcext:value-type="string">
            <text:p>修复前的代码主要是在进行交互处理时，根据交互区域的大小和位置来确定响应的操作，并检查是否有重叠的交互区域，以确定哪个部件应该接收输入。</text:p>
            <text:p>修复后的代码在处理重叠的交互区域时，通过引入一个show_blocking_widget变量来避免在写入上下文时可能导致的潜在死锁问题。具体地，在检测到重叠的交互区域时，将需要显示的阻塞部件的信息存储在show_blocking_widget中，然后在写入上下文之外的地方进行实际的显示操作。这样可以避免在写入上下文时进行复杂的显示操作，从而避免潜在的死锁问题。</text:p>
            <text:p>修复的关键在于将需要在显示操作时使用的信息存储在一个临时变量中，并在写入上下文之外进行显示操作，避免在写入上下文时进行可能会导致死锁的操作。这样的修改主要是为了提高代码的稳定性和可靠性，避免潜在的死锁问题，但并非直接涉及到并发操作或并发原语。</text:p>
            <text:p>修复通过调整代码逻辑和操作顺序来避免潜在的死锁问题，确保代码的稳定性和可维护性。修复的关键在于将可能导致死锁的操作提出写入上下文之外，从而避免了潜在的死锁问题的发生。</text:p>
          </table:table-cell>
          <table:table-cell table:style-name="ce1" office:value-type="string" calcext:value-type="string">
            <text:p>无关原语</text:p>
          </table:table-cell>
          <table:table-cell table:number-columns-repeated="1019"/>
        </table:table-row>
        <table:table-row table:style-name="ro6">
          <table:covered-table-cell table:style-name="ce1"/>
          <table:table-cell table:style-name="ce9" office:value-type="string" calcext:value-type="string">
            <text:p><text:s text:c="2"/>https://github.com/emilk/egui/commit/3d36a20376a8479647557d172e1abc82abbff135</text:p>
          </table:table-cell>
          <table:table-cell table:style-name="ce11" office:value-type="string" calcext:value-type="string">
            <text:p>table: fix deadlocks caused by lock fairness (#2156)</text:p>
          </table:table-cell>
          <table:table-cell table:style-name="ce11" office:value-type="string" calcext:value-type="string">
            <text:p>修复前的代码主要是在创建表格并处理交互操作时，对于表格列的调整需要考虑到鼠标交互和调整宽度的情况。</text:p>
            <text:p>修复后的代码在处理鼠标交互和调整宽度时，对于可能导致死锁问题的操作进行了优化。具体地，在处理鼠标交互和调整列宽度时，修复后的代码对于可能导致死锁的操作进行了适当的调整和优化，从而避免了潜在的死锁问题的发生。</text:p>
            <text:p>修复的关键在于修复后的代码做了以下改进：</text:p>
            <text:p>    在处理鼠标交互和调整列宽度时，对于可能导致死锁的操作进行了优化，确保操作的顺序和逻辑合理，避免了潜在的死锁问题。</text:p>
            <text:p>    在处理鼠标交互和调整列宽度时，对于鼠标交互和拖动操作进行了适当的判断和处理，确保操作的稳定性和可靠性。</text:p>
            <text:p>因此，修复后的代码并未直接涉及到并发原语或并发操作，而是通过优化操作顺序和逻辑来避免潜在的死锁问题，提高了代码的稳定性和可维护性。修复的关键在于对可能导致死锁的操作进行了合理的调整和优化。</text:p>
          </table:table-cell>
          <table:table-cell table:style-name="ce1" office:value-type="string" calcext:value-type="string">
            <text:p>无关原语</text:p>
          </table:table-cell>
          <table:table-cell table:number-columns-repeated="1019"/>
        </table:table-row>
        <table:table-row table:style-name="ro3">
          <table:covered-table-cell table:style-name="ce1"/>
          <table:table-cell table:style-name="ce9" office:value-type="string" calcext:value-type="string">
            <text:p><text:s text:c="2"/>https://github.com/emilk/egui/commit/af63101fdcbbba6e5b6b763598ba17eb76cff712</text:p>
          </table:table-cell>
          <table:table-cell table:style-name="ce11" office:value-type="string" calcext:value-type="string">
            <text:p>eliminate some possible deadlocks (#1968)</text:p>
          </table:table-cell>
          <table:table-cell table:style-name="ce11" office:value-type="string" calcext:value-type="string">
            <text:p>修复前的代码中存在潜在的死锁问题，主要是由于在处理鼠标交互和调整列宽度时，对于判断鼠标按键状态和鼠标移动状态的操作可能会导致死锁。具体地，在判断鼠标交互状态时，通过ui.input().pointer.any_pressed()和ui.input().pointer.any_down()同时判断鼠标是否按下和是否移动，但这样的操作可能会引起死锁，因为在判断过程中存在对同一资源的争用，可能导致程序无法正常执行。</text:p>
            <text:p>修复后的代码针对潜在的死锁问题做了优化。修复后的代码通过引入临时变量any_pressed和any_down来分别记录鼠标是否按下和是否移动，避免了在判断过程中可能导致死锁的情况。通过将判断操作拆分为单独的步骤，避免了对同一资源的争用，从而消除了潜在的死锁问题。</text:p>
            <text:p>修复的关键在于修复后的代码对可能导致死锁的操作进行了适当的拆分和优化，避免了资源争用和竞态条件可能导致的死锁情况。修复后的代码通过引入临时变量来记录状态，避免了在判断过程中对同一资源的争用，确保了程序的稳定性和可靠性。</text:p>
            <text:p>因此，修复后的代码通过优化操作顺序和逻辑，避免了潜在的死锁问题，确保了程序的正常执行，提高了代码的稳定性和可维护性。修复的关键在于避免了对同一资源的争用，消除了可能导致死锁的情况。</text:p>
          </table:table-cell>
          <table:table-cell table:style-name="ce1" office:value-type="string" calcext:value-type="string">
            <text:p>无关原语</text:p>
          </table:table-cell>
          <table:table-cell table:number-columns-repeated="1019"/>
        </table:table-row>
        <table:table-row table:style-name="ro6">
          <table:covered-table-cell table:style-name="ce1"/>
          <table:table-cell table:style-name="ce9" office:value-type="string" calcext:value-type="string">
            <text:p><text:s text:c="2"/>https://github.com/emilk/egui/commit/8ce0e1c5206780e76234842b94ceb0edf5bb8b75</text:p>
          </table:table-cell>
          <table:table-cell table:style-name="ce11" office:value-type="string" calcext:value-type="string">
            <text:p>Avoid deadlocks by using lambdas for context lock (#2625)</text:p>
            <text:p>ctx.input().key_pressed(Key::A) -&gt; ctx.input(|i| i.key_pressed(Key::A))</text:p>
          </table:table-cell>
          <table:table-cell table:style-name="ce11" office:value-type="string" calcext:value-type="string">
            <text:p>根据提供的信息，之前存在的死锁问题主要是由于在 egui 中使用单个RwLock对Context数据进行短时间的锁定，以便保持实现简单和事务性，并允许用户并行运行其 UI 逻辑。在之前的实现中，如果用户意外地多次对Context进行锁定（double-lock），可能会导致死锁的发生。</text:p>
            <text:p>为了解决这个死锁问题，egui 采取了一种新的方法：使用闭包传递给包装函数，例如ctx.input(|i| i.key_down(Key::A))，而不是创建互斥锁（mutex）保护。通过这种方式，egui 在访问Context数据时避免了直接的锁定操作，而是通过闭包传递来确保数据的访问操作。这样做的目的是降低用户意外双重锁定Context的可能性，进而避免了可能导致死锁的情况发生。</text:p>
            <text:p>修复的关键在于通过使用闭包传递来替代直接的锁定操作，避免了用户意外双重锁定Context可能引发的死锁问题。这种修复策略主要是通过改变 API 设计和使用模式来避免潜在的死锁问题，，而非直接涉及到 Rust 并发原语。这样的修改提高了代码的健壮性和可维护性，确保了程序的稳定性和可靠性。</text:p>
          </table:table-cell>
          <table:table-cell table:style-name="ce1" office:value-type="string" calcext:value-type="string">
            <text:p>无关原语</text:p>
          </table:table-cell>
          <table:table-cell table:number-columns-repeated="1019"/>
        </table:table-row>
        <table:table-row table:style-name="ro8">
          <table:covered-table-cell table:style-name="ce1"/>
          <table:table-cell table:style-name="ce9" office:value-type="string" calcext:value-type="string">
            <text:p><text:s text:c="2"/>https://github.com/emilk/egui/commit/3737067994c8c79783a6555dd388b02b72738a79</text:p>
          </table:table-cell>
          <table:table-cell table:style-name="ce11" office:value-type="string" calcext:value-type="string">
            <text:p>mutexes: crash rather than deadlock</text:p>
          </table:table-cell>
          <table:table-cell table:style-name="ce11" office:value-type="string" calcext:value-type="string">
            <text:p>主要是由于在调用memory(), graphics(), output()和style()等函数时，直接使用lock()方法获取MutexGuard，这可能导致在获取锁的过程中出现阻塞，进而可能导致死锁。特别是在set_style()函数中，同样使用lock()方法获取锁，这可能在某些情况下导致死锁的发生。</text:p>
            <text:p>为了解决这个潜在的死锁问题，修复后的代码引入了try_lock().expect()方法替代直接的lock()方法。使用try_lock().expect()可以尝试获取锁而不会阻塞线程，如果无法立即获取锁，则会返回一个错误并提前结束程序，从而避免了可能导致死锁的情况。</text:p>
            <text:p>修复的关键在于通过使用try_lock().expect()方法替代直接的lock()方法，避免了在获取锁时可能导致阻塞和死锁的问题。修复后的代码在获取锁时更加谨慎，通过立即尝试获取锁来避免潜在的死锁问题。</text:p>
            <text:p>这个问题主要是由于对MutexGuard的获取操作引起的，并且是借助 Rust 中的并发原语Mutex来管理并保护共享数据，通过修复代码中的锁获取方式，成功解决了潜在的死锁问题，提高了程序的鲁棒性和可靠性。</text:p>
          </table:table-cell>
          <table:table-cell table:style-name="ce1" office:value-type="string" calcext:value-type="string">
            <text:p>mutex </text:p>
          </table:table-cell>
          <table:table-cell table:number-columns-repeated="1019"/>
        </table:table-row>
        <table:table-row table:style-name="ro29">
          <table:covered-table-cell table:style-name="ce1"/>
          <table:table-cell table:style-name="ce9" office:value-type="string" calcext:value-type="string">
            <text:p><text:s text:c="2"/>https://github.com/emilk/egui/commit/8bb381d50bf181c4ca34ae1d92176e2672fd2b6e</text:p>
          </table:table-cell>
          <table:table-cell table:style-name="ce11" office:value-type="string" calcext:value-type="string">
            <text:p>Fix code that could lead to a possible deadlock. (#1380)</text:p>
            <text:p>* Fix code that could lead to a possible deadlock.</text:p>
            <text:p/>
            <text:p>Drop implementations are not called until the end of a statement. The statement changed in this commit therefore took 4 read locks on a RwLock which can lead to problems if a write lock is requested between any of these read locks. The code looks like it would only hold one lock at a time but it does not drop any of the locks until after the arithmatic operations complete, which leads to this situation. See https://play.rust-lang.org/?version=stable&amp;mode=debug&amp;edition=2021&amp;gist=996079046184329f3a9df1cd19c87da8 to see this in action. The fix is to just take one lock and share it between the three calls to num_presses, letting it drop at the end of the scope.</text:p>
            <text:p/>
            <text:p>* Fix code that may cause a deadlock in `MenuRoot::stationary_interaction`</text:p>
            <text:p>The issue here is related to that in 9673b8f in that the lock is not dropped when it is expected.  Since the `RwLockReadGuard` produced by `ctx.input()` has a reference taken from it (one into `pointer`), the lock cannot be dropped until that reference is no longre valid, which is the end of the scope (in this case this function).  The following `ctx.input()` then attempts to aquire a second lock on the `RwLock`, creating the same situation that was found in the referenced commit.</text:p>
            <text:p>This has been resolved by holding one lock on the input for the whole function.</text:p>
          </table:table-cell>
          <table:table-cell table:style-name="ce11" office:value-type="string" calcext:value-type="string">
            <text:p>在修复前的代码中，存在潜在的死锁问题，主要是由于在stationary_interaction()和value_ui()函数中频繁地调用ui.input()方法来获取输入，可能会导致多次获取锁并造成死锁。特别地，在value_ui()函数中，每次调用ui.input()都会尝试获取锁，这样在处理键盘输入时可能会出现竞争条件，导致死锁的发生。</text:p>
            <text:p/>
            <text:p>为了修复潜在的死锁问题，修复后的代码做了一些改进。在修复后的代码中，将锁的获取操作提前到函数的开头，并保存在局部变量中，以避免在函数内部多次重复获取锁。特别地，在stationary_interaction()函数中，将输入锁定为整个函数调用的范围，避免了在函数内部多次获取锁。在value_ui()函数中，也采取了类似的措施，通过一次性获取输入锁，避免了重复获取锁可能导致的竞争条件和死锁问题。</text:p>
            <text:p/>
            <text:p>修复的关键在于优化锁的获取方式，通过一次性获取锁并保存在局部变量中的方式，避免了在函数内部重复获取锁可能导致的死锁问题。修复后的代码在处理并发访问时更加安全和稳定，避免了可能的竞争条件和死锁情况。</text:p>
            <text:p/>
            <text:p>这个问题主要是由于对共享数据的并发访问引起的，并且是借助 Rust 中的并发原语Mutex进行数据访问保护。通过优化锁的获取方式，成功解决了潜在的死锁问题，提高了程序的健壮性和可靠性。</text:p>
          </table:table-cell>
          <table:table-cell table:style-name="ce1" office:value-type="string" calcext:value-type="string">
            <text:p>mutex</text:p>
          </table:table-cell>
          <table:table-cell table:number-columns-repeated="1019"/>
        </table:table-row>
        <table:table-row table:style-name="ro13">
          <table:table-cell table:style-name="ce1" office:value-type="string" calcext:value-type="string" table:number-columns-spanned="1" table:number-rows-spanned="4">
            <text:p>DioxusLabs/dioxus</text:p>
          </table:table-cell>
          <table:table-cell table:style-name="ce9" office:value-type="string" calcext:value-type="string">
            <text:p><text:s text:c="2"/>https://github.com/DioxusLabs/dioxus/commit/54dbe6d074e53215e88ffab51583864cc805fd9e</text:p>
          </table:table-cell>
          <table:table-cell table:style-name="ce11" office:value-type="string" calcext:value-type="string">
            <text:p>Use RwLock::read in SyncStorage (#2463)</text:p>
            <text:p>Replaces `RwLock::try_read` with `RwLock::read` in `SyncStorage`. This change prioritizes potential deadlocks over panics, as unwrapping a failed `try_read` is deemed less desirable.</text:p>
          </table:table-cell>
          <table:table-cell table:style-name="ce11" office:value-type="string" calcext:value-type="string">
            <text:p>主要是由于在try_read()函数中调用了try_read()方法来尝试获取读锁，但在获取读锁失败时，并没有正确处理失败情况，而是直接继续执行，可能导致程序逻辑出现问题或者引发死锁。</text:p>
            <text:p>修复后的代码进行了改进，在try_read()函数中使用了read()方法来直接获取读锁，而不是尝试获取读锁。这种改进能够确保在获取读锁时不会出现失败的情况，避免了潜在的死锁问题。</text:p>
            <text:p>修复的关键在于改变了获取锁的方式，从尝试获取读锁改为直接获取读锁，避免了可能出现的读锁获取失败情况，从而提高了程序的稳定性和可靠性。</text:p>
            <text:p>这个问题主要是由于对共享数据的并发访问引起的，并且是借助 Rust 中的并发原语RwLock来管理读写锁。通过修复代码中获取读锁的方式，成功避免了潜在的死锁问题，确保了程序在并发访问时的正确性和稳定性。</text:p>
          </table:table-cell>
          <table:table-cell table:style-name="ce1" office:value-type="string" calcext:value-type="string">
            <text:p>rwlock</text:p>
          </table:table-cell>
          <table:table-cell table:number-columns-repeated="1019"/>
        </table:table-row>
        <table:table-row table:style-name="ro2">
          <table:covered-table-cell table:style-name="ce1"/>
          <table:table-cell table:style-name="ce9" office:value-type="string" calcext:value-type="string">
            <text:p><text:s text:c="2"/>https://github.com/DioxusLabs/dioxus/commit/500a73abae25fb9749c30d2c4a29507fde453890</text:p>
          </table:table-cell>
          <table:table-cell table:style-name="ce11" office:value-type="string" calcext:value-type="string">
            <text:p>allow registering custom element and fix deadlock</text:p>
          </table:table-cell>
          <table:table-cell table:style-name="ce11" office:value-type="string" calcext:value-type="string">
            <text:p>由于在add_shadow_dom()函数中使用了write().unwrap()来获取写锁，但在获取写锁失败时未进行合适的错误处理，直接调用add_shadow_dom()可能导致阻塞或死锁。</text:p>
            <text:p>修复后的代码进行了改进，将write()方法改为read()方法来获取读锁，并且在注册新自定义元素时使用了write().unwrap()来获取写锁。这种改进避免了在并发情况下可能导致的写锁阻塞和死锁问题。</text:p>
            <text:p>修复的关键在于优化了锁的获取方式，将对读操作的锁降级为读锁，避免了在读取操作时可能导致的死锁问题。在注册新自定义元素时，仍然使用写锁保证了并发安全性。</text:p>
            <text:p>这个问题主要是由于对共享数据的并发访问引起的，并且是借助 Rust 中的并发原语RwLock来管理读写锁。通过修复代码中对锁的获取方式，成功避免了潜在的死锁问题，确保了程序在并发访问时的正确性和稳定性。</text:p>
          </table:table-cell>
          <table:table-cell table:style-name="ce1" office:value-type="string" calcext:value-type="string">
            <text:p>rwlock</text:p>
          </table:table-cell>
          <table:table-cell table:number-columns-repeated="1019"/>
        </table:table-row>
        <table:table-row table:style-name="ro13">
          <table:covered-table-cell table:style-name="ce1"/>
          <table:table-cell table:style-name="ce9" office:value-type="string" calcext:value-type="string">
            <text:p><text:s text:c="2"/>https://github.com/DioxusLabs/dioxus/commit/39a3db68bdb48b5d2e83569823b8b652b3b18537</text:p>
          </table:table-cell>
          <table:table-cell table:style-name="ce11" office:value-type="string" calcext:value-type="string">
            <text:p>fix deadlock</text:p>
          </table:table-cell>
          <table:table-cell table:style-name="ce11" office:value-type="string" calcext:value-type="string">
            <text:p>由于在DirtyNodeStates结构体的实现中，在移除values中的元素时，并未正确释放锁资源，可能导致锁资源无法正确释放而造成死锁。</text:p>
            <text:p>修复后的代码对潜在的死锁问题进行了修复。在修复后的代码中，对于values中元素的移除操作，在判断dirty为空后，使用drop(dirty)显式释放锁资源，确保锁在合适的时候得到释放，避免了潜在的死锁问题。</text:p>
            <text:p>修复的关键在于在合适的时机显式释放锁资源，避免了在移除元素操作时可能导致的锁资源未释放问题。修复后的代码确保了在移除元素后正确释放锁资源，提高了程序的并发安全性。</text:p>
            <text:p>这个问题主要是由于对共享数据的并发访问引起的，并且是借助 Rust 中的并发原语RwLock来管理读写锁。通过修复代码中对锁资源的释放情况，成功避免了潜在的死锁问题，确保了程序在并发访问时的正确性和稳定性。</text:p>
          </table:table-cell>
          <table:table-cell table:style-name="ce1" office:value-type="string" calcext:value-type="string">
            <text:p>rwlock</text:p>
          </table:table-cell>
          <table:table-cell table:number-columns-repeated="1019"/>
        </table:table-row>
        <table:table-row table:style-name="ro8">
          <table:covered-table-cell table:style-name="ce1"/>
          <table:table-cell table:style-name="ce9" office:value-type="string" calcext:value-type="string">
            <text:p><text:s text:c="2"/>https://github.com/DioxusLabs/dioxus/commit/7d3ac26fce80bcdb13bd216c0dfae7629edf16b0</text:p>
          </table:table-cell>
          <table:table-cell table:style-name="ce11" office:value-type="string" calcext:value-type="string">
            <text:p>fix deadlock and add more tests</text:p>
          </table:table-cell>
          <table:table-cell table:style-name="ce11" office:value-type="string" calcext:value-type="string">
            <text:p>在修复前的代码中存在潜在的死锁问题，主要是由于在多线程并发执行过程中，可能出现线程间的竞争条件导致死锁。具体来说，在resolve_passes()函数中，多个线程同时访问current_pass的读写锁，但没有合适地释放锁资源，可能导致线程间相互等待对方释放锁而造成死锁。</text:p>
            <text:p>修复后的代码对潜在的死锁问题进行了修复。在修复后的代码中，对current_pass的读写锁操作进行了优化，使用了drop()来显式释放读锁，避免了在多线程情况下可能出现的死锁问题。另外，在多线程执行过程中，也添加了条件变量和互斥锁来保证线程间的同步，避免了潜在的竞争条件导致的死锁。</text:p>
            <text:p>修复的关键在于优化了对共享资源的访问操作，保证了在多线程并发执行时对锁资源的正确释放和同步操作，避免了死锁问题的发生。</text:p>
            <text:p>这个问题主要是由于对共享数据的并发访问引起的，并且是借助 Rust 中的并发原语RwLock、Condvar和Mutex等来管理读写锁和线程同步。通过修复代码中对锁资源的释放和同步操作，成功避免了潜在的死锁问题，确保了程序在多线程并发执行时的正确性和稳定性。</text:p>
          </table:table-cell>
          <table:table-cell table:style-name="ce1" office:value-type="string" calcext:value-type="string">
            <text:p>rwlock</text:p>
          </table:table-cell>
          <table:table-cell table:number-columns-repeated="1019"/>
        </table:table-row>
        <table:table-row table:style-name="ro8">
          <table:table-cell table:style-name="ce1" office:value-type="string" calcext:value-type="string" table:number-columns-spanned="1" table:number-rows-spanned="3">
            <text:p>valeriansaliou/sonic</text:p>
          </table:table-cell>
          <table:table-cell table:style-name="ce9" office:value-type="string" calcext:value-type="string">
            <text:p><text:s text:c="2"/>https://github.com/valeriansaliou/sonic/commit/0236ccee9e6bc0932c08f4270c346ad21178f2d1</text:p>
          </table:table-cell>
          <table:table-cell table:style-name="ce11" office:value-type="string" calcext:value-type="string">
            <text:p>store: fix deadlock caused by conflicting lock order</text:p>
            <text:p>Signed-off-by: BurtonQin &lt;bobbqqin@gmail.com&gt;</text:p>
          </table:table-cell>
          <table:table-cell table:style-name="ce11" office:value-type="string" calcext:value-type="string">
            <text:p>在修复前的代码中存在潜在的死锁问题，主要是由于使用了多个锁，并且在获取锁的顺序上可能存在反向依赖，导致可能出现死锁的情况。具体来说，在GRAPH_ACCESS_LOCK、GRAPH_CONSOLIDATE和GRAPH_POOL这三个锁的获取顺序上可能存在问题，如果不同线程获取这些锁的顺序不一致，就有可能造成死锁。</text:p>
            <text:p>修复后的代码对潜在的死锁问题进行了修复。在修复后的代码中，对锁的获取顺序进行了调整，先获取GRAPH_ACCESS_LOCK，再依次获取GRAPH_POOL和GRAPH_CONSOLIDATE，避免了可能出现的反向依赖导致的死锁问题。另外，也消除了不必要的锁重复获取，提高了代码的效率和可维护性。</text:p>
            <text:p>修复的关键在于调整了锁的获取顺序，保证了获取锁的一致性，避免了可能导致死锁的情况发生。</text:p>
            <text:p>这个问题主要是由于对共享数据的并发访问引起的，并且是借助 Rust 中的并发原语Mutex和RwLock来管理读写锁。通过修复代码中对锁的获取顺序进行优化，成功避免了潜在的死锁问题，确保了程序在并发访问时的正确性和稳定性。</text:p>
          </table:table-cell>
          <table:table-cell table:style-name="ce1" office:value-type="string" calcext:value-type="string">
            <text:p>rwlock</text:p>
          </table:table-cell>
          <table:table-cell table:number-columns-repeated="1019"/>
        </table:table-row>
        <table:table-row table:style-name="ro3">
          <table:covered-table-cell table:style-name="ce1"/>
          <table:table-cell table:style-name="ce9" office:value-type="string" calcext:value-type="string">
            <text:p><text:s text:c="2"/>https://github.com/valeriansaliou/sonic/commit/0434674a28a541cdcefd8d32c4aeb4465e5428ca</text:p>
          </table:table-cell>
          <table:table-cell table:style-name="ce11" office:value-type="string" calcext:value-type="string">
            <text:p>Fix deadlock in FST consolidate fn</text:p>
            <text:p>Signed-off-by: Valerian Saliou &lt;valerian@valeriansaliou.name&gt;</text:p>
          </table:table-cell>
          <table:table-cell table:style-name="ce11" office:value-type="string" calcext:value-type="string">
            <text:p>主要是由于在获取GRAPH_CONSOLIDATE和GRAPH_POOL的读锁时存在反向依赖，可能导致死锁。具体来说，代码先获取了GRAPH_CONSOLIDATE的读锁，然后在循环中又尝试获取GRAPH_POOL的读锁，如果另一个线程已经持有了GRAPH_POOL的写锁，就有可能造成死锁。</text:p>
            <text:p/>
            <text:p>修复后的代码对潜在的死锁问题进行了修复。在修复后的代码中，调整了获取锁的顺序，先判断GRAPH_CONSOLIDATE的长度，然后在需要使用GRAPH_CONSOLIDATE时再获取其读锁，避免了可能出现的反向依赖导致的死锁问题。这样一来，即使在循环中需要访问GRAPH_POOL时再进行读锁获取，也保证了锁资源的一致获取顺序，避免了死锁问题的发生。</text:p>
            <text:p/>
            <text:p>修复的关键在于调整了获取锁的顺序，确保了在不同情况下对锁的先后获取，避免了可能导致死锁的情况。</text:p>
            <text:p/>
            <text:p>这个问题主要是由于对共享数据的并发访问引起的，并且是借助 Rust 中的并发原语Mutex和RwLock来管理读写锁。通过修复代码中对锁的获取顺序进行优化，成功避免了潜在的死锁问题，确保了程序在并发访问时的正确性和稳定性。</text:p>
          </table:table-cell>
          <table:table-cell table:style-name="ce1" office:value-type="string" calcext:value-type="string">
            <text:p>rwlock</text:p>
          </table:table-cell>
          <table:table-cell table:number-columns-repeated="1019"/>
        </table:table-row>
        <table:table-row table:style-name="ro6">
          <table:covered-table-cell table:style-name="ce1"/>
          <table:table-cell table:style-name="ce9" office:value-type="string" calcext:value-type="string">
            <text:p><text:s text:c="2"/>https://github.com/valeriansaliou/sonic/commit/d96546bd9d8b79332df1106766377e4a4acebd50</text:p>
          </table:table-cell>
          <table:table-cell table:style-name="ce11" office:value-type="string" calcext:value-type="string">
            <text:p>Fix a rare deadlock between FLUSHB and PUSH</text:p>
          </table:table-cell>
          <table:table-cell table:style-name="ce11" office:value-type="string" calcext:value-type="string">
            <text:p>主要是由于在获取锁的过程中存在未及时释放锁资源的情况，可能导致死锁的发生。在修复前的代码中，有两处地方涉及到获取不同的锁资源，但在一些条件下未能及时释放锁，这可能导致在某些情况下产生死锁。</text:p>
            <text:p/>
            <text:p>修复后的代码对潜在的死锁问题进行了修复。修复后的代码在获取不同锁资源时，明确了获取锁的顺序，并且在获取完锁资源后及时释放锁，避免了可能出现的死锁情况。修复后的代码确保了在获取和释放锁资源时的一致性，有效地避免了死锁问题的发生。</text:p>
            <text:p/>
            <text:p>这个问题主要是由于对共享资源的并发访问引起的，并且是借助 Rust 中的并发原语来管理锁资源。修复代码中通过规范获取锁和释放锁的顺序，以及确保在合适的时机释放锁资源，成功地避免了潜在的死锁问题，确保了程序在并发访问时的正确性和稳定性。</text:p>
          </table:table-cell>
          <table:table-cell table:style-name="ce1" office:value-type="string" calcext:value-type="string">
            <text:p>rwlock</text:p>
          </table:table-cell>
          <table:table-cell table:number-columns-repeated="1019"/>
        </table:table-row>
        <table:table-row table:style-name="ro8">
          <table:table-cell table:style-name="ce1" office:value-type="string" calcext:value-type="string" table:number-columns-spanned="1" table:number-rows-spanned="3">
            <text:p>xi-editor/xi-editor</text:p>
          </table:table-cell>
          <table:table-cell table:style-name="ce9" office:value-type="string" calcext:value-type="string">
            <text:p><text:s text:c="2"/>https://github.com/xi-editor/xi-editor/commit/2e88632b7a07d13e16fcd4cb4c44da8b76d3331b</text:p>
          </table:table-cell>
          <table:table-cell table:style-name="ce11" office:value-type="string" calcext:value-type="string">
            <text:p>Fix potential deadlock in async RPC response</text:p>
            <text:p>The async response callback held the lock for pending responses, which</text:p>
            <text:p>led to a potential deadlock. This patch releases the lock before</text:p>
            <text:p>invoking the callback.</text:p>
          </table:table-cell>
          <table:table-cell table:style-name="ce11" office:value-type="string" calcext:value-type="string">
            <text:p>根据修复前的代码片段，在 handle_response 函数中存在潜在的死锁问题。在修复前的代码中，存在对 self.0.pending 的锁定操作（self.0.pending.lock ().unwrap ()），在获取 pending 锁后进行操作，但在对应的 unlock 操作（即闭包外的大括号结束后）并没有显式地释放锁，这可能导致在某些情况下发生死锁。</text:p>
            <text:p>修复后的代码对潜在的死锁问题进行了修复。修复后的代码在处理 response 时，将对 pending 锁的操作放在了需要访问 pending 的具体处理之前，并且在获取 handler 后立即释放了 pending 锁，避免了潜在的死锁问题。修复后的代码确保了对锁的及时释放，避免了因未释放锁而导致的死锁情况。</text:p>
            <text:p>这个问题主要是由于对共享数据 pending 的并发访问引起的，并且是借助 Rust 中的并发原语 Mutex 来管理锁资源。修复代码中通过合理地获取和释放锁资源，确保了在多线程环境下的线程安全性，避免了潜在的死锁问题的发生。修复后的代码保证了对共享资源 pending 的安全访问，并且确保了在并发情况下的正确性和稳定性。</text:p>
          </table:table-cell>
          <table:table-cell table:style-name="ce1" office:value-type="string" calcext:value-type="string">
            <text:p>mutex </text:p>
          </table:table-cell>
          <table:table-cell table:number-columns-repeated="1019"/>
        </table:table-row>
        <table:table-row table:style-name="ro8">
          <table:covered-table-cell table:style-name="ce1"/>
          <table:table-cell table:style-name="ce9" office:value-type="string" calcext:value-type="string">
            <text:p><text:s text:c="2"/>https://github.com/xi-editor/xi-editor/commit/81130406283db87aaebcf023a94d32b926e8541e</text:p>
          </table:table-cell>
          <table:table-cell table:style-name="ce11" office:value-type="string" calcext:value-type="string">
            <text:p>Fix deadlock in tabs::do_save</text:p>
          </table:table-cell>
          <table:table-cell table:style-name="ce11" office:value-type="string" calcext:value-type="string">
            <text:p>在修复前的代码中，存在潜在的死锁问题。在函数do_save中，通过self.buffers.lock().editor_for_view(view_id)和self.buffers.lock().editor_for_view_mut(view_id)对共享数据 buffers 进行了加锁操作，但在editor_for_view和editor_for_view_mut之间存在一段逻辑，可能导致持有锁的线程在执行期间被阻塞，从而可能引发死锁情况。</text:p>
            <text:p>修复后的代码对潜在的死锁问题进行了修复。修复后的代码在获取prev_path时，先获取一次 editor_for_view 返回的值，然后将其转换为新的prev_path变量保存，再进行后续的逻辑判断和操作。这样就避免了在获取prev_path和后续操作之间出现锁的重入问题，从而解决了潜在的死锁问题。</text:p>
            <text:p>这个问题主要是由于对共享数据 buffers 的并发访问引起的，并且是借助 Rust 中的并发原语 Mutex 来管理锁资源。修复代码中通过合理地获取和释放锁资源，确保了在多线程环境下的线程安全性，避免了潜在的死锁问题的发生。修复后的代码保证了对共享资源 buffers 的安全访问，并且确保了在并发情况下的正确性和稳定性。</text:p>
          </table:table-cell>
          <table:table-cell table:style-name="ce1" office:value-type="string" calcext:value-type="string">
            <text:p>mutex </text:p>
          </table:table-cell>
          <table:table-cell table:number-columns-repeated="1019"/>
        </table:table-row>
        <table:table-row table:style-name="ro1">
          <table:covered-table-cell table:style-name="ce1"/>
          <table:table-cell table:style-name="ce9" office:value-type="string" calcext:value-type="string">
            <text:p><text:s text:c="2"/>https://github.com/xi-editor/xi-editor/commit/9e4ae60a0b760b89d2375f3e15e0d747715ff481</text:p>
          </table:table-cell>
          <table:table-cell table:style-name="ce11" office:value-type="string" calcext:value-type="string">
            <text:p>Move to two-stage RPC parsing</text:p>
            <text:p>This lets us do initial parsing (and dispatching responses) from the reader thread, which is necessary to prevent deadlocks when handling synchronous requests.</text:p>
          </table:table-cell>
          <table:table-cell table:style-name="ce11" office:value-type="string" calcext:value-type="string">
            <text:p>在修复前的代码中存在潜在的死锁问题，主要是由于对共享数据的互斥访问不当导致的。在 RawPeer 结构体的 try_get_rx 和 get_rx 方法中，对 rx_queue 进行了加锁操作，但在获取消息后并没有立即释放锁，而是在处理完消息后才释放锁。这种情况下，假设在获取消息后处理消息的过程中发生阻塞，就会导致锁一直被占用，可能引发死锁。</text:p>
            <text:p/>
            <text:p>修复后的代码通过在读取消息后立即释放锁，避免了潜在的死锁问题。在 read_json 方法中，处理完消息后立即释放锁，确保在获取消息和处理消息的过程中不会造成锁的重入问题，从而避免了可能的死锁情况。</text:p>
            <text:p/>
            <text:p>这个问题主要是由于对共享数据 rx_queue 的并发访问引起的，并且是借助 Rust 中的并发原语 Mutex 来管理锁资源。修复代码中通过合理地获取和释放锁资源，确保了在多线程环境下的线程安全性，避免了潜在的死锁问题的发生。修复后的代码保证了对共享资源 rx_queue 的安全访问，并且确保了在并发情况下的正确性和稳定性。</text:p>
          </table:table-cell>
          <table:table-cell table:style-name="ce1" office:value-type="string" calcext:value-type="string">
            <text:p>mutex </text:p>
          </table:table-cell>
          <table:table-cell table:number-columns-repeated="1019"/>
        </table:table-row>
        <table:table-row table:style-name="ro8">
          <table:table-cell table:style-name="ce1" office:value-type="string" calcext:value-type="string" table:number-columns-spanned="1" table:number-rows-spanned="9">
            <text:p>RustPython/RustPython</text:p>
          </table:table-cell>
          <table:table-cell table:style-name="ce9" office:value-type="string" calcext:value-type="string">
            <text:p><text:s text:c="2"/>https://github.com/RustPython/RustPython/commit/99bceb6fb7d5a2ea37fd71cce6ff49f77e213d22</text:p>
          </table:table-cell>
          <table:table-cell table:style-name="ce11" office:value-type="string" calcext:value-type="string">
            <text:p>Fix deadlock</text:p>
          </table:table-cell>
          <table:table-cell table:style-name="ce11" office:value-type="string" calcext:value-type="string">
            <text:p>修复前的代码存在潜在的死锁问题。在代码中，vm.invoke(&amp;zelf.callable.lock().clone(), args)这行代码中，使用了zelf.callable.lock().clone()来获取可调用对象，并在调用结束后释放锁。然而，如果在获取锁后调用clone()之后发生了错误或者其他阻塞操作，那么锁可能会一直被占用而无法释放，导致死锁的发生。</text:p>
            <text:p>修复后的代码对潜在的死锁问题进行了修复。修复后的代码在调用zelf.callable.lock().clone()获取可调用对象后，立即将其存储在本地变量callable中，然后使用vm.invoke(&amp;callable, args)来调用可调用对象，避免了在调用过程中持有锁，确保了锁的及时释放，从而避免了死锁问题的发生。</text:p>
            <text:p>这个问题主要是由于对共享数据callable的并发访问引起的，并且是借助 Rust 中的并发原语Mutex来管理锁资源。修复代码中通过合理地获取和释放锁资源，确保了在多线程环境下的线程安全性，避免了潜在的死锁问题的发生。修复后的代码保证了对共享资源的安全访问，并且确保了在并发情况下的正确性和稳定性。</text:p>
          </table:table-cell>
          <table:table-cell table:style-name="ce1" office:value-type="string" calcext:value-type="string">
            <text:p>mutex </text:p>
          </table:table-cell>
          <table:table-cell table:number-columns-repeated="1019"/>
        </table:table-row>
        <table:table-row table:style-name="ro1">
          <table:covered-table-cell table:style-name="ce1"/>
          <table:table-cell table:style-name="ce9" office:value-type="string" calcext:value-type="string">
            <text:p><text:s text:c="2"/>https://github.com/RustPython/RustPython/commit/770f166edf92b99aa06be88cb1acaab4c78786a7</text:p>
          </table:table-cell>
          <table:table-cell table:style-name="ce11" office:value-type="string" calcext:value-type="string">
            <text:p>Fix slot call deadlock</text:p>
          </table:table-cell>
          <table:table-cell table:style-name="ce11" office:value-type="string" calcext:value-type="string">
            <text:p>修复前的代码存在潜在的死锁问题。在GetAttr和SetAttr trait 的实现中，使用了attributes.write()和callable.lock()来进行对共享数据的写入和加锁操作。其中，如果在获取锁后发生错误或者阻塞，可能导致锁一直被占用而无法释放，从而可能引发死锁情况。</text:p>
            <text:p/>
            <text:p>修复后的代码对潜在的死锁问题进行了修复。在修复后的代码中，对共享数据的访问操作被重新组织，确保在获取锁的同时，及时释放锁资源。例如在getattro和setattro方法中，先获取需要访问的属性或方法，然后在处理完逻辑后立即释放锁，避免了持有锁的情况下发生阻塞而导致死锁。</text:p>
            <text:p/>
            <text:p>这个问题主要是由于对共享数据的并发访问引起的，并且是借助 Rust 中的并发原语Mutex和RwLock来管理锁资源。修复代码中通过合理地获取和释放锁资源，确保了在多线程环境下的线程安全性，避免了潜在的死锁问题的发生。修复后的代码保证了对共享资源的安全访问，并且确保了在并发情况下的正确性和稳定性。</text:p>
          </table:table-cell>
          <table:table-cell table:style-name="ce1" office:value-type="string" calcext:value-type="string">
            <text:p>mutex &amp; rwlock </text:p>
          </table:table-cell>
          <table:table-cell table:number-columns-repeated="1019"/>
        </table:table-row>
        <table:table-row table:style-name="ro8">
          <table:covered-table-cell table:style-name="ce1"/>
          <table:table-cell table:style-name="ce9" office:value-type="string" calcext:value-type="string">
            <text:p><text:s text:c="2"/>https://github.com/RustPython/RustPython/commit/bfd9e39810cfa5677b2461120ba064b6765ef73d</text:p>
          </table:table-cell>
          <table:table-cell table:style-name="ce11" office:value-type="string" calcext:value-type="string">
            <text:p>resolve deque deadlock using state (#2934)</text:p>
            <text:p>Resolve deque deadlock using state</text:p>
          </table:table-cell>
          <table:table-cell table:style-name="ce11" office:value-type="string" calcext:value-type="string">
            <text:p>修复前的代码存在潜在的死锁问题。在原始代码中，PyDeque结构体的操作方法中没有对共享数据的并发访问进行良好的控制，可能会导致多个线程同时访问deque数据结构而发生竞争条件，从而导致死锁的发生。</text:p>
            <text:p/>
            <text:p>修复后的代码通过引入了具有原子性操作的AtomicCell类型的state字段来控制并发访问问题。在修复后的代码中，对共享数据结构的操作都会在修改时递增state字段的值，从而确保在操作期间其他线程不会对数据结构进行修改。这样一来，可以避免出现多个线程同时对deque数据结构进行操作而导致的死锁问题。</text:p>
            <text:p/>
            <text:p>修复后的代码中主要是通过使用AtomicCell来确保对共享数据结构的原子性操作，避免了多个线程之间的竞争条件，从而有效地解决了潜在的死锁问题。这样的修复方案保证了在并发访问情况下的线程安全性，确保了程序的正确性和稳定性</text:p>
          </table:table-cell>
          <table:table-cell table:style-name="ce1" office:value-type="string" calcext:value-type="string">
            <text:p>缺少并发原语</text:p>
          </table:table-cell>
          <table:table-cell table:number-columns-repeated="1019"/>
        </table:table-row>
        <table:table-row table:style-name="ro1">
          <table:covered-table-cell table:style-name="ce1"/>
          <table:table-cell table:style-name="ce9" office:value-type="string" calcext:value-type="string">
            <text:p><text:s text:c="2"/>https://github.com/RustPython/RustPython/commit/1cd3d0395149e1da64e3c95082cc438b16cc0a5f</text:p>
          </table:table-cell>
          <table:table-cell table:style-name="ce11" office:value-type="string" calcext:value-type="string">
            <text:p>fix deadlock and clear up</text:p>
          </table:table-cell>
          <table:table-cell table:style-name="ce11" office:value-type="string" calcext:value-type="string">
            <text:p>在修复前的代码中，存在潜在的死锁问题是由于对共享数据结构的并发访问未经充分控制引起的。具体来说，在DictIter的next和size_hint方法中，对self.dict.entries的访问并没有进行合适的同步控制，可能导致多个线程同时访问dict.entries数据结构而发生竞争条件，从而可能导致死锁的发生。</text:p>
            <text:p/>
            <text:p>修复后的代码通过引入PyRwLock和PyRwLockWriteGuard对共享数据结构的访问进行了同步控制，避免了并发访问时可能出现的死锁问题。在修复后的代码中，对共享数据结构的操作都在获取PyRwLockWriteGuard的过程中进行，确保了在操作完成后及时释放锁资源。这样一来，即使多个线程同时访问共享数据结构，也能够安全地进行操作，避免了可能导致死锁的竞争条件。</text:p>
            <text:p/>
            <text:p>修复后的代码主要是通过使用PyRwLock和PyRwLockWriteGuard等 Rust 并发原语来确保对共享数据结构的安全访问，避免了多个线程之间的竞争条件，从而有效地解决了潜在的死锁问题。这样的修复方案保证了在并发访问情况下的线程安全性，确保了程序的正确性和稳定性。</text:p>
          </table:table-cell>
          <table:table-cell table:style-name="ce1" office:value-type="string" calcext:value-type="string">
            <text:p>缺少同步控制 无关原语</text:p>
          </table:table-cell>
          <table:table-cell table:number-columns-repeated="1019"/>
        </table:table-row>
        <table:table-row table:style-name="ro1">
          <table:covered-table-cell table:style-name="ce1"/>
          <table:table-cell table:style-name="ce9" office:value-type="string" calcext:value-type="string">
            <text:p><text:s text:c="2"/>https://github.com/RustPython/RustPython/commit/7a16350605c0f62249034b9af6b756bd510fe87c</text:p>
          </table:table-cell>
          <table:table-cell table:style-name="ce11" office:value-type="string" calcext:value-type="string">
            <text:p>Fix list entering deadlock in several methods (#2933)</text:p>
            <text:p>Resolve list deadlock</text:p>
            <text:p/>
            <text:p>In current list lock implementation, some methods do not unlock</text:p>
            <text:p>readguard before entering loop.</text:p>
          </table:table-cell>
          <table:table-cell table:style-name="ce11" office:value-type="string" calcext:value-type="string">
            <text:p>在修复前的代码中，可能存在潜在的死锁问题是因为在count、contains、index、pop和remove等方法中，对共享数据结构进行操作时没有适当地控制并发访问，可能导致多个线程同时访问共享数据结构而产生竞争条件，从而可能引发死锁。</text:p>
            <text:p/>
            <text:p>修复后的代码通过对共享数据结构的访问进行了改进，避免了潜在的死锁问题。在修复后的代码中，通过在方法开始时将共享数据结构转换为不可变的Vec，以避免对可变引用的频繁访问和复制，从而降低了潜在的竞争条件。这样一来，即使多个线程同时尝试访问共享数据结构，也能够避免由于并发访问而导致的死锁问题。</text:p>
            <text:p/>
            <text:p>修复后的代码主要是通过优化数据结构的访问方式，减少了对可变引用和复制的频繁操作，从而降低了并发访问时可能发生的竞争条件，避免了可能导致死锁的情况。修复方案主要通过改进数据结构的访问方式来提高程序的并发安全性，确保了在多线程环境下的稳定性和正确性。</text:p>
          </table:table-cell>
          <table:table-cell table:style-name="ce1" office:value-type="string" calcext:value-type="string">
            <text:p>缺少同步控制 无关原语</text:p>
          </table:table-cell>
          <table:table-cell table:number-columns-repeated="1019"/>
        </table:table-row>
        <table:table-row table:style-name="ro1">
          <table:covered-table-cell table:style-name="ce1"/>
          <table:table-cell table:style-name="ce9" office:value-type="string" calcext:value-type="string">
            <text:p><text:s text:c="2"/>https://github.com/RustPython/RustPython/commit/564eb2991e194e2d85abf259bfdd4efa9679bd5d</text:p>
          </table:table-cell>
          <table:table-cell table:style-name="ce11" office:value-type="string" calcext:value-type="string">
            <text:p>resolving deadlock and redundant lookup, grammatic mistakes</text:p>
          </table:table-cell>
          <table:table-cell table:style-name="ce11" office:value-type="string" calcext:value-type="string">
            <text:p>在修复前的代码中，存在潜在的死锁问题是因为在并发访问共享数据结构时，没有适当地控制对共享数据的访问，可能导致多个线程同时访问共享数据结构而产生竞争条件，从而可能引发死锁问题。具体来说，在insert、contains、get和pop等方法中，在并发情况下，对共享数据结构进行读写操作时没有进行合适的同步控制，可能导致数据不一致性和竞争条件，进而引发死锁。</text:p>
            <text:p/>
            <text:p>修复后的代码引入了读写锁（PyRwLock）来解决潜在的死锁问题。通过在关键部分使用读写锁进行读取和写入操作的同步控制，确保了在多线程环境下对共享数据的安全访问。对共享数据结构的读取和写入操作进行了合适的同步控制，避免了竞争条件和数据不一致性，从而解决了潜在的死锁问题。</text:p>
            <text:p/>
            <text:p>修复方案主要利用了 Rust 的并发原语中的读写锁（PyRwLock）来实现并发访问共享数据结构时的同步控制，确保了线程安全性和避免了死锁问题的发生。通过合理地设计并实现并发访问时的同步机制，修复了代码中存在的潜在死锁问题。</text:p>
          </table:table-cell>
          <table:table-cell table:style-name="ce1" office:value-type="string" calcext:value-type="string">
            <text:p>缺少同步控制 无关原语</text:p>
          </table:table-cell>
          <table:table-cell table:number-columns-repeated="1019"/>
        </table:table-row>
        <table:table-row table:style-name="ro8">
          <table:covered-table-cell table:style-name="ce1"/>
          <table:table-cell table:style-name="ce9" office:value-type="string" calcext:value-type="string">
            <text:p><text:s text:c="2"/>https://github.com/RustPython/RustPython/commit/95c79a7631b94452cbea00e4565d8d9406b7f808</text:p>
          </table:table-cell>
          <table:table-cell table:style-name="ce11" office:value-type="string" calcext:value-type="string">
            <text:p>Fix refcell "deadlock"</text:p>
          </table:table-cell>
          <table:table-cell table:style-name="ce11" office:value-type="string" calcext:value-type="string">
            <text:p>在修复前的代码中存在潜在的死锁问题是由于在set_exception方法中，可能出现了对RefCell的重复持有导致的问题。在原始代码中，self.exceptions.borrow_mut().exc = exc这一行代码会直接将exc赋值给RefCell中的exc字段，而在并发情况下，如果有其他线程在此时尝试访问RefCell，可能会导致竞争条件，进而导致死锁问题的发生。</text:p>
            <text:p>修复后的代码通过引入临时变量prev和drop(prev)操作来解决潜在的死锁问题。在修复后的代码中，先使用std::mem::replace将原来的异常信息取出并存储在prev变量中，然后再将新的异常信息赋值给RefCell中的exc字段，最后使用drop(prev)手动释放之前存储的异常信息。这样做的目的是避免在设置新异常信息时持有RefCell的锁，从而减少竞争条件，降低死锁风险。</text:p>
            <text:p>修复主要涉及了 Rust 中的并发原语RefCell和std::mem::replace，通过合理地管理RefCell中数据的访问和释放顺序，避免了潜在的死锁问题的发生。修复后的代码在设置新异常信息时避免了直接赋值操作，而是采取了更安全的替换和手动释放操作，确保了在并发情况下的线程安全性。</text:p>
          </table:table-cell>
          <table:table-cell table:style-name="ce1" office:value-type="string" calcext:value-type="string">
            <text:p>refcell</text:p>
          </table:table-cell>
          <table:table-cell table:number-columns-repeated="1019"/>
        </table:table-row>
        <table:table-row table:style-name="ro1">
          <table:covered-table-cell table:style-name="ce1"/>
          <table:table-cell table:style-name="ce9" office:value-type="string" calcext:value-type="string">
            <text:p><text:s text:c="2"/>https://github.com/RustPython/RustPython/commit/a81f97dd9e36bc0699852f38ab06b6412acf8dfd</text:p>
          </table:table-cell>
          <table:table-cell table:style-name="ce11" office:value-type="string" calcext:value-type="string">
            <text:p/>
            <text:p>Merge pull request #3280 from DimitrisJim/bad_indexing</text:p>
            <text:p>Fix deadlocks when slicing mutable sequences.</text:p>
          </table:table-cell>
          <table:table-cell table:style-name="ce11" office:value-type="string" calcext:value-type="string">
            <text:p>在修复前的代码中，可能存在潜在的死锁问题是由于在ArrayContentType中的各种方法中对共享数据结构进行了直接的读写操作，而在并发情况下，不同线程可能会同时访问并修改共享数据结构，从而导致竞争条件和潜在的死锁问题。</text:p>
            <text:p>修复后的代码通过引入PyMappedRwLockReadGuard和PyMappedRwLockWriteGuard来解决潜在的死锁问题。在修复后的代码中，通过使用读写锁（PyRwLock）和对共享数据结构的读取和写入操作进行了合适的同步控制，确保了在多线程环境下对共享数据的安全访问。修复后的代码在对共享数据结构进行操作时，先获取读锁或写锁，确保同一时间只有一个线程可以进行写操作或多个线程可以进行读操作，从而避免了竞争条件和死锁问题的发生。</text:p>
            <text:p>修复主要涉及了 Rust 中的并发原语PyRwLock、PyMappedRwLockReadGuard和PyMappedRwLockWriteGuard，通过合理地使用读写锁和同步控制，解决了修复前存在的潜在死锁问题。修复后的代码确保了在多线程环境下对共享数据结构的安全访问，提高了程序的并发性能和稳定性。</text:p>
          </table:table-cell>
          <table:table-cell table:style-name="ce1" office:value-type="string" calcext:value-type="string">
            <text:p>无关原语</text:p>
          </table:table-cell>
          <table:table-cell table:number-columns-repeated="1019"/>
        </table:table-row>
        <table:table-row table:style-name="ro6">
          <table:covered-table-cell table:style-name="ce1"/>
          <table:table-cell table:style-name="ce9" office:value-type="string" calcext:value-type="string">
            <text:p><text:s text:c="2"/>https://github.com/RustPython/RustPython/commit/219802a165d7c917cc942ac7ff8ad39944d3ccff</text:p>
          </table:table-cell>
          <table:table-cell table:style-name="ce11" office:value-type="string" calcext:value-type="string">
            <text:p>Fix lasti operations deadlocking</text:p>
          </table:table-cell>
          <table:table-cell table:style-name="ce11" office:value-type="string" calcext:value-type="string">
            <text:p>在修复前的代码中，存在死锁问题的主要原因是使用了Mutex作为线程同步机制，并且在一些关键的操作中没有正确地管理锁的获取和释放顺序，导致线程之间可能出现死锁情况。特别是在FrameState结构体中的操作中，对Mutex的使用可能存在潜在的死锁风险。</text:p>
            <text:p/>
            <text:p>修复后的代码通过引入了std::sync::atomic::AtomicUsize作为计数器来替代原先使用的Mutex来解决潜在的死锁问题。在修复后的代码中，通过使用AtomicUsize作为lasti的计数器来实现原子操作，避免了对Mutex的频繁获取和释放，从而降低了并发操作中出现死锁的风险。</text:p>
            <text:p/>
            <text:p>修复主要涉及了 Rust 中的并发原语AtomicUsize以及对线程同步机制的重新设计和优化，通过减少对Mutex的使用，避免了潜在的死锁问题的发生。修复后的代码在处理线程同步时更加高效和安全，提高了程序的并发性能和稳定性。</text:p>
          </table:table-cell>
          <table:table-cell table:style-name="ce1" office:value-type="string" calcext:value-type="string">
            <text:p>mutex</text:p>
          </table:table-cell>
          <table:table-cell table:number-columns-repeated="1019"/>
        </table:table-row>
        <table:table-row table:style-name="ro16">
          <table:table-cell table:style-name="ce1" office:value-type="string" calcext:value-type="string" table:number-columns-spanned="1" table:number-rows-spanned="10">
            <text:p>wasmerio/wasmer</text:p>
          </table:table-cell>
          <table:table-cell table:style-name="ce9" office:value-type="string" calcext:value-type="string">
            <text:p><text:s text:c="2"/>https://github.com/wasmerio/wasmer/commit/bbe7246890624a2656b19bacafe2e469c91c52e0</text:p>
          </table:table-cell>
          <table:table-cell table:style-name="ce11" office:value-type="string" calcext:value-type="string">
            <text:p>Switch tests over to the multi-threaded runtime to avoid deadlocks</text:p>
          </table:table-cell>
          <table:table-cell table:style-name="ce11" office:value-type="string" calcext:value-type="string">
            <text:p>修复后的代码描述为 “将测试切换到多线程运行时以避免死锁”，这表明修复后的代码通过将测试切换到多线程运行时，以确保测试可以在并发情况下顺利执行，避免了可能导致死锁的情况发生。修复主要通过使用多线程运行时来执行测试，以确保测试在并发情况下能够正确运行，从而避免了可能导致死锁的情况。</text:p>
            <text:p/>
            <text:p>修复后的代码在执行测试时采用了多线程运行时，这样可以更好地模拟真实的并发环境，减少了测试过程中可能出现的死锁问题，提高了测试的稳定性和可靠性。通过将测试切换到多线程运行时，可以更好地发现和解决在并发情况下可能出现的问题，确保代码在实际运行中能够正确地处理并发操作。修复后的代码在测试方面更加健壮，能够更好地应对并发场景下的挑战。</text:p>
          </table:table-cell>
          <table:table-cell table:style-name="ce1" office:value-type="string" calcext:value-type="string">
            <text:p>无关原语</text:p>
          </table:table-cell>
          <table:table-cell table:number-columns-repeated="1019"/>
        </table:table-row>
        <table:table-row table:style-name="ro4">
          <table:covered-table-cell table:style-name="ce1"/>
          <table:table-cell table:style-name="ce9" office:value-type="string" calcext:value-type="string">
            <text:p><text:s text:c="2"/>https://github.com/wasmerio/wasmer/commit/4fab39c687c05d74a358e6547439095c2b5988f1</text:p>
          </table:table-cell>
          <table:table-cell table:style-name="ce11" office:value-type="string" calcext:value-type="string">
            <text:p>Fix for the non-flushing of file descriptors and a nasty deadlock</text:p>
          </table:table-cell>
          <table:table-cell table:style-name="ce11" office:value-type="string" calcext:value-type="string">
            <text:p>在修复前的代码中，存在潜在的死锁问题主要是由于在close_all方法中使用了tokio::join!宏同时对多个文件进行操作，可能导致在持有文件锁的情况下再次尝试获取文件锁而造成死锁。具体来说，当对文件进行刷新（flush）和关闭（close_fd）操作时，可能会出现多个线程同时操作同一个文件而导致竞争条件，从而引发死锁问题。</text:p>
            <text:p/>
            <text:p>修复后的代码通过将to_close集合改为HashSet来避免重复关闭相同的文件句柄，并在操作文件前插入__WASI_STDOUT_FILENO和__WASI_STDERR_FILENO文件句柄，确保这两个文件句柄在关闭时不会被遗漏。同时，将对文件的操作放在单独的tokio::join!块中，以确保对文件的操作是串行执行的，避免了并发操作导致的潜在死锁问题。</text:p>
            <text:p/>
            <text:p>修复后的代码在处理文件关闭操作时更加安全和可靠，通过使用HashSet和对文件操作的串行化执行，避免了可能导致死锁的并发操作。修复后的代码通过调整和优化对文件的操作顺序和方式，确保了在关闭文件时不会出现死锁情况。</text:p>
            <text:p/>
            <text:p>修复后的代码中并没有直接使用 Rust 并发原语来解决死锁问题，而是通过调整代码逻辑和操作顺序来避免潜在的死锁情况。修复方法主要是通过串行化对文件的操作，确保在操作文件时不会出现并发引发的死锁问题。</text:p>
          </table:table-cell>
          <table:table-cell table:style-name="ce1" office:value-type="string" calcext:value-type="string">
            <text:p>文件操作 无关原语</text:p>
          </table:table-cell>
          <table:table-cell table:number-columns-repeated="1019"/>
        </table:table-row>
        <table:table-row table:style-name="ro17">
          <table:covered-table-cell table:style-name="ce1"/>
          <table:table-cell table:style-name="ce9" office:value-type="string" calcext:value-type="string">
            <text:p><text:s text:c="2"/>https://github.com/wasmerio/wasmer/commit/293856f733fb49dfcf4cd189f29e986fd7cdfd69</text:p>
          </table:table-cell>
          <table:table-cell table:style-name="ce11" office:value-type="string" calcext:value-type="string">
            <text:p>Added a hack to WebHttpClient which lets you pass in a VirtualTaskManager to avoid deadlocking syscalls</text:p>
          </table:table-cell>
          <table:table-cell table:style-name="ce11" office:value-type="string" calcext:value-type="string">
            <text:p>在修复前的代码中，存在潜在的死锁问题是由于在WebHttpClient::request方法中使用了wasm_bindgen_futures::spawn_local()来异步执行fetch()请求，可能导致死锁。具体来说，当调用 JavaScript 中的fetch()方法并将其包装为一个 future 时，由于 JavaScript 的 Promise 是非 Send 的，因此无法在 Rust 中直接将该 future 发送到另一个线程池中执行，这可能会导致死锁情况。</text:p>
            <text:p/>
            <text:p>修复后的代码通过引入了VirtualTaskManager来解决潜在的死锁问题。在WebHttpClient结构中添加了一个Option&lt;Arc&lt;dyn VirtualTaskManager + Send + Sync&gt;&gt;字段来存储任务管理器，该任务管理器可用于在后台线程上执行fetch()请求，避免了在主线程中执行可能导致死锁的操作。修复后的代码通过fn spawn_js()方法来异步执行fetch()请求，并根据是否提供了VirtualTaskManager来选择在后台线程执行还是在当前事件循环中执行。</text:p>
            <text:p/>
            <text:p>修复后的代码中主要引入了Arc、Mutex等 Rust 并发原语，以及oneshot::channel来处理异步请求和响应。通过合理地使用任务管理器和异步执行方法，修复了可能导致死锁问题的并发操作，确保了请求和响应的顺利进行。</text:p>
            <text:p/>
            <text:p>修复后的代码设计更加健壮和可靠，通过合理地利用 Rust 的并发原语和异步执行方式，避免了潜在的死锁问题，提高了代码的稳定性和可维护性。修复后的代码在处理并发请求时更加安全，确保了程序的正常运行。</text:p>
          </table:table-cell>
          <table:table-cell table:style-name="ce1" office:value-type="string" calcext:value-type="string">
            <text:p>异步操作 无关原语</text:p>
          </table:table-cell>
          <table:table-cell table:number-columns-repeated="1019"/>
        </table:table-row>
        <table:table-row table:style-name="ro19">
          <table:covered-table-cell table:style-name="ce1"/>
          <table:table-cell table:style-name="ce9" office:value-type="string" calcext:value-type="string">
            <text:p><text:s text:c="2"/>https://github.com/wasmerio/wasmer/commit/1bb960f70aef9d8be6aa496ea6a74119054eba9b</text:p>
          </table:table-cell>
          <table:table-cell table:style-name="ce11" office:value-type="string" calcext:value-type="string">
            <text:p>Fixed a major deadlock in the socket code</text:p>
          </table:table-cell>
          <table:table-cell table:style-name="ce11" office:value-type="string" calcext:value-type="string">
            <text:p>在修复之前的代码中，可能存在潜在的死锁问题主要是由于InodeValFilePollGuard结构体中的mode字段的不当使用和处理可能导致的并发原语错误。具体来说，InodeValFilePollGuard结构体中的mode字段是一个枚举类型，其中包含了不同的模式（File、EventNotifications、Socket），而在InodeValFilePollGuard::new方法中根据不同的Kind来选择不同的模式，可能存在并发访问和状态管理的问题，可能导致竞态条件和潜在的死锁问题。</text:p>
            <text:p/>
            <text:p>修复后的代码通过对InodeValFilePollGuard结构体中的mode字段进行适当的改进和优化来避免潜在的死锁问题。修复后的代码在处理Kind类型时更加谨慎和安全，确保在并发情况下不会出现竞态条件和死锁问题。修复后的代码通过引入合适的并发原语和异步处理方式，优化了对mode字段的管理和处理，提高了代码的稳定性和可靠性。</text:p>
            <text:p/>
            <text:p>修复后的代码中主要使用了Arc、Mutex、RwLock等 Rust 并发原语来确保对共享数据的安全访问和操作，同时通过合理地设计和管理结构体中的字段，避免了可能导致死锁的并发问题。修复方法主要是通过改进对共享数据的访问方式和管理机制，确保在多线程环境下的代码稳定性和可靠性。</text:p>
            <text:p/>
            <text:p>修复后的代码对于InodeValFilePollGuard结构体中mode字段的处理更加安全和健壮，通过合理地使用并发原语和异步处理方式，避免了可能存在的死锁问题，提高了代码的可维护性和可靠性。修复后的代码在处理并发访问和状态管理时更加谨慎和智能，避免了潜在的并发问题。</text:p>
          </table:table-cell>
          <table:table-cell table:style-name="ce1" office:value-type="string" calcext:value-type="string">
            <text:p>无关原语</text:p>
          </table:table-cell>
          <table:table-cell table:number-columns-repeated="1019"/>
        </table:table-row>
        <table:table-row table:style-name="ro13">
          <table:covered-table-cell table:style-name="ce1"/>
          <table:table-cell table:style-name="ce9" office:value-type="string" calcext:value-type="string">
            <text:p><text:s text:c="2"/>https://github.com/wasmerio/wasmer/commit/24abeccccbdd024dec9b4768f7777155ea2590ca</text:p>
          </table:table-cell>
          <table:table-cell table:style-name="ce11" office:value-type="string" calcext:value-type="string">
            <text:p>Avoid deadlocks in emscripten dyn calls</text:p>
            <text:p>Do not hold locks on EmEnv's EmscriptenData into the actual call into the module</text:p>
          </table:table-cell>
          <table:table-cell table:style-name="ce11" office:value-type="string" calcext:value-type="string">
            <text:p>修复的目的是为了避免在 Emscripten 动态调用中发生死锁情况，并在实际调用模块时不持有 EmEnv 的 EmscriptenData 上的锁。</text:p>
            <text:p/>
            <text:p>在修复前的代码中，可能存在的潜在问题是在动态调用中持有锁，这可能导致死锁情况。修复后的代码通过在执行动态调用之前将动态调用提取出来，不在match语句中直接调用动态调用结果，从而避免了在动态调用期间持有锁的情况，也就是不在进入实际模块调用时持有锁，进而避免了潜在的死锁问题。</text:p>
            <text:p/>
            <text:p>因此，通过将动态调用提取出来，修复后的代码遵循了避免在动态调用中持有锁的原则，从而有效地避免了可能导致死锁的情况，提高了代码的健壮性和可靠性。</text:p>
          </table:table-cell>
          <table:table-cell table:style-name="ce1" office:value-type="string" calcext:value-type="string">
            <text:p>无关原语</text:p>
          </table:table-cell>
          <table:table-cell table:number-columns-repeated="1019"/>
        </table:table-row>
        <table:table-row table:style-name="ro7">
          <table:covered-table-cell table:style-name="ce1"/>
          <table:table-cell table:style-name="ce9" office:value-type="string" calcext:value-type="string">
            <text:p><text:s text:c="2"/>https://github.com/wasmerio/wasmer/commit/4711abdebb7651be540e0e22ddc88ea54410b68d</text:p>
          </table:table-cell>
          <table:table-cell table:style-name="ce11" office:value-type="string" calcext:value-type="string">
            <text:p>Fix deadlock in Table implementation</text:p>
          </table:table-cell>
          <table:table-cell table:style-name="ce11" office:value-type="string" calcext:value-type="string">
            <text:p>在修复前的代码中，存在潜在的死锁问题是在size方法中使用了Mutex来锁定self.vec，然后尝试获取vec_guard并调用borrow()方法。如果在获取vec_guard后发生了错误或异常，可能导致Mutex未正确释放，进而导致死锁情况。</text:p>
            <text:p/>
            <text:p>修复后的代码通过使用UnsafeCell和Unsafe代码块来避免了潜在的死锁问题。在修复后的代码中，size方法中使用了UnsafeCell来获取self.vm_table_definition的原始指针，并使用Unsafe代码块来直接访问当前元素的数量，而不再依赖于Mutex和borrow()方法。这样能够避免在获取锁之后可能发生的错误或异常导致的死锁问题。</text:p>
            <text:p/>
            <text:p>因此，修复后的代码通过使用UnsafeCell和Unsafe代码块来直接访问数据，避免了在并发环境下可能导致死锁的情况。修复后的代码更加高效和安全，不再依赖于Mutex来管理并发访问，减少了潜在的并发问题。</text:p>
            <text:p/>
            <text:p>这个问题主要是由于修复前的代码中使用了Mutex来管理并发访问，而在获取锁之后可能发生的错误或异常导致的死锁问题。修复后的代码通过使用UnsafeCell和Unsafe代码块来避免了这个问题，更加安全和可靠。</text:p>
          </table:table-cell>
          <table:table-cell table:style-name="ce1" office:value-type="string" calcext:value-type="string">
            <text:p>mutex</text:p>
          </table:table-cell>
          <table:table-cell table:number-columns-repeated="1019"/>
        </table:table-row>
        <table:table-row table:style-name="ro8">
          <table:covered-table-cell table:style-name="ce1"/>
          <table:table-cell table:style-name="ce9" office:value-type="string" calcext:value-type="string">
            <text:p><text:s text:c="2"/>https://github.com/wasmerio/wasmer/commit/6774f2dfaeecfa575919983d5e9d4b8249848b59</text:p>
          </table:table-cell>
          <table:table-cell table:style-name="ce11" office:value-type="string" calcext:value-type="string">
            <text:p><text:s/>Converted the block_on method to another trait for better code reuse</text:p>
          </table:table-cell>
          <table:table-cell table:style-name="ce11" office:value-type="string" calcext:value-type="string">
            <text:p>在修复前的代码中，潜在的死锁问题可能出现在使用了std::sync::Mutex和std::sync::mpsc::channel来进行并发操作的情况下。特别是在处理子进程创建和通信的过程中，可能存在线程间的竞争和同步问题，导致可能出现死锁情况。</text:p>
            <text:p/>
            <text:p>修复后的代码通过引入了VirtualTaskExecutor，这可能是一个定制的任务管理器，用于执行异步任务。在修复后的代码中，通过使用VirtualTaskExecutor来管理任务和异步操作，可能更好地避免了潜在的死锁问题。通过异步任务管理器的使用，可以更好地控制任务的执行顺序和异步操作的并发性，从而减少了可能导致死锁的情况。</text:p>
            <text:p/>
            <text:p>因此，修复后的代码通过引入异步任务管理器来处理并发任务，提高了代码的并发性能和可靠性，避免了可能导致死锁的情况。修复主要是通过使用异步任务管理器替代原有的同步锁和通道操作，从而提高了代码的并发处理能力</text:p>
          </table:table-cell>
          <table:table-cell table:style-name="ce1" office:value-type="string" calcext:value-type="string">
            <text:p>mutex channel</text:p>
          </table:table-cell>
          <table:table-cell table:number-columns-repeated="1019"/>
        </table:table-row>
        <table:table-row table:style-name="ro6">
          <table:covered-table-cell table:style-name="ce1"/>
          <table:table-cell table:style-name="ce9" office:value-type="string" calcext:value-type="string">
            <text:p>https://github.com/wasmerio/wasmer/commit/6774f2dfaeecfa575919983d5e9d4b8249848b60</text:p>
          </table:table-cell>
          <table:table-cell table:style-name="ce11" office:value-type="string" calcext:value-type="string">
            <text:p><text:s/>Converted the block_on method to another trait for better code reuse</text:p>
          </table:table-cell>
          <table:table-cell table:style-name="ce11" office:value-type="string" calcext:value-type="string">
            <text:p>在修复前的代码中，可能存在潜在的死锁问题是由于使用了Mutex和Condvar来进行线程同步和等待操作。特别是在涉及到异步操作和线程间通信的情况下，可能因为锁的获取顺序不正确或者条件变量的使用不当导致死锁。</text:p>
            <text:p/>
            <text:p>修复后的代码通过引入了VirtualTaskExecutor，可能是一个定制的任务执行器，用于管理异步任务的执行。在修复后的代码中，可能不再直接使用Mutex和Condvar来进行线程同步和等待操作，而是通过异步任务执行器来管理任务的执行顺序和并发性，避免了潜在的死锁问题。</text:p>
            <text:p/>
            <text:p>因此，修复后的代码可能通过使用异步任务执行器来替代原有的同步原语，提高了代码的并发性能和可靠性，避免了可能导致死锁的情况。修复主要是通过引入异步任务执行器来管理并发任务，避免了直接使用锁和条件变量可能造成的死锁问题。</text:p>
          </table:table-cell>
          <table:table-cell table:style-name="ce1" office:value-type="string" calcext:value-type="string">
            <text:p>mutex condvar</text:p>
          </table:table-cell>
          <table:table-cell table:number-columns-repeated="1019"/>
        </table:table-row>
        <table:table-row table:style-name="ro6">
          <table:covered-table-cell table:style-name="ce1"/>
          <table:table-cell table:style-name="ce7" office:value-type="string" calcext:value-type="string">
            <text:p><text:s text:c="2"/>https://github.com/wasmerio/wasmer/commit/7c532813e73eed26e4d7d6224e0477f818873ca1</text:p>
          </table:table-cell>
          <table:table-cell table:style-name="ce11" office:value-type="string" calcext:value-type="string">
            <text:p>Split the inodes object apart from the state to fix the deadlock scenario.</text:p>
          </table:table-cell>
          <table:table-cell table:style-name="ce11" office:value-type="string" calcext:value-type="string">
            <text:p>在修复前的代码中，可能存在潜在的死锁问题是由于使用了state.fs.stderr_mut()来获取stderr文件句柄，在获取过程中可能涉及到并发访问和锁的操作。特别是在多线程环境下，可能会出现竞争条件，导致死锁的情况。</text:p>
            <text:p/>
            <text:p>修复后的代码通过引入了state.inodes.write().unwrap()来获取对inodes的写锁，确保在进行文件句柄操作时是独占的，避免了可能导致死锁的并发访问问题。通过明确获取写锁，保证了对inodes的操作是安全的，避免了潜在的死锁情况。</text:p>
            <text:p/>
            <text:p>因此，修复后的代码通过使用写锁来确保对inodes的独占访问，避免了并发访问可能导致的死锁问题。修复主要是通过合理的使用锁来避免并发访问冲突，确保代码的并发安全性。</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wasmerio/wasmer/commit/7c532813e73eed26e4d7d6224e0477f818873ca1</text:p>
          </table:table-cell>
          <table:table-cell table:style-name="ce11" office:value-type="string" calcext:value-type="string">
            <text:p><text:s/>Removed the large mutex around filesystem state and implemented granular locks instead <text:s/>(this is needed to fix a deadlock scenario on the terminal)</text:p>
          </table:table-cell>
          <table:table-cell table:style-name="ce11" office:value-type="string" calcext:value-type="string">
            <text:p>在修复前的代码中，可能存在潜在的死锁问题是由于使用了Mutex和mpsc::Sender来进行标准输出和标准错误输出的捕获。特别是在多线程环境下，由于Mutex只能在一个线程中持有锁，可能会导致多个线程之间相互等待对方释放锁而发生死锁。</text:p>
            <text:p/>
            <text:p>修复后的代码通过引入了Arc&lt;Mutex&lt;mpsc::Sender&lt;Vec&lt;u8&gt;&gt;&gt;来实现标准输出和标准错误输出的安全捕获，并通过mpsc::Receiver来接收输出内容。使用Arc&lt;Mutex&gt;确保在多线程环境下对输出的安全访问，避免了可能引发死锁的情况。同时，通过mpsc::Receiver来接收输出内容，避免了多个线程之间竞争导致的潜在死锁问题。</text:p>
            <text:p/>
            <text:p>因此，修复后的代码通过合理使用Arc&lt;Mutex&gt;和mpsc::Receiver解决了标准输出和标准错误输出捕获可能导致的死锁问题。修复主要是通过引入线程安全的并发原语来保证输出的安全捕获和传递，避免了多线程环境下可能出现的竞争和死锁情况。</text:p>
          </table:table-cell>
          <table:table-cell table:style-name="ce1" office:value-type="string" calcext:value-type="string">
            <text:p>mutex channel </text:p>
          </table:table-cell>
          <table:table-cell table:number-columns-repeated="1019"/>
        </table:table-row>
        <table:table-row table:style-name="ro2">
          <table:table-cell table:style-name="ce1" office:value-type="string" calcext:value-type="string">
            <text:p>extrawurst/gitui</text:p>
          </table:table-cell>
          <table:table-cell table:style-name="ce9" office:value-type="string" calcext:value-type="string">
            <text:p><text:s text:c="2"/>https://github.com/extrawurst/gitui/commit/39442ba6c2a81d381b080cadb32729d4d46d4539</text:p>
          </table:table-cell>
          <table:table-cell table:style-name="ce11" office:value-type="string" calcext:value-type="string">
            <text:p>Fix 586 deadlock pull creds (#587)</text:p>
            <text:p>* fix deadlock when closing credentials input without completing</text:p>
            <text:p>* fix same deadlock in push/push-tags</text:p>
          </table:table-cell>
          <table:table-cell table:style-name="ce11" office:value-type="string" calcext:value-type="string">
            <text:p>在修复前的代码中，可能存在潜在的死锁问题是由于在处理事件时，通过嵌套的条件语句和函数调用可能导致事件处理的阻塞问题。特别是在条件嵌套和函数调用中，可能发生事件处理流程被阻塞而无法正常执行的情况，导致死锁。</text:p>
            <text:p/>
            <text:p>修复后的代码通过简化了条件判断和函数调用的逻辑，避免了嵌套的复杂条件判断和函数调用，确保了事件处理的顺利执行，避免了可能导致死锁的情况。修复主要是通过简化逻辑和减少嵌套，避免了事件处理过程中可能发生的阻塞问题，提高了代码的稳定性和可靠性。</text:p>
            <text:p/>
            <text:p>因此，修复后的代码通过简化逻辑和优化条件判断，解决了事件处理中可能导致死锁的问题。修复主要是通过简化代码结构和减少嵌套，避免了可能导致阻塞和死锁的情况，提升了代码的执行效率和稳定性。</text:p>
          </table:table-cell>
          <table:table-cell table:style-name="ce1" office:value-type="string" calcext:value-type="string">
            <text:p>无关原语</text:p>
          </table:table-cell>
          <table:table-cell table:number-columns-repeated="1019"/>
        </table:table-row>
        <table:table-row table:style-name="ro6">
          <table:table-cell table:style-name="ce1" office:value-type="string" calcext:value-type="string">
            <text:p>cube-js/cube</text:p>
          </table:table-cell>
          <table:table-cell table:style-name="ce9" office:value-type="string" calcext:value-type="string">
            <text:p><text:s text:c="2"/>https://github.com/cube-js/cube/commit/24b87e41e172ab04d02e65f2343b928e3806e6bd</text:p>
          </table:table-cell>
          <table:table-cell table:style-name="ce11" office:value-type="string" calcext:value-type="string">
            <text:p>fix(cubestore): Introduce meta store lock acquire timeouts to avoid deadlocks</text:p>
          </table:table-cell>
          <table:table-cell table:style-name="ce11" office:value-type="string" calcext:value-type="string">
            <text:p>修复前的代码可能存在死锁问题是由于在使用tokio::task::spawn_blocking执行阻塞操作时，可能会导致异步运行时出现阻塞情况，从而影响代码的并发执行。特别是在涉及到对共享资源的读写操作时，可能会出现线程之间相互等待对方释放资源而导致死锁。</text:p>
            <text:p/>
            <text:p>修复后的代码通过引入了tokio::time::timeout对可能导致阻塞的操作进行超时处理，确保在一定时间内能够及时结束阻塞状态，避免了可能导致死锁的情况。修复主要是通过合理使用超时处理机制，避免了异步操作导致的潜在死锁问题，提高了代码的鲁棒性和可靠性。</text:p>
            <text:p/>
            <text:p>因此，修复后的代码通过引入超时处理机制解决了可能导致死锁的问题。修复主要是通过合理使用超时机制来处理可能发生阻塞的操作，避免了异步操作可能引发的死锁情况，提高了代码的并发执行效率和稳定性。</text:p>
          </table:table-cell>
          <table:table-cell table:style-name="ce1" office:value-type="string" calcext:value-type="string">
            <text:p>无关原语</text:p>
          </table:table-cell>
          <table:table-cell table:number-columns-repeated="1019"/>
        </table:table-row>
        <table:table-row table:style-name="ro2">
          <table:table-cell table:style-name="ce1" office:value-type="string" calcext:value-type="string" table:number-columns-spanned="1" table:number-rows-spanned="4">
            <text:p>vectordotdev/vector</text:p>
          </table:table-cell>
          <table:table-cell table:style-name="ce9" office:value-type="string" calcext:value-type="string">
            <text:p><text:s text:c="2"/>https://github.com/vectordotdev/vector/commit/ca0fa057eaa128beb7777428f79cec9924f1d396</text:p>
          </table:table-cell>
          <table:table-cell table:style-name="ce11" office:value-type="string" calcext:value-type="string">
            <text:p>fix(ARC): Fix possible deadlock in adaptive concurrency decrease (#21344)</text:p>
            <text:p>When the decrease ratio is set to a value less than 0.5, then the number of concurrency slots to forget in the case of back pressure can be set to the current concurrency limit. This causes the concurrency limit to be dropped down to zero, leading to a deadlock.</text:p>
          </table:table-cell>
          <table:table-cell table:style-name="ce11" office:value-type="string" calcext:value-type="string">
            <text:p>减少比率（decrease ratio）设置为小于 0.5 的值时，如果在背压情况下需要忘记的并发槽数量等于当前的并发限制，这将导致并发限制降低到零，最终可能导致死锁的发生。</text:p>
            <text:p/>
            <text:p>修复后的代码引入了新的逻辑，确保在处理背压情况时，根据减少比率的设置，限制新的并发限制在大于零的范围内，避免了降低并发限制到零并导致死锁的潜在问题。修复主要是在计算新的并发限制值时，通过进行有效的限制和处理，避免了可能引发死锁的情况，提高了代码的健壮性和可靠性。</text:p>
            <text:p/>
            <text:p>因此，通过修复后的代码的改进，有效地解决了减少比率小于 0.5 时可能导致死锁的问题。修复后的代码保证了在背压情况下，新的并发限制不会降低到零，从而避免了死锁的发生。这些改进提高了代码的稳定性和可维护性。</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vectordotdev/vector/commit/476016b28890df879789c5408dfab5c4eb80c33e</text:p>
          </table:table-cell>
          <table:table-cell table:style-name="ce11" office:value-type="string" calcext:value-type="string">
            <text:p>In `vector validate` mode for example, the consumer sometimes receives partition assignments, and the consumer invokes pre_rebalance handlers.</text:p>
            <text:p>The main consumer task is not polled in that scenario, so callback messages sent to the coordination task are never handled and the pre_rebalance handler deadlocks. Moving the subscribe call into the main loop means that the consumer will not join the group and will not get a partition assignment unless the main source task is being polled.</text:p>
          </table:table-cell>
          <table:table-cell table:style-name="ce11" office:value-type="string" calcext:value-type="string">
            <text:p>修复前的代码中存在一个潜在的死锁问题是由于在kafka_source函数中，订阅 Kafka 主题的操作被放置在了协调任务（coordination_task）的外部，导致在某些情况下，主消费者任务没有被及时轮询，从而使得回调消息发往协调任务未被处理，进而导致预重平衡处理器（pre_rebalance handlers）陷入死锁。</text:p>
            <text:p>修复后的代码通过将订阅 Kafka 主题的操作放置在了主循环中，确保了消费者任务会在主源任务被轮询时加入消费组并获取分区分配，避免了可能导致死锁的情况。修复主要是通过调整代码结构，确保关键操作在正确的时间点进行，避免了可能的并发问题。</text:p>
            <text:p>修复主要是通过适当调整代码逻辑，确保订阅操作在主任务轮询时进行，避免了可能的死锁问题。这种修复方式主要是由于 Rust 并发原语中的任务调度和操作顺序引起的，通过正确地控制任务的执行顺序和时机，避免了可能导致死锁的并发问题，提高了代码的稳定性和可靠性。修复后的代码确保了在正确的时机订阅 Kafka 主题，避免了潜在的死锁问题。</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vectordotdev/vector/commit/37a662a9c2e388dc1699f90288c5d856381d15d4</text:p>
          </table:table-cell>
          <table:table-cell table:style-name="ce11" office:value-type="string" calcext:value-type="string">
            <text:p>fix(buffers): deadlock when seeking after entire write fails to be flushed (#17657)</text:p>
          </table:table-cell>
          <table:table-cell table:style-name="ce11" office:value-type="string" calcext:value-type="string">
            <text:p>修复前的代码可能存在一个潜在的死锁问题是由于在while循环中的条件判断逻辑可能导致死锁。在修复前的代码中，当条件maybe_record.is_none() &amp;&amp; self.last_reader_record_id == 0成立时，会导致循环无法终止，从而可能引发死锁情况。</text:p>
            <text:p/>
            <text:p>修复后的代码通过调整条件判断逻辑，将判断条件更改为maybe_record.is_none()，并在满足条件时直接跳出循环，避免了可能导致死锁的问题。修复主要是通过修正条件判断逻辑，确保在特定情况下能够及时退出循环，避免了陷入死锁状态。</text:p>
            <text:p/>
            <text:p>这个死锁问题可能由于条件判断不当引起的，并且修复后的代码通过更加谨慎和准确地处理条件判断，避免了可能导致死锁的情况。修复主要是由于 Rust 的并发原语中的任务调度和条件判断引起的，通过正确地控制条件判断逻辑，避免了潜在的死锁问题。修复后的代码确保了在特定情况下能够正确退出循环，避免了可能导致死锁的情况。</text:p>
          </table:table-cell>
          <table:table-cell table:style-name="ce1" office:value-type="string" calcext:value-type="string">
            <text:p>无关原语</text:p>
          </table:table-cell>
          <table:table-cell table:number-columns-repeated="1019"/>
        </table:table-row>
        <table:table-row table:style-name="ro3">
          <table:covered-table-cell table:style-name="ce1"/>
          <table:table-cell table:style-name="ce9" office:value-type="string" calcext:value-type="string">
            <text:p><text:s text:c="2"/>https://github.com/vectordotdev/vector/commit/865c8ba5bf6618097d40035df5642f354a581f28</text:p>
          </table:table-cell>
          <table:table-cell table:style-name="ce11" office:value-type="string" calcext:value-type="string">
            <text:p>fix(sinks): address potential deadlock (#2838)</text:p>
            <text:p>Closes #2577</text:p>
            <text:p>While likely not an issue in practice, our `start_send` implementation here was theoretically vulnerable to deadlock.</text:p>
            <text:p>The issue would occur if the sink's slot was full and the subsequent call to `poll_complete` returned `Async::Ready`. We would then incorrectly return `NotReady` when we actually had the ability to accept the item. This is a problem because no underlying component had returned `NotReady` and our task would therefore not be registered to wake on any future notification.</text:p>
          </table:table-cell>
          <table:table-cell table:style-name="ce11" office:value-type="string" calcext:value-type="string">
            <text:p>修复前的代码可能存在一个潜在的死锁问题是由于在start_send方法中存在潜在的死锁风险。在修复前的代码中，如果slot已经被占用且后续调用poll_complete返回Async::Ready，那么在实际上有能力接受项目的情况下，我们会错误地返回NotReady。这可能导致潜在的死锁问题，因为没有底层组件返回NotReady，我们的任务因此不会注册在任何未来通知上。</text:p>
            <text:p/>
            <text:p>修复后的代码通过调整逻辑，确保了在处理slot满且后续poll_complete返回Async::Ready的情况下，正确地处理任务状态，并避免了潜在的死锁问题。修复主要是通过增加断言和调整返回逻辑，确保了在相关情况下能够正确处理任务状态，避免了可能导致死锁的情况。</text:p>
            <text:p/>
            <text:p>这个死锁问题可能由于在处理任务状态时的逻辑不当引起的，修复后的代码通过更加谨慎地处理任务状态和返回逻辑，避免了可能导致死锁的情况。修复主要是由于 Rust 并发原语中的任务状态管理和返回值处理引起的，通过增加断言和调整逻辑，确保了任务状态的正确处理，提高了代码的可靠性和稳定性。修复后的代码确保了在特定情况下能够正确返回适当的状态，避免了潜在的死锁问题。</text:p>
          </table:table-cell>
          <table:table-cell table:style-name="ce1" office:value-type="string" calcext:value-type="string">
            <text:p>无关原语</text:p>
          </table:table-cell>
          <table:table-cell table:number-columns-repeated="1019"/>
        </table:table-row>
        <table:table-row table:style-name="ro6">
          <table:table-cell table:style-name="ce1" office:value-type="string" calcext:value-type="string" table:number-columns-spanned="1" table:number-rows-spanned="13">
            <text:p>wez/wezterm</text:p>
          </table:table-cell>
          <table:table-cell table:style-name="ce9" office:value-type="string" calcext:value-type="string">
            <text:p><text:s text:c="2"/>https://github.com/wez/wezterm/commit/829e5c15cfe34c00ebd36b55dc929ac3b0cc83f1</text:p>
          </table:table-cell>
          <table:table-cell table:style-name="ce11" office:value-type="string" calcext:value-type="string">
            <text:p>fix potential deadlock when using wezterm cli split-pane</text:p>
          </table:table-cell>
          <table:table-cell table:style-name="ce11" office:value-type="string" calcext:value-type="string">
            <text:p>修复前的代码可能存在一个潜在的死锁问题是由于在resync方法中存在对锁的错误使用。在修复前的代码中，通过self.inner.lock().unwrap()获取锁，如果获取锁失败，会导致线程阻塞，可能引发死锁情况。</text:p>
            <text:p/>
            <text:p>修复后的代码通过使用try_lock()方法获取锁，并结合map方法处理获取锁成功和失败的情况，避免了可能导致死锁的问题。修复主要是通过正确使用try_lock()方法，处理锁获取成功和失败的情况，避免了可能导致死锁的情况。</text:p>
            <text:p/>
            <text:p>这个死锁问题可能由于在获取锁时的错误处理引起的，修复后的代码通过使用try_lock()方法，避免了可能导致死锁的情况。修复主要是由于 Rust 并发原语中的锁处理引起的，通过正确处理锁获取的情况，避免了潜在的死锁问题。修复后的代码确保了在获取锁时能够正确处理失败情况，避免了可能引发死锁的情况。</text:p>
          </table:table-cell>
          <table:table-cell table:style-name="ce1" office:value-type="string" calcext:value-type="string">
            <text:p>mutex</text:p>
          </table:table-cell>
          <table:table-cell table:number-columns-repeated="1019"/>
        </table:table-row>
        <table:table-row table:style-name="ro6">
          <table:covered-table-cell table:style-name="ce1"/>
          <table:table-cell table:style-name="ce9" office:value-type="string" calcext:value-type="string">
            <text:p><text:s text:c="2"/>https://github.com/wez/wezterm/commit/19b01261cb5f9c7d07c438f0f1b4f675f409bd25</text:p>
          </table:table-cell>
          <table:table-cell table:style-name="ce11" office:value-type="string" calcext:value-type="string">
            <text:p>mux: avoid deadlock in mux server</text:p>
            <text:p>Ensure that we don't need a lock to examine the tab_id</text:p>
          </table:table-cell>
          <table:table-cell table:style-name="ce11" office:value-type="string" calcext:value-type="string">
            <text:p>修复前的代码可能存在一个死锁问题是由于在获取tab_id时需要获取锁导致的。在修复前的代码中，tab_id的获取操作是通过self.inner.lock().tab_id()来获取，这意味着需要获取inner的锁才能获取tab_id，可能导致死锁情况。</text:p>
            <text:p/>
            <text:p>修复后的代码通过在Tab结构体中直接存储tab_id，而不需要在获取tab_id时再获取锁，避免了可能导致死锁的问题。修复主要是通过避免在获取tab_id时额外获取锁，从而避免了可能引发死锁的情况。</text:p>
            <text:p/>
            <text:p>这个死锁问题可能由于在获取tab_id时需要额外获取锁引起的，修复后的代码通过直接存储tab_id，避免了在获取tab_id时需要获取额外锁的操作，避免了可能导致死锁的情况。修复主要是由于 Rust 并发原语中的锁管理引起的，通过调整数据结构设计，避免了在获取tab_id时可能导致死锁的情况。修复后的代码确保了在获取tab_id时不需要额外的锁操作，避免了潜在的死锁问题。</text:p>
          </table:table-cell>
          <table:table-cell table:style-name="ce1" office:value-type="string" calcext:value-type="string">
            <text:p>mutex</text:p>
          </table:table-cell>
          <table:table-cell table:number-columns-repeated="1019"/>
        </table:table-row>
        <table:table-row table:style-name="ro1">
          <table:covered-table-cell table:style-name="ce1"/>
          <table:table-cell table:style-name="ce9" office:value-type="string" calcext:value-type="string">
            <text:p><text:s text:c="2"/>https://github.com/wez/wezterm/commit/e823207809b3870187fc114b9a75c0f3f6d3bc23</text:p>
          </table:table-cell>
          <table:table-cell table:style-name="ce11" office:value-type="string" calcext:value-type="string">
            <text:p>mux: avoid deadlock when remote has grabbed the mouse</text:p>
          </table:table-cell>
          <table:table-cell table:style-name="ce11" office:value-type="string" calcext:value-type="string">
            <text:p>修复前的代码中存在潜在的死锁问题是由于在MouseState结构体中的next方法中，对锁的使用可能导致死锁情况。在原始的next方法中，首先获取了state的锁，然后在异步任务中再次获取了锁，这可能导致在异步任务中持有锁的情况，进而引发死锁。</text:p>
            <text:p/>
            <text:p>修复后的代码通过调整MouseState结构体中next方法的实现，使用Rc&lt;RefCell&lt;_&gt;&gt;来管理MouseState，避免了潜在的死锁问题。修复主要是通过使用Rc&lt;RefCell&lt;_&gt;&gt;和正确处理锁的获取和释放，避免在异步任务中持有锁，从而解决了可能导致死锁的问题。</text:p>
            <text:p/>
            <text:p>这个死锁问题主要由于对锁的处理不当引起的，修复后的代码通过使用Rc&lt;RefCell&lt;_&gt;&gt;结合正确的锁管理，避免了在异步任务中持有锁可能导致的死锁情况。修复主要是由于 Rust 并发原语中的锁管理和异步任务处理引起的，通过调整数据结构设计和异步任务实现，解决了潜在的死锁问题。修复后的代码确保了在异步任务中正确处理锁的获取和释放，避免了可能导致死锁的情况。</text:p>
          </table:table-cell>
          <table:table-cell table:style-name="ce1" office:value-type="string" calcext:value-type="string">
            <text:p>mutex</text:p>
          </table:table-cell>
          <table:table-cell table:number-columns-repeated="1019"/>
        </table:table-row>
        <table:table-row table:style-name="ro8">
          <table:covered-table-cell table:style-name="ce1"/>
          <table:table-cell table:style-name="ce9" office:value-type="string" calcext:value-type="string">
            <text:p><text:s text:c="2"/>https://github.com/wez/wezterm/commit/92893f2a345ca22ef0a868626323ef5bf20530ad</text:p>
          </table:table-cell>
          <table:table-cell table:style-name="ce11" office:value-type="string" calcext:value-type="string">
            <text:p>procinfo: defend against weird situations on Windows</text:p>
            <text:p>I've had a couple of deadlock situations when invoking win32 apps</text:p>
            <text:p>via wsl on my work machine.  In those situations, the process that</text:p>
            <text:p>we show in the titlebar is a short lived process that has likely</text:p>
            <text:p>recently terminated, so I suspect something weird about either</text:p>
            <text:p>dangling references or, given the deadlock-y nature of things,</text:p>
            <text:p>maybe trying to reference ourselves.</text:p>
          </table:table-cell>
          <table:table-cell table:style-name="ce11" office:value-type="string" calcext:value-type="string">
            <text:p>修复前的代码可能存在潜在的死锁问题是由于处理 Windows 进程信息时可能在某些情况下导致死锁。在原始的代码中，可能存在一些潜在情况，例如尝试引用已经终止的短暂进程，可能导致死锁情况。这种情况可能与悬空引用或尝试引用自身有关。</text:p>
            <text:p/>
            <text:p>修复后的代码通过在处理 Windows 进程信息时进行一些防御性措施，避免了特殊情况下可能导致死锁的问题。修复主要是通过增加一些防御性措施，避免了在某些情况下可能引发死锁的情况。</text:p>
            <text:p/>
            <text:p>这个死锁问题可能由于在处理 Windows 进程信息时未考虑特殊情况引起的，修复后的代码通过增加防御性措施，避免了在特殊情况下可能导致死锁的情况。修复主要是由于 Rust 并发原语中的处理方式引起的，通过增加防御性措施，解决了可能导致死锁的问题。修复后的代码确保了在处理 Windows 进程信息时对特殊情况进行了防范，避免了潜在的死锁问题。</text:p>
          </table:table-cell>
          <table:table-cell table:style-name="ce1" office:value-type="string" calcext:value-type="string">
            <text:p>进程问题 无关原语</text:p>
          </table:table-cell>
          <table:table-cell table:number-columns-repeated="1019"/>
        </table:table-row>
        <table:table-row table:style-name="ro6">
          <table:covered-table-cell table:style-name="ce1"/>
          <table:table-cell table:style-name="ce9" office:value-type="string" calcext:value-type="string">
            <text:p><text:s text:c="2"/>https://github.com/wez/wezterm/commit/e6421d1b725715abe0463ea9040909de78c56563</text:p>
          </table:table-cell>
          <table:table-cell table:style-name="ce11" office:value-type="string" calcext:value-type="string">
            <text:p>pty: try_clone_writer -&gt; take_writer</text:p>
            <text:p>This breaking API change allows us to explicitly generate EOF when the</text:p>
            <text:p>taken writer is dropped.</text:p>
          </table:table-cell>
          <table:table-cell table:style-name="ce11" office:value-type="string" calcext:value-type="string">
            <text:p>修复前的代码可能存在死锁问题是由于在try_clone_writer和write方法中同时使用了lock().unwrap()来获取锁，这可能导致在某些情况下出现死锁。在原始的代码中，使用lock().unwrap()获取锁可能会导致线程在获取锁时出现阻塞，而如果获取锁失败，则会导致程序出现死锁情况。</text:p>
            <text:p/>
            <text:p>修复后的代码通过引入take_writer方法，避免了在获取可写对象时可能出现的死锁问题。修复主要是通过引入新的方法take_writer，并在其中进行必要的错误处理，避免了可能导致死锁的情况。</text:p>
            <text:p/>
            <text:p>这个死锁问题可能由于在获取锁时出现阻塞引起的，修复后的代码通过引入新的获取方法take_writer，避免了在获取对象时可能导致死锁的情况。修复主要是由于 Rust 并发原语中的锁管理引起的，通过调整获取锁的方式，解决了可能导致死锁的问题。修复后的代码确保了在获取对象时避免了可能导致死锁的情况。</text:p>
          </table:table-cell>
          <table:table-cell table:style-name="ce1" office:value-type="string" calcext:value-type="string">
            <text:p>mutex</text:p>
          </table:table-cell>
          <table:table-cell table:number-columns-repeated="1019"/>
        </table:table-row>
        <table:table-row table:style-name="ro6">
          <table:covered-table-cell table:style-name="ce1"/>
          <table:table-cell table:style-name="ce9" office:value-type="string" calcext:value-type="string">
            <text:p><text:s text:c="2"/>https://github.com/wez/wezterm/commit/ece9276624a8e016bbac139434966fe617673bb5</text:p>
          </table:table-cell>
          <table:table-cell table:style-name="ce11" office:value-type="string" calcext:value-type="string">
            <text:p>term: large pastes could hang the terminal</text:p>
            <text:p>Pasting a lot of text could cause a deadlock between writing</text:p>
            <text:p>to the input side of the pty and consuming the output side.</text:p>
            <text:p/>
            <text:p>Making the writer/input side non-blocking resolves this.</text:p>
          </table:table-cell>
          <table:table-cell table:style-name="ce11" office:value-type="string" calcext:value-type="string">
            <text:p>修复前的代码可能存在潜在的死锁问题是由于在处理大量文本粘贴操作时可能出现死锁，这是因为写入伪终端的输入端和消耗输出端之间可能会发生阻塞。在原始的代码中，可能会出现写入操作阻塞导致死锁的情况。</text:p>
            <text:p/>
            <text:p>修复后的代码通过引入ThreadedWriter结构来实现一个向另一个线程发送数据的写入器，以确保终端处理流程中的写入不会阻塞。修复主要是通过引入非阻塞写入器解决了处理大量文本粘贴操作可能引发的死锁问题。</text:p>
            <text:p/>
            <text:p>这个死锁问题可能由于在处理大量文本粘贴操作时可能出现写入阻塞引起的，修复后的代码通过引入非阻塞写入器，解决了可能导致死锁的问题。修复主要是由于 Rust 并发原语中的线程间通信机制引起的，通过引入另一个线程来处理写入操作，避免了写入阻塞可能导致的死锁情况。修复后的代码确保了在处理大量文本粘贴操作时的写入操作不会阻塞，避免了死锁问题。</text:p>
          </table:table-cell>
          <table:table-cell table:style-name="ce1" office:value-type="string" calcext:value-type="string">
            <text:p>无关原语</text:p>
          </table:table-cell>
          <table:table-cell table:number-columns-repeated="1019"/>
        </table:table-row>
        <table:table-row table:style-name="ro6">
          <table:covered-table-cell table:style-name="ce1"/>
          <table:table-cell table:style-name="ce9" office:value-type="string" calcext:value-type="string">
            <text:p><text:s text:c="2"/>https://github.com/wez/wezterm/commit/6c9e851ffa319b665ecf8e758e4c009c76749843</text:p>
          </table:table-cell>
          <table:table-cell table:style-name="ce11" office:value-type="string" calcext:value-type="string">
            <text:p>make mux server frontend channel unbounded</text:p>
            <text:p>This avoids the possibility of deadlock if you connect to a remote</text:p>
            <text:p>host and quickly dump a lot of output to the terminal.</text:p>
          </table:table-cell>
          <table:table-cell table:style-name="ce11" office:value-type="string" calcext:value-type="string">
            <text:p>修复前的代码可能存在潜在的死锁问题是由于在通道传输数据时可能会出现阻塞，这可能导致在连接到远程主机并快速向终端输出大量数据时出现死锁。在原始的代码中，使用有限容量通道可能会导致在快速传输大量数据时出现阻塞，从而可能导致死锁情况。</text:p>
            <text:p/>
            <text:p>修复后的代码通过将通道改为无界通道来避免可能的死锁问题。修复主要是通过将通道改为无界通道来解决快速向终端输出大量数据可能引发的死锁问题。</text:p>
            <text:p/>
            <text:p>这个死锁问题可能由于在传输大量数据时出现阻塞引起的，修复后的代码通过将通道改为无界通道，解决了可能导致死锁的问题。修复主要是由于 Rust 并发原语中的通道容量引起的，通过使用无界通道，避免了在传输大量数据时可能出现死锁的情况。修复后的代码确保了在连接到远程主机并快速向终端输出大量数据时不会出现死锁问题。</text:p>
          </table:table-cell>
          <table:table-cell table:style-name="ce1" office:value-type="string" calcext:value-type="string">
            <text:p>channel</text:p>
          </table:table-cell>
          <table:table-cell table:number-columns-repeated="1019"/>
        </table:table-row>
        <table:table-row table:style-name="ro6">
          <table:covered-table-cell table:style-name="ce1"/>
          <table:table-cell table:style-name="ce9" office:value-type="string" calcext:value-type="string">
            <text:p><text:s text:c="2"/>https://github.com/wez/wezterm/commit/93020c7553a49419447a0df6110b8dc8b87f3828</text:p>
          </table:table-cell>
          <table:table-cell table:style-name="ce11" office:value-type="string" calcext:value-type="string">
            <text:p>bump glutin sync channel size</text:p>
            <text:p>This is a workaround; need to remove the sync restriction when</text:p>
            <text:p>queuing up work from the gui thread as I occasionally deadlock</text:p>
            <text:p>myself.</text:p>
          </table:table-cell>
          <table:table-cell table:style-name="ce11" office:value-type="string" calcext:value-type="string">
            <text:p>修复前的代码可能存在潜在的死锁问题是由于在使用mpsc::sync_channel创建同步通道时，可能会因为通道容量限制导致死锁。在原始的代码中，通过使用有限容量的同步通道，可能会在向通道发送数据时因为通道已满而导致死锁。</text:p>
            <text:p/>
            <text:p>修复后的代码通过增加同步通道的容量，将通道容量从原来的 12 提升到 64，以避免可能因为通道容量限制而导致的死锁问题。修复主要是通过调整同步通道的容量来解决可能导致死锁的问题。</text:p>
            <text:p/>
            <text:p>这个死锁问题可能由于在向同步通道发送数据时可能因为通道已满而导致死锁引起的，修复后的代码通过增加同步通道的容量来避免可能的死锁。修复主要是由于 Rust 并发原语中的同步通道容量限制引起的，通过增加同步通道的容量，解决了可能因为通道容量限制而导致死锁的问题。修复后的代码确保了在向通道发送数据时不会因为通道已满而导致死锁问题。</text:p>
          </table:table-cell>
          <table:table-cell table:style-name="ce1" office:value-type="string" calcext:value-type="string">
            <text:p>channel</text:p>
          </table:table-cell>
          <table:table-cell table:number-columns-repeated="1019"/>
        </table:table-row>
        <table:table-row table:style-name="ro6">
          <table:covered-table-cell table:style-name="ce1"/>
          <table:table-cell table:style-name="ce9" office:value-type="string" calcext:value-type="string">
            <text:p><text:s text:c="2"/>https://github.com/wez/wezterm/commit/acc895f1cd309f60a934af3590fb398d92a1869c</text:p>
          </table:table-cell>
          <table:table-cell table:style-name="ce11" office:value-type="string" calcext:value-type="string">
            <text:p>avoid deadlock while pasting large chunks of text</text:p>
            <text:p>A big paste could saturate the input/output of the pty and lead to an effective deadlock; the application wants to send output to us but we are busy trying to write the paste to it.</text:p>
            <text:p>Break up large pastes into chunks and send them piece by piece. This does mean that a large bracketed paste is not an atomic unit any longer, but it seems to work out ok when pasting into vim.</text:p>
          </table:table-cell>
          <table:table-cell table:style-name="ce11" office:value-type="string" calcext:value-type="string">
            <text:p>，修复前的代码可能存在潜在的死锁问题是由于在粘贴大块文本时可能会因为占用了伪终端的输入 / 输出而导致死锁。在原始的代码中，可能会因为一次性粘贴大量文本占用了伪终端的输入 / 输出而导致死锁。</text:p>
            <text:p/>
            <text:p>修复后的代码通过将大块文本分割成小块，并逐块发送，以避免一次性粘贴大量文本导致的死锁问题。修复主要是通过分块发送大量文本来解决可能导致死锁的问题。</text:p>
            <text:p/>
            <text:p>这个死锁问题可能由于一次性粘贴大块文本导致占用了伪终端的输入 / 输出而引起的，修复后的代码通过将大块文本分块发送，避免了一次性粘贴大量文本可能导致的死锁。修复主要是由于 Rust 并发原语中的通道和线程机制引起的，通过分块发送大量文本，避免了在粘贴过程中可能出现的死锁情况。修复后的代码确保了在粘贴大量文本时不会因为占用伪终端的输入 / 输出而导致死锁问题。</text:p>
          </table:table-cell>
          <table:table-cell table:style-name="ce1" office:value-type="string" calcext:value-type="string">
            <text:p>无关原语</text:p>
          </table:table-cell>
          <table:table-cell table:number-columns-repeated="1019"/>
        </table:table-row>
        <table:table-row table:style-name="ro8">
          <table:covered-table-cell table:style-name="ce1"/>
          <table:table-cell table:style-name="ce9" office:value-type="string" calcext:value-type="string">
            <text:p><text:s text:c="2"/>https://github.com/wez/wezterm/commit/9646e035df196c8198a6b3c5c5f6f1153f38253e</text:p>
          </table:table-cell>
          <table:table-cell table:style-name="ce11" office:value-type="string" calcext:value-type="string">
            <text:p>don't self deadlock when processing a lot of eg: resize events</text:p>
            <text:p>This is fixed by allowing the gui thread to use an unbounded queue</text:p>
            <text:p>of spawned functions, and keeping non-gui-threads bounded.</text:p>
          </table:table-cell>
          <table:table-cell table:style-name="ce11" office:value-type="string" calcext:value-type="string">
            <text:p>修复前的代码可能存在潜在的死锁问题，是由于在处理大量事件（例如调整窗口大小事件）时可能会因为线程间通信限制而导致死锁。在原始的代码中，通过使用有限容量的通道来传递函数调用可能会在处理大量事件时出现阻塞，从而可能导致死锁情况。</text:p>
            <text:p/>
            <text:p>修复后的代码通过允许 gui 线程使用一个无界队列来存储生成的函数调用，并保持非 gui 线程受限，来解决可能导致死锁的问题。修复主要是通过使用无界队列来避免可能因为线程间通信限制而导致死锁。</text:p>
            <text:p/>
            <text:p>这个死锁问题可能由于在处理大量事件时可能会因为有限容量的通道而导致线程间通信限制引起的，修复后的代码通过允许 gui 线程使用无界队列来解决可能导致死锁的问题。修复主要是由于 Rust 并发原语中的通道机制引起的，通过使用无界队列来传递函数调用，解决了在处理大量事件时可能出现的死锁情况。修复后的代码确保了在处理大量事件时不会因为线程间通信限制而导致死锁问题。</text:p>
          </table:table-cell>
          <table:table-cell table:style-name="ce1" office:value-type="string" calcext:value-type="string">
            <text:p>channel</text:p>
          </table:table-cell>
          <table:table-cell table:number-columns-repeated="1019"/>
        </table:table-row>
        <table:table-row table:style-name="ro7">
          <table:covered-table-cell table:style-name="ce1"/>
          <table:table-cell table:style-name="ce9" office:value-type="string" calcext:value-type="string">
            <text:p><text:s text:c="2"/>https://github.com/wez/wezterm/commit/33933ec523de5ecdea9fa8fb85438f34ddd7ff43</text:p>
          </table:table-cell>
          <table:table-cell table:style-name="ce11" office:value-type="string" calcext:value-type="string">
            <text:p>filedescriptor: probe and remember filetype at construction</text:p>
            <text:p>This avoids a deadlock waiting for the named pipe information to be returned if we're probing during drop().  This does make the OwnedHandle struct slightly larger on windows.</text:p>
          </table:table-cell>
          <table:table-cell table:style-name="ce11" office:value-type="string" calcext:value-type="string">
            <text:p>在修复前的代码中存在潜在的死锁问题，主要是由于在 OwnedHandle 结构体的 Drop trait 实现中，关闭句柄时调用了 closesocket 和 CloseHandle 函数，这两个函数的调用可能会导致线程在关闭句柄时被阻塞，特别是在处理套接字句柄时可能发生死锁。具体来说，在 OwnedHandle 结构体的 Drop trait 实现中，在关闭句柄时没有明确区分是套接字句柄还是其他类型的句柄，导致可能会调用错误的关闭函数，从而引发死锁问题。</text:p>
            <text:p/>
            <text:p>修复的关键在于引入了 HandleType 枚举来区分句柄的类型，并在 OwnedHandle 结构体中添加了 handle_type 字段来记录句柄的类型。修复后的代码在 OwnedHandle 的 Drop trait 实现中通过判断句柄的类型来决定调用关闭函数，避免了可能调用错误关闭函数而引发死锁的问题。因此，修复前的死锁问题主要是由于未明确区分句柄类型而导致可能调用错误关闭函数，修复后通过引入句柄类型区分并做相应处理来避免了死锁问题。</text:p>
            <text:p/>
            <text:p>修复主要是通过在 OwnedHandle 结构体中引入句柄类型的记录和区分，以及在 Drop trait 实现中根据句柄类型选择正确的关闭函数来解决的。这种修复主要是由 Rust 的并发原语中的线程同步机制引起的，确保在并发环墨中正确地关闭句柄，避免可能导致死锁的问题。</text:p>
          </table:table-cell>
          <table:table-cell table:style-name="ce1" office:value-type="string" calcext:value-type="string">
            <text:p>无关原语</text:p>
          </table:table-cell>
          <table:table-cell table:number-columns-repeated="1019"/>
        </table:table-row>
        <table:table-row table:style-name="ro7">
          <table:covered-table-cell table:style-name="ce1"/>
          <table:table-cell table:style-name="ce9" office:value-type="string" calcext:value-type="string">
            <text:p><text:s text:c="2"/>https://github.com/wez/wezterm/commit/fa7a007a9f1841a8fcc257e32dd8f85c63bfebfe</text:p>
          </table:table-cell>
          <table:table-cell table:style-name="ce11" office:value-type="string" calcext:value-type="string">
            <text:p>Don't hang when using middle mouse button to paste</text:p>
            <text:p>A while back I moved the clipboard related processing mostly out</text:p>
            <text:p>of the term processing code, but since I mostly use the keyboard</text:p>
            <text:p>for pasting, I'd overlooked the middle mouse button paste flow.</text:p>
            <text:p/>
            <text:p>This is problematic because fetching the clipboard requires a</text:p>
            <text:p>degree of inter process communication and needs the event loop</text:p>
            <text:p>to be pumped.  Since the terminal callbacks are dispatched from</text:p>
            <text:p>an event loop callback, attempting to block on the clipboard</text:p>
            <text:p>future causes a deadlock.</text:p>
          </table:table-cell>
          <table:table-cell table:style-name="ce11" office:value-type="string" calcext:value-type="string">
            <text:p>主要是由于在ClipboardHelper结构体的get_contents方法中，调用self.window.get_clipboard().wait()会在同步代码中等待异步操作完成，这可能导致在事件循环中阻塞，从而引发死锁。因为在同步代码中等待异步操作完成会阻塞当前线程，而事件循环需要继续运行才能处理其他事件，因此可能导致死锁情况发生。</text:p>
            <text:p/>
            <text:p>修复的关键在于引入了一个Arc&lt;Mutex&lt;Option&lt;String&gt;&gt;&gt;来缓存剪贴板内容，避免了在get_contents方法中同步等待异步操作完成。修复后的代码在get_contents方法中直接从缓存中获取剪贴板内容，避免了同步等待异步操作的情况发生，从而避免了可能导致死锁的问题。</text:p>
            <text:p/>
            <text:p>因此，修复前的死锁问题主要是由于在同步代码中等待异步操作完成而导致的阻塞，修复后通过引入缓存来避免了这种情况，避免了可能导致死锁的问题。</text:p>
            <text:p/>
            <text:p>修复用Rust 的并发原语中的Arc和Mutex，Arc用于多线程共享数据，Mutex用于保证数据访问的互斥性，通过这两个并发原语的结合，修复了可能导致死锁的问题。</text:p>
          </table:table-cell>
          <table:table-cell table:style-name="ce1" office:value-type="string" calcext:value-type="string">
            <text:p>缺少并发原语</text:p>
          </table:table-cell>
          <table:table-cell table:number-columns-repeated="1019"/>
        </table:table-row>
        <table:table-row table:style-name="ro3">
          <table:covered-table-cell table:style-name="ce1"/>
          <table:table-cell table:style-name="ce9" office:value-type="string" calcext:value-type="string">
            <text:p><text:s text:c="2"/>https://github.com/wez/wezterm/commit/6fdae9b226ecb1186bca9a3cdb9410557a7e85d7</text:p>
          </table:table-cell>
          <table:table-cell table:style-name="ce11" office:value-type="string" calcext:value-type="string">
            <text:p>Make UnixTerminalWaker::wake non-blocking</text:p>
            <text:p>I was running `hg log --config pager.pager=sp` and pressing space without releasing it. After about 10k lines sp appears to deadlock. It seems sp uses a single thread for both reading terminal events and sending wake events and it sends too many wake events without reading the events.</text:p>
            <text:p>Failing to write to the wake pipe due to EWOULDBLOCK does not seem to be a problem - there are enough events in the pipe to wake up the other side. Therefore let's just make wake_pipe_write nonblocking and treat EWOULDBLOCK as a success.</text:p>
          </table:table-cell>
          <table:table-cell table:style-name="ce11" office:value-type="string" calcext:value-type="string">
            <text:p>在修复前的代码中，存在潜在的死锁问题主要是由于在UnixTerminalWaker::wake方法中使用了阻塞的管道写入操作可能导致死锁。具体来说，原先的代码中在UnixTerminalWaker::wake方法中直接调用管道的写入操作，如果管道写入操作被阻塞（例如管道已满），那么当前线程会被阻塞，可能导致死锁情况发生。</text:p>
            <text:p/>
            <text:p>修复的关键在于修改了UnixTerminalWaker::wake方法中的管道写入操作，通过修改写入操作使其非阻塞，并处理EWOULDBLOCK错误作为成功处理。修复后的代码在管道写入操作中避免了阻塞，通过使写入操作非阻塞并将EWOULDBLOCK错误视为成功处理，避免了可能导致死锁的情况发生。</text:p>
            <text:p/>
            <text:p>因此，修复前的死锁问题主要是由于在UnixTerminalWaker::wake方法中使用阻塞的管道写入操作可能导致线程被阻塞而导致死锁。修复后通过修改写入操作为非阻塞并处理EWOULDBLOCK错误来避免了可能导致死锁的问题。</text:p>
            <text:p/>
            <text:p>修复主要通过在UnixTerminalWaker结构体中使用Mutex来保护管道写入操作，确保在多线程情况下线程安全地进行写入操作。</text:p>
          </table:table-cell>
          <table:table-cell table:style-name="ce1" office:value-type="string" calcext:value-type="string">
            <text:p>缺少并发原语</text:p>
          </table:table-cell>
          <table:table-cell table:number-columns-repeated="1019"/>
        </table:table-row>
        <table:table-row table:style-name="ro5">
          <table:table-cell table:style-name="ce1" office:value-type="string" calcext:value-type="string">
            <text:p>slint-ui/slint</text:p>
          </table:table-cell>
          <table:table-cell table:style-name="ce9" office:value-type="string" calcext:value-type="string">
            <text:p><text:s text:c="2"/>https://github.com/slint-ui/slint/commit/b847faa0276265fbd5e633ad3104a9258d02bfe7</text:p>
          </table:table-cell>
          <table:table-cell table:style-name="ce11" office:value-type="string" calcext:value-type="string">
            <text:p>Typeloader: In case of load error, don't keep invalid files as currently loading</text:p>
            <text:p>Because we `return None` in case of error before we remove the file from `currently_loading` we would then await forever next time we try to load that file.</text:p>
            <text:p/>
            <text:p>This will cause a deadlock that can be causing #2709</text:p>
          </table:table-cell>
          <table:table-cell table:style-name="ce11" office:value-type="string" calcext:value-type="string">
            <text:p>修复前的代码存在潜在的死锁问题，主要是由于在发生加载错误时，直接返回None之前没有将文件从currently_loading中移除，导致下次再尝试加载相同文件时会一直等待，可能导致死锁的情况发生。修复前的代码中，在处理加载错误时，没有及时移除在加载过程中的文件记录，可能导致下次再尝试加载相同文件时一直处于等待状态，可能导致死锁。</text:p>
            <text:p/>
            <text:p>修复后的代码通过在处理加载错误时，立即返回None之前就将文件从currently_loading中移除，确保在发生加载错误时及时清理加载过程中的文件记录。修复后的代码在加载错误处理逻辑中对文件记录进行了正确的清理，避免了下次再尝试加载相同文件时一直等待的情况，从而避免了潜在的死锁问题发生。</text:p>
            <text:p/>
            <text:p>修复主要是通过 Rust 的并发原语中的RefCell和Mutex来保证对currently_loading的安全并发访问。修复了可能导致死锁的问题，确保在加载文件时正确处理错误并及时清理加载过程中的文件记录，避免了潜在的死锁情况发生。</text:p>
          </table:table-cell>
          <table:table-cell table:style-name="ce1" office:value-type="string" calcext:value-type="string">
            <text:p>缺少并发原语</text:p>
          </table:table-cell>
          <table:table-cell table:number-columns-repeated="1019"/>
        </table:table-row>
        <table:table-row table:style-name="ro8">
          <table:table-cell table:style-name="ce1" office:value-type="string" calcext:value-type="string" table:number-columns-spanned="1" table:number-rows-spanned="3">
            <text:p>leptos-rs/leptos</text:p>
          </table:table-cell>
          <table:table-cell table:style-name="ce9" office:value-type="string" calcext:value-type="string">
            <text:p><text:s text:c="2"/>https://github.com/leptos-rs/leptos/commit/d306a15f8694e1a361578ff34eb2d66369e27000</text:p>
          </table:table-cell>
          <table:table-cell table:style-name="ce11" office:value-type="string" calcext:value-type="string">
            <text:p>fix: avoid deadlocking if can't take Memo write lock (closes #3158) (#3160)</text:p>
          </table:table-cell>
          <table:table-cell table:style-name="ce11" office:value-type="string" calcext:value-type="string">
            <text:p>在修复前的代码中存在潜在的死锁问题，主要是由于在update_if_necessary方法中，在需要进行更新时，尝试获取写锁时可能会导致死锁。具体来说，当需要进行更新时，代码尝试获取写锁来修改ReactiveNodeState的状态，但在获取写锁期间如果有其他线程已经持有读锁，那么会导致死锁情况发生。</text:p>
            <text:p/>
            <text:p>修复后的关键在于修改了在update_if_necessary方法中对写锁的获取方式，改为使用try_write来获取写锁，如果无法立即获取写锁则不等待，避免了可能导致死锁的情况发生。修复后的代码在需要获取写锁时使用了try_write来尝试获取写锁，如果无法立即获取写锁则立即返回，避免了可能因等待锁而导致的死锁情况。</text:p>
            <text:p/>
            <text:p>修复主要是通过 Rust 的并发原语中的RwLock和try_write方法来避免了可能导致死锁的情况。修复了在更新节点状态时可能出现的死锁问题，通过使用try_write避免了在获取写锁时可能发生的等待导致的死锁情况。</text:p>
          </table:table-cell>
          <table:table-cell table:style-name="ce1" office:value-type="string" calcext:value-type="string">
            <text:p>rwlock</text:p>
          </table:table-cell>
          <table:table-cell table:number-columns-repeated="1019"/>
        </table:table-row>
        <table:table-row table:style-name="ro5">
          <table:covered-table-cell table:style-name="ce1"/>
          <table:table-cell table:style-name="ce9" office:value-type="string" calcext:value-type="string">
            <text:p><text:s text:c="2"/>https://github.com/leptos-rs/leptos/commit/17821f863a543feb70ccc70e0426deb78b6419ef</text:p>
          </table:table-cell>
          <table:table-cell table:style-name="ce11" office:value-type="string" calcext:value-type="string">
            <text:p>fix: restructure StoredValue so that nested calls do not deadlock (closes #2968) (#3004)</text:p>
          </table:table-cell>
          <table:table-cell table:style-name="ce11" office:value-type="string" calcext:value-type="string">
            <text:p>在修复前的代码中存在潜在的死锁问题，主要是由于在StorageAccess的into_taken方法中，对Self类型的值进行了所有权转移，可能导致在某些情况下出现了数据竞争和潜在的死锁问题。具体来说，在into_taken方法中将self值转移给了调用者，如果存在多个线程同时访问并尝试获取StorageAccess&lt;T&gt;类型的值，可能会因为所有权转移而出现数据竞争问题，进而导致潜在的死锁情况发生。</text:p>
            <text:p/>
            <text:p>修复后的关键在于修改了StorageAccess trait 中的into_taken方法，将其从 trait 中移除，避免了在接口中暴露可能导致数据竞争和死锁问题的操作。修复后的代码中，对StorageAccess trait 进行了重新设计，将所有权转移的操作放到了具体实现中，通过传递引用而非所有权，避免了可能导致数据竞争和死锁问题的情况。</text:p>
            <text:p/>
            <text:p>修复主要是通过对代码逻辑进行重新设计，避免了潜在的数据竞争和死锁问题。修复了在StorageAccess trait 中可能导致数据竞争和死锁问题的情况，通过重新设计 trait 方法，避免了操作中的所有权转移，确保了并发安全性。</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leptos-rs/leptos/commit/fc60d6b2d70a77cc84e8952747e869cb9a4aca6f</text:p>
          </table:table-cell>
          <table:table-cell table:style-name="ce11" office:value-type="string" calcext:value-type="string">
            <text:p>fix deadlock on nested Signals</text:p>
          </table:table-cell>
          <table:table-cell table:style-name="ce11" office:value-type="string" calcext:value-type="string">
            <text:p>修复前的代码存在潜在的死锁问题，主要是由于在WithUntracked和With trait 的实现中，对self.inner.try_with_value的调用可能导致死锁。具体来说，在尝试调用try_with_value方法时，可能会涉及到对共享资源的访问和锁定操作，如果在某些情况下又需要获取其他锁，同时又持有之前的锁，可能会导致多个线程之间的死锁问题。</text:p>
            <text:p/>
            <text:p>修复后的关键在于修改了代码逻辑，通过在调用try_with_value方法之前先克隆inner的 Arc 类型并释放锁，防止出现死锁情况。修复后的代码中，在调用try_with_value方法之前先使用Clone::clone方法对inner进行克隆，释放旧的锁，然后再根据克隆后的inner进行进一步操作，避免了可能导致死锁的情况发生。</text:p>
            <text:p/>
            <text:p>修复主要是通过 Rust 的并发原语中的 Arc 类型和 Clone trait 来避免潜在的死锁问题。修复了在WithUntracked和With trait 的实现中可能导致死锁的情况，通过先克隆inner对象并释放锁，避免了可能因为多个锁交叉导致的死锁问题。</text:p>
          </table:table-cell>
          <table:table-cell table:style-name="ce1" office:value-type="string" calcext:value-type="string">
            <text:p>无关原语</text:p>
          </table:table-cell>
          <table:table-cell table:number-columns-repeated="1019"/>
        </table:table-row>
        <table:table-row table:style-name="ro1">
          <table:table-cell table:style-name="ce1" office:value-type="string" calcext:value-type="string" table:number-columns-spanned="1" table:number-rows-spanned="4">
            <text:p>phil-opp/blog_os</text:p>
          </table:table-cell>
          <table:table-cell table:style-name="ce9" office:value-type="string" calcext:value-type="string">
            <text:p><text:s text:c="2"/>https://github.com/phil-opp/blog_os/commit/7254528d53fc8cdc7a218b198466cbe0a8dbb049</text:p>
          </table:table-cell>
          <table:table-cell table:style-name="ce11" office:value-type="string" calcext:value-type="string">
            <text:p>Merge pull request #249 from phil-opp/fix-println-deadlock</text:p>
            <text:p>Update `print` macro to avoid deadlock</text:p>
          </table:table-cell>
          <table:table-cell table:style-name="ce11" office:value-type="string" calcext:value-type="string">
            <text:p>修复前的代码中存在潜在的死锁问题是由于在Writer结构体的write_byte方法中，对全局静态变量WRITER进行了锁定操作。在print_error函数中也存在类似的问题，对WRITER进行了锁定操作。这种设计可能导致在一个线程已经获取了WRITER锁的情况下，又尝试获取WRITER锁，导致死锁的发生。因为当一个线程持有锁时，其他线程尝试获取同一把锁就会被阻塞，如果这种情况出现在多个地方，就可能导致死锁。</text:p>
            <text:p/>
            <text:p>修复后的代码通过优化对WRITER的锁定操作，将获取锁的位置统一到公共函数中，避免了在write_byte和print_error等函数中重复获取锁的情况。这样就避免了可能导致死锁的情况发生。</text:p>
            <text:p/>
            <text:p>修复是通过spin::Mutex来实现的，在修复后的代码中，使用了Mutex来保护共享资源，确保在多线程环境下的安全性，避免了潜在的死锁问题。修复了在多处对全局静态变量进行锁定操作可能引发的死锁情况，通过合理的锁定操作策略，保证了并发操作的安全性。</text:p>
          </table:table-cell>
          <table:table-cell table:style-name="ce1" office:value-type="string" calcext:value-type="string">
            <text:p>mutex</text:p>
          </table:table-cell>
          <table:table-cell table:number-columns-repeated="1019"/>
        </table:table-row>
        <table:table-row table:style-name="ro1">
          <table:covered-table-cell table:style-name="ce1"/>
          <table:table-cell table:style-name="ce9" office:value-type="string" calcext:value-type="string">
            <text:p><text:s text:c="2"/>https://github.com/phil-opp/blog_os/commit/66d940559f9d98570b5829f08e9b48ba3ace8705</text:p>
          </table:table-cell>
          <table:table-cell table:style-name="ce11" office:value-type="string" calcext:value-type="string">
            <text:p>Avoid deadlocks in println/serial_println</text:p>
          </table:table-cell>
          <table:table-cell table:style-name="ce11" office:value-type="string" calcext:value-type="string">
            <text:p>修复前的代码存在潜在的死锁问题是由于在print函数中对SERIAL1和WRITER进行了锁定操作，可能导致在执行打印操作时发生死锁。具体来说，在多线程环境下，如果一个线程已经获取了SERIAL1或WRITER的锁，另一个线程又尝试获取相同的锁，就有可能出现死锁的情况。</text:p>
            <text:p/>
            <text:p>修复后的关键在于在print函数中使用了x86_64::instructions::interrupts::without_interrupts函数，将打印操作放在了无中断的上下文中执行，从而避免了在获取锁时发生中断而导致的死锁。通过在无中断的上下文中执行打印操作，可以确保在打印过程中不会被中断打断，从而避免了可能导致死锁的情况发生。</text:p>
            <text:p/>
            <text:p>修复是通过x86_64库中的interrupts::without_interrupts函数来实现的，通过在无中断的上下文中执行打印操作，避免了在并发环境下可能出现的死锁问题。修复了在对SERIAL1和WRITER进行锁定操作时可能引发的死锁情况，通过在无中断的上下文中执行打印操作，确保了并发操作的安全性</text:p>
          </table:table-cell>
          <table:table-cell table:style-name="ce1" office:value-type="string" calcext:value-type="string">
            <text:p>mutex</text:p>
          </table:table-cell>
          <table:table-cell table:number-columns-repeated="1019"/>
        </table:table-row>
        <table:table-row table:style-name="ro2">
          <table:covered-table-cell table:style-name="ce1"/>
          <table:table-cell table:style-name="ce9" office:value-type="string" calcext:value-type="string">
            <text:p><text:s text:c="2"/>https://github.com/phil-opp/blog_os/commit/d96df500a7d7c199dc6206638b49fdfd682996c8</text:p>
          </table:table-cell>
          <table:table-cell table:style-name="ce11" office:value-type="string" calcext:value-type="string">
            <text:p>Create a new print function and use it in the print macro</text:p>
            <text:p>This fixes the deadlock problem, because the format_args is now evaluated before locking the screen writer. So `println!("{:?}", {println!("");})` no longer triggers a deadlock.</text:p>
          </table:table-cell>
          <table:table-cell table:style-name="ce11" office:value-type="string" calcext:value-type="string">
            <text:p>修复前的代码存在潜在的死锁问题是由于在print宏中的macro_rules! print宏展开中，先获取了WRITER的锁然后再执行write_fmt操作，这可能导致在写入操作时发生死锁。具体来说，当执行println!("{:?}", {println!("");})这种嵌套调用时，会出现先获取锁然后再嵌套获取锁的情况，可能导致死锁。</text:p>
            <text:p/>
            <text:p>修复后的关键在于创建了一个新的print函数，将format_args的求值放在获取屏幕写入器锁之前进行。通过这种方式，在执行print宏时先对参数进行格式化，然后再获取锁执行写入操作，避免了可能导致死锁的情况发生。</text:p>
            <text:p/>
            <text:p>修复是通过调整锁的获取时机，先对参数进行格式化再获取锁，来解决潜在的死锁问题。修复了在获取锁时可能出现的嵌套锁和死锁情况，通过合理的调整代码逻辑，确保了并发操作的安全性。</text:p>
          </table:table-cell>
          <table:table-cell table:style-name="ce1" office:value-type="string" calcext:value-type="string">
            <text:p>mutex</text:p>
          </table:table-cell>
          <table:table-cell table:number-columns-repeated="1019"/>
        </table:table-row>
        <table:table-row table:style-name="ro6">
          <table:covered-table-cell table:style-name="ce1"/>
          <table:table-cell table:style-name="ce9" office:value-type="string" calcext:value-type="string">
            <text:p><text:s text:c="2"/>https://github.com/phil-opp/blog_os/commit/212dcfa5928425ae48a42f3c4392fcab21cc8017</text:p>
          </table:table-cell>
          <table:table-cell table:style-name="ce11" office:value-type="string" calcext:value-type="string">
            <text:p>Make print_error safe by using the global writer</text:p>
            <text:p>This is now possible since we fixed the deadlock problem.</text:p>
          </table:table-cell>
          <table:table-cell table:style-name="ce11" office:value-type="string" calcext:value-type="string">
            <text:p>在修复前的代码中，存在潜在的死锁问题是由于在print_error函数中创建了一个新的Writer实例，并在函数内部进行写入操作，这可能导致在并发环境下出现死锁。具体来说，多个线程调用print_error函数时会创建多个Writer实例，并尝试对屏幕写入器进行操作，可能因为并发写入操作而导致死锁。</text:p>
            <text:p/>
            <text:p>修复后的关键在于使用全局的WRITER进行写入操作，通过在函数中获取WRITER的锁来确保在并发环境下对屏幕写入器的安全访问。修复后的代码在执行print_error函数时先获取了WRITER的锁，然后进行写入操作，而不是每次调用函数都创建一个新的Writer实例，避免了并发写入操作可能导致的死锁问题。</text:p>
            <text:p/>
            <text:p>修复是通过使用WRITER.lock()来获取全局写入器的锁来实现的，确保了在并发环境下对写入器的安全访问。修复了在多线程环境下可能出现的并发写入导致的死锁问题，通过合理的锁定操作策略，确保了写入操作的安全性。</text:p>
          </table:table-cell>
          <table:table-cell table:style-name="ce1" office:value-type="string" calcext:value-type="string">
            <text:p>mutex</text:p>
          </table:table-cell>
          <table:table-cell table:number-columns-repeated="1019"/>
        </table:table-row>
        <table:table-row table:style-name="ro5">
          <table:table-cell table:style-name="ce1" office:value-type="string" calcext:value-type="string" table:number-columns-spanned="1" table:number-rows-spanned="2">
            <text:p>ruffle-rs/ruffle</text:p>
          </table:table-cell>
          <table:table-cell table:style-name="ce9" office:value-type="string" calcext:value-type="string">
            <text:p><text:s text:c="2"/>https://github.com/ruffle-rs/ruffle/commit/f30c04e8b4d77bae221b2cfc3ce03faf1f06eeb2</text:p>
          </table:table-cell>
          <table:table-cell table:style-name="ce11" office:value-type="string" calcext:value-type="string">
            <text:p>frontend-utils: Get rid of deadlocks in AsyncExecutor</text:p>
            <text:p>3d04971 was the first approach to eliminating deadlocks caused by waking a task from another one. A task may also try to wake itself, and that case was unfortunately not covered.</text:p>
            <text:p/>
            <text:p>This patch rewrites the AsyncExecutor to use an async channel for queuing tasks instead of a flag. Using a flag required holding a lock for a task which was problematic when a task needed to be awoken. A flag also required doing a full search through tasks each poll, which could be ineffective.</text:p>
          </table:table-cell>
          <table:table-cell table:style-name="ce11" office:value-type="string" calcext:value-type="string">
            <text:p>修复前的代码存在潜在的死锁问题是由于在AsyncExecutor中的poll_all函数中操作了多个任务队列，包括task_queue和tasks，而在获取和操作这些队列时没有进行合适的同步处理，可能导致在并发环境下出现死锁。具体来说，多个线程同时访问和操作这些任务队列时，没有合适的锁机制保护，可能导致竞态条件和死锁情况的发生。</text:p>
            <text:p/>
            <text:p>修复后的关键在于对tasks任务队列使用了Mutex进行同步处理，确保在访问和操作任务队列时只有一个线程可以进行，避免了并发导致的死锁问题。通过在poll_all函数中对tasks任务队列使用Mutex进行加锁处理，确保了在执行任务操作时的线程安全性，避免了可能导致死锁的并发访问和操作。</text:p>
            <text:p/>
            <text:p>修复是通过在AsyncExecutor中的tasks任务队列上添加Mutex进行同步处理来解决潜在的死锁问题。修复了在多线程环境下可能出现的并发访问导致的死锁情况，通过合适的同步处理确保了任务队列的安全访问。</text:p>
          </table:table-cell>
          <table:table-cell table:style-name="ce1" office:value-type="string" calcext:value-type="string">
            <text:p>缺少同步控制 无关原语</text:p>
          </table:table-cell>
          <table:table-cell table:number-columns-repeated="1019"/>
        </table:table-row>
        <table:table-row table:style-name="ro5">
          <table:covered-table-cell table:style-name="ce1"/>
          <table:table-cell table:style-name="ce9" office:value-type="string" calcext:value-type="string">
            <text:p><text:s text:c="2"/>https://github.com/ruffle-rs/ruffle/commit/3d04971ae4b344cff92e2c67a135b4a1e1cc0fc0</text:p>
          </table:table-cell>
          <table:table-cell table:style-name="ce11" office:value-type="string" calcext:value-type="string">
            <text:p>desktop: Make WinitAsyncExecutor thread-safe and prevent deadlocks</text:p>
            <text:p>Not thread-safe WinitAsyncExecutor was wrapped with a Mutex, making</text:p>
            <text:p>any access to the instance exclusive. It was problematic, because when a task was awoken from within another task, it resulted in a deadlock, because the mutex was not reentrant.</text:p>
            <text:p/>
            <text:p>This patch makes WinitAsyncExecutor thread-safe and changes how tasks are locked. Specifically, instead of locking all tasks, only the currently executed task is being locked. This allows waking any other task from within it.</text:p>
          </table:table-cell>
          <table:table-cell table:style-name="ce11" office:value-type="string" calcext:value-type="string">
            <text:p>修复前的代码中存在潜在的死锁问题主要是由于对任务队列task_queue的操作缺乏适当的同步处理机制而引起的。具体来说，多个线程可能在同一时间尝试访问和操作task_queue，而没有正确地使用锁来保护对共享数据结构的并发访问，这可能导致竞态条件和死锁情况的发生。</text:p>
            <text:p/>
            <text:p>修复后的关键在于在任务队列task_queue上使用了RwLock进行读写锁的同步处理，确保在并发环境下对任务队列的安全访问。修复后的代码对任务队列的读取和写入进行了合适的同步处理，避免了多个线程同时访问和操作任务队列可能导致的竞态条件和死锁问题。</text:p>
            <text:p/>
            <text:p>修复是通过在WinitAsyncExecutor中的task_queue任务队列上添加RwLock进行同步处理来解决潜在的死锁问题。修复了在多线程环境下可能出现的并发访问导致的死锁情况，通过合适的同步处理确保了任务队列的安全访问。修复主要是通过引入RwLock并正确使用读写锁机制来解决并发访问问题，在保证并发性的同时避免了潜在的死锁情况。</text:p>
          </table:table-cell>
          <table:table-cell table:style-name="ce1" office:value-type="string" calcext:value-type="string">
            <text:p>缺少同步控制 无关原语</text:p>
          </table:table-cell>
          <table:table-cell table:number-columns-repeated="1019"/>
        </table:table-row>
        <table:table-row table:style-name="ro4">
          <table:table-cell table:style-name="ce1" office:value-type="string" calcext:value-type="string" table:number-columns-spanned="1" table:number-rows-spanned="12">
            <text:p>tikv/tikv</text:p>
          </table:table-cell>
          <table:table-cell table:style-name="ce9" office:value-type="string" calcext:value-type="string">
            <text:p><text:s text:c="2"/>https://github.com/tikv/tikv/commit/d447120e32741f5de00fbb7c183c788e52871ab1</text:p>
          </table:table-cell>
          <table:table-cell table:style-name="ce11" office:value-type="string" calcext:value-type="string">
            <text:p>txn: try to fix the possible deadlock caused by scan lock (#16342)</text:p>
            <text:p>ref #16340</text:p>
            <text:p/>
            <text:p>Try to fix the possible deadlock caused by scan lock.</text:p>
          </table:table-cell>
          <table:table-cell table:style-name="ce11" office:value-type="string" calcext:value-type="string">
            <text:p>在修复前的代码中存在潜在的死锁问题是由于在scan_locks函数中同时调用了load_in_memory_pessimistic_lock_range和scan_locks_from_storage函数，在处理锁资源时可能导致死锁情况的发生。具体来说，当内存中的锁资源为空时，会调用scan_locks_from_storage函数从存储中加载锁资源，而在加载存储中的锁资源时可能会引发死锁问题。</text:p>
            <text:p/>
            <text:p>修复后的关键在于在load_in_memory_pessimistic_lock_range函数中引入了pessimistic_locks_guard变量来存储读锁，然后在使用完毕后调用drop(pessimistic_locks_guard)来释放读锁。这样的操作保证了在处理完锁资源后及时释放锁，避免了持有锁过久可能导致的死锁问题的发生。</text:p>
            <text:p/>
            <text:p>修复是通过引入读锁的持有方式并显式释放锁资源来解决潜在的死锁问题，确保在操作过程中正确管理和释放锁资源，避免了死锁情况的发生。修复主要是通过合理地管理并释放锁资源来避免潜在的死锁问题，通过引入读锁的方式确保了并发操作的安全性。</text:p>
            <text:p/>
            <text:p>修复涉及了 Rust 中的并发原语，主要是通过读锁的持有和释放来解决潜在的死锁问题，避免了在并发环境下可能导致的问题。修复保证了在处理锁资源时的并发安全性，避免了可能的死锁情况的发生。</text:p>
          </table:table-cell>
          <table:table-cell table:style-name="ce1" office:value-type="string" calcext:value-type="string">
            <text:p>无关原语</text:p>
          </table:table-cell>
          <table:table-cell table:number-columns-repeated="1019"/>
        </table:table-row>
        <table:table-row table:style-name="ro8">
          <table:covered-table-cell table:style-name="ce1"/>
          <table:table-cell table:style-name="ce9" office:value-type="string" calcext:value-type="string">
            <text:p><text:s text:c="2"/>https://github.com/tikv/tikv/commit/993eb2f610acfc4ee9e6c7b4f03eb63213f6d593</text:p>
          </table:table-cell>
          <table:table-cell table:style-name="ce11" office:value-type="string" calcext:value-type="string">
            <text:p> Fix a bug that checkpoint of a to-be-destroyed tablet can cause deadlock</text:p>
            <text:p/>
          </table:table-cell>
          <table:table-cell table:style-name="ce11" office:value-type="string" calcext:value-type="string">
            <text:p>修复前的代码存在潜在的死锁问题是由于在destroy_tablet函数中的文件操作顺序不当，可能导致文件系统资源的竞争和死锁问题。在修复后的代码中，通过引入了适当的文件处理函数trash_dir_all来正确处理文件的删除操作，避免了潜在的死锁问题的发生。</text:p>
            <text:p/>
            <text:p>具体来说，修复前的代码中，在destroy_tablet函数中先尝试删除tombstone_path目录，然后对path进行重命名操作，接着再次尝试删除tombstone_path目录。这种文件操作顺序可能导致文件系统资源的竞争，从而引发死锁问题。</text:p>
            <text:p/>
            <text:p>在修复后的代码中，通过引入了合适的文件处理函数trash_dir_all来处理目录的删除操作，确保了在文件操作中正确地处理文件的删除操作，避免了潜在的死锁问题。修复了潜在的死锁问题，通过适当的文件操作顺序和使用正确的文件处理函数来避免可能导致死锁的文件系统资源竞争问题。</text:p>
          </table:table-cell>
          <table:table-cell table:style-name="ce1" office:value-type="string" calcext:value-type="string">
            <text:p>无关原语</text:p>
          </table:table-cell>
          <table:table-cell table:number-columns-repeated="1019"/>
        </table:table-row>
        <table:table-row table:style-name="ro10">
          <table:covered-table-cell table:style-name="ce1"/>
          <table:table-cell table:style-name="ce9" office:value-type="string" calcext:value-type="string">
            <text:p><text:s text:c="2"/>https://github.com/tikv/tikv/commit/32f93fc98c7a663a2cc8ffaf3cd76feb2dc3dd0a</text:p>
          </table:table-cell>
          <table:table-cell table:style-name="ce11" office:value-type="string" calcext:value-type="string">
            <text:p>multi-rocksdb: avoid mutex deadlock between open_tablet() and create_shared_db() (#13465)</text:p>
          </table:table-cell>
          <table:table-cell table:style-name="ce11" office:value-type="string" calcext:value-type="string">
            <text:p>修复前的代码存在潜在的死锁问题是由于在open_tablet函数中在使用root_db时未正确处理并发情况，可能导致了多个 goroutines 竞争root_db的锁而引发死锁问题。在修复后的代码中，通过移除不必要的锁保护，解决了潜在的死锁问题。</text:p>
            <text:p/>
            <text:p>具体来说，在修复前的代码中，在访问root_db时使用了lock().unwrap()来获取root_db的锁，但在后续的操作中可能存在并发情况下的竞争问题，可能导致死锁。而在修复后的代码中，移除了对root_db的锁保护，因为root_db的创建仅在 TiKV 引导时发生，不存在并发竞争的情况，避免了潜在的死锁问题。</text:p>
          </table:table-cell>
          <table:table-cell table:style-name="ce1" office:value-type="string" calcext:value-type="string">
            <text:p>mutex</text:p>
          </table:table-cell>
          <table:table-cell table:number-columns-repeated="1019"/>
        </table:table-row>
        <table:table-row table:style-name="ro1">
          <table:covered-table-cell table:style-name="ce1"/>
          <table:table-cell table:style-name="ce9" office:value-type="string" calcext:value-type="string">
            <text:p><text:s text:c="2"/>https://github.com/tikv/tikv/commit/1ffa3034bec416268af751d319c8d7a2bc2ca464</text:p>
          </table:table-cell>
          <table:table-cell table:style-name="ce11" office:value-type="string" calcext:value-type="string">
            <text:p> (#13249)</text:p>
            <text:p>close #13191, ref rust-lang/rust#93740</text:p>
          </table:table-cell>
          <table:table-cell table:style-name="ce11" office:value-type="string" calcext:value-type="string">
            <text:p>修复前的代码存在潜在的死锁问题是由于在RpcClient结构体中的call_option_inner方法和call_option方法存在相互依赖的调用关系，可能导致读写锁（RWR）的死锁问题。在修复后的代码中，通过移除不必要的call_option_inner方法调用，解决了潜在的死锁问题。</text:p>
            <text:p/>
            <text:p>具体来说，在修复前的代码中，call_option_inner方法和call_option方法存在相互依赖的调用关系，可能导致读写锁（RWR）的死锁问题。修复后的代码移除了不必要的call_option_inner方法调用，避免了潜在的死锁问题的发生，从而解决了修复前存在的潜在的死锁问题。</text:p>
            <text:p/>
            <text:p>修复涉及了 Rust 中的并发原语，主要是通过调整代码中不必要的方法调用，避免了可能导致死锁的读写锁（RWR）竞争问题。修复保证了在结构体RpcClient中的方法调用不会因为相互依赖而导致死锁问题的发生。修复主要是通过调整方法调用关系，避免了潜在的死锁问题。修复了可能导致死锁问题的方法调用关系，确保了程序的并发安全性。</text:p>
          </table:table-cell>
          <table:table-cell table:style-name="ce1" office:value-type="string" calcext:value-type="string">
            <text:p>rwlock</text:p>
          </table:table-cell>
          <table:table-cell table:number-columns-repeated="1019"/>
        </table:table-row>
        <table:table-row table:style-name="ro12">
          <table:covered-table-cell table:style-name="ce1"/>
          <table:table-cell table:style-name="ce9" office:value-type="string" calcext:value-type="string">
            <text:p><text:s text:c="2"/>https://github.com/tikv/tikv/commit/1e453231b7ddfe05c576d14c06d3b652745ce0c9</text:p>
          </table:table-cell>
          <table:table-cell table:style-name="ce11" office:value-type="string" calcext:value-type="string">
            <text:p>raftstore: fix the issue deadlock between apply snapshot and create peer</text:p>
          </table:table-cell>
          <table:table-cell table:style-name="ce11" office:value-type="string" calcext:value-type="string">
            <text:p>在修复前的代码中存在潜在的死锁问题是由于在函数on_ready_apply_snapshot中，先获取了global_replication_state的锁后又获取了store_meta的锁，存在多个锁的嵌套获取，可能导致获取锁的顺序不当而引发死锁问题。在修复后的代码中，通过调整锁的获取顺序，先释放了global_replication_state的锁再获取store_meta的锁，避免了潜在的死锁问题。</text:p>
            <text:p/>
            <text:p>具体来说，在修复前的代码中，在处理函数on_ready_apply_snapshot中，先获取了global_replication_state的锁，然后在操作后又获取了store_meta的锁，存在多个锁的嵌套获取，可能导致获取锁的顺序不当而引发死锁问题。修复后的代码通过添加了fail_point!("after_assign_commit_groups_on_apply_snapshot");语句，在这之后释放了global_replication_state的锁，然后再获取store_meta的锁，避免了潜在的死锁问题。</text:p>
            <text:p/>
            <text:p>修复涉及了 Rust 中的并发原语，主要是通过调整获取锁的顺序来避免潜在的死锁问题。修复保证了在处理函数中正确的锁的获取顺序，避免了多个锁的嵌套获取可能导致的死锁问题。修复主要是通过释放先前获取的锁再获取新的锁来避免可能的死锁问题。修复了在函数中可能导致死锁问题的多个锁的嵌套获取顺序不当的情况。</text:p>
          </table:table-cell>
          <table:table-cell table:style-name="ce1" office:value-type="string" calcext:value-type="string">
            <text:p>mutex </text:p>
          </table:table-cell>
          <table:table-cell table:number-columns-repeated="1019"/>
        </table:table-row>
        <table:table-row table:style-name="ro5">
          <table:covered-table-cell table:style-name="ce1"/>
          <table:table-cell table:style-name="ce9" office:value-type="string" calcext:value-type="string">
            <text:p><text:s text:c="2"/>https://github.com/tikv/tikv/commit/29d045656831ac17df8674e12813da033ca34cb9</text:p>
          </table:table-cell>
          <table:table-cell table:style-name="ce11" office:value-type="string" calcext:value-type="string">
            <text:p>avoid deadlock for GC in compaction filter</text:p>
          </table:table-cell>
          <table:table-cell table:style-name="ce11" office:value-type="string" calcext:value-type="string">
            <text:p>，存在潜在的死锁问题是由于在函数do_filter中，可能会出现数据库操作和异步任务调度的竞争条件，因为在处理过程中会涉及到对数据库写入操作和异步任务调度的操作。这种竞争条件可能导致死锁问题的发生，因为数据库写入操作和异步任务调度操作的顺序不确定，可能会出现相互等待对方完成操作而导致死锁。</text:p>
            <text:p/>
            <text:p>在修复后的代码中，通过引入FutureScheduler和GC_TASK来处理异步任务调度，将异步任务调度从数据库操作中分离出来，避免了数据库操作和异步任务调度的竞争条件，从而避免了潜在的死锁问题的发生。</text:p>
            <text:p/>
            <text:p>修复涉及了 Rust 中的并发原语，主要是通过引入FutureScheduler和GC_TASK来处理异步任务调度，将数据库操作和异步任务调度分离，避免了竞争条件可能导致的死锁问题。修复保证了在处理数据库操作和异步任务调度时的顺序性，避免了潜在的死锁问题的发生。修复主要是通过将异步任务调度从数据库操作中分离出来，保证了操作的顺序性，避免了竞争条件可能导致的死锁问题。修复了可能导致死锁问题的数据库操作和异步任务调度的竞争条件，确保了程序的并发安全性。</text:p>
          </table:table-cell>
          <table:table-cell table:style-name="ce1" office:value-type="string" calcext:value-type="string">
            <text:p>无关原语</text:p>
          </table:table-cell>
          <table:table-cell table:number-columns-repeated="1019"/>
        </table:table-row>
        <table:table-row table:style-name="ro4">
          <table:covered-table-cell table:style-name="ce1"/>
          <table:table-cell table:style-name="ce9" office:value-type="string" calcext:value-type="string">
            <text:p><text:s text:c="2"/>https://github.com/tikv/tikv/commit/bd21a5b5c4a62e2bc57fa3f762227f2fc7aa2d1f</text:p>
          </table:table-cell>
          <table:table-cell table:style-name="ce11" office:value-type="string" calcext:value-type="string">
            <text:p>kv_service: fix batch empty request deadlock </text:p>
          </table:table-cell>
          <table:table-cell table:style-name="ce11" office:value-type="string" calcext:value-type="string">
            <text:p>在修复前的代码中，存在潜在的死锁问题是由于在函数future_handle_empty中，通过调用GLOBAL_TIMER_HANDLE.delay来延迟执行一个操作，但在某些情况下，如果req.get_delay_time()返回的延迟时间太短（小于 10 毫秒），可能会导致future_handle_empty函数在递归调用中陷入死锁状态。这是因为如果延迟时间太短，GLOBAL_TIMER_HANDLE.delay可能会立即调用通知函数，导致未来被递归轮询，最终导致死锁。</text:p>
            <text:p/>
            <text:p>在修复后的代码中，通过引入Either::A和Either::B来解决潜在的死锁问题。如果req.get_delay_time()返回的延迟时间小于 10 毫秒，直接返回future::result(Ok(res))，避免了使用定时器延迟执行操作，从而避免了递归轮询导致的死锁问题。如果延迟时间大于等于 10 毫秒，则继续使用定时器延迟执行操作，保持原有逻辑。</text:p>
            <text:p/>
            <text:p>修复涉及了 Rust 中的并发原语，主要是通过使用Either来在延迟执行操作时进行条件判断，避免了可能导致死锁问题的递归调用。修复保证了在处理延迟操作时的逻辑正确性，避免了潜在的死锁问题的发生。修复主要是通过在处理延迟操作时进行条件判断，避免了可能导致死锁的递归调用，确保了程序的并发安全性。修复了可能导致死锁问题的递归调用逻辑，确保了程序在处理延迟操作时的稳定性。</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tikv/tikv/commit/bcb7745e56f351946902d858df593a15faa9f76c</text:p>
          </table:table-cell>
          <table:table-cell table:style-name="ce11" office:value-type="string" calcext:value-type="string">
            <text:p>pd: fix a deadlock (#1768)</text:p>
          </table:table-cell>
          <table:table-cell table:style-name="ce11" office:value-type="string" calcext:value-type="string">
            <text:p>根据引用内容，修复前的代码存在潜在的死锁问题是由于在处理错误情况时，通过在Err(e)分支中进行连续的错误处理和连接操作，可能导致线程在连接 PD leader 时出现死锁。因为在第一个Err(e)分支中的try_connect_leader函数可能会阻塞，导致线程无法继续执行后续的错误处理和连接操作，从而出现死锁。</text:p>
            <text:p/>
            <text:p>在修复后的代码中，通过将try_connect_leader函数的调用结果存储在result变量中，然后再根据result的结果进行进一步处理，避免了在同一个Err(e)分支中连续调用可能阻塞的函数，从而解决了潜在的死锁问题。修复确保了在处理错误情况时不会出现阻塞的情况，避免了可能导致死锁的操作顺序。</text:p>
            <text:p/>
            <text:p>修复涉及了 Rust 中的并发原语，并没有直接使用特定的并发原语，而是通过调整代码逻辑来避免潜在的死锁问题。修复主要是通过重新组织错误处理逻辑，将可能阻塞的操作分离出来，在合适的时机进行错误处理，避免了可能导致死锁的操作序列，确保了程序的并发安全性。修复解决了可能导致死锁的错误处理和连接操作顺序问题，保证了程序在处理错误时的稳定性</text:p>
          </table:table-cell>
          <table:table-cell table:style-name="ce1" office:value-type="string" calcext:value-type="string">
            <text:p>rwlock</text:p>
          </table:table-cell>
          <table:table-cell table:number-columns-repeated="1019"/>
        </table:table-row>
        <table:table-row table:style-name="ro7">
          <table:covered-table-cell table:style-name="ce1"/>
          <table:table-cell table:style-name="ce9" office:value-type="string" calcext:value-type="string">
            <text:p><text:s text:c="2"/>https://github.com/tikv/tikv/commit/076bb0bdeb49de24725aa028c14d517d07adf760</text:p>
          </table:table-cell>
          <table:table-cell table:style-name="ce11" office:value-type="string" calcext:value-type="string">
            <text:p>test: fix test_detect_deadlock_when_split_region</text:p>
          </table:table-cell>
          <table:table-cell table:style-name="ce11" office:value-type="string" calcext:value-type="string">
            <text:p>潜在的死锁问题可能是由于在函数leader_of_region中，在连续对self.reset_leader_of_region(region_id)和self.leader_of_region(region_id)方法进行调用时，未使用中间变量保存self.leader_of_region(region_id)的结果，可能在并发执行时导致数据竞争和不确定的状态。这种不确定状态可能导致在比较当前领导者时出现错误判断，从而导致出现死锁。</text:p>
            <text:p/>
            <text:p>在修复后的代码中，通过将self.leader_of_region(region_id)的结果存储在中间变量cur_leader中，避免了在判断当前领导者时对共享状态的连续访问，从而解决了潜在的死锁问题。修复确保了在比较当前领导者时使用了稳定的中间变量，避免了数据竞争和不确定状态可能导致的错误判断和死锁。</text:p>
            <text:p/>
            <text:p>修复涉及了 Rust 中的并发原语，主要是通过引入中间变量cur_leader来解决潜在的数据竞争和不确定状态问题，避免了可能导致死锁的并发访问共享状态的操作。修复保证了在比较当前领导者时使用了稳定的中间变量，避免了潜在的死锁问题的发生。修复主要是通过引入中间变量来避免并发访问共享状态可能导致的死锁问题，确保了程序的并发安全性。修复解决了可能导致死锁的连续访问共享状态和不确定状态的问题，保证了程序在处理并发操作时的稳定性。</text:p>
          </table:table-cell>
          <table:table-cell table:style-name="ce1" office:value-type="string" calcext:value-type="string">
            <text:p>rwlock</text:p>
          </table:table-cell>
          <table:table-cell table:number-columns-repeated="1019"/>
        </table:table-row>
        <table:table-row table:style-name="ro3">
          <table:covered-table-cell table:style-name="ce1"/>
          <table:table-cell table:style-name="ce9" office:value-type="string" calcext:value-type="string">
            <text:p><text:s text:c="2"/>https://github.com/tikv/tikv/commit/f50607a923b2162b64533947aca18ee47ee22cd7</text:p>
          </table:table-cell>
          <table:table-cell table:style-name="ce11" office:value-type="string" calcext:value-type="string">
            <text:p>pd_client: fix deadlock between reconnect and sync_request </text:p>
          </table:table-cell>
          <table:table-cell table:style-name="ce11" office:value-type="string" calcext:value-type="string">
            <text:p>在修复前的代码中，潜在的死锁问题可能是由于在sync_request函数中，在循环中的match语句块中存在对client.inner.rl().client_stub的连续读取操作，可能导致在并发执行时出现数据竞争，从而可能导致读写锁的死锁情况。因为在match语句块中，持有读锁的线程可能会等待另一个持有写锁的线程完成操作，而写锁的线程又需要等待持有读锁的线程释放锁，这种互相等待的情况可能导致死锁。</text:p>
            <text:p/>
            <text:p>在修复后的代码中，通过在ret变量赋值时立即释放读锁，以防止调用者线程持有读锁并等待 PD client 线程完成请求操作，同时 PD client 线程可能会阻塞在获取写锁的操作。通过在ret赋值中立即释放读锁，避免了可能导致死锁的读写锁互相等待的情况，确保了并发操作的稳定性。</text:p>
            <text:p/>
            <text:p>修复涉及了 Rust 中的并发原语，主要是通过立即释放读锁来避免可能导致死锁的读写锁互相等待的情况。修复确保了在循环中的读取操作后立即释放读锁，避免了潜在的死锁问题的发生。修复主要是通过在读取操作后立即释放读锁来解决并发执行可能导致的死锁问题，确保了程序的并发安全性。修复解决了可能导致死锁的读写锁互相等待的问题，保证了程序在处理并发请求时的稳定性。</text:p>
          </table:table-cell>
          <table:table-cell table:style-name="ce1" office:value-type="string" calcext:value-type="string">
            <text:p>rwlock</text:p>
          </table:table-cell>
          <table:table-cell table:number-columns-repeated="1019"/>
        </table:table-row>
        <table:table-row table:style-name="ro3">
          <table:covered-table-cell table:style-name="ce1"/>
          <table:table-cell table:style-name="ce9" office:value-type="string" calcext:value-type="string">
            <text:p><text:s text:c="2"/>https://github.com/tikv/tikv/commit/e613c816aa5a24c20c882bb27066dce1599140b8</text:p>
          </table:table-cell>
          <table:table-cell table:style-name="ce11" office:value-type="string" calcext:value-type="string">
            <text:p>tikv_util: reimplement poll_future_notify (#11550)</text:p>
            <text:p>The current implementation is very easy to get deadlock if the future is</text:p>
            <text:p>woken immediately during polling. This PR resolves the issue by</text:p>
            <text:p>maintaining states instead.</text:p>
            <text:p/>
            <text:p>Note, if the future is implemented in the wrong way that always</text:p>
            <text:p>notifying the future without checking if it has readiness, the new</text:p>
            <text:p>implementation can run into dead loop.</text:p>
          </table:table-cell>
          <table:table-cell table:style-name="ce11" office:value-type="string" calcext:value-type="string">
            <text:p>在修复前的代码中，可能存在潜在的死锁问题是由于在PollAtWake结构体中，通过ArcWake trait 的wake_by_ref方法在唤醒时尝试直接对内部的 future 执行轮询操作。在这个过程中，可能会存在多个线程同时尝试对future进行轮询操作，而轮询操作中又可能会出现对state状态的竞争，可能导致并发操作时的数据竞争和不确定状态，进而可能导致死锁的发生。</text:p>
            <text:p/>
            <text:p>在修复后的代码中，通过对state状态进行了更精确的控制和更新，设置了不同的状态标识（IDLE、POLLING、NOTIFIED），并根据不同的状态进行不同的处理逻辑。修复后的代码中引入了更细粒度的状态机管理，避免了并发操作时可能导致的数据竞争和状态不一致性，确保了程序在处理并发操作时的稳定性和可靠性。</text:p>
            <text:p/>
            <text:p>修复涉及了对状态的精确控制和更新，通过引入新的状态标识以及根据不同状态进行相应处理的逻辑，解决了潜在的死锁问题。修复主要是通过更细致的状态管理来避免并发操作可能导致的数据竞争和不确定状态，确保了程序在处理多线程并发操作时的稳定性。修复解决了可能导致死锁的并发操作时状态不一致性的问题，保证了程序在多线程环境下的正确运行。</text:p>
          </table:table-cell>
          <table:table-cell table:style-name="ce1" office:value-type="string" calcext:value-type="string">
            <text:p>mutex </text:p>
          </table:table-cell>
          <table:table-cell table:number-columns-repeated="1019"/>
        </table:table-row>
        <table:table-row table:style-name="ro7">
          <table:covered-table-cell table:style-name="ce1"/>
          <table:table-cell table:style-name="ce9" office:value-type="string" calcext:value-type="string">
            <text:p><text:s text:c="2"/>https://github.com/tikv/tikv/commit/d5d7f63b84615671924e16b93db6efa8a81bfa50</text:p>
          </table:table-cell>
          <table:table-cell table:style-name="ce11" office:value-type="string" calcext:value-type="string">
            <text:p>raftstore: 2nd attempt to fix deadlock when creating compaction guard (#9552)</text:p>
          </table:table-cell>
          <table:table-cell table:style-name="ce11" office:value-type="string" calcext:value-type="string">
            <text:p>在修复前的代码中，可能存在潜在的死锁问题是由于在CompactionGuardGeneratorFactory和CompactionGuardGenerator结构体中，初始化和使用SstPartitioner实例的逻辑可能会导致并发操作时的竞争条件。特别是在CompactionGuardGeneratorFactory中的create_partitioner方法中，对RegionInfoProvider进行查询时可能会阻塞其他操作，而这个操作可能在 RocksDB 持有db_mutex时触发，从而导致潜在的死锁问题。</text:p>
            <text:p/>
            <text:p>在修复后的代码中，通过将RegionInfoProvider的查询延迟到首次调用should_partition方法时进行，避免了在创建SstPartitioner实例时可能导致的阻塞操作，从而解决了潜在的死锁问题。修复后的代码中，在should_partition方法中进行了初始化操作，确保了对RegionInfoProvider的查询是在需要时才进行，避免了可能导致的并发阻塞情况。</text:p>
            <text:p/>
            <text:p>修复涉及了对RegionInfoProvider查询的延迟处理，通过在实际需要时才进行查询，避免了在创建SstPartitioner实例时可能导致的并发阻塞问题，从而确保了程序的稳定性。修复主要是通过延迟查询操作来避免可能导致的死锁问题，保证了程序在处理并发操作时的正常运行。修复解决了可能导致死锁的并发查询操作可能造成的竞争条件，确保了程序的可靠性和性能。</text:p>
          </table:table-cell>
          <table:table-cell table:style-name="ce1" office:value-type="string" calcext:value-type="string">
            <text:p>mutex </text:p>
          </table:table-cell>
          <table:table-cell table:number-columns-repeated="1019"/>
        </table:table-row>
        <table:table-row table:style-name="ro1">
          <table:table-cell table:style-name="ce1" office:value-type="string" calcext:value-type="string" table:number-columns-spanned="1" table:number-rows-spanned="6">
            <text:p>redox-os/redox</text:p>
          </table:table-cell>
          <table:table-cell table:style-name="ce9" office:value-type="string" calcext:value-type="string">
            <text:p><text:s text:c="2"/>https://github.com/redox-os/redox/commit/d329f7c7d2540fb5bd73624adee6151092248dc8</text:p>
          </table:table-cell>
          <table:table-cell table:style-name="ce11" office:value-type="string" calcext:value-type="string">
            <text:p>Fix deadlock</text:p>
          </table:table-cell>
          <table:table-cell table:style-name="ce11" office:value-type="string" calcext:value-type="string">
            <text:p>在修复前的代码中，存在潜在的死锁问题是由于在dup、read和write等方法中对RwLock的使用可能导致了死锁情况。特别是在dup方法中，尝试在读取锁的基础上获取写锁，可能导致线程在获取写锁时被其他线程持有的读锁阻塞，而其他线程又在等待当前线程释放写锁，从而导致死锁。类似的情况也可能发生在read和write方法中，当一个线程持有读锁尝试获取写锁时，可能会导致死锁。</text:p>
            <text:p/>
            <text:p>在修复后的代码中，通过在dup方法中将对handles的写操作移到获取写锁后进行，避免了在读锁的基础上尝试获取写锁可能导致的死锁问题。通过在获取写锁后再进行对handles的操作，确保了在写操作时不会被其他持有读锁的线程阻塞，避免了潜在的死锁情况。</text:p>
            <text:p/>
            <text:p>修复涉及了对RwLock的正确使用，通过在适当的位置获取写锁，避免了读写操作之间可能导致的死锁问题。修复主要是通过合理的锁管理，确保写操作在获取写锁后进行，避免了与读操作之间的竞争和潜在的死锁问题。修复解决了可能发生的读写锁之间的竞争条件，确保了程序的并发执行时的稳定性。</text:p>
          </table:table-cell>
          <table:table-cell table:style-name="ce1" office:value-type="string" calcext:value-type="string">
            <text:p>rwlock </text:p>
          </table:table-cell>
          <table:table-cell table:number-columns-repeated="1019"/>
        </table:table-row>
        <table:table-row table:style-name="ro3">
          <table:covered-table-cell table:style-name="ce1"/>
          <table:table-cell table:style-name="ce9" office:value-type="string" calcext:value-type="string">
            <text:p><text:s text:c="2"/>https://github.com/redox-os/redox/commit/d329f7c7d2540fb5bd73624adee6151092248dc9</text:p>
          </table:table-cell>
          <table:table-cell table:style-name="ce11" office:value-type="string" calcext:value-type="string">
            <text:p>Fix deadlock</text:p>
          </table:table-cell>
          <table:table-cell table:style-name="ce11" office:value-type="string" calcext:value-type="string">
            <text:p>在修复前的代码中，存在潜在的死锁问题是由于在UserInner结构体的call方法中，可能会导致由于锁的不正确使用而引起死锁。在调用call方法时，首先获取了next_id并将新的任务加入到todo队列中，然后进入一个循环等待任务完成。在等待任务完成的过程中，通过获取done锁并尝试移除对应的任务，如果任务未完成则通过context::switch()进行上下文切换，这里可能会发生死锁情况。因为当尝试获取done锁失败时，当前线程会一直持有todo锁，如果其他线程尝试获取done锁，则会导致互相等待对方释放锁的情况，从而引起死锁。</text:p>
            <text:p/>
            <text:p>在修复后的代码中，通过将获取done锁和处理任务完成逻辑放在一个作用域内，并在作用域结束后释放锁，避免了潜在的死锁问题。修复后的代码在循环等待任务完成时，在每次循环内都会进入一个作用域，并在该作用域内获取并释放done锁，避免了在等待任务完成时持有锁而导致的死锁情况。</text:p>
            <text:p/>
            <text:p>修复涉及了对锁的正确使用，通过在适当的位置获取和释放锁，避免了可能导致死锁的情况。修复主要是通过合理的锁管理和作用域划分，确保在等待任务完成时不会持有锁而导致死锁。修复解决了可能因为对锁不当使用而导致的死锁问题，确保了程序在并发执行时的稳定性。</text:p>
          </table:table-cell>
          <table:table-cell table:style-name="ce1" office:value-type="string" calcext:value-type="string">
            <text:p>mutex </text:p>
          </table:table-cell>
          <table:table-cell table:number-columns-repeated="1019"/>
        </table:table-row>
        <table:table-row table:style-name="ro5">
          <table:covered-table-cell table:style-name="ce1"/>
          <table:table-cell table:style-name="ce9" office:value-type="string" calcext:value-type="string">
            <text:p><text:s text:c="2"/>https://github.com/redox-os/redox/commit/d329f7c7d2540fb5bd73624adee6151092248dc10</text:p>
          </table:table-cell>
          <table:table-cell table:style-name="ce11" office:value-type="string" calcext:value-type="string">
            <text:p>Fix deadlock</text:p>
          </table:table-cell>
          <table:table-cell table:style-name="ce11" office:value-type="string" calcext:value-type="string">
            <text:p>在修复前的代码中，存在潜在的死锁问题是由于在clone函数中对锁的使用可能会导致死锁情况。在原始代码中，存在多处对锁的获取操作，例如获取context和context_files的锁，以及对memory_shared和heap_shared等共享数据结构的操作。如果在获取这些锁时的顺序不正确，或者在持有一个锁的同时尝试获取另一个锁，可能会导致死锁的发生，特别是在多线程并发执行时。</text:p>
            <text:p/>
            <text:p>在修复后的代码中，通过优化锁的获取顺序和避免在持有锁时尝试获取其他锁，避免了潜在的死锁问题。在修复后的代码中，对于需要获取多个锁的情况，保证了正确的获取顺序，避免了可能导致死锁的情况。修复后的代码在处理共享数据结构时，进行了合理的锁管理，确保了在并发情况下的稳定性。</text:p>
            <text:p/>
            <text:p>修复涉及了对锁的正确使用和获取顺序的优化，避免了可能导致死锁的情况。通过在多处对锁的获取和释放进行调整，确保了在并发执行时不会出现死锁问题。修复主要是通过合理的锁管理和顺序获取操作，防止了可能导致的死锁情况。修复解决了原始代码中可能因为对锁使用不当而引起的潜在死锁问题，确保了程序的稳定性和可靠性。</text:p>
          </table:table-cell>
          <table:table-cell table:style-name="ce1" office:value-type="string" calcext:value-type="string">
            <text:p>mutex </text:p>
          </table:table-cell>
          <table:table-cell table:number-columns-repeated="1019"/>
        </table:table-row>
        <table:table-row table:style-name="ro3">
          <table:covered-table-cell table:style-name="ce1"/>
          <table:table-cell table:style-name="ce9" office:value-type="string" calcext:value-type="string">
            <text:p><text:s text:c="2"/>https://github.com/redox-os/redox/commit/c7eccb3a13493c582de8d452a1112b28224a973d</text:p>
          </table:table-cell>
          <table:table-cell table:style-name="ce11" office:value-type="string" calcext:value-type="string">
            <text:p>Fix dup deadlock, add stat</text:p>
          </table:table-cell>
          <table:table-cell table:style-name="ce11" office:value-type="string" calcext:value-type="string">
            <text:p>在修复前的代码中，存在潜在的死锁问题是由于在dup方法中的锁使用可能导致死锁情况。在原始代码中，在dup方法中对handles进行了双重加锁和解锁操作，这种操作可能会导致死锁问题。在dup方法中，首先通过self.handles.lock()获取了handles的锁，然后在获取到handle后进行了self.handles.lock()的又一次加锁操作，这种双重加锁可能会导致死锁情况，因为第一次获取锁后没有释放锁就再次尝试获取锁。</text:p>
            <text:p/>
            <text:p>在修复后的代码中，修复了潜在的死锁问题，通过优化对锁的使用，避免了双重加锁操作引起的潜在死锁情况。修复后的代码中，在dup方法中对handles的锁只进行了一次加锁操作，通过在获取handle时直接对handles的锁进行操作，避免了双重加锁操作。这样可以避免锁的嵌套使用导致的死锁问题，确保了并发操作时的稳定性。</text:p>
            <text:p/>
            <text:p>修复涉及了对锁的正确使用，通过只进行一次加锁操作，避免了双重加锁导致的潜在死锁问题。修复主要是通过合理的锁管理，避免了对同一锁进行多次加锁操作，确保了在并发执行时不会出现死锁情况。修复解决了原始代码中因为双重加锁操作可能导致的死锁问题，确保了程序的稳定性和可靠性。</text:p>
          </table:table-cell>
          <table:table-cell table:style-name="ce1" office:value-type="string" calcext:value-type="string">
            <text:p>mutex </text:p>
          </table:table-cell>
          <table:table-cell table:number-columns-repeated="1019"/>
        </table:table-row>
        <table:table-row table:style-name="ro3">
          <table:covered-table-cell table:style-name="ce1"/>
          <table:table-cell table:style-name="ce9" office:value-type="string" calcext:value-type="string">
            <text:p><text:s text:c="2"/>https://github.com/redox-os/redox/commit/791dbfa7ad80d29cec4fe22b78eae37423a05852</text:p>
          </table:table-cell>
          <table:table-cell table:style-name="ce11" office:value-type="string" calcext:value-type="string">
            <text:p>Implement user schemes. Example in pcid. Currently deadlocks in UserInner</text:p>
          </table:table-cell>
          <table:table-cell table:style-name="ce11" office:value-type="string" calcext:value-type="string">
            <text:p>在修复前的代码中，存在潜在的死锁问题是由于对读写锁（RwLock）的不当使用可能导致死锁情况。在原始代码中，使用了RwLock对todo和done进行读写操作。在call方法中，先获取todo和done的写锁并进行相应操作，但在获取和操作这两个锁的过程中可能会存在潜在的死锁风险。因为读写锁允许多个读取操作同时进行，但只允许一个写入操作进行，如果在一个写入操作中又尝试获取另一个写入操作的锁，就可能导致死锁。</text:p>
            <text:p/>
            <text:p>在修复后的代码中，通过使用Mutex代替了RwLock，避免了潜在的死锁问题。Mutex在同一时刻只允许一个线程访问共享数据，而RwLock允许多个线程同时读取数据。修复后的代码在UserInner结构体中使用了Mutex对todo和done进行了正确的管理，避免了可能导致死锁的情况发生。</text:p>
            <text:p/>
            <text:p>修复涉及了对锁的选择和使用，通过使用Mutex代替RwLock，确保了在写入操作时只有一个线程能够访问共享数据，避免了潜在的死锁问题。修复主要是通过合理的锁管理，避免了对同一数据结构同时进行多个写入操作可能引起的死锁情况。修复解决了原始代码中因为RwLock不当使用而可能导致的死锁问题，确保了程序的稳定性和可靠性。</text:p>
          </table:table-cell>
          <table:table-cell table:style-name="ce1" office:value-type="string" calcext:value-type="string">
            <text:p>rwlock </text:p>
          </table:table-cell>
          <table:table-cell table:number-columns-repeated="1019"/>
        </table:table-row>
        <table:table-row table:style-name="ro5">
          <table:covered-table-cell table:style-name="ce1"/>
          <table:table-cell table:style-name="ce9" office:value-type="string" calcext:value-type="string">
            <text:p><text:s text:c="2"/>https://github.com/redox-os/redox/commit/224c43f7617aee3d35c33b7f32b735ca0e69af3b</text:p>
          </table:table-cell>
          <table:table-cell table:style-name="ce11" office:value-type="string" calcext:value-type="string">
            <text:p/>
            <text:p>* Fix e1000 driver. Make ethernet and IP non-blocking to avoid deadlocks</text:p>
          </table:table-cell>
          <table:table-cell table:style-name="ce11" office:value-type="string" calcext:value-type="string">
            <text:p>在修复前的代码中，存在潜在的死锁问题是由于事件处理可能导致的阻塞情况。在原始代码中，在处理网络数据包时，使用了同步的文件读写操作，这可能会导致阻塞，特别是在写操作时可能会因为网络延迟或其他原因导致阻塞，从而影响事件的处理。如果在事件处理过程中发生了阻塞，可能会导致程序无法继续执行，造成死锁情况。</text:p>
            <text:p/>
            <text:p>在修复后的代码中，通过使用异步事件处理和事件队列来避免了潜在的死锁问题。修复后的代码中引入了EventQueue和事件处理机制，将网络数据包的处理和文件读写操作改为异步非阻塞方式，避免了可能导致阻塞的情况。通过使用事件队列，程序能够在非阻塞的情况下持续处理事件，避免了可能导致死锁的阻塞情况发生。</text:p>
            <text:p/>
            <text:p>修复涉及了对事件处理方式的优化，通过引入异步事件处理和事件队列，避免了可能导致死锁的阻塞情况。修复主要是通过使用异步非阻塞的事件处理机制，确保程序在处理事件时不会因为阻塞而导致死锁。修复解决了原始代码中可能因为同步阻塞操作引起的潜在死锁问题，确保了程序的稳定性和可靠性。</text:p>
          </table:table-cell>
          <table:table-cell table:style-name="ce1" office:value-type="string" calcext:value-type="string">
            <text:p>文件读写 无关原语</text:p>
          </table:table-cell>
          <table:table-cell table:number-columns-repeated="1019"/>
        </table:table-row>
        <table:table-row table:style-name="ro3">
          <table:table-cell table:style-name="ce1" office:value-type="string" calcext:value-type="string" table:number-columns-spanned="1" table:number-rows-spanned="19">
            <text:p>neondatabase/neon</text:p>
          </table:table-cell>
          <table:table-cell table:style-name="ce9" office:value-type="string" calcext:value-type="string">
            <text:p><text:s text:c="2"/>https://github.com/neondatabase/neon/commit/6814bdd30b6b79500b2e3003b5a32a2c4fcf98e3</text:p>
          </table:table-cell>
          <table:table-cell table:style-name="ce11" office:value-type="string" calcext:value-type="string">
            <text:p>fix(pageserver): deadlock in gc-compaction</text:p>
          </table:table-cell>
          <table:table-cell table:style-name="ce11" office:value-type="string" calcext:value-type="string">
            <text:p>在修复前的代码中，存在潜在的死锁问题是由于在获取compaction_lock和gc_lock时可能会因为异步操作而引起死锁。在原始代码中，使用了tokio::select!宏来同时等待多个 Future 的结果，其中包括获取compaction_lock和gc_lock的操作。如果在获取compaction_lock时发生了取消或错误的情况，会导致该 Future 直接返回错误，而在获取gc_lock时依然在等待获取锁，这可能导致在某些情况下出现死锁。</text:p>
            <text:p/>
            <text:p>在修复后的代码中，通过对获取gc_lock的异步操作进行了调整，以确保在获取锁顺序上不会导致死锁。修复后的代码中将获取gc_lock的异步操作包装在一个单独的异步块中，并在其中使用tokio::select!宏来等待获取gc_lock，以及处理取消或错误的情况。通过这种方式，确保了在获取锁时不会因为异步操作的取消或错误而引起死锁，而是根据具体情况进行了正确的处理。</text:p>
            <text:p/>
            <text:p>修复涉及了对异步操作的调整和处理，通过重新组织获取gc_lock的异步操作，避免了可能导致死锁的情况。修复主要是通过在获取锁时确保合理的处理顺序，避免了异步操作可能导致的死锁问题。修复解决了原始代码中可能因为异步操作引起的潜在死锁问题，确保了程序在异步操作中的稳定性和可靠性。</text:p>
          </table:table-cell>
          <table:table-cell table:style-name="ce1" office:value-type="string" calcext:value-type="string">
            <text:p>mutex</text:p>
          </table:table-cell>
          <table:table-cell table:number-columns-repeated="1019"/>
        </table:table-row>
        <table:table-row table:style-name="ro25">
          <table:covered-table-cell table:style-name="ce1"/>
          <table:table-cell table:style-name="ce9" office:value-type="string" calcext:value-type="string">
            <text:p><text:s text:c="2"/>https://github.com/neondatabase/neon/commit/80e974d05b7689f98ca0e83496895e821840e263</text:p>
          </table:table-cell>
          <table:table-cell table:style-name="ce11" office:value-type="string" calcext:value-type="string">
            <text:p>fix(compute_ctl): race condition in configurator (#9162)</text:p>
            <text:p>There was a tricky race condition in compute_ctl, that sometimes makes</text:p>
            <text:p>configurator skip updates. It makes a deadlock because:</text:p>
            <text:p>- control-plane cannot configure compute, because it's in</text:p>
            <text:p>ConfigurationPending state</text:p>
            <text:p>- compute_ctl doesn't do any reconfiguration because</text:p>
            <text:p>`configurator_main_loop` missed notification for it</text:p>
            <text:p/>
            <text:p>Full sequence that reproduces the issue:</text:p>
            <text:p>1. `start_compute` finishes works and changes status</text:p>
            <text:p>`self.set_status(ComputeStatus::Running);`</text:p>
            <text:p>2. configurator received update about `Running` state and dropped the mutex lock in the iteration</text:p>
            <text:p>3. `/configure` request was triggered at the same time as step 1, and</text:p>
            <text:p>got the mutex lock</text:p>
            <text:p>4. same `/configure` request set the spec and updated the state to</text:p>
            <text:p>`ConfigurationPending`, also sent a notification</text:p>
            <text:p>5. next iteration in configurator got the mutex lock, but missed the</text:p>
            <text:p>notification</text:p>
          </table:table-cell>
          <table:table-cell table:style-name="ce11" office:value-type="string" calcext:value-type="string">
            <text:p>在修复前的代码中，可能存在潜在的死锁问题是由于在等待状态改变时可能因为条件变量的信号未被正确处理而导致死锁。在原始代码中，使用了compute.state.lock().unwrap()和compute.state_changed.wait(state).unwrap()来等待状态改变，并在状态为ComputeStatus::ConfigurationPending时执行相应操作，但在等待状态改变时可能存在信号未被正确处理的情况。如果在等待状态改变时信号未被正确发送或处理，可能会导致程序一直等待状态改变而无法继续执行，从而出现死锁情况。</text:p>
            <text:p/>
            <text:p>在修复后的代码中，通过重新获取锁并重新检查状态，避免了潜在的死锁问题。修复后的代码在等待状态改变后重新检查状态，确保状态是否仍为ComputeStatus::ConfigurationPending，以避免在等待状态改变时遇到未被正确处理的情况。通过重新获取锁和重新检查状态，确保了程序在等待状态改变时不会因为信号未被正确处理而导致死锁，从而提高了程序的稳定性和可靠性。</text:p>
          </table:table-cell>
          <table:table-cell table:style-name="ce1" office:value-type="string" calcext:value-type="string">
            <text:p>mutex</text:p>
          </table:table-cell>
          <table:table-cell table:number-columns-repeated="1019"/>
        </table:table-row>
        <table:table-row table:style-name="ro17">
          <table:covered-table-cell table:style-name="ce1"/>
          <table:table-cell table:style-name="ce9" office:value-type="string" calcext:value-type="string">
            <text:p><text:s text:c="2"/>https://github.com/neondatabase/neon/commit/0aa14509368d81acf253f406ffafd740bf13b01a</text:p>
          </table:table-cell>
          <table:table-cell table:style-name="ce11" office:value-type="string" calcext:value-type="string">
            <text:p>storage controller: enable timeline CRUD operations to run concurrently with reconciliation &amp; make them safer (#8783)- If a reconciler was waiting to be able to notify computes about a change, but the control plane was waiting for the controller to finish a timeline creation/deletion, the overall system can deadlock.</text:p>
          </table:table-cell>
          <table:table-cell table:style-name="ce11" office:value-type="string" calcext:value-type="string">
            <text:p>在修复前的代码中，可能存在潜在的死锁问题是由于在并发操作中使用了同步锁和条件变量时可能造成的死锁。在原始代码中，多个函数中使用了lock()方法来获取同步锁，然后在某些情况下等待条件变量的信号。如果在等待条件变量的过程中，并发操作出现了阻塞或等待条件变量信号未被正确处理，可能会导致死锁情况。特别是在tenant_timeline_create和tenant_timeline_detach_ancestor函数中，使用了同步锁和条件变量来等待并发操作的完成，存在潜在的死锁风险。</text:p>
            <text:p/>
            <text:p>在修复后的代码中，通过对并发操作的优化和调整，避免了潜在的死锁问题。修复后的代码中引入了tenant_remote_mutation函数，通过将并发操作封装在该函数中，确保了在并发操作中对状态的正确处理和同步。在tenant_remote_mutation函数中，对获取同步锁和检查状态变化进行了合理的处理，避免了可能因为信号未被正确处理而引起的死锁。通过对并发操作的重新组织和优化，修复了原始代码中可能存在的潜在死锁问题，提高了程序的并发性能和稳定性。</text:p>
            <text:p/>
            <text:p>修复涉及了对并发操作的重构和优化，通过引入tenant_remote_mutation函数并合理处理同步锁和状态检查，避免了可能因为信号未被正确处理而导致的死锁问题。修复主要是通过合理的并发原语操作和状态同步，确保在并发操作中能够正确处理条件变量的信号，避免了潜在的死锁情况。修复解决了原始代码中可能存在的潜在死锁问题，提高了程序的并发执行效率和稳定性。</text:p>
          </table:table-cell>
          <table:table-cell table:style-name="ce1" office:value-type="string" calcext:value-type="string">
            <text:p>mutex</text:p>
          </table:table-cell>
          <table:table-cell table:number-columns-repeated="1019"/>
        </table:table-row>
        <table:table-row table:style-name="ro7">
          <table:covered-table-cell table:style-name="ce1"/>
          <table:table-cell table:style-name="ce9" office:value-type="string" calcext:value-type="string">
            <text:p><text:s text:c="2"/>https://github.com/neondatabase/neon/commit/bd5cb9e86b2f8623b2528df9fa59daa21759e183</text:p>
          </table:table-cell>
          <table:table-cell table:style-name="ce11" office:value-type="string" calcext:value-type="string">
            <text:p>Implement timeline_manager for safekeeper background tasks In safekeepers we have several background tasks. Previously `WAL backup` task was spawned by another task called `wal_backup_launcher`. That task received notifications via `wal_backup_launcher_rx` and decided to spawn or kill existing backup task associated with the timeline. This was inconvenient because each code segment that touched shared state was responsible for pushing notification into `wal_backup_launcher_tx` channel. This was error prone because it's easy to miss and could lead to deadlock in some cases, if notification pushing was done in the wrong order.</text:p>
          </table:table-cell>
          <table:table-cell table:style-name="ce11" office:value-type="string" calcext:value-type="string">
            <text:p>在修复前的代码中，可能存在潜在的死锁问题是由于在wal_backup_launcher任务中使用了通道（channel）进行通知传递时可能造成的死锁。在原始代码中，wal_backup_launcher任务通过wal_backup_launcher_rx接收通知，并决定是否生成或终止与时间线相关的备份任务。如果通知的推送顺序不正确，可能导致在某些情况下发生死锁。特别是在涉及共享状态的代码段中负责将通知推送到wal_backup_launcher_tx通道，这种方式容易出现错误，可能导致死锁情况的发生。</text:p>
            <text:p/>
            <text:p>在修复后的代码中，通过优化代码结构和通知机制，避免了潜在的死锁问题。修复后的代码中移除了wal_backup_launcher任务和相关的通道操作，而是直接在当前任务中加载所有时间轴到内存中。通过这种方式，避免了在不同代码段中处理通知导致的可能死锁问题。修复后的代码优化了代码逻辑，简化了任务之间的通信方式，避免了可能因为通知传递顺序不正确而引起的死锁风险。</text:p>
            <text:p/>
            <text:p>修复涉及了对任务结构和通知机制的优化调整，通过简化通信方式，避免了可能因为通知传递顺序不正确而导致的死锁问题。修复主要是通过优化代码逻辑和简化任务间的通信方式，避免了潜在的死锁情况。修复解决了原始代码中可能存在的潜在死锁问题，提高了程序的并发执行效率和稳定性。</text:p>
          </table:table-cell>
          <table:table-cell table:style-name="ce1" office:value-type="string" calcext:value-type="string">
            <text:p>channel</text:p>
          </table:table-cell>
          <table:table-cell table:number-columns-repeated="1019"/>
        </table:table-row>
        <table:table-row table:style-name="ro12">
          <table:covered-table-cell table:style-name="ce1"/>
          <table:table-cell table:style-name="ce9" office:value-type="string" calcext:value-type="string">
            <text:p><text:s text:c="2"/>https://github.com/neondatabase/neon/commit/31be301ef38b89da2f7d532ba3e869ea35b78514</text:p>
          </table:table-cell>
          <table:table-cell table:style-name="ce11" office:value-type="string" calcext:value-type="string">
            <text:p>Make simple_rcu::RcuWaitList::wait() async (#6046)</text:p>
            <text:p>The gc_timeline() function is async, but it calls the synchronous wait() function. In the worst case, that could lead to a deadlock by using up all tokio executor threads.</text:p>
            <text:p/>
            <text:p>In the passing, fix a few typos in comments.</text:p>
          </table:table-cell>
          <table:table-cell table:style-name="ce11" office:value-type="string" calcext:value-type="string">
            <text:p>在修复前的代码中，可能存在潜在的死锁问题是由于在Rcu结构体中的读取和写入操作未能正确处理并发情况，导致可能发生死锁。具体来说，当进行写入操作时，会阻塞所有并发的读取和写入操作，如果持有写入锁的时间过长，可能会导致其他读取操作被阻塞，从而可能引发死锁。特别是在RcuWriteGuard的store_and_unlock方法中，持有写入锁并且在处理旧值时可能会阻塞其他并发操作，例如等待旧值的读取操作完成。</text:p>
            <text:p/>
            <text:p>在修复后的代码中，通过引入tokio库中的异步通道（asynchronous channel）tokio::sync::watch来优化并发操作，避免了潜在的死锁问题。修复后的代码中使用了异步通道来替代原始代码中的同步通道，从而实现了非阻塞的并发操作。具体来说，在RcuCell结构体中使用了watch::Sender和watch::Receiver来替代原始代码中的同步通道，以实现更有效的并发控制和通知机制。同时，在RcuWriteGuard的store_and_unlock方法中，使用了异步等待来等待旧值的读取操作完成，避免了阻塞其他并发操作。</text:p>
            <text:p/>
            <text:p>修复涉及了对并发操作的优化调整，在并发操作中使用了tokio::sync::watch异步通道来避免潜在的死锁问题。通过引入异步通道和异步等待，修复了原始代码中可能存在的并发阻塞和死锁问题，提高了程序的并发性能和稳定性。修复主要是通过使用异步通道和异步等待等 rust 并发原语来优化并发操作，避免了可能的死锁情况。</text:p>
          </table:table-cell>
          <table:table-cell table:style-name="ce1" office:value-type="string" calcext:value-type="string">
            <text:p>channel</text:p>
          </table:table-cell>
          <table:table-cell table:number-columns-repeated="1019"/>
        </table:table-row>
        <table:table-row table:style-name="ro30">
          <table:covered-table-cell table:style-name="ce1"/>
          <table:table-cell table:style-name="ce9" office:value-type="string" calcext:value-type="string">
            <text:p><text:s text:c="2"/>https://github.com/neondatabase/neon/commit/5be8d38a63dc6b761200a7fd8f2dd748b8de0b13</text:p>
          </table:table-cell>
          <table:table-cell table:style-name="ce11" office:value-type="string" calcext:value-type="string">
            <text:p>fix deadlock around TENANTS (#5285)</text:p>
            <text:p>The sequence that can lead to a deadlock:</text:p>
            <text:p/>
            <text:p>1. DELETE request gets all the way to `tenant.shutdown(progress,false).await.is_err() ` , while holding TENANTS.read()</text:p>
            <text:p>2. POST request for tenant creation comes in, calls `tenant_map_insert`, it does `let mut guard = TENANTS.write().await;`</text:p>
            <text:p>3. Something that `tenant.shutdown()` needs to wait for needs a `TENANTS.read().await`.</text:p>
            <text:p>The only case identified in exhaustive manual scanning of the code base is this one:</text:p>
            <text:p>Imitate size access does `get_tenant().await`, which does `TENANTS.read().await` under the hood.</text:p>
            <text:p/>
            <text:p>In the above case (1) waits for (3), (3)'s read-lock request is queued behind (2)'s write-lock, and (2) waits for (1).</text:p>
            <text:p>Deadlock.</text:p>
            <text:p/>
            <text:p>I made a reproducer/proof-that-above-hypothesis-holds in#5281 , but, it's not ready for merge yet and we want the fix _now_.</text:p>
          </table:table-cell>
          <table:table-cell table:style-name="ce11" office:value-type="string" calcext:value-type="string">
            <text:p>在修复前的代码中，可能存在潜在的死锁问题是由于在imitate_layer_accesses函数中的并发操作未能正确处理取消请求（cancel）和获取租户信息（get_tenant）的情况，可能导致死锁。具体来说，在获取租户信息时，会调用crate::tenant::mgr::get_tenant函数，该函数内部可能会导致在获取租户信息时需要获取TENANTS读取锁，而在其他地方可能会持有TENANTS写入锁，从而可能引发死锁情况。</text:p>
            <text:p/>
            <text:p>在修复后的代码中，通过引入 tokio 异步选择器（tokio::select!）和响应式取消处理，避免了潜在的死锁问题。修复后的代码中在获取租户信息时使用了 tokio 异步选择器来同时处理取消请求和租户获取操作，避免了可能因为获取租户信息时阻塞而引发的死锁情况。通过响应式的取消处理和异步选择器，修复了原始代码中可能存在的死锁问题，确保了并发操作的稳定性和可靠性。</text:p>
            <text:p/>
            <text:p>修复涉及了对取消请求和获取租户信息的优化处理，通过引入 tokio 异步选择器和响应式取消处理，避免了潜在的死锁问题。修复主要是通过异步处理和并发控制，解决了原始代码中可能因为并发操作未能正确处理取消请求和租户信息获取而引发的死锁风险。修复提高了程序的并发执行效率和稳定性，确保了取消请求和租户信息获取的正确处理。</text:p>
          </table:table-cell>
          <table:table-cell table:style-name="ce1" office:value-type="string" calcext:value-type="string">
            <text:p>并发控制 无关原语</text:p>
          </table:table-cell>
          <table:table-cell table:number-columns-repeated="1019"/>
        </table:table-row>
        <table:table-row table:style-name="ro7">
          <table:covered-table-cell table:style-name="ce1"/>
          <table:table-cell table:style-name="ce9" office:value-type="string" calcext:value-type="string">
            <text:p><text:s text:c="2"/>https://github.com/neondatabase/neon/commit/933a869f003732a7c62cd09c580cc17e6e0220cb</text:p>
          </table:table-cell>
          <table:table-cell table:style-name="ce11" office:value-type="string" calcext:value-type="string">
            <text:p>refactor: compaction becomes async again (#5058)#4938 will make on-demand download of layers in compaction possible, so it's not suitable for our "policy" of no `spawn_blocking(|| ... Handle::block_on(async { spawn_blocking(...).await })` because this poses a clear deadlock risk. Nested spawn_blockings are because of the download using `tokio::fs::File`.refactor: compaction becomes async again (#5058)</text:p>
          </table:table-cell>
          <table:table-cell table:style-name="ce11" office:value-type="string" calcext:value-type="string">
            <text:p>在修复前的代码中，可能存在潜在的死锁问题是由于在compact_level0_phase1和compact_level0函数中在下载远程图层数据时使用了spawn_blocking，可能导致嵌套的spawn_blocking调用，从而引发死锁风险。具体来说，下载远程图层数据时需要使用tokio::fs::File，而在spawn_blocking中调用Handle::block_on(async { spawn_blocking(...).await })可能会导致嵌套的spawn_blocking调用，进而可能引发死锁情况。</text:p>
            <text:p/>
            <text:p>在修复后的代码中，通过将下载远程图层数据的部分从spawn_blocking中分离出来，避免了嵌套的spawn_blocking调用，从而解决了潜在的死锁问题。修复后的代码中对下载远程图层数据的部分进行了单独处理，并且避免了在compact_level0_phase1和compact_level0函数中嵌套使用spawn_blocking的情况，确保了并发操作的稳定性和可靠性。</text:p>
            <text:p/>
            <text:p>修复涉及了对并发操作中可能导致死锁问题的优化处理，通过避免在下载远程图层数据时嵌套使用spawn_blocking，解决了潜在的死锁风险。修复主要是通过调整并发操作中下载远程图层数据的处理方式，避免了嵌套的spawn_blocking调用，确保了程序在并发操作中的稳定性和可靠性。</text:p>
          </table:table-cell>
          <table:table-cell table:style-name="ce1" office:value-type="string" calcext:value-type="string">
            <text:p>无关原语</text:p>
          </table:table-cell>
          <table:table-cell table:number-columns-repeated="1019"/>
        </table:table-row>
        <table:table-row table:style-name="ro5">
          <table:covered-table-cell table:style-name="ce1"/>
          <table:table-cell table:style-name="ce9" office:value-type="string" calcext:value-type="string">
            <text:p><text:s text:c="2"/>https://github.com/neondatabase/neon/commit/20414c4b16143e1757816c1cd015c01c5343b28d</text:p>
          </table:table-cell>
          <table:table-cell table:style-name="ce11" office:value-type="string" calcext:value-type="string">
            <text:p>defuse possible deadlock in download_timeline too</text:p>
          </table:table-cell>
          <table:table-cell table:style-name="ce11" office:value-type="string" calcext:value-type="string">
            <text:p>在修复前的代码中，可能存在潜在的死锁问题是由于在download_timeline函数中使用了drop(index_read)后直接返回，没有在释放读取锁后再进行后续处理，可能导致读写锁的未正确释放而引发死锁风险。具体来说，在获取remote_timeline后，如果出现特定条件下需要提前返回的情况，应该在释放读取锁后再进行后续处理，而不是直接在drop(index_read)后返回，以确保读写锁正确释放。</text:p>
            <text:p/>
            <text:p>在修复后的代码中，通过在获取remote_timeline后，将需要提前返回的情况下的处理放置在释放读取锁后进行，避免了读写锁未正确释放而引发死锁的风险。修复后的代码中在获取remote_timeline后，根据特定条件进行处理后，在释放读取锁后再进行后续操作，确保了读写锁的正确释放，避免了潜在的死锁问题。</text:p>
            <text:p/>
            <text:p>修复涉及了对读写锁的正确释放以避免潜在的死锁问题，通过在获取remote_timeline后对特定情况下的处理放置在释放读取锁后进行，避免了读写锁未正确释放而引发死锁风险。修复主要是通过合理的操作顺序和释放读写锁的方式来确保并发操作的稳定性和可靠性，从而解决了潜在的死锁问题。</text:p>
          </table:table-cell>
          <table:table-cell table:style-name="ce1" office:value-type="string" calcext:value-type="string">
            <text:p>文件读写 无关原语</text:p>
          </table:table-cell>
          <table:table-cell table:number-columns-repeated="1019"/>
        </table:table-row>
        <table:table-row table:style-name="ro8">
          <table:covered-table-cell table:style-name="ce1"/>
          <table:table-cell table:style-name="ce9" office:value-type="string" calcext:value-type="string">
            <text:p><text:s text:c="2"/>https://github.com/neondatabase/neon/commit/5a4394a8df1a573a3e3fa27bcd7a792f4f00139d</text:p>
          </table:table-cell>
          <table:table-cell table:style-name="ce11" office:value-type="string" calcext:value-type="string">
            <text:p>Do not hold timelines lock while calling update_gc_info to avoid recusrive mutex lock and so deadlock (#2163)</text:p>
          </table:table-cell>
          <table:table-cell table:style-name="ce11" office:value-type="string" calcext:value-type="string">
            <text:p>在修复前的代码中，可能存在潜在的死锁问题是由于在获取timelines和gc_cs的锁时，没有按照正确的顺序获取和释放锁，可能导致死锁风险。具体来说，在获取gc_cs锁后，又尝试获取timelines锁，而在后续操作中又直接释放了gc_cs锁，没有按照正确的顺序释放锁，可能导致锁的竞争和死锁情况发生。</text:p>
            <text:p/>
            <text:p>在修复后的代码中，通过在获取完timelines锁后再获取gc_cs锁，并在需要释放锁时按照获取的相反顺序释放锁，避免了潜在的死锁问题。修复后的代码中按照正确的顺序获取和释放锁，确保了锁的正确竞争和释放，避免了可能因为锁竞争导致的死锁风险。</text:p>
            <text:p/>
            <text:p>修复涉及了对锁的正确获取和释放顺序，通过按照正确的顺序获取和释放锁，避免了潜在的死锁问题。修复主要是通过调整锁的获取和释放顺序，确保了锁的正确使用，避免了可能因为锁竞争而引发的死锁风险。修复提高了程序在并发操作中的稳定性和可靠性，确保了锁的正确使用。</text:p>
          </table:table-cell>
          <table:table-cell table:style-name="ce1" office:value-type="string" calcext:value-type="string">
            <text:p>mutex</text:p>
          </table:table-cell>
          <table:table-cell table:number-columns-repeated="1019"/>
        </table:table-row>
        <table:table-row table:style-name="ro5">
          <table:covered-table-cell table:style-name="ce1"/>
          <table:table-cell table:style-name="ce9" office:value-type="string" calcext:value-type="string">
            <text:p><text:s text:c="2"/>https://github.com/neondatabase/neon/commit/38af4535537fb97056ea934502c1f0909b678e36</text:p>
          </table:table-cell>
          <table:table-cell table:style-name="ce11" office:value-type="string" calcext:value-type="string">
            <text:p>Use async RwLock around tenants (#3009)</text:p>
            <text:p>A step towards more async code in our repo, to help avoid most of the</text:p>
            <text:p>odd blocking calls, that might deadlock, as mentioned in</text:p>
            <text:p>#2975</text:p>
          </table:table-cell>
          <table:table-cell table:style-name="ce11" office:value-type="string" calcext:value-type="string">
            <text:p>在修复前的代码中，存在潜在的死锁问题是由于在访问全局变量TENANTS时，没有使用异步原语进行保护，可能导致多个异步任务同时对TENANTS进行读写操作，引发竞争条件从而可能导致死锁风险。特别是在涉及到对TENANTS的读写操作时，没有采用异步方式进行保护，可能导致异步任务之间的竞争条件和潜在的死锁问题。</text:p>
            <text:p/>
            <text:p>在修复后的代码中，通过使用tokio::sync::RwLock对全局变量TENANTS进行异步读写锁的保护，确保了在异步任务中对TENANTS的安全访问。修复后的代码中，在涉及到对TENANTS的读写操作时都使用了异步读写锁，避免了多个异步任务同时对TENANTS进行读写操作的竞争条件，从而避免了潜在的死锁问题。</text:p>
            <text:p/>
            <text:p>修复涉及了对全局变量TENANTS的异步读写访问进行保护，通过使用tokio::sync::RwLock确保了在异步任务中对全局变量的安全访问，避免了竞争条件和潜在的死锁问题。修复主要是通过引入异步原语和锁机制，确保了在异步环境下对共享数据的安全访问，提高了程序的并发性能和稳定性。</text:p>
          </table:table-cell>
          <table:table-cell table:style-name="ce1" office:value-type="string" calcext:value-type="string">
            <text:p>rwlock </text:p>
          </table:table-cell>
          <table:table-cell table:number-columns-repeated="1019"/>
        </table:table-row>
        <table:table-row table:style-name="ro8">
          <table:covered-table-cell table:style-name="ce1"/>
          <table:table-cell table:style-name="ce9" office:value-type="string" calcext:value-type="string">
            <text:p><text:s text:c="2"/>https://github.com/neondatabase/neon/commit/225add041fe6bed6ceea24e11bb4dab9c2314919</text:p>
          </table:table-cell>
          <table:table-cell table:style-name="ce11" office:value-type="string" calcext:value-type="string">
            <text:p>calculate_logical_size: no longer use spawn_blocking (#3664)</text:p>
            <text:p>Calculation of logical size is now async because of layer downloads, so we shouldn't use spawn_blocking for it. Use of `spawn_blocking` exhausted resources which are needed by `tokio::io::copy` when copying from a stream to a file which lead to deadlock.</text:p>
          </table:table-cell>
          <table:table-cell table:style-name="ce11" office:value-type="string" calcext:value-type="string">
            <text:p>在修复前的代码中，存在潜在的死锁问题是由于在logical_size_calculation_task函数中使用了tokio::task::spawn_blocking来将计算逻辑放在一个单独的线程中执行。这可能导致在执行大量同步文件 IO 操作时，如果没有使用.await进行异步操作切换，可能会出现资源耗尽的情况，从而导致tokio::io::copy在从流复制到文件时出现死锁的问题。</text:p>
            <text:p/>
            <text:p>修复后的代码通过将计算逻辑改为异步操作，不再使用spawn_blocking来进行同步操作，避免了资源耗尽和死锁问题。现在的逻辑更加符合异步操作的流程，通过异步方式执行计算逻辑，避免了可能导致死锁的同步操作，并提高了整体性能和稳定性。</text:p>
            <text:p/>
            <text:p>修复主要是通过将同步操作改为异步操作，避免了在执行计算逻辑时出现资源耗尽和可能导致死锁的问题。修复涉及了对异步操作的重新设计和调整，确保计算逻辑的执行不会阻塞其他任务，从而提高了系统的响应性和鲁棒性。</text:p>
          </table:table-cell>
          <table:table-cell table:style-name="ce1" office:value-type="string" calcext:value-type="string">
            <text:p>缺少异步控制 无关原语</text:p>
          </table:table-cell>
          <table:table-cell table:number-columns-repeated="1019"/>
        </table:table-row>
        <table:table-row table:style-name="ro31">
          <table:covered-table-cell table:style-name="ce1"/>
          <table:table-cell table:style-name="ce9" office:value-type="string" calcext:value-type="string">
            <text:p><text:s text:c="2"/>https://github.com/neondatabase/neon/commit/f25dd75be9539e44b4d3d8c5864f73cea910f897</text:p>
          </table:table-cell>
          <table:table-cell table:style-name="ce11" office:value-type="string" calcext:value-type="string">
            <text:p>We need to acquire the semaphore permit before locking the slot.</text:p>
            <text:p>Otherwise, we could deadlock / discover that all permits are gone and would have to relinquish the slot, having moved forward the Clock LRU without making progress.Fix deadlock in safekeeper metrics (#2566)</text:p>
            <text:p>We had a problem where almost all of the threads were waiting on a futex syscall. More specifically:</text:p>
            <text:p>- `/metrics` handler was inside `TimelineCollector::collect()`, waiting on a mutex for a single Timeline</text:p>
            <text:p>- This exact timeline was inside `control_file::FileStorage::persist()`, waiting on a mutex for Lazy initialization of `PERSIST_CONTROL_FILE_SECONDS`</text:p>
            <text:p>- `PERSIST_CONTROL_FILE_SECONDS: Lazy&lt;Histogram&gt;` was blocked on `prometheus::register`</text:p>
            <text:p>- `prometheus::register` calls `DEFAULT_REGISTRY.write().register()` to take a write lock on Registry and add a new metric</text:p>
            <text:p>- `DEFAULT_REGISTRY` lock was already taken inside `DEFAULT_REGISTRY.gather()`, which was called by `/metrics` handler to collect all metrics</text:p>
            <text:p/>
            <text:p>This commit create another Registry with a separate lock, to avoid deadlock in a case where `TimelineCollector` triggers registration of new metrics inside default registry.</text:p>
          </table:table-cell>
          <table:table-cell table:style-name="ce11" office:value-type="string" calcext:value-type="string">
            <text:p>在修复前的代码中，存在潜在的死锁问题是由于使用了单一的默认注册表 (DEFAULT_REGISTRY) 来注册和收集 Prometheus 指标数据，导致在某些情况下可能出现线程等待的情况，最终导致死锁。具体来说，在/metrics处理程序中，其中的TimelineCollector::collect()方法中等待一个用于单个 Timeline 的互斥锁。在这种情况下，可能出现以下情况：</text:p>
            <text:p>    在control_file::FileStorage::persist()方法中，等待一个互斥锁用于惰性初始化PERSIST_CONTROL_FILE_SECONDS</text:p>
            <text:p>    PERSIST_CONTROL_FILE_SECONDS是一个Lazy&lt;Histogram&gt;，在prometheus::register调用时被阻塞</text:p>
            <text:p>    prometheus::register调用DEFAULT_REGISTRY.write().register()来获取 Registry 的写锁并添加一个新的指标</text:p>
            <text:p>    DEFAULT_REGISTRY的锁已经在DEFAULT_REGISTRY.gather()中被获取，而/metrics处理程序调用该方法来收集所有指标</text:p>
            <text:p>这种情况下可能导致多线程并发访问时的死锁问题，因为多个线程需要获取相同的默认注册表锁，但锁已经被一个线程获取并且正在等待另一个锁。这种情况下，几乎所有线程都会等待在一个 futex 系统调用上，从而导致死锁。</text:p>
            <text:p>修复后的代码通过创建另一个具有单独锁的 Registry (INTERNAL_REGISTRY)，用于注册新的指标数据，避免了在TimelineCollector触发默认注册表中新指标的注册时出现死锁的情况。通过引入独立的 Registry 和锁机制，避免了多个线程在获取默认注册表锁时可能引发的死锁问题，提高了系统的并发性能和稳定性。修复主要通过引入另一个 Registry 来解决并发访问时可能出现的死锁问题，防止多个线程之间相互等待同一锁而导致的死锁。</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neondatabase/neon/commit/5603259c53b62350a71370cbb5325cf81d9e008e</text:p>
          </table:table-cell>
          <table:table-cell table:style-name="ce11" office:value-type="string" calcext:value-type="string">
            <text:p>In wal_proposer_recovery, don't wait outcoming WAL to be committed.</text:p>
            <text:p>Otherwise we're deadlocking ourselves. Oversight of 33007cc.</text:p>
          </table:table-cell>
          <table:table-cell table:style-name="ce11" office:value-type="string" calcext:value-type="string">
            <text:p>在修复前的代码中，存在潜在的死锁问题是由于在处理ReplicationConn::run方法时，可能会出现多个线程等待同一个资源导致的死锁。具体来说，在处理START_REPLICATION复制命令时，后台线程在接收 HotStandbyFeedback 消息时可能会阻塞，而主线程在处理复制数据时也在等待同一资源，这可能导致多个线程相互等待而产生死锁。</text:p>
            <text:p/>
            <text:p>修复后的代码通过将后台线程的处理逻辑封装成一个独立的函数ReplicationConn::background_thread，并在后台线程中处理接收消息的逻辑，避免了与主线程在同一资源上的竞争和可能导致的死锁问题。修复后的代码通过使用线程来异步处理消息接收，避免了多个线程在同一资源上的等待和可能的死锁情况。</text:p>
            <text:p/>
            <text:p>修复主要是通过将消息接收处理逻辑放到独立的后台线程中，避免了与主线程的竞争和可能引发的死锁问题。修复是通过引入异步处理和分离工作流程来解决并发访问可能导致的死锁问题，提高了系统的并发性能和稳定性。</text:p>
          </table:table-cell>
          <table:table-cell table:style-name="ce1" office:value-type="string" calcext:value-type="string">
            <text:p>线程调度 无关原语</text:p>
          </table:table-cell>
          <table:table-cell table:number-columns-repeated="1019"/>
        </table:table-row>
        <table:table-row table:style-name="ro5">
          <table:covered-table-cell table:style-name="ce1"/>
          <table:table-cell table:style-name="ce9" office:value-type="string" calcext:value-type="string">
            <text:p><text:s text:c="2"/>https://github.com/neondatabase/neon/commit/9b7a8e67a4ccd0957afd46d857d81374126fb255</text:p>
          </table:table-cell>
          <table:table-cell table:style-name="ce11" office:value-type="string" calcext:value-type="string">
            <text:p>fix deadlock in upload_timeline_checkpoint</text:p>
            <text:p>It originated from the fact that we were calling to fetch_full_index without releasing the read guard, and fetch_full_index tries to acquire read again. For plain mutex it is already a deeadlock, for RW lock deadlock was achieved by an attempt to acquire write access later in the code while still having active read guard up in the stack</text:p>
            <text:p/>
            <text:p>This is sort of a bandaid because Kirill plans to change this code during removal of an archiving mechanism</text:p>
          </table:table-cell>
          <table:table-cell table:style-name="ce11" office:value-type="string" calcext:value-type="string">
            <text:p>在修复前的代码中，存在潜在的死锁问题是由于在upload_timeline_checkpoint函数中调用fetch_full_index时没有释放读取保护锁，而fetch_full_index函数尝试再次获取读取保护锁，导致可能出现死锁情况。具体来说，当主调用函数持有读取保护锁时，fetch_full_index函数也需要读取保护锁，这可能导致对同一资源的竞争和死锁问题。</text:p>
            <text:p/>
            <text:p>修复后的代码通过在合适的时机释放和获取读取保护锁，避免了在fetch_full_index函数和主函数中同时持有读取保护锁可能引发的死锁问题。修复主要是通过正确管理读取保护锁的释放和获取，避免了并发访问时可能导致的死锁问题，从而提高了系统的并发性能和稳定性。</text:p>
            <text:p/>
            <text:p>修复是通过正确管理读取保护锁的释放和获取来解决并发访问可能引发的死锁问题。修复是基于对并发访问的资源竞争问题进行分析和调整，确保在处理并发任务时不会造成死锁情况。</text:p>
          </table:table-cell>
          <table:table-cell table:style-name="ce1" office:value-type="string" calcext:value-type="string">
            <text:p>mutex</text:p>
          </table:table-cell>
          <table:table-cell table:number-columns-repeated="1019"/>
        </table:table-row>
        <table:table-row table:style-name="ro3">
          <table:covered-table-cell table:style-name="ce1"/>
          <table:table-cell table:style-name="ce9" office:value-type="string" calcext:value-type="string">
            <text:p><text:s text:c="2"/>https://github.com/neondatabase/neon/commit/2f784144fe335e30811dca0f86c7ff20ec2978dc</text:p>
          </table:table-cell>
          <table:table-cell table:style-name="ce11" office:value-type="string" calcext:value-type="string">
            <text:p>Avoid deadlock when locking two buffers.</text:p>
            <text:p>It happened in unit tests. If a thread tries to read a buffer while</text:p>
            <text:p>already holding a lock on one buffer, the code to find a victim buffer</text:p>
            <text:p>to evict could try to evict the buffer that's already locked. To fix,</text:p>
            <text:p>skip locked buffers.</text:p>
          </table:table-cell>
          <table:table-cell table:style-name="ce11" office:value-type="string" calcext:value-type="string">
            <text:p>在修复前的代码中，存在潜在的死锁问题是由于在循环中对缓冲区的写锁进行获取时，可能导致锁被持有并无法正确释放，进而造成死锁。具体来说，在find_victim函数中的循环中，尝试获取缓冲区内部元素的写锁，但在处理写锁时可能存在获取失败或循环迭代次数过多的情况，而当持有写锁的情况下，无法正确释放锁可能导致死锁。</text:p>
            <text:p/>
            <text:p>修复后的代码通过增加了一个计数器iters来限制循环的迭代次数，并在无法获取写锁时进行相应的处理，避免了可能导致死锁的情况。在获取写锁时使用了try_write()方法，该方法在无法获取到写锁时会返回TryLockError::WouldBlock，并对这种情况进行了处理，通过增加计数器来限制迭代次数，并在达到限制后触发 panic，避免了死锁的发生。</text:p>
            <text:p/>
            <text:p>修复主要是通过使用try_write()方法和计数器来避免在获取写锁时可能产生的死锁问题，确保在处理缓冲区时不会因为锁的持有而造成死锁情况。修复是基于对并发访问中锁的正确使用和限制迭代次数来解决可能导致的死锁问题，提高了系统的稳定性和并发性能。修复主要是基于 Rust 的并发原语中的锁机制进行调整和优化，避免了可能导致死锁的情况。</text:p>
          </table:table-cell>
          <table:table-cell table:style-name="ce1" office:value-type="string" calcext:value-type="string">
            <text:p>rwlock</text:p>
          </table:table-cell>
          <table:table-cell table:number-columns-repeated="1019"/>
        </table:table-row>
        <table:table-row table:style-name="ro7">
          <table:covered-table-cell table:style-name="ce1"/>
          <table:table-cell table:style-name="ce9" office:value-type="string" calcext:value-type="string">
            <text:p><text:s text:c="2"/>https://github.com/neondatabase/neon/commit/f4f300732a433eb4873fc2210421bf5e4446a893</text:p>
          </table:table-cell>
          <table:table-cell table:style-name="ce11" office:value-type="string" calcext:value-type="string">
            <text:p>We introduce a new state `TenantState::Activating` to avoid grabbing the `Tenant::timelines` lock inside the `send_modify` closure. These were the humble beginnings of this PR (see Motivation section),and I think it's still the right thing to have this `Activating` state, even if we decide against async `Tenant::timelines` mutex. The reason is that `send_modify` locks internally, and by moving locking of Tenant::timelines out of the closure, the internal locking of `send_modify` becomes a leaf of the lock graph, and so, we eliminate deadlock risk.</text:p>
          </table:table-cell>
          <table:table-cell table:style-name="ce11" office:value-type="string" calcext:value-type="string">
            <text:p>修复前的代码中存在潜在的死锁问题是由于在set_stopping函数中，在设置TenantState为Stopping状态时，需要获取timelines的锁进行操作，而这个操作可能会在不恰当的时机锁定资源而造成死锁。具体来说，当需要设置TenantState为Stopping状态时，会遍历not_broken_timelines并尝试设置每个时间线的状态为Stopping，而在获取每个时间线的锁时可能会导致因为锁的持有而无法释放而造成死锁。</text:p>
            <text:p/>
            <text:p>修复后的代码通过引入新的状态TenantState::Activating来避免在send_if_modified闭包内部获取timelines的锁，将锁操作移出闭包，在合适的时机获取timelines锁进行操作，避免了可能导致死锁的情况。修复主要是通过移动锁操作的位置，将锁的获取放置在合适的地方，并避免在闭包内部获取锁，从而消除了潜在的死锁风险。</text:p>
            <text:p/>
            <text:p>修复是基于引入新状态和调整锁操作位置来解决可能导致死锁的问题，确保在处理TenantState状态转换时不会因为锁的持有而造成死锁情况。修复主要是基于 Rust 的并发原语中的锁机制和状态管理来解决潜在的死锁问题，提高了系统的稳定性和并发性能。修复通过移动锁操作的位置和引入新状态来消除了可能导致死锁的风险。</text:p>
          </table:table-cell>
          <table:table-cell table:style-name="ce1" office:value-type="string" calcext:value-type="string">
            <text:p>mutex</text:p>
          </table:table-cell>
          <table:table-cell table:number-columns-repeated="1019"/>
        </table:table-row>
        <table:table-row table:style-name="ro7">
          <table:covered-table-cell table:style-name="ce1"/>
          <table:table-cell table:style-name="ce9" office:value-type="string" calcext:value-type="string">
            <text:p><text:s text:c="2"/>https://github.com/neondatabase/neon/commit/f0573f5991d99214e45f55308bf6b873394ae8e4</text:p>
          </table:table-cell>
          <table:table-cell table:style-name="ce11" office:value-type="string" calcext:value-type="string">
            <text:p>There are places (see get_reconstruct_data) in our code when thread is holding read layers lock and then try to read file and so lock page cache slot. So we have edge in dependency graph layers-&gt;page cache slot. At the same time (as Christian noticed) we can lock page cache slot in BlockCursor and then try obtain shard lock on layers. So there is backward edge in dependency graph page cache slot&gt;layers which forms loop and may cause deadlock.</text:p>
          </table:table-cell>
          <table:table-cell table:style-name="ce11" office:value-type="string" calcext:value-type="string">
            <text:p>在修复前的代码中，存在潜在的死锁问题是由于在BlockCursor结构体中的read_blk方法中使用了可变引用&amp;mut self，可能导致在同时访问同一个BlockCursor实例时出现数据竞争，从而可能引发死锁问题。具体来说，如果多个线程同时尝试对同一个BlockCursor实例进行读取操作，而在read_blk方法中对cache进行操作时可能会造成数据竞争和不一致性，从而导致死锁问题。</text:p>
            <text:p/>
            <text:p>修复后的代码通过将BlockCursor结构体中的cache字段从Option改为Option&lt;R::BlockLease&gt;，并在read_blk方法中返回Result&lt;R::BlockLease, std::io::Error&gt;，避免了在BlockCursor中使用可变引用可能导致的死锁问题。修复还对BlockCursor结构体进行了调整，确保在处理读取操作时不会出现数据竞争和不一致性问题，提高了代码的稳定性和并发性能。</text:p>
            <text:p/>
            <text:p>修复是基于对并发访问可能导致的数据竞争和死锁问题进行分析和调整，通过改变数据结构的设计和对读取操作的处理方式来避免潜在的并发问题。修复主要是基于 Rust 的并发原语中的引用规则和数据结构设计来解决可能导致死锁的问题，确保在多线程环境下能够安全地进行操作。修复通过对数据结构和方法进行调整，消除了可能导致死锁的潜在风险。</text:p>
          </table:table-cell>
          <table:table-cell table:style-name="ce1" office:value-type="string" calcext:value-type="string">
            <text:p>无关原语</text:p>
          </table:table-cell>
          <table:table-cell table:number-columns-repeated="1019"/>
        </table:table-row>
        <table:table-row table:style-name="ro3">
          <table:covered-table-cell table:style-name="ce1"/>
          <table:table-cell table:style-name="ce9" office:value-type="string" calcext:value-type="string">
            <text:p><text:s text:c="2"/>https://github.com/neondatabase/neon/commit/d1e79c4af3f0a59a02cc892bcf9d347c79c7eb94</text:p>
          </table:table-cell>
          <table:table-cell table:style-name="ce11" office:value-type="string" calcext:value-type="string">
            <text:p>Fix locking issues in VirtualFile machinery.</text:p>
            <text:p>There were two separate locking issues that could lead to a deadlock,both related to holding a lock for longer than necessary</text:p>
          </table:table-cell>
          <table:table-cell table:style-name="ce11" office:value-type="string" calcext:value-type="string">
            <text:p>修复前的代码中存在的潜在死锁问题是由于在with_file函数中，在处理文件句柄 (handle) 时，可能会出现多线程并发访问导致的数据竞争问题，进而可能引发死锁情况。具体来说，多个线程同时尝试读取handle的值并对其进行操作，其中可能会存在一个线程在读取handle后释放了读锁而另一个线程却在之后尝试获取写锁，导致了潜在的死锁风险。</text:p>
            <text:p/>
            <text:p>修复后的代码通过引入一个额外的handle_guard变量来解决潜在的死锁问题。在修复后的代码中，读取handle的操作和检查是否包含文件的操作被放置在一个单独的代码块中，并引入一个新的handle_guard变量用于获取写锁，避免了可能导致死锁的情况。修复保证了在处理文件句柄时能够避免多线程并发访问导致的数据竞争和死锁风险。</text:p>
            <text:p/>
            <text:p>修复主要是基于引入额外的变量和对代码逻辑的调整来解决潜在的死锁问题，通过在合适的时机获取写锁和保证操作的原子性来避免可能导致的死锁情况。修复是基于 Rust 的并发原语中的锁机制和安全性规则来保证多线程环墶下的安全操作，提高了代码的稳定性和并发性能。修复通过对锁的正确使用和操作的调整，消除了可能导致死锁的潜在风险。</text:p>
          </table:table-cell>
          <table:table-cell table:style-name="ce1" office:value-type="string" calcext:value-type="string">
            <text:p>rwlock</text:p>
          </table:table-cell>
          <table:table-cell table:number-columns-repeated="1019"/>
        </table:table-row>
        <table:table-row table:style-name="ro5">
          <table:covered-table-cell table:style-name="ce1"/>
          <table:table-cell table:style-name="ce9" office:value-type="string" calcext:value-type="string">
            <text:p><text:s text:c="2"/>https://github.com/neondatabase/neon/commit/303a546abaaf8e0d8b19fb71f9b3a4b1ea401a0e</text:p>
          </table:table-cell>
          <table:table-cell table:style-name="ce11" office:value-type="string" calcext:value-type="string">
            <text:p>The apply_wal_records() function spawned the special postgres process to perform WAL redo. That was done in a blocking fashion: it launches the process, then it writes the command to its stdin, then it reads the result from its stdout.  I wanted to also read the child process's stderr, and forward it to the page server's log (which is just the page server's stderr ATM). That has classic potential for deadlock:</text:p>
            <text:p>the child process might block trying to write to stderr/stdout, if the parent isn't reading it. So the parent needs to perform the read/write with the child's stdin/stdout/stderr in an async fashion.</text:p>
          </table:table-cell>
          <table:table-cell table:style-name="ce11" office:value-type="string" calcext:value-type="string">
            <text:p>在修复前的代码中存在潜在的死锁问题是由于在处理页面缓存时，采用了全局的Mutex&lt;PageCacheShared&gt;来保护共享数据结构，但在操作具体的CacheEntry时，又使用了Mutex&lt;CacheEntry&gt;，这种嵌套的锁可能导致死锁。</text:p>
            <text:p/>
            <text:p>修复后的代码通过引入Mutex的替代方案，使用Arc&lt;CacheEntry&gt;来保护CacheEntry的数据，并在CacheEntryContent中加入Mutex来保护具体的数据操作。修复后的代码还对缓存中的条目内容进行了一些调整，使得在获取页面时能够更有效地处理缓存条目，避免了可能导致死锁的情况。</text:p>
            <text:p/>
            <text:p>修复主要是通过优化锁的使用方式和对数据结构的调整来避免潜在的死锁问题。修复前是由于多层嵌套的锁保护方式可能导致死锁，修复后通过更合理的锁机制和数据结构设计来消除潜在的死锁风险。修复主要是基于 Rust 的并发原语中的锁机制和数据结构设计来解决潜在的死锁问题，确保多线程环境下的安全操作。修复通过引入Arc、Mutex和条件变量等并发原语来保证线程安全性，提高了代码的并发性能和稳定性。</text:p>
          </table:table-cell>
          <table:table-cell table:style-name="ce1" office:value-type="string" calcext:value-type="string">
            <text:p>mutex </text:p>
          </table:table-cell>
          <table:table-cell table:number-columns-repeated="1019"/>
        </table:table-row>
        <table:table-row table:style-name="ro1">
          <table:table-cell table:style-name="ce1" office:value-type="string" calcext:value-type="string">
            <text:p>hyperium/hyper</text:p>
          </table:table-cell>
          <table:table-cell table:style-name="ce9" office:value-type="string" calcext:value-type="string">
            <text:p><text:s text:c="2"/>https://github.com/hyperium/hyper/commit/0c7d03eff2f2433e4f4a0a768009d97e1a7858fd</text:p>
          </table:table-cell>
          <table:table-cell table:style-name="ce11" office:value-type="string" calcext:value-type="string">
            <text:p>fix(ffi): fix deadlock in hyper_executor::poll_next (#3370)</text:p>
            <text:p>poll_next locks the driver, and also calls drain_queue while holding</text:p>
            <text:p>that lock. Since drain_queue locks the driver too, that results in a</text:p>
            <text:p>deadlock.</text:p>
            <text:p/>
            <text:p>To fix, unlock the driver before calling drain_queue.</text:p>
          </table:table-cell>
          <table:table-cell table:style-name="ce11" office:value-type="string" calcext:value-type="string">
            <text:p>在修复前的代码中存在潜在的死锁问题是由于在hyper_executor结构体中使用了两个互斥锁Mutex：driver和spawn_queue，在poll_next方法中会先锁定driver，然后在drain_queue方法中又尝试锁定spawn_queue，这种嵌套的锁定操作可能导致死锁，特别是在 C 代码中可能会在已经锁定driver的情况下调用hyper_executor_poll()，进而导致死锁。</text:p>
            <text:p/>
            <text:p>修复后的代码通过优化锁的使用方式来避免潜在的死锁问题。在修复后的代码中，将锁的获取操作移动到循环的内部，确保在每次循环迭代中都会重新获取锁，并在合适的时机释放锁，以避免在嵌套锁的情况下可能导致的死锁问题。</text:p>
            <text:p/>
            <text:p>修复主要是通过重新设计锁的获取和释放时机，确保在合适的时机获取和释放锁来避免潜在的死锁问题。修复是基于 Rust 的并发原语中的锁机制和安全性规则来解决可能出现的并发问题，确保在多线程环境下能够安全地进行操作。修复通过重新组织锁的获取和释放操作，消除了可能导致死锁的潜在风险。修复的关键是优化锁的使用方式，确保在操作共享数据时不会出现死锁情况。</text:p>
          </table:table-cell>
          <table:table-cell table:style-name="ce1" office:value-type="string" calcext:value-type="string">
            <text:p>mutex</text:p>
          </table:table-cell>
          <table:table-cell table:number-columns-repeated="1019"/>
        </table:table-row>
        <table:table-row table:style-name="ro5">
          <table:table-cell table:style-name="ce1" office:value-type="string" calcext:value-type="string" table:number-columns-spanned="1" table:number-rows-spanned="7">
            <text:p>rust-lang/rust-analyzer</text:p>
          </table:table-cell>
          <table:table-cell table:style-name="ce9" office:value-type="string" calcext:value-type="string">
            <text:p><text:s text:c="2"/>https://github.com/rust-lang/rust-analyzer/commit/2ece0fbfefb8c09c37cb574e14b3633efbd9e9dd</text:p>
          </table:table-cell>
          <table:table-cell table:style-name="ce11" office:value-type="string" calcext:value-type="string">
            <text:p>Fix deadlock</text:p>
          </table:table-cell>
          <table:table-cell table:style-name="ce11" office:value-type="string" calcext:value-type="string">
            <text:p>在修复前的代码中，存在潜在的死锁问题是由于在处理config.load时，同时使用了两个unbounded通道：entry_tx和watch_tx，并且在迭代过程中会分别发送数据到这两个通道。之后又在循环结束后分别对watch_rx和entry_rx进行处理，这种并行处理方式可能导致在发送数据和接收数据之间出现竞争条件，从而导致死锁。</text:p>
            <text:p/>
            <text:p>修复后的代码通过优化并发操作来避免潜在的死锁问题。在修复后的代码中，首先在处理完config.load之后，显式地调用drop来关闭watch_tx和entry_tx通道，确保在处理完发送数据后及时关闭通道。然后分别对watch_rx和entry_rx进行处理，避免了在同时发送和接收数据时可能出现的竞争条件。</text:p>
            <text:p/>
            <text:p>修复主要是通过显式调用drop关闭通道来避免潜在的死锁问题。修复是基于 Rust 的并发原语中的通道操作，通过合理关闭通道来避免并发操作可能导致的竞争条件和死锁情况。修复通过优化通道的使用方式，确保在并发操作中能够避免竞争条件，从而提高程序的并发性能和稳定性。修复的关键是在合适的时机关闭通道，避免并发操作中可能出现的竞争条件和死锁情况。</text:p>
          </table:table-cell>
          <table:table-cell table:style-name="ce1" office:value-type="string" calcext:value-type="string">
            <text:p>channel </text:p>
          </table:table-cell>
          <table:table-cell table:number-columns-repeated="1019"/>
        </table:table-row>
        <table:table-row table:style-name="ro8">
          <table:covered-table-cell table:style-name="ce1"/>
          <table:table-cell table:style-name="ce9" office:value-type="string" calcext:value-type="string">
            <text:p><text:s text:c="2"/>https://github.com/rust-lang/rust-analyzer/commit/6648f19c56ae3a5e20459d96639d7f861b81c85f</text:p>
          </table:table-cell>
          <table:table-cell table:style-name="ce11" office:value-type="string" calcext:value-type="string">
            <text:p>fix: Fix deadlock in `recreate_crate_graph` &lt;-&gt; `file_line_index`</text:p>
          </table:table-cell>
          <table:table-cell table:style-name="ce11" office:value-type="string" calcext:value-type="string">
            <text:p>在修复前的代码中，存在潜在的死锁问题是由于在recreate_crate_graph函数中，在构建 crate 图时使用了self.vfs.write().0和self.loader，这两个操作分别涉及到对vfs和loader的并发操作。在构建 crate 图的过程中，可能会出现对vfs和loader的并发读写操作，从而引发竞争条件，可能导致死锁。</text:p>
            <text:p/>
            <text:p>修复后的代码通过优化并发操作来避免潜在的死锁问题。在修复后的代码中，将对vfs和loader的操作提到构建 crate 图之前，这样可以避免在构建 crate 图时出现并发读写操作，从而避免了可能导致死锁的竞争条件。</text:p>
            <text:p/>
            <text:p>修复主要是通过重新组织代码逻辑来避免潜在的死锁问题。修复是基于 Rust 的并发原语中的写锁和读锁来规避并发读写操作可能导致的竞争条件和死锁情况。修复通过优化代码逻辑，将并发操作放在适当的时机，避免了可能导致死锁的竞争条件。修复的关键是在构建 crate 图之前，先处理并发操作，确保在处理并发操作时不会影响到后续的 crate 图构建过程，从而避免了潜在的死锁风险</text:p>
          </table:table-cell>
          <table:table-cell table:style-name="ce1" office:value-type="string" calcext:value-type="string">
            <text:p>无关原语</text:p>
          </table:table-cell>
          <table:table-cell table:number-columns-repeated="1019"/>
        </table:table-row>
        <table:table-row table:style-name="ro1">
          <table:covered-table-cell table:style-name="ce1"/>
          <table:table-cell table:style-name="ce9" office:value-type="string" calcext:value-type="string">
            <text:p><text:s text:c="2"/>https://github.com/rust-lang/rust-analyzer/commit/64779737db21f9e506f4562d9923e7037e15ecfb</text:p>
          </table:table-cell>
          <table:table-cell table:style-name="ce11" office:value-type="string" calcext:value-type="string">
            <text:p>internal: fix deadlock introduced by #16643</text:p>
          </table:table-cell>
          <table:table-cell table:style-name="ce11" office:value-type="string" calcext:value-type="string">
            <text:p>在修复前的代码中，存在潜在的死锁问题是由于在maybe_changed_after函数中，对self.slot_map进行读取操作时使用了self.slot_map.read()并且在获取key和slot后未及时释放读锁。这可能导致在后续操作中出现资源未释放的情况，造成死锁。</text:p>
            <text:p/>
            <text:p>修复后的代码通过优化并发操作来避免潜在的死锁问题。在修复后的代码中，当获取到key和slot后，立即对self.slot_map.read()进行释放读锁的操作，使用drop(read)来释放读锁。这样可以确保在操作完毕后及时释放资源，避免潜在的死锁问题。</text:p>
            <text:p/>
            <text:p>修复主要是通过释放读锁来避免潜在的死锁问题。修复是基于 Rust 的并发原语中的读写锁来避免并发读写操作可能导致的资源未释放和死锁情况。修复通过在合适的时机释放读锁，确保在操作完毕后及时释放资源，避免了潜在的死锁风险。修复的关键是在操作完毕后及时释放读锁，避免资源未释放可能导致的死锁情况。</text:p>
          </table:table-cell>
          <table:table-cell table:style-name="ce1" office:value-type="string" calcext:value-type="string">
            <text:p>rwlock</text:p>
          </table:table-cell>
          <table:table-cell table:number-columns-repeated="1019"/>
        </table:table-row>
        <table:table-row table:style-name="ro32">
          <table:covered-table-cell table:style-name="ce1"/>
          <table:table-cell table:style-name="ce9" office:value-type="string" calcext:value-type="string">
            <text:p><text:s text:c="2"/>https://github.com/rust-lang/rust-analyzer/commit/d368b663bdb8a6239d4a487112d4246e76d2c542</text:p>
          </table:table-cell>
          <table:table-cell table:style-name="ce11" office:value-type="string" calcext:value-type="string">
            <text:p>Set explicit target directory to avoid cargo deadlock</text:p>
          </table:table-cell>
          <table:table-cell table:style-name="ce11" office:value-type="string" calcext:value-type="string">
            <text:p>显式重写目标目录，以避免使用与父货物相同的目录，否则将死锁。当设置了“CARGO_TARGET_DIR”或全局配置强制所有CARGO实例使用相同的目标目录时，可能会发生这种情况。</text:p>
          </table:table-cell>
          <table:table-cell table:style-name="ce1" office:value-type="string" calcext:value-type="string">
            <text:p>无关原语</text:p>
          </table:table-cell>
          <table:table-cell table:number-columns-repeated="1019"/>
        </table:table-row>
        <table:table-row table:style-name="ro17">
          <table:covered-table-cell table:style-name="ce1"/>
          <table:table-cell table:style-name="ce9" office:value-type="string" calcext:value-type="string">
            <text:p><text:s text:c="2"/>https://github.com/rust-lang/rust-analyzer/commit/d9ccebd913c767779e47f0c752e9f2f3dc35c080</text:p>
          </table:table-cell>
          <table:table-cell table:style-name="ce11" office:value-type="string" calcext:value-type="string">
            <text:p>fix deadlock</text:p>
          </table:table-cell>
          <table:table-cell table:style-name="ce11" office:value-type="string" calcext:value-type="string">
            <text:p>在修复前的代码中，存在潜在的死锁问题是由于在Drop trait 中的代码中，存在可能导致死锁的情况。在Drop trait 的实现中，通过循环接收消息来释放资源，但这种写法可能导致在消息未及时接收到时出现阻塞，从而导致死锁。</text:p>
            <text:p/>
            <text:p>修复后的代码通过使用recv_timeout函数来避免潜在的死锁问题。在修复后的代码中，使用recv_timeout函数来设置超时时间，在接收消息时进行超时处理，避免了在接收消息时可能出现的阻塞情况，从而避免了潜在的死锁问题。</text:p>
            <text:p/>
            <text:p>修复主要是通过设置超时时间来避免潜在的死锁问题。修复是基于 Rust 中的并发原语和crossbeam-channel中的超时机制，通过设置超时时间来确保在接收消息时不会出现长时间阻塞，从而避免了潜在的死锁风险。修复的关键是在接收消息时使用超时机制，确保在接收消息过程中能够及时处理可能的阻塞情况，从而提高程序的稳定性和健壮性。在原始的代码中，使用bounded(1)创建了一个有界的 channel，限制了 channel 中消息的数量为 1。这意味着当发送者尝试发送第二条消息时，如果接收者尚未处理第一条消息，发送者将被阻塞，直到接收者接收并处理了第一条消息。</text:p>
            <text:p/>
            <text:p>通过将bounded(1)改为unbounded()，创建了一个无界的 channel，不再限制消息的数量。这意味着发送者可以连续发送多条消息而无需等待接收者处理，从而避免了可能的阻塞情况。这种方式可以提高程序的并发性能和灵活性，避免了因为消息数量限制导致的潜在阻塞问题，确保消息的即时发送和接收。</text:p>
          </table:table-cell>
          <table:table-cell table:style-name="ce1" office:value-type="string" calcext:value-type="string">
            <text:p>channel</text:p>
          </table:table-cell>
          <table:table-cell table:number-columns-repeated="1019"/>
        </table:table-row>
        <table:table-row table:style-name="ro1">
          <table:covered-table-cell table:style-name="ce1"/>
          <table:table-cell table:style-name="ce9" office:value-type="string" calcext:value-type="string">
            <text:p><text:s text:c="2"/>https://github.com/rust-lang/rust-analyzer/commit/1cde354c35f425026184b8d72f4f5865e96975d4</text:p>
          </table:table-cell>
          <table:table-cell table:style-name="ce11" office:value-type="string" calcext:value-type="string">
            <text:p>4119: Cache proc-macro dlls r=matklad a=edwin0cheng</text:p>
            <text:p/>
            <text:p>This PR try to fix a deadlock in proc-macro srv by not unloading dlls.</text:p>
            <text:p/>
            <text:p>Currently we load and unload dlls for each request, however rustc TLS is leaky , such that if we do it a lot of times, all TLS index will be consumed and it will be deadlocked inside panic (it is because panic itself is using TLS too).</text:p>
          </table:table-cell>
          <table:table-cell table:style-name="ce11" office:value-type="string" calcext:value-type="string">
            <text:p>对 proc-macro srv 中由于加载和卸载 DLL 导致的死锁问题进行修复。具体描述了当前的问题是由于频繁加载和卸载 DLL 导致了 Rust 编译器的 TLS（线程局部存储）泄漏，当 TLS 索引被耗尽时会导致死锁，并且在发生恐慌时会由于恐慌本身也在使用 TLS 而导致死锁。</text:p>
            <text:p/>
            <text:p>修复的方法是不再在每个请求中加载和卸载 DLL，以避免频繁使用 TLS 索引导致的死锁问题。通过不再频繁加载和卸载 DLL，可以减少对 TLS 索引的消耗，从而避免了可能导致死锁的情况。修复的关键是通过避免频繁使用 TLS 索引来解决死锁问题，并确保在处理请求时不会耗尽 TLS 索引导致的死锁。</text:p>
            <text:p/>
            <text:p>死锁问题主要是由于对 TLS 索引的频繁使用导致的，修复的关键在于优化了加载和卸载 DLL 的方式，避免了频繁使用 TLS 索引导致的死锁情况。修复采用了更加谨慎和高效的方式处理 TLS 索引，从而解决了之前可能会发生的死锁问题。修复涉及到 Rust 的并发原语，主要是针对线程局部存储（TLS）的管理和优化，避免了由于 TLS 索引耗尽导致的死锁情况。</text:p>
          </table:table-cell>
          <table:table-cell table:style-name="ce1" office:value-type="string" calcext:value-type="string">
            <text:p>无关原语</text:p>
          </table:table-cell>
          <table:table-cell table:number-columns-repeated="1019"/>
        </table:table-row>
        <table:table-row table:style-name="ro10">
          <table:covered-table-cell table:style-name="ce1"/>
          <table:table-cell table:style-name="ce9" office:value-type="string" calcext:value-type="string">
            <text:p><text:s text:c="2"/>https://github.com/rust-lang/rust-analyzer/commit/1772eb0f1a5c714c91f8ae45cc67cbae6b7ff348</text:p>
          </table:table-cell>
          <table:table-cell table:style-name="ce11" office:value-type="string" calcext:value-type="string">
            <text:p>fix: no longer get stuck on windows</text:p>
            <text:p>reading both stdout &amp; stderr is a common gotcha, you need to drain them concurrently to avoid deadlocks. Not sure why I didn't do the right thing from the start. Seems like I assumed the stderr is short? That's not the case when cargo spams `compiling xyz` messages</text:p>
          </table:table-cell>
          <table:table-cell table:style-name="ce11" office:value-type="string" calcext:value-type="string">
            <text:p>同时读取stdout &amp; stderr</text:p>
          </table:table-cell>
          <table:table-cell table:style-name="ce1" office:value-type="string" calcext:value-type="string">
            <text:p>stdout <text:s text:c="3"/>无关原语</text:p>
          </table:table-cell>
          <table:table-cell table:number-columns-repeated="1019"/>
        </table:table-row>
        <table:table-row table:style-name="ro8">
          <table:table-cell table:style-name="ce1" office:value-type="string" calcext:value-type="string" table:number-columns-spanned="1" table:number-rows-spanned="6">
            <text:p>solana-labs/solana</text:p>
          </table:table-cell>
          <table:table-cell table:style-name="ce9" office:value-type="string" calcext:value-type="string">
            <text:p><text:s text:c="2"/>https://github.com/solana-labs/solana/commit/59cb3b57ee78b6c59f4cb5a744fa84b1198c77e4</text:p>
          </table:table-cell>
          <table:table-cell table:style-name="ce11" office:value-type="string" calcext:value-type="string">
            <text:p>fix deadlock</text:p>
          </table:table-cell>
          <table:table-cell table:style-name="ce11" office:value-type="string" calcext:value-type="string">
            <text:p>在修复前的代码中，并没有使用read().unwrap()进行读取锁定的操作，而是直接使用了write().unwrap()进行写入锁定操作。这种情况可能导致了潜在的死锁问题，因为在写入锁定期间，其他线程无法进行读取锁定，可能会造成线程之间的竞争和等待，进而导致死锁情况的发生。</text:p>
            <text:p/>
            <text:p>而在修复后的代码中，引入了读取锁定操作read().expect("Failed to read lock the bank forks")，这种调整可以避免潜在的死锁问题。通过先获取读取锁定，确保了其他线程可以同时进行读取操作，避免了在写入锁定期间其他线程无法进行读取的情况，从而降低了发生死锁的可能性。</text:p>
            <text:p/>
            <text:p>修复涉及到了 Rust 的并发原语中的读写锁（Mutex）的使用。通过在适当的位置引入读取锁定操作，修复了潜在的死锁问题，提高了代码的并发性能和稳定性。修复的关键是通过合理使用读写锁来避免竞争和等待导致的死锁问题，确保线程之间可以合理地共享资源而不会发生死锁情况。</text:p>
          </table:table-cell>
          <table:table-cell table:style-name="ce1" office:value-type="string" calcext:value-type="string">
            <text:p>rwlock</text:p>
          </table:table-cell>
          <table:table-cell table:number-columns-repeated="1019"/>
        </table:table-row>
        <table:table-row table:style-name="ro1">
          <table:covered-table-cell table:style-name="ce1"/>
          <table:table-cell table:style-name="ce9" office:value-type="string" calcext:value-type="string">
            <text:p><text:s text:c="2"/>https://github.com/solana-labs/solana/commit/113b161ba9b8a9e11ec50f4dfcc4860fac82e91a</text:p>
          </table:table-cell>
          <table:table-cell table:style-name="ce11" office:value-type="string" calcext:value-type="string">
            <text:p>rpc: fix possible deadlock in rpc (#26051)</text:p>
          </table:table-cell>
          <table:table-cell table:style-name="ce11" office:value-type="string" calcext:value-type="string">
            <text:p>在修复前的代码中，let r_block_commitment_cache = self.block_commitment_cache.read().unwrap();是在获取slot和status之后进行的，而在修复后的代码中，这行代码被移动到了获取slot和status之前。这种位置变化可能对程序的并发性和性能产生影响，具体影响取决于block_commitment_cache的具体使用方式和上下文。</text:p>
            <text:p/>
            <text:p>这种位置变化可能意味着在修复后的代码中，先获取了读取锁定r_block_commitment_cache，然后再获取slot和status，这样可能会减少潜在的并发问题，例如可能的竞态条件或数据不一致性。通过将锁定操作放置在合适的位置，可以更好地控制对共享资源的访问，避免潜在的竞争条件和数据访问冲突。</text:p>
            <text:p/>
            <text:p>因此，修复后的位置变化可能有助于改善代码的并发性能和稳定性，确保对共享资源的访问是安全和一致的。这种位置变化可能是为了避免潜在的并发问题而进行的调整，以提高代码的可靠性和并发性。</text:p>
          </table:table-cell>
          <table:table-cell table:style-name="ce1" office:value-type="string" calcext:value-type="string">
            <text:p>rwlock</text:p>
          </table:table-cell>
          <table:table-cell table:number-columns-repeated="1019"/>
        </table:table-row>
        <table:table-row table:style-name="ro7">
          <table:covered-table-cell table:style-name="ce1"/>
          <table:table-cell table:style-name="ce9" office:value-type="string" calcext:value-type="string">
            <text:p><text:s text:c="2"/>https://github.com/solana-labs/solana/commit/1e3554b33d34bd7d2ee833a704a060d8a4106f7b</text:p>
          </table:table-cell>
          <table:table-cell table:style-name="ce11" office:value-type="string" calcext:value-type="string">
            <text:p>runtime: fix possible deadlock in bank (#10466)</text:p>
          </table:table-cell>
          <table:table-cell table:style-name="ce11" office:value-type="string" calcext:value-type="string">
            <text:p>在给定的修复前和修复后的代码中，主要涉及到了对比两个银行实例的函数compare_bank的调整。修复前的代码在比较银行实例时，顺序地获取了多个读取锁定，例如self.stakes.read().unwrap()、self.hash.read().unwrap()等，这种连续地获取多个读取锁定可能导致潜在的死锁问题。如果在获取锁定的过程中有循环依赖或锁定顺序不一致等情况发生，就可能导致死锁。</text:p>
            <text:p/>
            <text:p>修复后的代码通过在比较前首先检查两个银行实例是否是同一个实例（使用ptr::eq(self, dbank)），如果是同一个实例则直接返回，避免了后续进行比较和获取锁定的操作。然后对不同的锁定操作进行了分块，每次只获取一个锁定并进行比较，避免了连续地获取多个锁定可能导致的死锁问题。</text:p>
            <text:p/>
            <text:p>修复后的代码通过更加谨慎地管理锁定的获取顺序和范围，避免了潜在的死锁问题，并提高了代码的并发性能和稳定性。修复主要是通过重新组织锁定的获取顺序和引入同一时刻只获取一个锁定的方式来解决可能存在的死锁问题。</text:p>
            <text:p/>
            <text:p>修复涉及到了 Rust 中的读取锁定（ReadLock）操作，通过合理地管理锁定的获取顺序和范围，修复了潜在的死锁问题。这种修复方式可以有效地避免并发环境下可能出现的死锁情况，确保代码的稳定性和可靠性。</text:p>
          </table:table-cell>
          <table:table-cell table:style-name="ce1" office:value-type="string" calcext:value-type="string">
            <text:p>rwlock</text:p>
          </table:table-cell>
          <table:table-cell table:number-columns-repeated="1019"/>
        </table:table-row>
        <table:table-row table:style-name="ro12">
          <table:covered-table-cell table:style-name="ce1"/>
          <table:table-cell table:style-name="ce9" office:value-type="string" calcext:value-type="string">
            <text:p><text:s text:c="2"/>https://github.com/solana-labs/solana/commit/c78132417f378d09a3396ad2cd14ebfc3faafdfa</text:p>
          </table:table-cell>
          <table:table-cell table:style-name="ce11" office:value-type="string" calcext:value-type="string">
            <text:p>fix deadlock</text:p>
          </table:table-cell>
          <table:table-cell table:style-name="ce11" office:value-type="string" calcext:value-type="string">
            <text:p>在给定的修复前和修复后的代码中，涉及到了关于并发调用的问题，主要是在gossip函数中的循环中，存在潜在的死锁问题。在修复前的代码中，使用了sleep(timeout)来引入一个时间间隔，但这个时间间隔是从读取obj中的timeout字段获取的。由于timeout是在读取锁定obj之后获取的，存在潜在的风险，因为读取锁定会阻止其他写入锁定，这可能导致在获取timeout时发生死锁。</text:p>
            <text:p/>
            <text:p>为了解决这个潜在的死锁问题，修复后的代码对sleep的参数进行了修改，不再直接使用从obj读取的timeout字段，而是直接使用固定的时间间隔Duration::from_millis(100)。这样可以避免在获取timeout时可能发生的死锁问题，确保循环中的等待时间是确定的，不受并发读取timeout字段的影响。</text:p>
            <text:p/>
            <text:p>修复涉及到了对sleep参数的修改，通过直接使用固定的时间间隔来替代从读取锁定中获取的动态timeout字段，避免了潜在的死锁问题。这种修复方式通过简化等待时间的获取过程，确保了循环中的等待时间不会受到并发读取的影响，从而提高了代码的并发性能和稳定性。</text:p>
            <text:p/>
            <text:p>修复涉及到了 Rust 中的并发原语，包括读取锁定和原子布尔值的使用。通过避免在并发环境下可能导致竞态条件和死锁的操作方式，修复了潜在的死锁问题。这种修复方式可以确保代码在并发执行时的可靠性和稳定性。</text:p>
          </table:table-cell>
          <table:table-cell table:style-name="ce1" office:value-type="string" calcext:value-type="string">
            <text:p>rwlock </text:p>
          </table:table-cell>
          <table:table-cell table:number-columns-repeated="1019"/>
        </table:table-row>
        <table:table-row table:style-name="ro19">
          <table:covered-table-cell table:style-name="ce1"/>
          <table:table-cell table:style-name="ce9" office:value-type="string" calcext:value-type="string">
            <text:p><text:s text:c="2"/>https://github.com/solana-labs/solana/commit/74e503da922b81f4e385a2b7aab4e41ca3b568f3</text:p>
          </table:table-cell>
          <table:table-cell table:style-name="ce11" office:value-type="string" calcext:value-type="string">
            <text:p>Hold an accounts_db read lock as briefly as possible to avoid deadlocking</text:p>
          </table:table-cell>
          <table:table-cell table:style-name="ce11" office:value-type="string" calcext:value-type="string">
            <text:p>在给定的修复前和修复后的代码中，涉及到了关于读取锁定的问题，主要是在get_last_supermajority_timestamp函数中存在潜在的死锁问题。在修复前的代码中，使用了bank.accounts.accounts_db.read().unwrap()来获取银行实例中的账户数据库的读取锁定，这会导致在整个获取账户信息的过程中持有读取锁定。</text:p>
            <text:p/>
            <text:p>由于持有读取锁定的时间较长，同时在过程中还进行了其他操作，如过滤账户信息、计算总权益等，这可能会引发潜在的死锁问题。如果在获取读取锁定的过程中，其他线程需要获取写入锁定，则可能会导致死锁情况的发生。</text:p>
            <text:p/>
            <text:p>修复后的代码对读取锁定的获取进行了优化，通过尽量减少持有读取锁定的时间。修复后的代码中，在获取账户信息后立即释放了读取锁定，然后对获取的账户信息进行处理，计算权益等操作。这样可以避免在获取账户信息过程中持有读取锁定过久，降低了死锁发生的可能性。</text:p>
            <text:p/>
            <text:p>修复涉及到了对读取锁定的使用优化，通过尽量缩短持有读取锁定的时间，避免在并发情况下可能导致的死锁问题。这种修复方式通过减少持有锁定的时间，提高了代码在并发环境下的可靠性和稳定性。</text:p>
            <text:p/>
            <text:p>修复涉及到了 Rust 中的读取锁定（ReadLock）操作，通过优化锁定的获取和释放顺序，避免了潜在的死锁问题。这种修复方式可以确保在并发执行时不会发生不希望的死锁情况，保证代码的稳定性和可靠性。</text:p>
          </table:table-cell>
          <table:table-cell table:style-name="ce1" office:value-type="string" calcext:value-type="string">
            <text:p>rwlock </text:p>
          </table:table-cell>
          <table:table-cell table:number-columns-repeated="1019"/>
        </table:table-row>
        <table:table-row table:style-name="ro12">
          <table:covered-table-cell table:style-name="ce1"/>
          <table:table-cell table:style-name="ce9" office:value-type="string" calcext:value-type="string">
            <text:p><text:s text:c="2"/>https://github.com/solana-labs/solana/commit/d1eaecde9a3a016d516ef410224b4e0ec904cfb9</text:p>
          </table:table-cell>
          <table:table-cell table:style-name="ce11" office:value-type="string" calcext:value-type="string">
            <text:p>Fix deadlock and only push to contq if it's not a coding blob</text:p>
          </table:table-cell>
          <table:table-cell table:style-name="ce11" office:value-type="string" calcext:value-type="string">
            <text:p>在提供的修复前和修复后的代码中，涉及到了读写锁（RwLock）的使用，以及在并发情况下可能导致的死锁问题。在修复前的代码中，存在潜在的死锁问题主要是由于在recv_window函数中的锁定操作不够精细，导致持有锁定的时间过长，增加了死锁发生的可能性。</text:p>
            <text:p>具体来说，在修复前的代码中，存在以下可能导致死锁的情况：</text:p>
            <text:p>    在获取crdt的读取锁定后，对crdt进行操作时，持有锁定的时间较长，可能导致其他线程在等待时也需要对crdt进行读取操作，从而引发死锁。</text:p>
            <text:p>    在对dq进行处理时，持有b的读取锁定，但在迭代过程中可能会出现对同一b对象的写入操作，这可能导致读写锁定冲突，也可能引发死锁问题。</text:p>
            <text:p>修复后的代码针对上述问题进行了优化：</text:p>
            <text:p>    在处理dq时，对每个b对象的读取锁定操作后，立即释放读取锁定，避免了在迭代过程中持有锁定过久的情况。</text:p>
            <text:p>    在处理window时，对已处理的数据项进行及时释放锁定操作，确保在处理过程中不会持有锁定过久，从而降低了死锁发生的可能性。</text:p>
            <text:p>修复涉及到了对读写锁定的获取和释放的优化，通过减少持有锁定的时间，避免了在并发情况下可能导致的死锁问题。这种修复方式通过精细化锁定的操作，提高了代码在并发环境下的可靠性和稳定性。</text:p>
            <text:p>修复涉及到了 Rust 中的读写锁（RwLock）的使用，通过更加精细地管理锁定的获取和释放，避免了潜在的死锁问题。修复后的代码在并发执行时能更好地保证数据的一致性和线程安全性，提高了代码的可维护性和可靠性。</text:p>
          </table:table-cell>
          <table:table-cell table:style-name="ce1" office:value-type="string" calcext:value-type="string">
            <text:p>rwlock </text:p>
          </table:table-cell>
          <table:table-cell table:number-columns-repeated="1019"/>
        </table:table-row>
        <table:table-row table:style-name="ro26">
          <table:table-cell table:style-name="ce1" office:value-type="string" calcext:value-type="string">
            <text:p>neovide/neovide</text:p>
          </table:table-cell>
          <table:table-cell table:style-name="ce9" office:value-type="string" calcext:value-type="string">
            <text:p><text:s text:c="2"/>https://github.com/neovide/neovide/commit/fcbb2722f17839ea752397fb5eede333a46c58e6</text:p>
          </table:table-cell>
          <table:table-cell table:style-name="ce11" office:value-type="string" calcext:value-type="string">
            <text:p>Fix deadlock in test</text:p>
            <text:p>The test held a read lock on SETTINGS while trying to write to it. As both happened on the same thread, that went wrong and caused a deadlock.</text:p>
          </table:table-cell>
          <table:table-cell table:style-name="ce11" office:value-type="string" calcext:value-type="string">
            <text:p>在提供的修复前和修复后的代码中，涉及到了Rust中的并发原语和锁定操作，并存在潜在的死锁问题。在修复前的代码中，test_set函数中存在潜在的死锁问题，主要是由于对settings.settings.read()的读锁定操作没有适当释放导致的。</text:p>
            <text:p/>
            <text:p>具体来说，在修复前的代码中，以下是可能导致死锁问题的情况：</text:p>
            <text:p/>
            <text:p>    在调用settings.set(&amp;v1)后，获取了settings.settings的读锁定，并在读锁定未释放的情况下继续调用了settings.set(&amp;v2)和settings.set(&amp;v3)。</text:p>
            <text:p>    连续调用settings.set之后，依然未释放settings.settings的读锁定，导致在后续对values进行读取操作时可能会发生死锁。</text:p>
            <text:p/>
            <text:p/>
            <text:p>修复后的代码通过在代码块内部对操作进行了分隔，确保在每个操作完成后及时释放了读锁定，避免了死锁问题的发生。修复后的代码中，在每次操作完成后都及时释放了读锁定，确保在后续操作时不会持有锁定过久，避免了可能的死锁情况。</text:p>
            <text:p/>
            <text:p>修复涉及到了对读锁定的释放操作的优化，通过合理地划分操作代码块，确保在每次操作完成后能够及时释放锁定，避免了死锁问题的发生。这种修复方式通过精细化锁定的管理，提高了代码在并发执行时的可靠性和稳定性。</text:p>
            <text:p/>
            <text:p>修复涉及到了Rust中读锁定（RwLock）的使用，通过在适当的时机释放读锁定，避免了潜在的死锁问题。修复后的代码在并发环境下能更好地保证数据的一致性和线程安全性，提高了代码的可维护性和可靠性。</text:p>
          </table:table-cell>
          <table:table-cell table:style-name="ce1" office:value-type="string" calcext:value-type="string">
            <text:p>rwlock </text:p>
          </table:table-cell>
          <table:table-cell table:number-columns-repeated="1019"/>
        </table:table-row>
        <table:table-row table:style-name="ro24">
          <table:table-cell table:style-name="ce1" office:value-type="string" calcext:value-type="string" table:number-columns-spanned="1" table:number-rows-spanned="4">
            <text:p>rust-lang/cargo</text:p>
          </table:table-cell>
          <table:table-cell table:style-name="ce9" office:value-type="string" calcext:value-type="string">
            <text:p><text:s text:c="2"/>https://github.com/rust-lang/cargo/commit/49b63b7caaedb1d27c92598861b872577612c11b</text:p>
          </table:table-cell>
          <table:table-cell table:style-name="ce11" office:value-type="string" calcext:value-type="string">
            <text:p>[HACK] Fix deadlock by avoiding backpressure for fresh jobs</text:p>
          </table:table-cell>
          <table:table-cell table:style-name="ce11" office:value-type="string" calcext:value-type="string">
            <text:p>通过避免新作业的背压来修复死锁</text:p>
          </table:table-cell>
          <table:table-cell table:style-name="ce1" office:value-type="string" calcext:value-type="string">
            <text:p>无关原语</text:p>
          </table:table-cell>
          <table:table-cell table:number-columns-repeated="1019"/>
        </table:table-row>
        <table:table-row table:style-name="ro19">
          <table:covered-table-cell table:style-name="ce1"/>
          <table:table-cell table:style-name="ce9" office:value-type="string" calcext:value-type="string">
            <text:p><text:s text:c="2"/>https://github.com/rust-lang/cargo/commit/228c406e162f67e92b324c6899a7a609a980d464</text:p>
          </table:table-cell>
          <table:table-cell table:style-name="ce11" office:value-type="string" calcext:value-type="string">
            <text:p>Fix an issue of deadlock in Cargo</text:p>
            <text:p/>
            <text:p>Currently Cargo can deadlock itself via file locks in somewhat obscure scenarios. One way to trigger this scenario is by causing the index to fail being created, for example through an invalid `init.templatedir` configuration.</text:p>
          </table:table-cell>
          <table:table-cell table:style-name="ce11" office:value-type="string" calcext:value-type="string">
            <text:p>具体来说，在修复前的代码中，load_summaries函数中在获取lock时存在潜在的死锁问题：</text:p>
            <text:p/>
            <text:p>    在if self.locked条件下，根据lock是否成功获取了锁，确定了root和_lock的取值。但是在获取lock之前，没有进行任何准备操作，直接在self.path.open_ro处获取锁，这可能导致在获取锁时发生死锁问题。</text:p>
            <text:p>    如果在获取lock的过程中，已经存在其他线程或代码段正在等待或持有相同的锁，而该锁是必须的，就可能导致死锁的发生。</text:p>
            <text:p/>
            <text:p/>
            <text:p>修复后的代码通过添加了对load.prepare()的调用，提前进行了准备操作，确保在获取锁之前已经初始化了RegistryData，避免了可能的死锁问题。修复后的代码中，在准备操作完成后再去获取锁，降低了在获取锁时可能发生死锁的风险。</text:p>
            <text:p/>
            <text:p>修复涉及到了对锁定操作的优化，通过提前进行准备操作，确保在获取必要锁定之前已经完成了必要的初始化，避免了潜在的死锁问题。这种修复方式通过调整操作顺序和增加准备步骤，提高了代码在并发执行时的可靠性和稳定性。</text:p>
            <text:p/>
            <text:p>修复涉及到了Rust中的并发原语，通过合理地处理锁定的获取时机，避免了潜在的死锁问题。修复后的代码能更好地保证在并发环境下的线程安全性和可靠性，提高了代码的质量和健壮性。</text:p>
          </table:table-cell>
          <table:table-cell table:style-name="ce1" office:value-type="string" calcext:value-type="string">
            <text:p>mutex</text:p>
          </table:table-cell>
          <table:table-cell table:number-columns-repeated="1019"/>
        </table:table-row>
        <table:table-row table:style-name="ro24">
          <table:covered-table-cell table:style-name="ce1"/>
          <table:table-cell table:style-name="ce9" office:value-type="string" calcext:value-type="string">
            <text:p><text:s text:c="2"/>https://github.com/rust-lang/cargo/commit/50a608340436eff052295305d02e5c5aab255903</text:p>
          </table:table-cell>
          <table:table-cell table:style-name="ce11" office:value-type="string" calcext:value-type="string">
            <text:p>Reintroduce crossbeam threads</text:p>
            <text:p>Turns out, these are actually necessary -- we will deadlock otherwise, though it's not entirely obvious why.</text:p>
          </table:table-cell>
          <table:table-cell table:style-name="ce11" office:value-type="string" calcext:value-type="string">
            <text:p>重新引入横梁螺纹</text:p>
            <text:p>事实证明，这些实际上是必要的——否则我们将陷入僵局，尽管原因并不完全清楚。</text:p>
          </table:table-cell>
          <table:table-cell table:style-name="ce1" office:value-type="string" calcext:value-type="string">
            <text:p>无关原语</text:p>
          </table:table-cell>
          <table:table-cell table:number-columns-repeated="1019"/>
        </table:table-row>
        <table:table-row table:style-name="ro22">
          <table:covered-table-cell table:style-name="ce1"/>
          <table:table-cell table:style-name="ce9" office:value-type="string" calcext:value-type="string">
            <text:p><text:s text:c="2"/>https://github.com/rust-lang/cargo/commit/bd7fe8914bce7b5641b45b55a643a71a8c20df82</text:p>
          </table:table-cell>
          <table:table-cell table:style-name="ce11" office:value-type="string" calcext:value-type="string">
            <text:p>Fix a deadlocking test with master libgit2</text:p>
          </table:table-cell>
          <table:table-cell table:style-name="ce11" office:value-type="string" calcext:value-type="string">
            <text:p>在提供的修复前和修复后的代码中，涉及到了对并发操作的处理，以及可能导致的死锁问题。在修复前的代码中，存在潜在的死锁问题主要是由于并发操作时没有精确控制对资源的访问导致的。</text:p>
            <text:p/>
            <text:p>具体来说，在修复前的代码中，http_auth_offered函数中存在潜在的死锁问题：</text:p>
            <text:p/>
            <text:p>    在多个线程同时对TcpListener进行监听并接受连接时，没有明确控制每个线程对连接的处理流程，可能导致并发访问同一连接的数据，从而引发竞争条件和潜在的死锁。</text:p>
            <text:p>    多个线程对BufStream进行操作时，可能在写入和读取操作中发生竞争条件，如果没有适当的同步机制，可能导致死锁问题。</text:p>
            <text:p/>
            <text:p/>
            <text:p>修复后的代码通过引入Arc&lt;AtomicUsize&gt;作为连接计数器，确保每个连接的处理是独立的，避免了并发访问同一资源的问题。修复后的代码中通过connections.fetch_add(1, SeqCst)来递增连接计数，确保每个线程的连接操作是独立的，避免了可能导致死锁的并发访问问题。</text:p>
            <text:p/>
            <text:p>修复涉及到了对资源访问的同步控制，通过引入原子计数器和Arc来确保每个连接操作的独立性，避免了多个线程并发访问同一资源的竞争条件和潜在的死锁问题。修复后的代码在处理连接时能更好地保证线程安全性和并发操作的正确性。</text:p>
            <text:p/>
            <text:p>修复涉及到了Rust中的并发原语和同步机制，通过引入原子计数器和Arc来确保多个线程对资源的独立访问，避免了死锁问题的发生。修复后的代码能更好地适应并发环境，提高了代码的可靠性和稳定性。</text:p>
          </table:table-cell>
          <table:table-cell table:style-name="ce1" office:value-type="string" calcext:value-type="string">
            <text:p>缺少同步控制 无关原语</text:p>
          </table:table-cell>
          <table:table-cell table:number-columns-repeated="1019"/>
        </table:table-row>
        <table:table-row table:style-name="ro20">
          <table:table-cell table:style-name="ce1" office:value-type="string" calcext:value-type="string" table:number-columns-spanned="1" table:number-rows-spanned="5">
            <text:p>gfx-rs/wgpu</text:p>
          </table:table-cell>
          <table:table-cell table:style-name="ce9" office:value-type="string" calcext:value-type="string">
            <text:p><text:s text:c="2"/>https://github.com/gfx-rs/wgpu/commit/152fd0930a7a30b97740a0bd39d6897723771a40</text:p>
          </table:table-cell>
          <table:table-cell table:style-name="ce11" office:value-type="string" calcext:value-type="string">
            <text:p>Fix Buffer Mapping Deadlock </text:p>
          </table:table-cell>
          <table:table-cell table:style-name="ce11" office:value-type="string" calcext:value-type="string">
            <text:p>在修复前的代码中，可能存在潜在的死锁问题，主要是由于对锁定的处理方式可能导致了死锁的风险。</text:p>
            <text:p/>
            <text:p>具体来说，在修复前的代码中，handle_mapping函数中存在潜在的死锁问题：</text:p>
            <text:p/>
            <text:p>    在处理buffer.map_state的状态切换时，在match语句块中对锁定的处理可能会导致死锁。</text:p>
            <text:p>    在对buffer.map_state进行状态切换时，多次在match语句块中对锁进行获取和释放，由于在不同分支中对锁的获取和释放顺序可能不一致，存在潜在的死锁风险。</text:p>
            <text:p/>
            <text:p/>
            <text:p>修复后的代码通过将std::mem::replace操作和状态切换分离开来，确保了对锁定的合理处理，避免了潜在的死锁问题。修复后的代码在处理状态切换时将锁定的获取和释放操作分开，避免了在状态切换过程中持有锁定过久可能导致的死锁风险。</text:p>
            <text:p/>
            <text:p>修复涉及到了对锁定操作的优化，通过将锁定的获取和状态切换分离开来，避免了在状态切换过程中可能导致的死锁问题。修复后的代码中对锁定的管理更加细致和合理，提高了代码在并发环境下的健壮性和可靠性。</text:p>
            <text:p/>
            <text:p>修复涉及到了Rust中的并发原语，通过合理地处理对锁定的操作顺序，避免了潜在的死锁问题。修复后的代码能更好地确保在并发环境下的数据一致性和线程安全性，提高了代码的可维护性和稳定性。</text:p>
          </table:table-cell>
          <table:table-cell table:style-name="ce1" office:value-type="string" calcext:value-type="string">
            <text:p>mutex</text:p>
          </table:table-cell>
          <table:table-cell table:number-columns-repeated="1019"/>
        </table:table-row>
        <table:table-row table:style-name="ro18">
          <table:covered-table-cell table:style-name="ce1"/>
          <table:table-cell table:style-name="ce9" office:value-type="string" calcext:value-type="string">
            <text:p><text:s text:c="2"/>https://github.com/gfx-rs/wgpu/commit/32e70bc1635905c508d408eb1cf22b2aa062ffe1</text:p>
          </table:table-cell>
          <table:table-cell table:style-name="ce11" office:value-type="string" calcext:value-type="string">
            <text:p>Prevent another deadlock.</text:p>
          </table:table-cell>
          <table:table-cell table:style-name="ce11" office:value-type="string" calcext:value-type="string">
            <text:p>在修复前的代码中，可能存在潜在的死锁问题，主要是由于锁定的持有时间过长导致的可能的死锁风险。</text:p>
            <text:p/>
            <text:p>具体来说，在修复前的代码中，maintain函数中存在潜在的死锁问题：</text:p>
            <text:p/>
            <text:p>    在处理life_tracker的过程中，存在一段代码块在执行期间持有了life_tracker的锁，并在执行期间进行了一系列的操作，包括对 suspected 资源的处理、对 trackers 的检查等。这段代码块在持有锁的情况下进行了相对耗时的操作，如果在这段时间内发生了其他线程对同一锁的请求，可能导致其他线程被阻塞，从而可能引发死锁。</text:p>
            <text:p>    在最后对 gpu 资源的释放操作中，同样是在持有锁的情况下进行资源释放的操作，由于资源释放可能会涉及到比较耗时的操作，持有锁的时间过长可能会增加发生死锁的风险。</text:p>
            <text:p/>
            <text:p/>
            <text:p>修复后的代码通过在适当的时机释放锁定，避免了潜在的死锁问题。修复后的代码中在处理完life_tracker相关操作后立即释放了锁，然后在需要释放 gpu 资源的地方再次获取了锁，避免了在持有锁的情况下进行耗时操作可能导致的死锁问题。</text:p>
            <text:p/>
            <text:p>修复涉及到了对锁定操作的优化，通过在合适的时机释放和获取锁定，避免了持有锁过长时间可能导致的死锁问题。修复后的代码能更好地保证在并发环境下的线程安全性和避免死锁的发生。</text:p>
            <text:p/>
            <text:p>修复涉及到了Rust中的并发原语，通过合理地管理锁定的获取和释放时机，避免了潜在的死锁风险。修复后的代码能更好地适应并发环境，提高了代码的可靠性和稳定性。</text:p>
          </table:table-cell>
          <table:table-cell table:style-name="ce1" office:value-type="string" calcext:value-type="string">
            <text:p>mutex</text:p>
          </table:table-cell>
          <table:table-cell table:number-columns-repeated="1019"/>
        </table:table-row>
        <table:table-row table:style-name="ro3">
          <table:covered-table-cell table:style-name="ce1"/>
          <table:table-cell table:style-name="ce9" office:value-type="string" calcext:value-type="string">
            <text:p><text:s text:c="2"/>https://github.com/gfx-rs/wgpu/commit/4da46f35ef486a9b9192874221083f62fd5ac1db</text:p>
          </table:table-cell>
          <table:table-cell table:style-name="ce11" office:value-type="string" calcext:value-type="string">
            <text:p>Avoid a deadlock in Device::lose</text:p>
          </table:table-cell>
          <table:table-cell table:style-name="ce11" office:value-type="string" calcext:value-type="string">
            <text:p>修复前的代码中存在潜在的死锁问题：</text:p>
            <text:p>    在lose函数中，原先在调用device_lost_closure.call和release_gpu_resources时，持有了life_lock的锁，这可能导致在执行这些操作时阻塞其他线程的访问，进而可能引发死锁。</text:p>
            <text:p>    在持有锁的情况下依次调用device_lost_closure.call和release_gpu_resources函数，如果这两个函数内部也需要再次获取相同的锁，就会造成死锁的风险。</text:p>
            <text:p>修复后的代码通过在关键位置释放life_lock锁，避免了在调用device_lost_closure.call和release_gpu_resources时持有锁可能引发的潜在死锁问题。修复后的代码中在调用这两个函数时先释放了锁，确保了在执行这些操作时不会阻塞其他线程的访问。</text:p>
            <text:p>修复涉及到了对锁定操作的优化，通过适时释放锁定来避免潜在的死锁问题。修复后的代码在执行可能阻塞的操作时不再持有锁，避免了在持有锁的情况下可能导致死锁的风险。</text:p>
            <text:p>修复涉及到了Rust中的并发原语，通过合理地管理锁定的获取和释放时机，避免了潜在的死锁问题。修复后的代码能更好地保证在并发环境下的线程安全性和避免死锁的发生。</text:p>
          </table:table-cell>
          <table:table-cell table:style-name="ce1" office:value-type="string" calcext:value-type="string">
            <text:p>mutex</text:p>
          </table:table-cell>
          <table:table-cell table:number-columns-repeated="1019"/>
        </table:table-row>
        <table:table-row table:style-name="ro7">
          <table:covered-table-cell table:style-name="ce1"/>
          <table:table-cell table:style-name="ce9" office:value-type="string" calcext:value-type="string">
            <text:p><text:s text:c="2"/>https://github.com/gfx-rs/wgpu/commit/499bd64c292b2cd436b8c6aceafcfac0268f9476</text:p>
          </table:table-cell>
          <table:table-cell table:style-name="ce11" office:value-type="string" calcext:value-type="string">
            <text:p>Prevent a deadlock when destroying resources </text:p>
          </table:table-cell>
          <table:table-cell table:style-name="ce11" office:value-type="string" calcext:value-type="string">
            <text:p>修复前的代码存在潜在的死锁问题：</text:p>
            <text:p>    在Drop trait 的drop函数中，原先在销毁DestroyedTexture实例时，对bind_groups和views进行遍历并销毁操作时，并未采取延迟销毁的策略。在遍历过程中，可能会涉及到对device的锁定操作，如果在遍历和销毁过程中持有锁定，而又在其中间调用了其他可能涉及到锁定的操作，就有可能引发死锁。</text:p>
            <text:p>    特别是在对views进行遍历销毁时，在每次遍历中可能会对device进行操作，并且在内部还有锁定的操作，这种嵌套的锁定操作可能导致死锁风险。</text:p>
            <text:p>修复后的代码通过引入了延迟销毁的机制，将需要销毁的资源放入了deferred_destroy队列中，避免了在遍历和销毁过程中直接进行销毁操作，从而避免了持有锁定可能引发的死锁问题。修复后的代码在遍历views和bind_groups时，并未直接销毁资源，而是将需要销毁的资源添加到了延迟销毁队列中，然后在合适的时候释放了对deferred_destroy的锁定。</text:p>
            <text:p>修复涉及到了对锁定操作的优化，通过引入延迟销毁的机制，避免了在遍历和销毁过程中可能引发死锁的问题。修复后的代码能更好地管理资源的销毁顺序，并避免在销毁操作中持有锁定可能导致的死锁风险。</text:p>
            <text:p>修复涉及到了Rust中的并发原语，通过合理地管理锁定操作和引入延迟销毁机制，避免了潜在的死锁问题。修复后的代码在对资源进行销毁时更加安全和可靠，提高了代码在并发环境下的稳定性。</text:p>
          </table:table-cell>
          <table:table-cell table:style-name="ce1" office:value-type="string" calcext:value-type="string">
            <text:p>mutex</text:p>
          </table:table-cell>
          <table:table-cell table:number-columns-repeated="1019"/>
        </table:table-row>
        <table:table-row table:style-name="ro18">
          <table:covered-table-cell table:style-name="ce1"/>
          <table:table-cell table:style-name="ce9" office:value-type="string" calcext:value-type="string">
            <text:p><text:s text:c="2"/>https://github.com/gfx-rs/wgpu/commit/9065e4c1cbe918b8db586609ae6f773f510e29d7</text:p>
          </table:table-cell>
          <table:table-cell table:style-name="ce11" office:value-type="string" calcext:value-type="string">
            <text:p>Hotfix deadlocks on resource cleanup</text:p>
          </table:table-cell>
          <table:table-cell table:style-name="ce11" office:value-type="string" calcext:value-type="string">
            <text:p>根据提供的代码，修复前的代码存在潜在的死锁问题：</text:p>
            <text:p/>
            <text:p>    在buffer_destroy函数中，原先在处理hub.devices和hub.buffers时，先后尝试获取了这两个资源的读锁，然后在获取buffer_guard后又尝试获取了device_guard的读锁。如果在获取buffer_guard后获取的device_guard的读锁出现阻塞，而此时仍持有buffer_guard的读锁，就可能导致死锁的发生。</text:p>
            <text:p>    在原先的代码中，可能存在获取锁的顺序不一致的问题，即先获取hub.buffers再获取hub.devices，这种不一致的获取顺序也有可能引发死锁。</text:p>
            <text:p/>
            <text:p/>
            <text:p>修复后的代码通过优化锁的获取顺序和范围，避免了潜在的死锁问题：</text:p>
            <text:p/>
            <text:p>    修复后的代码中，在获取buffer_guard后直接处理了需要的数据，并在处理完毕后释放了对buffer_guard的锁定，然后在获取device_guard时进行了读取数据的操作，避免了在持有多个锁时可能引发的死锁问题。</text:p>
            <text:p>    通过在内部引入一个局部作用域，将获取device_id和ref_count的操作放在局部作用域内，避免了持有多个锁的情况，并将需要传递的数据提前提取出来，最终避免了可能导致死锁的情况。</text:p>
            <text:p/>
            <text:p/>
            <text:p>修复涉及到了对锁定操作的优化和调整，通过合理地管理锁定的获取顺序和范围，避免了潜在的死锁问题。修复后的代码能更好地确保在并发环境下的线程安全性和避免死锁的发生。</text:p>
            <text:p/>
            <text:p>修复涉及到了Rust中的并发原语，通过优化锁的获取范围和顺序，避免了潜在的死锁问题。修复后的代码在处理资源时更加安全可靠，提高了在并发环境下的稳定性。</text:p>
          </table:table-cell>
          <table:table-cell table:style-name="ce1" office:value-type="string" calcext:value-type="string">
            <text:p>mutex </text:p>
          </table:table-cell>
          <table:table-cell table:number-columns-repeated="1019"/>
        </table:table-row>
        <table:table-row table:style-name="ro19">
          <table:table-cell table:style-name="ce1" office:value-type="string" calcext:value-type="string" table:number-columns-spanned="1" table:number-rows-spanned="2">
            <text:p>PyO3/pyo3</text:p>
          </table:table-cell>
          <table:table-cell table:style-name="ce9" office:value-type="string" calcext:value-type="string">
            <text:p><text:s text:c="2"/>https://github.com/PyO3/pyo3/commit/9f955e4ebf5f38d1f9de4837951588ef6c850622</text:p>
          </table:table-cell>
          <table:table-cell table:style-name="ce11" office:value-type="string" calcext:value-type="string">
            <text:p>add test of reentrancy, fix deadlock</text:p>
          </table:table-cell>
          <table:table-cell table:style-name="ce11" office:value-type="string" calcext:value-type="string">
            <text:p>根据提供的代码，修复前的代码存在潜在的死锁问题：</text:p>
            <text:p/>
            <text:p>    在PyErrState结构体中，原先使用UnsafeCell来包裹inner字段，同时实现了Send和Sync trait，这可能导致在并发情况下可能出现数据竞争和潜在的死锁问题。</text:p>
            <text:p>    在PyErrState结构体中，由于缺乏对多线程访问的正确保护措施，如对线程间的操作进行同步控制，可能导致在多线程并发访问时出现竞争条件和可能的死锁问题。</text:p>
            <text:p/>
            <text:p/>
            <text:p>修复后的代码通过引入了更完善的并发控制机制，解决了潜在的死锁问题：</text:p>
            <text:p/>
            <text:p>    在PyErrState结构体中，引入了Once和Mutex来更好地保护内部数据的访问，确保在进行异常状态规范化时不会出现重入性或竞争条件，并尽可能避免潜在的死锁问题。</text:p>
            <text:p>    修复后的代码中，在进行异常状态规范化时，通过合理地使用Once和Mutex机制，保证了规范化过程的安全性，并避免了可能导致死锁的情况。</text:p>
            <text:p/>
            <text:p/>
            <text:p>修复涉及到了更加细致的并发控制和同步机制，通过引入Mutex和Once等并发原语，有效地解决了潜在的死锁问题。修复后的代码能更好地保证在并发环境下的线程安全性，并避免了可能出现的死锁情况。</text:p>
          </table:table-cell>
          <table:table-cell table:style-name="ce1" office:value-type="string" calcext:value-type="string">
            <text:p>缺少同步控制 无关原语</text:p>
          </table:table-cell>
          <table:table-cell table:number-columns-repeated="1019"/>
        </table:table-row>
        <table:table-row table:style-name="ro28">
          <table:covered-table-cell table:style-name="ce1"/>
          <table:table-cell table:style-name="ce9" office:value-type="string" calcext:value-type="string">
            <text:p><text:s text:c="2"/>https://github.com/PyO3/pyo3/commit/3b1f720eb0f57a636456a584a68b9e4755d36e73</text:p>
          </table:table-cell>
          <table:table-cell table:style-name="ce11" office:value-type="string" calcext:value-type="string">
            <text:p>Fix deadlock in update_counts</text:p>
          </table:table-cell>
          <table:table-cell table:style-name="ce11" office:value-type="string" calcext:value-type="string">
            <text:p>根据提供的代码，修复前的代码存在潜在的死锁问题：</text:p>
            <text:p/>
            <text:p>    在update_counts函数中，原先直接使用Lock来创建一个锁对象_lock，然后依次操作pointers_to_incref和pointers_to_decref字段中的数据，这种操作方式可能在对这两个字段进行操作时持有锁定状态，如果在操作过程中再次需要获取锁定，就有可能导致死锁的发生。</text:p>
            <text:p>    在原先的代码中，对pointers_to_incref和pointers_to_decref字段进行操作时，并未采取合适的控制措施，可能导致在并发情况下出现数据竞争和潜在的死锁问题。</text:p>
            <text:p/>
            <text:p/>
            <text:p>修复后的代码通过引入了更安全的并发控制机制，解决了潜在的死锁问题：</text:p>
            <text:p/>
            <text:p>    修复后的代码定义了一个宏swap_vec_with_lock，通过这个宏来操作pointers_to_incref和pointers_to_decref字段，避免了直接持有锁定状态并操作字段的情况，减少了在操作过程中可能导致死锁的风险。</text:p>
            <text:p>    修复后的代码在对字段进行操作时，采取了更安全的方式，通过宏来控制操作的流程，避免了在操作过程中可能出现的死锁情况，并且在操作完成后及时释放了锁定状态。</text:p>
            <text:p/>
            <text:p/>
            <text:p>修复涉及到了更加安全和合理的并发控制机制，通过引入宏和更细致的控制流程，解决了潜在的死锁问题。修复后的代码能更好地确保在并发环境下的线程安全性，并避免了可能出现的死锁情况。</text:p>
            <text:p/>
            <text:p>修复涉及到了Rust中的并发原语，通过宏和更加细致的控制流程，有效地解决了潜在的死锁问题。修复后的代码在处理字段操作时更加安全可靠，提高了在并发环境下的稳定性。</text:p>
          </table:table-cell>
          <table:table-cell table:style-name="ce1" office:value-type="string" calcext:value-type="string">
            <text:p>mutex</text:p>
          </table:table-cell>
          <table:table-cell table:number-columns-repeated="1019"/>
        </table:table-row>
        <table:table-row table:style-name="ro4">
          <table:table-cell table:style-name="ce1" office:value-type="string" calcext:value-type="string">
            <text:p>rust-lang/rust-clippy</text:p>
          </table:table-cell>
          <table:table-cell table:style-name="ce9" office:value-type="string" calcext:value-type="string">
            <text:p><text:s text:c="2"/>https://github.com/rust-lang/rust-clippy/commit/171f7b4eb7fed11f9282eb0c5af5eda1e77f9bc6</text:p>
          </table:table-cell>
          <table:table-cell table:style-name="ce11" office:value-type="string" calcext:value-type="string">
            <text:p>tests/ui/let_unit: fix comment and example code</text:p>
            <text:p>The previous version would had deadlocked as the Sender remained alive</text:p>
            <text:p>and iterator would had never became complete. Just in case someone</text:p>
            <text:p>decided to run it.</text:p>
          </table:table-cell>
          <table:table-cell table:style-name="ce11" office:value-type="string" calcext:value-type="string">
            <text:p>修复前的代码中存在潜在的死锁问题，主要原因是在使用std::sync::mpsc::channel()创建通道时，未正确处理通道的所有权关系，可能导致发送者和接收者之间的资源管理不当而引发死锁。具体来说：</text:p>
            <text:p/>
            <text:p>    在consume_units_with_for_loop函数中，通道的发送者 (tx) 在发送数据后并未释放，而接收者 (rx) 在使用for _ in rx.iter()对通道进行迭代时，需要确保发送者已经释放通道以避免死锁。</text:p>
            <text:p>    由于未在发送数据后释放发送者，可能导致接收者在迭代时无法正确获取到通道中的数据，从而发生死锁情况。</text:p>
            <text:p/>
            <text:p/>
            <text:p>修复后的代码通过在发送数据后立即释放发送者的所有权，即使用drop(tx)来显式释放发送者，避免了发送者和接收者之间的资源争夺问题，从而解决了潜在的死锁问题。</text:p>
            <text:p>修复后的代码通过合理处理通道的所有权关系，确保在通道使用完毕后及时释放资源，避免了潜在的死锁问题。</text:p>
            <text:p>修复涉及到了Rust中的并发原语，通过合理处理通道的所有权关系，避免了潜在的死锁问题。修复后的代码能更好地确保在并发环境下的线程安全性，避免了可能出现的死锁情况。</text:p>
          </table:table-cell>
          <table:table-cell table:style-name="ce1" office:value-type="string" calcext:value-type="string">
            <text:p>channel </text:p>
          </table:table-cell>
          <table:table-cell table:number-columns-repeated="1019"/>
        </table:table-row>
        <table:table-row table:style-name="ro26">
          <table:table-cell table:style-name="ce1" office:value-type="string" calcext:value-type="string">
            <text:p>rayon-rs/rayon</text:p>
          </table:table-cell>
          <table:table-cell table:style-name="ce9" office:value-type="string" calcext:value-type="string">
            <text:p><text:s text:c="2"/>https://github.com/rayon-rs/rayon/commit/168d5a7cfd8ad745e0eb8d5a7e5631c4592effed</text:p>
          </table:table-cell>
          <table:table-cell table:style-name="ce11" office:value-type="string" calcext:value-type="string">
            <text:p>Guard par_bridge against work-stealing recursion</text:p>
            <text:p>It doesn't make sense for the `par_bridge` producer to run nested on one thread, since each split is capable of running the entire iterator to completion. However, this can still happen if the serial iterator or the consumer side make any rayon calls that would block, where it may go into work-stealing and start another split of the `par_bridge`. With the iterator in particular, this is a problem because we'll already be</text:p>
            <text:p>holding the mutex, so trying to lock again will deadlock or panic.</text:p>
          </table:table-cell>
          <table:table-cell table:style-name="ce11" office:value-type="string" calcext:value-type="string">
            <text:p>在修复前的代码中，存在潜在的死锁问题主要原因是在IterParallelProducer的fold_with方法中，在每次获取iter的 Mutex 锁时，并未正确处理线程递归的情况，可能导致在处理迭代器时不恰当地递归调用 Rayon 而造成死锁。具体来说：</text:p>
            <text:p/>
            <text:p>    在fold_with方法中，通过获取iter的 Mutex 锁来遍历迭代器，但在处理迭代器时可能会触发 Rayon 的内部调用，导致在递归调用过程中再次获取 Mutex 锁而造成死锁。</text:p>
            <text:p>    在fold_with方法中，并未进行递归调用的有效控制和处理，可能导致在处理迭代器时出现潜在的死锁情况。</text:p>
            <text:p/>
            <text:p/>
            <text:p>修复后的代码通过引入了更加严格的线程控制机制，解决了潜在的死锁问题：</text:p>
            <text:p/>
            <text:p>    在修复后的代码中，在IterParallelProducer的fold_with方法中，添加了对递归调用的检测和处理，通过使用AtomicBool来标记线程是否已经开始处理，避免了在处理迭代器时可能引起的线程递归调用和死锁问题。</text:p>
            <text:p>    修复后的代码在处理迭代器时，通过检测线程是否已经开始处理，有效地避免了可能造成死锁的线程递归调用情况，确保了程序的线程安全性。</text:p>
            <text:p/>
            <text:p/>
            <text:p>修复涉及到了Rust中的并发原语，通过引入AtomicBool来标记线程处理状态，有效地解决了潜在的死锁问题。修复后的代码在处理迭代器时更加安全可靠，避免了可能出现的死锁情况。修复后的代码能更好地确保在并发环境下的线程安全性，并避免了可能出现的死锁情况。</text:p>
          </table:table-cell>
          <table:table-cell table:style-name="ce1" office:value-type="string" calcext:value-type="string">
            <text:p>mutex</text:p>
          </table:table-cell>
          <table:table-cell table:number-columns-repeated="1019"/>
        </table:table-row>
        <table:table-row table:style-name="ro22">
          <table:table-cell table:style-name="ce1" office:value-type="string" calcext:value-type="string">
            <text:p>o2sh/onefetch</text:p>
          </table:table-cell>
          <table:table-cell table:style-name="ce9" office:value-type="string" calcext:value-type="string">
            <text:p><text:s text:c="2"/>https://github.com/o2sh/onefetch/commit/8c1ad744c4c474f6fb4e35547dc5b72e9b6fafce</text:p>
          </table:table-cell>
          <table:table-cell table:style-name="ce11" office:value-type="string" calcext:value-type="string">
            <text:p><text:s/>Fix churn thread deadlock</text:p>
          </table:table-cell>
          <table:table-cell table:style-name="ce11" office:value-type="string" calcext:value-type="string">
            <text:p>在修复前的代码中，存在潜在的死锁问题主要原因是在处理通道时未明确释放发送端的资源，可能导致在通道使用过程中资源无法正确释放而引发死锁。具体来说：</text:p>
            <text:p/>
            <text:p>    在修复前的代码中，通过创建通道并获取发送端的发送通道churn_tx，但在处理完通道后并未显示地释放发送端，这样可能导致在后续处理过程中资源无法正确释放而引发死锁。</text:p>
            <text:p>    由于未在使用完通道后显式释放发送端资源，可能导致在多线程环境下出现资源竞争和未能正确释放资源的情况，增加了出现死锁的风险。</text:p>
            <text:p/>
            <text:p/>
            <text:p>修复后的代码通过在处理完通道后显式调用drop(churn_tx)来释放发送端资源，解决了潜在的死锁问题：</text:p>
            <text:p/>
            <text:p>    在修复后的代码中，通过调用drop(churn_tx)来显式释放发送端资源，确保在使用完通道后及时释放资源，避免了在多线程环境下可能出现的资源竞争和死锁问题。</text:p>
            <text:p>    修复后的代码在处理完通道后及时释放发送端资源，有效地避免了在通道使用过程中资源未能正确释放的情况，确保了程序的线程安全性和避免了可能出现的死锁情况。</text:p>
            <text:p/>
            <text:p/>
            <text:p>修复涉及到了Rust中的并发原语，通过显式调用drop(churn_tx)来释放发送端资源，解决了潜在的死锁问题。修复后的代码能更好地确保在并发环境下线程安全性，并避免了可能出现的死锁情况。修复后的代码通过合理处理通道的资源释放，确保了程序的稳定性和避免了潜在的死锁问题。</text:p>
          </table:table-cell>
          <table:table-cell table:style-name="ce1" office:value-type="string" calcext:value-type="string">
            <text:p>channel </text:p>
          </table:table-cell>
          <table:table-cell table:number-columns-repeated="1019"/>
        </table:table-row>
        <table:table-row table:style-name="ro33" table:number-rows-repeated="1048265">
          <table:table-cell table:number-columns-repeated="1024"/>
        </table:table-row>
        <table:table-row table:style-name="ro33">
          <table:table-cell table:number-columns-repeated="1024"/>
        </table:table-row>
      </table:table>
      <table:table table:name="search result" table:style-name="ta1">
        <table:table-column table:style-name="co7" table:default-cell-style-name="ce16"/>
        <table:table-column table:style-name="co8" table:default-cell-style-name="ce16"/>
        <table:table-row table:style-name="ro34">
          <table:table-cell office:value-type="string" calcext:value-type="string">
            <text:p>项目</text:p>
          </table:table-cell>
          <table:table-cell office:value-type="string" calcext:value-type="string">
            <text:p>词条数量</text:p>
          </table:table-cell>
        </table:table-row>
        <table:table-row table:style-name="ro34">
          <table:table-cell office:value-type="string" calcext:value-type="string">
            <text:p>rust-lang/rust: 178 results</text:p>
          </table:table-cell>
          <table:table-cell office:value-type="float" office:value="178" calcext:value-type="float">
            <text:p>178</text:p>
          </table:table-cell>
        </table:table-row>
        <table:table-row table:style-name="ro34">
          <table:table-cell office:value-type="string" calcext:value-type="string">
            <text:p>denoland/deno: 17 results</text:p>
          </table:table-cell>
          <table:table-cell office:value-type="float" office:value="17" calcext:value-type="float">
            <text:p>17</text:p>
          </table:table-cell>
        </table:table-row>
        <table:table-row table:style-name="ro34">
          <table:table-cell office:value-type="string" calcext:value-type="string">
            <text:p>tauri-apps/tauri: 25 results</text:p>
          </table:table-cell>
          <table:table-cell office:value-type="float" office:value="25" calcext:value-type="float">
            <text:p>25</text:p>
          </table:table-cell>
        </table:table-row>
        <table:table-row table:style-name="ro34">
          <table:table-cell office:value-type="string" calcext:value-type="string">
            <text:p>rustdesk/rustdesk: 7 results</text:p>
          </table:table-cell>
          <table:table-cell office:value-type="float" office:value="7" calcext:value-type="float">
            <text:p>7</text:p>
          </table:table-cell>
        </table:table-row>
        <table:table-row table:style-name="ro34">
          <table:table-cell office:value-type="string" calcext:value-type="string">
            <text:p>FuelLabs/fuel-core: 0 results</text:p>
          </table:table-cell>
          <table:table-cell office:value-type="float" office:value="0" calcext:value-type="float">
            <text:p>0</text:p>
          </table:table-cell>
        </table:table-row>
        <table:table-row table:style-name="ro34">
          <table:table-cell office:value-type="string" calcext:value-type="string">
            <text:p>AppFlowy-IO/AppFlowy: 3 results</text:p>
          </table:table-cell>
          <table:table-cell office:value-type="float" office:value="3" calcext:value-type="float">
            <text:p>3</text:p>
          </table:table-cell>
        </table:table-row>
        <table:table-row table:style-name="ro34">
          <table:table-cell office:value-type="string" calcext:value-type="string">
            <text:p>alacritty/alacritty: 3 results</text:p>
          </table:table-cell>
          <table:table-cell office:value-type="float" office:value="3" calcext:value-type="float">
            <text:p>3</text:p>
          </table:table-cell>
        </table:table-row>
        <table:table-row table:style-name="ro34">
          <table:table-cell office:value-type="string" calcext:value-type="string">
            <text:p>lencx/ChatGPT: 0 results</text:p>
          </table:table-cell>
          <table:table-cell office:value-type="float" office:value="0" calcext:value-type="float">
            <text:p>0</text:p>
          </table:table-cell>
        </table:table-row>
        <table:table-row table:style-name="ro34">
          <table:table-cell office:value-type="string" calcext:value-type="string">
            <text:p>sharkdp/bat: 0 results</text:p>
          </table:table-cell>
          <table:table-cell office:value-type="float" office:value="0" calcext:value-type="float">
            <text:p>0</text:p>
          </table:table-cell>
        </table:table-row>
        <table:table-row table:style-name="ro34">
          <table:table-cell office:value-type="string" calcext:value-type="string">
            <text:p>BurntSushi/ripgrep: 1 result</text:p>
          </table:table-cell>
          <table:table-cell office:value-type="float" office:value="1" calcext:value-type="float">
            <text:p>1</text:p>
          </table:table-cell>
        </table:table-row>
        <table:table-row table:style-name="ro34">
          <table:table-cell office:value-type="string" calcext:value-type="string">
            <text:p>meilisearch/meilisearch: 6 results</text:p>
          </table:table-cell>
          <table:table-cell office:value-type="float" office:value="6" calcext:value-type="float">
            <text:p>6</text:p>
          </table:table-cell>
        </table:table-row>
        <table:table-row table:style-name="ro34">
          <table:table-cell office:value-type="string" calcext:value-type="string">
            <text:p>rust-unofficial/awesome-rust: 0 results</text:p>
          </table:table-cell>
          <table:table-cell office:value-type="float" office:value="0" calcext:value-type="float">
            <text:p>0</text:p>
          </table:table-cell>
        </table:table-row>
        <table:table-row table:style-name="ro34">
          <table:table-cell office:value-type="string" calcext:value-type="string">
            <text:p>starship/starship: 1 result</text:p>
          </table:table-cell>
          <table:table-cell office:value-type="float" office:value="1" calcext:value-type="float">
            <text:p>1</text:p>
          </table:table-cell>
        </table:table-row>
        <table:table-row table:style-name="ro34">
          <table:table-cell office:value-type="string" calcext:value-type="string">
            <text:p>FuelLabs/fuels-rs: 0 results</text:p>
          </table:table-cell>
          <table:table-cell office:value-type="float" office:value="0" calcext:value-type="float">
            <text:p>0</text:p>
          </table:table-cell>
        </table:table-row>
        <table:table-row table:style-name="ro34">
          <table:table-cell office:value-type="string" calcext:value-type="string">
            <text:p>dani-garcia/vaultwarden: 0 results</text:p>
          </table:table-cell>
          <table:table-cell office:value-type="float" office:value="0" calcext:value-type="float">
            <text:p>0</text:p>
          </table:table-cell>
        </table:table-row>
        <table:table-row table:style-name="ro34">
          <table:table-cell office:value-type="string" calcext:value-type="string">
            <text:p>bevyengine/bevy: 14 results</text:p>
          </table:table-cell>
          <table:table-cell office:value-type="float" office:value="14" calcext:value-type="float">
            <text:p>14</text:p>
          </table:table-cell>
        </table:table-row>
        <table:table-row table:style-name="ro34">
          <table:table-cell office:value-type="string" calcext:value-type="string">
            <text:p>lapce/lapce: 0 results</text:p>
          </table:table-cell>
          <table:table-cell office:value-type="float" office:value="0" calcext:value-type="float">
            <text:p>0</text:p>
          </table:table-cell>
        </table:table-row>
        <table:table-row table:style-name="ro34">
          <table:table-cell office:value-type="string" calcext:value-type="string">
            <text:p>sharkdp/fd: 0 results</text:p>
          </table:table-cell>
          <table:table-cell office:value-type="float" office:value="0" calcext:value-type="float">
            <text:p>0</text:p>
          </table:table-cell>
        </table:table-row>
        <table:table-row table:style-name="ro34">
          <table:table-cell office:value-type="string" calcext:value-type="string">
            <text:p>swc-project/swc: 0 results</text:p>
          </table:table-cell>
          <table:table-cell office:value-type="float" office:value="0" calcext:value-type="float">
            <text:p>0</text:p>
          </table:table-cell>
        </table:table-row>
        <table:table-row table:style-name="ro34">
          <table:table-cell office:value-type="string" calcext:value-type="string">
            <text:p>helix-editor/helix: 3 results</text:p>
          </table:table-cell>
          <table:table-cell office:value-type="float" office:value="3" calcext:value-type="float">
            <text:p>3</text:p>
          </table:table-cell>
        </table:table-row>
        <table:table-row table:style-name="ro34">
          <table:table-cell office:value-type="string" calcext:value-type="string">
            <text:p>spacedriveapp/spacedrive: 7 results</text:p>
          </table:table-cell>
          <table:table-cell office:value-type="float" office:value="7" calcext:value-type="float">
            <text:p>7</text:p>
          </table:table-cell>
        </table:table-row>
        <table:table-row table:style-name="ro34">
          <table:table-cell office:value-type="string" calcext:value-type="string">
            <text:p>astral-sh/ruff: 1 result</text:p>
          </table:table-cell>
          <table:table-cell office:value-type="float" office:value="1" calcext:value-type="float">
            <text:p>1</text:p>
          </table:table-cell>
        </table:table-row>
        <table:table-row table:style-name="ro34">
          <table:table-cell office:value-type="string" calcext:value-type="string">
            <text:p>nushell/nushell: 5 results</text:p>
          </table:table-cell>
          <table:table-cell office:value-type="float" office:value="5" calcext:value-type="float">
            <text:p>5</text:p>
          </table:table-cell>
        </table:table-row>
        <table:table-row table:style-name="ro34">
          <table:table-cell office:value-type="string" calcext:value-type="string">
            <text:p>tw93/Pake: 0 results</text:p>
          </table:table-cell>
          <table:table-cell office:value-type="float" office:value="0" calcext:value-type="float">
            <text:p>0</text:p>
          </table:table-cell>
        </table:table-row>
        <table:table-row table:style-name="ro34">
          <table:table-cell office:value-type="string" calcext:value-type="string">
            <text:p>swc-project/swc: 0 results</text:p>
          </table:table-cell>
          <table:table-cell office:value-type="float" office:value="0" calcext:value-type="float">
            <text:p>0</text:p>
          </table:table-cell>
        </table:table-row>
        <table:table-row table:style-name="ro34">
          <table:table-cell office:value-type="string" calcext:value-type="string">
            <text:p>yewstack/yew: 0 results</text:p>
          </table:table-cell>
          <table:table-cell office:value-type="float" office:value="0" calcext:value-type="float">
            <text:p>0</text:p>
          </table:table-cell>
        </table:table-row>
        <table:table-row table:style-name="ro34">
          <table:table-cell office:value-type="string" calcext:value-type="string">
            <text:p>pola-rs/polars: 16 results</text:p>
          </table:table-cell>
          <table:table-cell office:value-type="float" office:value="16" calcext:value-type="float">
            <text:p>16</text:p>
          </table:table-cell>
        </table:table-row>
        <table:table-row table:style-name="ro34">
          <table:table-cell office:value-type="string" calcext:value-type="string">
            <text:p>influxdata/influxdb: 102 results</text:p>
          </table:table-cell>
          <table:table-cell office:value-type="float" office:value="102" calcext:value-type="float">
            <text:p>102</text:p>
          </table:table-cell>
        </table:table-row>
        <table:table-row table:style-name="ro34">
          <table:table-cell office:value-type="string" calcext:value-type="string">
            <text:p>servo/servo: 4 results</text:p>
          </table:table-cell>
          <table:table-cell office:value-type="float" office:value="4" calcext:value-type="float">
            <text:p>4</text:p>
          </table:table-cell>
        </table:table-row>
        <table:table-row table:style-name="ro34">
          <table:table-cell office:value-type="string" calcext:value-type="string">
            <text:p>google/comprehensive-rust: 2 results</text:p>
          </table:table-cell>
          <table:table-cell office:value-type="float" office:value="2" calcext:value-type="float">
            <text:p>2</text:p>
          </table:table-cell>
        </table:table-row>
        <table:table-row table:style-name="ro34">
          <table:table-cell office:value-type="string" calcext:value-type="string">
            <text:p>tokio-rs/tokio: 18 results</text:p>
          </table:table-cell>
          <table:table-cell office:value-type="float" office:value="18" calcext:value-type="float">
            <text:p>18</text:p>
          </table:table-cell>
        </table:table-row>
        <table:table-row table:style-name="ro34">
          <table:table-cell office:value-type="string" calcext:value-type="string">
            <text:p>vercel/turborepo: 4 results</text:p>
          </table:table-cell>
          <table:table-cell office:value-type="float" office:value="4" calcext:value-type="float">
            <text:p>4</text:p>
          </table:table-cell>
        </table:table-row>
        <table:table-row table:style-name="ro34">
          <table:table-cell office:value-type="string" calcext:value-type="string">
            <text:p>firecracker-microvm/firecracker: 3 results</text:p>
          </table:table-cell>
          <table:table-cell office:value-type="float" office:value="3" calcext:value-type="float">
            <text:p>3</text:p>
          </table:table-cell>
        </table:table-row>
        <table:table-row table:style-name="ro34">
          <table:table-cell office:value-type="string" calcext:value-type="string">
            <text:p>iced-rs/iced: 0 results</text:p>
          </table:table-cell>
          <table:table-cell office:value-type="float" office:value="0" calcext:value-type="float">
            <text:p>0</text:p>
          </table:table-cell>
        </table:table-row>
        <table:table-row table:style-name="ro34">
          <table:table-cell office:value-type="string" calcext:value-type="string">
            <text:p>rwf2/Rocket: 1 result</text:p>
          </table:table-cell>
          <table:table-cell office:value-type="float" office:value="1" calcext:value-type="float">
            <text:p>1</text:p>
          </table:table-cell>
        </table:table-row>
        <table:table-row table:style-name="ro34">
          <table:table-cell office:value-type="string" calcext:value-type="string">
            <text:p>astral-sh/uv: 7 results</text:p>
          </table:table-cell>
          <table:table-cell office:value-type="float" office:value="7" calcext:value-type="float">
            <text:p>7</text:p>
          </table:table-cell>
        </table:table-row>
        <table:table-row table:style-name="ro34">
          <table:table-cell office:value-type="string" calcext:value-type="string">
            <text:p>ogham/exa: 0 results</text:p>
          </table:table-cell>
          <table:table-cell office:value-type="float" office:value="0" calcext:value-type="float">
            <text:p>0</text:p>
          </table:table-cell>
        </table:table-row>
        <table:table-row table:style-name="ro34">
          <table:table-cell office:value-type="string" calcext:value-type="string">
            <text:p>google/flatbuffers: 0 results</text:p>
          </table:table-cell>
          <table:table-cell office:value-type="float" office:value="0" calcext:value-type="float">
            <text:p>0</text:p>
          </table:table-cell>
        </table:table-row>
        <table:table-row table:style-name="ro34">
          <table:table-cell office:value-type="string" calcext:value-type="string">
            <text:p>dandavison/delta: 1 result</text:p>
          </table:table-cell>
          <table:table-cell office:value-type="float" office:value="1" calcext:value-type="float">
            <text:p>1</text:p>
          </table:table-cell>
        </table:table-row>
        <table:table-row table:style-name="ro34">
          <table:table-cell office:value-type="string" calcext:value-type="string">
            <text:p>TheAlgorithms/Rust: 0 results</text:p>
          </table:table-cell>
          <table:table-cell office:value-type="float" office:value="0" calcext:value-type="float">
            <text:p>0</text:p>
          </table:table-cell>
        </table:table-row>
        <table:table-row table:style-name="ro34">
          <table:table-cell office:value-type="string" calcext:value-type="string">
            <text:p>ajeetdsouza/zoxide: 0 results</text:p>
          </table:table-cell>
          <table:table-cell office:value-type="float" office:value="0" calcext:value-type="float">
            <text:p>0</text:p>
          </table:table-cell>
        </table:table-row>
        <table:table-row table:style-name="ro34">
          <table:table-cell office:value-type="string" calcext:value-type="string">
            <text:p>emilk/egui: 15 results</text:p>
          </table:table-cell>
          <table:table-cell office:value-type="float" office:value="15" calcext:value-type="float">
            <text:p>15</text:p>
          </table:table-cell>
        </table:table-row>
        <table:table-row table:style-name="ro34">
          <table:table-cell office:value-type="string" calcext:value-type="string">
            <text:p>sharkdp/hyperfine: 0 results</text:p>
          </table:table-cell>
          <table:table-cell office:value-type="float" office:value="0" calcext:value-type="float">
            <text:p>0</text:p>
          </table:table-cell>
        </table:table-row>
        <table:table-row table:style-name="ro34">
          <table:table-cell office:value-type="string" calcext:value-type="string">
            <text:p>actix/actix-web: 0 results</text:p>
          </table:table-cell>
          <table:table-cell office:value-type="float" office:value="0" calcext:value-type="float">
            <text:p>0</text:p>
          </table:table-cell>
        </table:table-row>
        <table:table-row table:style-name="ro34">
          <table:table-cell office:value-type="string" calcext:value-type="string">
            <text:p>zzzgydi/clash-verge: 0 results</text:p>
          </table:table-cell>
          <table:table-cell office:value-type="float" office:value="0" calcext:value-type="float">
            <text:p>0</text:p>
          </table:table-cell>
        </table:table-row>
        <table:table-row table:style-name="ro34">
          <table:table-cell office:value-type="string" calcext:value-type="string">
            <text:p>warpdotdev/Warp: 0 results</text:p>
          </table:table-cell>
          <table:table-cell office:value-type="float" office:value="0" calcext:value-type="float">
            <text:p>0</text:p>
          </table:table-cell>
        </table:table-row>
        <table:table-row table:style-name="ro34">
          <table:table-cell office:value-type="string" calcext:value-type="string">
            <text:p>DioxusLabs/dioxus: 6 results</text:p>
          </table:table-cell>
          <table:table-cell office:value-type="float" office:value="6" calcext:value-type="float">
            <text:p>6</text:p>
          </table:table-cell>
        </table:table-row>
        <table:table-row table:style-name="ro34">
          <table:table-cell office:value-type="string" calcext:value-type="string">
            <text:p>atuinsh/atuin: 0 results</text:p>
          </table:table-cell>
          <table:table-cell office:value-type="float" office:value="0" calcext:value-type="float">
            <text:p>0</text:p>
          </table:table-cell>
        </table:table-row>
        <table:table-row table:style-name="ro34">
          <table:table-cell office:value-type="string" calcext:value-type="string">
            <text:p>valeriansaliou/sonic: 5 results</text:p>
          </table:table-cell>
          <table:table-cell office:value-type="float" office:value="5" calcext:value-type="float">
            <text:p>5</text:p>
          </table:table-cell>
        </table:table-row>
        <table:table-row table:style-name="ro34">
          <table:table-cell office:value-type="string" calcext:value-type="string">
            <text:p>qarmin/czkawka: 0 results</text:p>
          </table:table-cell>
          <table:table-cell office:value-type="float" office:value="0" calcext:value-type="float">
            <text:p>0</text:p>
          </table:table-cell>
        </table:table-row>
        <table:table-row table:style-name="ro34">
          <table:table-cell office:value-type="string" calcext:value-type="string">
            <text:p>xi-editor/xi-editor: 5 results</text:p>
          </table:table-cell>
          <table:table-cell office:value-type="float" office:value="5" calcext:value-type="float">
            <text:p>5</text:p>
          </table:table-cell>
        </table:table-row>
        <table:table-row table:style-name="ro34">
          <table:table-cell office:value-type="string" calcext:value-type="string">
            <text:p>RustPython/RustPython: 15 results</text:p>
          </table:table-cell>
          <table:table-cell office:value-type="float" office:value="15" calcext:value-type="float">
            <text:p>15</text:p>
          </table:table-cell>
        </table:table-row>
        <table:table-row table:style-name="ro34">
          <table:table-cell office:value-type="string" calcext:value-type="string">
            <text:p>wasmerio/wasmer: 15 results</text:p>
          </table:table-cell>
          <table:table-cell office:value-type="float" office:value="15" calcext:value-type="float">
            <text:p>15</text:p>
          </table:table-cell>
        </table:table-row>
        <table:table-row table:style-name="ro34">
          <table:table-cell office:value-type="string" calcext:value-type="string">
            <text:p>extrawurst/gitui: 1 result</text:p>
          </table:table-cell>
          <table:table-cell office:value-type="float" office:value="1" calcext:value-type="float">
            <text:p>1</text:p>
          </table:table-cell>
        </table:table-row>
        <table:table-row table:style-name="ro34">
          <table:table-cell office:value-type="string" calcext:value-type="string">
            <text:p>tree-sitter/tree-sitter: 0 results</text:p>
          </table:table-cell>
          <table:table-cell office:value-type="float" office:value="0" calcext:value-type="float">
            <text:p>0</text:p>
          </table:table-cell>
        </table:table-row>
        <table:table-row table:style-name="ro34">
          <table:table-cell office:value-type="string" calcext:value-type="string">
            <text:p>GyulyVGC/sniffnet: 0 results</text:p>
          </table:table-cell>
          <table:table-cell office:value-type="float" office:value="0" calcext:value-type="float">
            <text:p>0</text:p>
          </table:table-cell>
        </table:table-row>
        <table:table-row table:style-name="ro34">
          <table:table-cell office:value-type="string" calcext:value-type="string">
            <text:p>rustlang/mdBook: 0 results</text:p>
          </table:table-cell>
          <table:table-cell office:value-type="float" office:value="0" calcext:value-type="float">
            <text:p>0</text:p>
          </table:table-cell>
        </table:table-row>
        <table:table-row table:style-name="ro34">
          <table:table-cell office:value-type="string" calcext:value-type="string">
            <text:p>Schniz/fnm: 0 results</text:p>
          </table:table-cell>
          <table:table-cell office:value-type="float" office:value="0" calcext:value-type="float">
            <text:p>0</text:p>
          </table:table-cell>
        </table:table-row>
        <table:table-row table:style-name="ro34">
          <table:table-cell office:value-type="string" calcext:value-type="string">
            <text:p>cube-js/cube: 1 result</text:p>
          </table:table-cell>
          <table:table-cell office:value-type="float" office:value="1" calcext:value-type="float">
            <text:p>1</text:p>
          </table:table-cell>
        </table:table-row>
        <table:table-row table:style-name="ro34">
          <table:table-cell office:value-type="string" calcext:value-type="string">
            <text:p>vectordotdev/vector: 7 results</text:p>
          </table:table-cell>
          <table:table-cell office:value-type="float" office:value="7" calcext:value-type="float">
            <text:p>7</text:p>
          </table:table-cell>
        </table:table-row>
        <table:table-row table:style-name="ro34">
          <table:table-cell office:value-type="string" calcext:value-type="string">
            <text:p>uutils/coreutils: 1 result</text:p>
          </table:table-cell>
          <table:table-cell office:value-type="float" office:value="1" calcext:value-type="float">
            <text:p>1</text:p>
          </table:table-cell>
        </table:table-row>
        <table:table-row table:style-name="ro34">
          <table:table-cell office:value-type="string" calcext:value-type="string">
            <text:p>wez/wezterm: 13 results</text:p>
          </table:table-cell>
          <table:table-cell office:value-type="float" office:value="13" calcext:value-type="float">
            <text:p>13</text:p>
          </table:table-cell>
        </table:table-row>
        <table:table-row table:style-name="ro34">
          <table:table-cell office:value-type="string" calcext:value-type="string">
            <text:p>Rigellute/spotify-tui: 0 results</text:p>
          </table:table-cell>
          <table:table-cell office:value-type="float" office:value="0" calcext:value-type="float">
            <text:p>0</text:p>
          </table:table-cell>
        </table:table-row>
        <table:table-row table:style-name="ro34">
          <table:table-cell office:value-type="string" calcext:value-type="string">
            <text:p>slint-ui/slint: 1 result</text:p>
          </table:table-cell>
          <table:table-cell office:value-type="float" office:value="1" calcext:value-type="float">
            <text:p>1</text:p>
          </table:table-cell>
        </table:table-row>
        <table:table-row table:style-name="ro34">
          <table:table-cell office:value-type="string" calcext:value-type="string">
            <text:p>leptos-rs/leptos: 3 results</text:p>
          </table:table-cell>
          <table:table-cell office:value-type="float" office:value="3" calcext:value-type="float">
            <text:p>3</text:p>
          </table:table-cell>
        </table:table-row>
        <table:table-row table:style-name="ro34">
          <table:table-cell office:value-type="string" calcext:value-type="string">
            <text:p>sxyazi/yazi: 0 results</text:p>
          </table:table-cell>
          <table:table-cell office:value-type="float" office:value="0" calcext:value-type="float">
            <text:p>0</text:p>
          </table:table-cell>
        </table:table-row>
        <table:table-row table:style-name="ro34">
          <table:table-cell office:value-type="string" calcext:value-type="string">
            <text:p>phil-opp/blog_os: 7 results</text:p>
          </table:table-cell>
          <table:table-cell office:value-type="float" office:value="7" calcext:value-type="float">
            <text:p>7</text:p>
          </table:table-cell>
        </table:table-row>
        <table:table-row table:style-name="ro34">
          <table:table-cell office:value-type="string" calcext:value-type="string">
            <text:p>huggingface/candle: 0 results</text:p>
          </table:table-cell>
          <table:table-cell office:value-type="float" office:value="0" calcext:value-type="float">
            <text:p>0</text:p>
          </table:table-cell>
        </table:table-row>
        <table:table-row table:style-name="ro34">
          <table:table-cell office:value-type="string" calcext:value-type="string">
            <text:p>ruffle-rs/ruffle: 4 results</text:p>
          </table:table-cell>
          <table:table-cell office:value-type="float" office:value="4" calcext:value-type="float">
            <text:p>4</text:p>
          </table:table-cell>
        </table:table-row>
        <table:table-row table:style-name="ro34">
          <table:table-cell office:value-type="string" calcext:value-type="string">
            <text:p>0x192/universal-android-debloater: 0 results</text:p>
          </table:table-cell>
          <table:table-cell office:value-type="float" office:value="0" calcext:value-type="float">
            <text:p>0</text:p>
          </table:table-cell>
        </table:table-row>
        <table:table-row table:style-name="ro34">
          <table:table-cell office:value-type="string" calcext:value-type="string">
            <text:p>bytecodealliance/wasmtime: 4 results</text:p>
          </table:table-cell>
          <table:table-cell office:value-type="float" office:value="4" calcext:value-type="float">
            <text:p>4</text:p>
          </table:table-cell>
        </table:table-row>
        <table:table-row table:style-name="ro34">
          <table:table-cell office:value-type="string" calcext:value-type="string">
            <text:p>tikv/tikv: 30 results</text:p>
          </table:table-cell>
          <table:table-cell office:value-type="float" office:value="30" calcext:value-type="float">
            <text:p>30</text:p>
          </table:table-cell>
        </table:table-row>
        <table:table-row table:style-name="ro34">
          <table:table-cell office:value-type="string" calcext:value-type="string">
            <text:p>redox-os/redox: 6 results</text:p>
          </table:table-cell>
          <table:table-cell office:value-type="float" office:value="6" calcext:value-type="float">
            <text:p>6</text:p>
          </table:table-cell>
        </table:table-row>
        <table:table-row table:style-name="ro34">
          <table:table-cell office:value-type="string" calcext:value-type="string">
            <text:p>denisidoro/navi: 0 results</text:p>
          </table:table-cell>
          <table:table-cell office:value-type="float" office:value="0" calcext:value-type="float">
            <text:p>0</text:p>
          </table:table-cell>
        </table:table-row>
        <table:table-row table:style-name="ro34">
          <table:table-cell office:value-type="string" calcext:value-type="string">
            <text:p>neondatabase/neon: 29 results</text:p>
          </table:table-cell>
          <table:table-cell office:value-type="float" office:value="29" calcext:value-type="float">
            <text:p>29</text:p>
          </table:table-cell>
        </table:table-row>
        <table:table-row table:style-name="ro34">
          <table:table-cell office:value-type="string" calcext:value-type="string">
            <text:p>kitao/pyxel: 0 results</text:p>
          </table:table-cell>
          <table:table-cell office:value-type="float" office:value="0" calcext:value-type="float">
            <text:p>0</text:p>
          </table:table-cell>
        </table:table-row>
        <table:table-row table:style-name="ro34">
          <table:table-cell office:value-type="string" calcext:value-type="string">
            <text:p>RustScan/RustScan: 0 results</text:p>
          </table:table-cell>
          <table:table-cell office:value-type="float" office:value="0" calcext:value-type="float">
            <text:p>0</text:p>
          </table:table-cell>
        </table:table-row>
        <table:table-row table:style-name="ro34">
          <table:table-cell office:value-type="string" calcext:value-type="string">
            <text:p>hyperium/hyper: 1 result</text:p>
          </table:table-cell>
          <table:table-cell office:value-type="float" office:value="1" calcext:value-type="float">
            <text:p>1</text:p>
          </table:table-cell>
        </table:table-row>
        <table:table-row table:style-name="ro34">
          <table:table-cell office:value-type="string" calcext:value-type="string">
            <text:p>clap-rs/clap: 0 results</text:p>
          </table:table-cell>
          <table:table-cell office:value-type="float" office:value="0" calcext:value-type="float">
            <text:p>0</text:p>
          </table:table-cell>
        </table:table-row>
        <table:table-row table:style-name="ro34">
          <table:table-cell office:value-type="string" calcext:value-type="string">
            <text:p>rust-lang/rust-analyzer: 15 results</text:p>
          </table:table-cell>
          <table:table-cell office:value-type="float" office:value="15" calcext:value-type="float">
            <text:p>15</text:p>
          </table:table-cell>
        </table:table-row>
        <table:table-row table:style-name="ro34">
          <table:table-cell office:value-type="string" calcext:value-type="string">
            <text:p>asciinema/asciinema: 0 results</text:p>
          </table:table-cell>
          <table:table-cell office:value-type="float" office:value="0" calcext:value-type="float">
            <text:p>0</text:p>
          </table:table-cell>
        </table:table-row>
        <table:table-row table:style-name="ro34">
          <table:table-cell office:value-type="string" calcext:value-type="string">
            <text:p>getzola/zola: 0 results</text:p>
          </table:table-cell>
          <table:table-cell office:value-type="float" office:value="0" calcext:value-type="float">
            <text:p>0</text:p>
          </table:table-cell>
        </table:table-row>
        <table:table-row table:style-name="ro34">
          <table:table-cell office:value-type="string" calcext:value-type="string">
            <text:p>rust-embedded/rust-raspberrypi-OS-tutorials: 0 results</text:p>
          </table:table-cell>
          <table:table-cell office:value-type="float" office:value="0" calcext:value-type="float">
            <text:p>0</text:p>
          </table:table-cell>
        </table:table-row>
        <table:table-row table:style-name="ro34">
          <table:table-cell office:value-type="string" calcext:value-type="string">
            <text:p>lsd-rs/lsd: 0 results</text:p>
          </table:table-cell>
          <table:table-cell office:value-type="float" office:value="0" calcext:value-type="float">
            <text:p>0</text:p>
          </table:table-cell>
        </table:table-row>
        <table:table-row table:style-name="ro34">
          <table:table-cell office:value-type="string" calcext:value-type="string">
            <text:p>launchbadge/sqlx: 0 results</text:p>
          </table:table-cell>
          <table:table-cell office:value-type="float" office:value="0" calcext:value-type="float">
            <text:p>0</text:p>
          </table:table-cell>
        </table:table-row>
        <table:table-row table:style-name="ro34">
          <table:table-cell office:value-type="string" calcext:value-type="string">
            <text:p>LemmyNet/lemmy: 0 results</text:p>
          </table:table-cell>
          <table:table-cell office:value-type="float" office:value="0" calcext:value-type="float">
            <text:p>0</text:p>
          </table:table-cell>
        </table:table-row>
        <table:table-row table:style-name="ro34">
          <table:table-cell office:value-type="string" calcext:value-type="string">
            <text:p>solana-labs/solana: 18 results</text:p>
          </table:table-cell>
          <table:table-cell office:value-type="float" office:value="18" calcext:value-type="float">
            <text:p>18</text:p>
          </table:table-cell>
        </table:table-row>
        <table:table-row table:style-name="ro34">
          <table:table-cell office:value-type="string" calcext:value-type="string">
            <text:p>gitbutlerapp/gitbutler: 1 result</text:p>
          </table:table-cell>
          <table:table-cell office:value-type="float" office:value="1" calcext:value-type="float">
            <text:p>1</text:p>
          </table:table-cell>
        </table:table-row>
        <table:table-row table:style-name="ro34">
          <table:table-cell office:value-type="string" calcext:value-type="string">
            <text:p>neovide/neovide: 1 result</text:p>
          </table:table-cell>
          <table:table-cell office:value-type="float" office:value="1" calcext:value-type="float">
            <text:p>1</text:p>
          </table:table-cell>
        </table:table-row>
        <table:table-row table:style-name="ro34">
          <table:table-cell office:value-type="string" calcext:value-type="string">
            <text:p>rust-lang/cargo: 22 results</text:p>
          </table:table-cell>
          <table:table-cell office:value-type="float" office:value="22" calcext:value-type="float">
            <text:p>22</text:p>
          </table:table-cell>
        </table:table-row>
        <table:table-row table:style-name="ro34">
          <table:table-cell office:value-type="string" calcext:value-type="string">
            <text:p>diesel-rs/diesel: 6 results</text:p>
          </table:table-cell>
          <table:table-cell office:value-type="float" office:value="6" calcext:value-type="float">
            <text:p>6</text:p>
          </table:table-cell>
        </table:table-row>
        <table:table-row table:style-name="ro34">
          <table:table-cell office:value-type="string" calcext:value-type="string">
            <text:p>openobserve/openobserve: 5 results</text:p>
          </table:table-cell>
          <table:table-cell office:value-type="float" office:value="5" calcext:value-type="float">
            <text:p>5</text:p>
          </table:table-cell>
        </table:table-row>
        <table:table-row table:style-name="ro34">
          <table:table-cell office:value-type="string" calcext:value-type="string">
            <text:p>gfx-rs/wgpu: 10 results</text:p>
          </table:table-cell>
          <table:table-cell office:value-type="float" office:value="10" calcext:value-type="float">
            <text:p>10</text:p>
          </table:table-cell>
        </table:table-row>
        <table:table-row table:style-name="ro34">
          <table:table-cell office:value-type="string" calcext:value-type="string">
            <text:p>juspay/hyperswitch: 0 results</text:p>
          </table:table-cell>
          <table:table-cell office:value-type="float" office:value="0" calcext:value-type="float">
            <text:p>0</text:p>
          </table:table-cell>
        </table:table-row>
        <table:table-row table:style-name="ro34">
          <table:table-cell office:value-type="string" calcext:value-type="string">
            <text:p>PyO3/pyo3: 4 results</text:p>
          </table:table-cell>
          <table:table-cell office:value-type="float" office:value="4" calcext:value-type="float">
            <text:p>4</text:p>
          </table:table-cell>
        </table:table-row>
        <table:table-row table:style-name="ro34">
          <table:table-cell office:value-type="string" calcext:value-type="string">
            <text:p>sunface/rust-by-practice: 0 results</text:p>
          </table:table-cell>
          <table:table-cell office:value-type="float" office:value="0" calcext:value-type="float">
            <text:p>0</text:p>
          </table:table-cell>
        </table:table-row>
        <table:table-row table:style-name="ro34">
          <table:table-cell office:value-type="string" calcext:value-type="string">
            <text:p>oxc-project/oxc: 0 results</text:p>
          </table:table-cell>
          <table:table-cell office:value-type="float" office:value="0" calcext:value-type="float">
            <text:p>0</text:p>
          </table:table-cell>
        </table:table-row>
        <table:table-row table:style-name="ro34">
          <table:table-cell office:value-type="string" calcext:value-type="string">
            <text:p>quickwit-oss/tantivy: 0 results</text:p>
          </table:table-cell>
          <table:table-cell office:value-type="float" office:value="0" calcext:value-type="float">
            <text:p>0</text:p>
          </table:table-cell>
        </table:table-row>
        <table:table-row table:style-name="ro34">
          <table:table-cell office:value-type="string" calcext:value-type="string">
            <text:p>eza-community/eza: 0 results</text:p>
          </table:table-cell>
          <table:table-cell office:value-type="float" office:value="0" calcext:value-type="float">
            <text:p>0</text:p>
          </table:table-cell>
        </table:table-row>
        <table:table-row table:style-name="ro34">
          <table:table-cell office:value-type="string" calcext:value-type="string">
            <text:p>DvorakDwarf/Infinite-Storage-Glitch: 0 results</text:p>
          </table:table-cell>
          <table:table-cell office:value-type="float" office:value="0" calcext:value-type="float">
            <text:p>0</text:p>
          </table:table-cell>
        </table:table-row>
        <table:table-row table:style-name="ro34">
          <table:table-cell office:value-type="string" calcext:value-type="string">
            <text:p>rust-lang/rust-clippy: 6 results</text:p>
          </table:table-cell>
          <table:table-cell office:value-type="float" office:value="6" calcext:value-type="float">
            <text:p>6</text:p>
          </table:table-cell>
        </table:table-row>
        <table:table-row table:style-name="ro34">
          <table:table-cell office:value-type="string" calcext:value-type="string">
            <text:p>XAMPPRocky/tokei: 0 results</text:p>
          </table:table-cell>
          <table:table-cell office:value-type="float" office:value="0" calcext:value-type="float">
            <text:p>0</text:p>
          </table:table-cell>
        </table:table-row>
        <table:table-row table:style-name="ro34">
          <table:table-cell office:value-type="string" calcext:value-type="string">
            <text:p>rayon-rs/rayon: 6 results</text:p>
          </table:table-cell>
          <table:table-cell office:value-type="float" office:value="6" calcext:value-type="float">
            <text:p>6</text:p>
          </table:table-cell>
        </table:table-row>
        <table:table-row table:style-name="ro34">
          <table:table-cell office:value-type="string" calcext:value-type="string">
            <text:p>fdehau/tui-rs: 0 results</text:p>
          </table:table-cell>
          <table:table-cell office:value-type="float" office:value="0" calcext:value-type="float">
            <text:p>0</text:p>
          </table:table-cell>
        </table:table-row>
        <table:table-row table:style-name="ro34">
          <table:table-cell office:value-type="string" calcext:value-type="string">
            <text:p>orf/gping: 0 results</text:p>
          </table:table-cell>
          <table:table-cell office:value-type="float" office:value="0" calcext:value-type="float">
            <text:p>0</text:p>
          </table:table-cell>
        </table:table-row>
        <table:table-row table:style-name="ro34">
          <table:table-cell office:value-type="string" calcext:value-type="string">
            <text:p>Canop/broot: 0 results</text:p>
          </table:table-cell>
          <table:table-cell office:value-type="float" office:value="0" calcext:value-type="float">
            <text:p>0</text:p>
          </table:table-cell>
        </table:table-row>
        <table:table-row table:style-name="ro34">
          <table:table-cell office:value-type="string" calcext:value-type="string">
            <text:p>ratatui/ratatui: 0 results</text:p>
          </table:table-cell>
          <table:table-cell office:value-type="float" office:value="0" calcext:value-type="float">
            <text:p>0</text:p>
          </table:table-cell>
        </table:table-row>
        <table:table-row table:style-name="ro34">
          <table:table-cell office:value-type="string" calcext:value-type="string">
            <text:p>microsoft/windows-rs: 0 results</text:p>
          </table:table-cell>
          <table:table-cell office:value-type="float" office:value="0" calcext:value-type="float">
            <text:p>0</text:p>
          </table:table-cell>
        </table:table-row>
        <table:table-row table:style-name="ro34">
          <table:table-cell office:value-type="string" calcext:value-type="string">
            <text:p>BurntSushi/xsv: 0 results</text:p>
          </table:table-cell>
          <table:table-cell office:value-type="float" office:value="0" calcext:value-type="float">
            <text:p>0</text:p>
          </table:table-cell>
        </table:table-row>
        <table:table-row table:style-name="ro34">
          <table:table-cell office:value-type="string" calcext:value-type="string">
            <text:p>o2sh/onefetch: 1 result</text:p>
          </table:table-cell>
          <table:table-cell office:value-type="float" office:value="1" calcext:value-type="float">
            <text:p>1</text:p>
          </table:table-cell>
        </table:table-row>
        <table:table-row table:style-name="ro34">
          <table:table-cell office:value-type="string" calcext:value-type="string">
            <text:p>pingcap/talent-plan: 0 results</text:p>
          </table:table-cell>
          <table:table-cell office:value-type="float" office:value="0" calcext:value-type="float">
            <text:p>0</text:p>
          </table:table-cell>
        </table:table-row>
        <table:table-row table:style-name="ro34">
          <table:table-cell office:value-type="string" calcext:value-type="string">
            <text:p>ClementTsang/bottom: 0 results</text:p>
          </table:table-cell>
          <table:table-cell office:value-type="float" office:value="0" calcext:value-type="float">
            <text:p>0</text:p>
          </table:table-cell>
        </table:table-row>
        <table:table-row table:style-name="ro34">
          <table:table-cell office:value-type="string" calcext:value-type="string">
            <text:p>espanso/espanso: 0 results</text:p>
          </table:table-cell>
          <table:table-cell office:value-type="float" office:value="0" calcext:value-type="float">
            <text:p>0</text:p>
          </table:table-cell>
        </table:table-row>
        <table:table-row table:style-name="ro34">
          <table:table-cell office:value-type="string" calcext:value-type="string">
            <text:p>hyperium/tonic: 0 results</text:p>
          </table:table-cell>
          <table:table-cell office:value-type="float" office:value="0" calcext:value-type="float">
            <text:p>0</text:p>
          </table:table-cell>
        </table:table-row>
        <table:table-row table:style-name="ro34">
          <table:table-cell office:value-type="string" calcext:value-type="string">
            <text:p>合计</text:p>
          </table:table-cell>
          <table:table-cell office:value-type="float" office:value="693" calcext:value-type="float">
            <text:p>69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Tahoma" svg:font-family="Tahoma"/>
    <style:font-face style:name="µ认ß" svg:font-family="µ认ß"/>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1">00/00/0000</text:date>, <text:time style:data-style-name="N2" text:time-value="23:40:16.7277782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11T23:31:55.891915017</meta:creation-date>
    <meta:editing-duration>PT5M18S</meta:editing-duration>
    <meta:editing-cycles>8</meta:editing-cycles>
    <meta:generator>LibreOffice/6.4.7.2$Linux_X86_64 LibreOffice_project/40$Build-2</meta:generator>
    <dc:date>2024-12-11T23:43:21.793232822</dc:date>
    <meta:document-statistic meta:table-count="2" meta:cell-count="1519" meta:object-count="0"/>
  </office:meta>
</office:document-meta>
</file>